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61in" fo:margin-left="0in" table:align="left" fo:background-color="transparent">
        <style:background-image/>
      </style:table-properties>
    </style:style>
    <style:style style:name="Table1.A" style:family="table-column">
      <style:table-column-properties style:column-width="0.216in"/>
    </style:style>
    <style:style style:name="Table1.B" style:family="table-column">
      <style:table-column-properties style:column-width="0.2167in"/>
    </style:style>
    <style:style style:name="Table1.f" style:family="table-column">
      <style:table-column-properties style:column-width="0.2278in"/>
    </style:style>
    <style:style style:name="Table1.1" style:family="table-row">
      <style:table-row-properties style:min-row-height="0.0611in" fo:background-color="transparent">
        <style:background-image/>
      </style:table-row-properties>
    </style:style>
    <style:style style:name="Table1.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Y1" style:family="table-cell">
      <style:table-cell-properties fo:background-color="#ffff00" fo:padding="0.0201in" fo:border="0.05pt solid #000000" style:writing-mode="page">
        <style:background-image/>
      </style:table-cell-properties>
    </style:style>
    <style:style style:name="Table1.A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E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none" fo:border-top="none" fo:border-bottom="0.05pt solid #000000" style:writing-mode="page"/>
    </style:style>
    <style:style style:name="Table1.G2" style:family="table-cell">
      <style:table-cell-properties fo:padding="0.0201in" fo:border-left="0.05pt solid #000000" fo:border-right="none" fo:border-top="none" fo:border-bottom="0.05pt solid #000000" style:writing-mode="page"/>
    </style:style>
    <style:style style:name="Table1.H2" style:family="table-cell">
      <style:table-cell-properties fo:padding="0.0201in" fo:border-left="0.05pt solid #000000" fo:border-right="none" fo:border-top="none" fo:border-bottom="0.05pt solid #000000" style:writing-mode="page"/>
    </style:style>
    <style:style style:name="Table1.M2" style:family="table-cell">
      <style:table-cell-properties fo:padding="0.0201in" fo:border-left="0.05pt solid #000000" fo:border-right="none" fo:border-top="none" fo:border-bottom="0.05pt solid #000000" style:writing-mode="page"/>
    </style:style>
    <style:style style:name="Table1.N2" style:family="table-cell">
      <style:table-cell-properties fo:padding="0.0201in" fo:border-left="0.05pt solid #000000" fo:border-right="none" fo:border-top="none" fo:border-bottom="0.05pt solid #000000" style:writing-mode="page"/>
    </style:style>
    <style:style style:name="Table1.O2" style:family="table-cell">
      <style:table-cell-properties fo:padding="0.0201in" fo:border-left="0.05pt solid #000000" fo:border-right="none" fo:border-top="none" fo:border-bottom="0.05pt solid #000000" style:writing-mode="page"/>
    </style:style>
    <style:style style:name="Table1.P2" style:family="table-cell">
      <style:table-cell-properties fo:padding="0.0201in" fo:border-left="0.05pt solid #000000" fo:border-right="none" fo:border-top="none" fo:border-bottom="0.05pt solid #000000" style:writing-mode="page"/>
    </style:style>
    <style:style style:name="Table1.U2" style:family="table-cell">
      <style:table-cell-properties fo:padding="0.0201in" fo:border-left="0.05pt solid #000000" fo:border-right="none" fo:border-top="none" fo:border-bottom="0.05pt solid #000000" style:writing-mode="page"/>
    </style:style>
    <style:style style:name="Table1.V2" style:family="table-cell">
      <style:table-cell-properties fo:padding="0.0201in" fo:border-left="0.05pt solid #000000" fo:border-right="none" fo:border-top="none" fo:border-bottom="0.05pt solid #000000" style:writing-mode="page"/>
    </style:style>
    <style:style style:name="Table1.W2" style:family="table-cell">
      <style:table-cell-properties fo:padding="0.0201in" fo:border-left="0.05pt solid #000000" fo:border-right="none" fo:border-top="none" fo:border-bottom="0.05pt solid #000000" style:writing-mode="page"/>
    </style:style>
    <style:style style:name="Table1.X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1.E3" style:family="table-cell">
      <style:table-cell-properties fo:padding="0.0201in" fo:border-left="0.05pt solid #000000" fo:border-right="none" fo:border-top="none" fo:border-bottom="0.05pt solid #000000" style:writing-mode="page"/>
    </style:style>
    <style:style style:name="Table1.F3" style:family="table-cell">
      <style:table-cell-properties fo:padding="0.0201in" fo:border-left="0.05pt solid #000000" fo:border-right="none" fo:border-top="none" fo:border-bottom="0.05pt solid #000000" style:writing-mode="page"/>
    </style:style>
    <style:style style:name="Table1.G3" style:family="table-cell">
      <style:table-cell-properties fo:padding="0.0201in" fo:border-left="0.05pt solid #000000" fo:border-right="none" fo:border-top="none" fo:border-bottom="0.05pt solid #000000" style:writing-mode="page"/>
    </style:style>
    <style:style style:name="Table1.H3" style:family="table-cell">
      <style:table-cell-properties fo:padding="0.0201in" fo:border-left="0.05pt solid #000000" fo:border-right="none" fo:border-top="none" fo:border-bottom="0.05pt solid #000000" style:writing-mode="page"/>
    </style:style>
    <style:style style:name="Table1.M3" style:family="table-cell">
      <style:table-cell-properties fo:padding="0.0201in" fo:border-left="0.05pt solid #000000" fo:border-right="none" fo:border-top="none" fo:border-bottom="0.05pt solid #000000" style:writing-mode="page"/>
    </style:style>
    <style:style style:name="Table1.N3" style:family="table-cell">
      <style:table-cell-properties fo:padding="0.0201in" fo:border-left="0.05pt solid #000000" fo:border-right="none" fo:border-top="none" fo:border-bottom="0.05pt solid #000000" style:writing-mode="page"/>
    </style:style>
    <style:style style:name="Table1.O3" style:family="table-cell">
      <style:table-cell-properties fo:padding="0.0201in" fo:border-left="0.05pt solid #000000" fo:border-right="none" fo:border-top="none" fo:border-bottom="0.05pt solid #000000" style:writing-mode="page"/>
    </style:style>
    <style:style style:name="Table1.P3" style:family="table-cell">
      <style:table-cell-properties fo:padding="0.0201in" fo:border-left="0.05pt solid #000000" fo:border-right="none" fo:border-top="none" fo:border-bottom="0.05pt solid #000000" style:writing-mode="page"/>
    </style:style>
    <style:style style:name="Table1.U3" style:family="table-cell">
      <style:table-cell-properties fo:padding="0.0201in" fo:border-left="0.05pt solid #000000" fo:border-right="none" fo:border-top="none" fo:border-bottom="0.05pt solid #000000" style:writing-mode="page"/>
    </style:style>
    <style:style style:name="Table1.V3" style:family="table-cell">
      <style:table-cell-properties fo:padding="0.0201in" fo:border-left="0.05pt solid #000000" fo:border-right="none" fo:border-top="none" fo:border-bottom="0.05pt solid #000000" style:writing-mode="page"/>
    </style:style>
    <style:style style:name="Table1.W3" style:family="table-cell">
      <style:table-cell-properties fo:padding="0.0201in" fo:border-left="0.05pt solid #000000" fo:border-right="none" fo:border-top="none" fo:border-bottom="0.05pt solid #000000" style:writing-mode="page"/>
    </style:style>
    <style:style style:name="Table1.X3" style:family="table-cell">
      <style:table-cell-properties fo:padding="0.0201in" fo:border-left="0.05pt solid #000000" fo:border-right="none" fo:border-top="none" fo:border-bottom="0.05pt solid #000000" style:writing-mode="page"/>
    </style:style>
    <style:style style:name="Table1.c3" style:family="table-cell">
      <style:table-cell-properties fo:padding="0.0201in" fo:border-left="0.05pt solid #000000" fo:border-right="none" fo:border-top="none" fo:border-bottom="0.05pt solid #000000" style:writing-mode="page"/>
    </style:style>
    <style:style style:name="Table1.d3" style:family="table-cell">
      <style:table-cell-properties fo:padding="0.0201in" fo:border-left="0.05pt solid #000000" fo:border-right="none" fo:border-top="none" fo:border-bottom="0.05pt solid #000000" style:writing-mode="page"/>
    </style:style>
    <style:style style:name="Table1.e3" style:family="table-cell">
      <style:table-cell-properties fo:padding="0.0201in" fo:border-left="0.05pt solid #000000" fo:border-right="none" fo:border-top="none" fo:border-bottom="0.05pt solid #000000" style:writing-mode="page"/>
    </style:style>
    <style:style style:name="Table1.f3" style:family="table-cell">
      <style:table-cell-properties fo:padding="0.0201in" fo:border-left="0.05pt solid #000000" fo:border-right="0.05pt solid #000000" fo:border-top="none" fo:border-bottom="0.05pt solid #000000" style:writing-mode="page"/>
    </style:style>
    <style:style style:name="Table13" style:family="table">
      <style:table-properties style:width="6.9361in" fo:margin-left="0in" table:align="left" fo:background-color="transparent">
        <style:background-image/>
      </style:table-properties>
    </style:style>
    <style:style style:name="Table13.A" style:family="table-column">
      <style:table-column-properties style:column-width="3.4625in"/>
    </style:style>
    <style:style style:name="Table13.B" style:family="table-column">
      <style:table-column-properties style:column-width="1.0819in"/>
    </style:style>
    <style:style style:name="Table13.C" style:family="table-column">
      <style:table-column-properties style:column-width="0.6493in"/>
    </style:style>
    <style:style style:name="Table13.D" style:family="table-column">
      <style:table-column-properties style:column-width="1.7424in"/>
    </style:style>
    <style:style style:name="Table13.1" style:family="table-row">
      <style:table-row-properties style:min-row-height="0.0611in" fo:background-color="transparent">
        <style:background-image/>
      </style:table-row-properties>
    </style:style>
    <style:style style:name="Table13.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3.D1" style:family="table-cell">
      <style:table-cell-properties fo:background-color="#ffff00" fo:padding="0.0201in" fo:border="0.05pt solid #000000" style:writing-mode="page">
        <style:background-image/>
      </style:table-cell-properties>
    </style:style>
    <style:style style:name="Table6" style:family="table">
      <style:table-properties style:width="6.9361in" fo:margin-left="0in" table:align="left" fo:background-color="transparent">
        <style:background-image/>
      </style:table-properties>
    </style:style>
    <style:style style:name="Table6.A" style:family="table-column">
      <style:table-column-properties style:column-width="0.216in"/>
    </style:style>
    <style:style style:name="Table6.B" style:family="table-column">
      <style:table-column-properties style:column-width="0.2167in"/>
    </style:style>
    <style:style style:name="Table6.f" style:family="table-column">
      <style:table-column-properties style:column-width="0.2278in"/>
    </style:style>
    <style:style style:name="Table6.1" style:family="table-row">
      <style:table-row-properties style:min-row-height="0.0611in" fo:background-color="transparent">
        <style:background-image/>
      </style:table-row-properties>
    </style:style>
    <style:style style:name="Table6.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6.E1" style:family="table-cell">
      <style:table-cell-properties fo:padding="0.0201in" fo:border-left="0.05pt solid #000000" fo:border-right="none" fo:border-top="none" fo:border-bottom="0.05pt solid #000000" style:writing-mode="page"/>
    </style:style>
    <style:style style:name="Table6.F1" style:family="table-cell">
      <style:table-cell-properties fo:padding="0.0201in" fo:border-left="0.05pt solid #000000" fo:border-right="none" fo:border-top="none" fo:border-bottom="0.05pt solid #000000" style:writing-mode="page"/>
    </style:style>
    <style:style style:name="Table6.G1" style:family="table-cell">
      <style:table-cell-properties fo:padding="0.0201in" fo:border-left="0.05pt solid #000000" fo:border-right="none" fo:border-top="none" fo:border-bottom="0.05pt solid #000000" style:writing-mode="page"/>
    </style:style>
    <style:style style:name="Table6.H1" style:family="table-cell">
      <style:table-cell-properties fo:padding="0.0201in" fo:border-left="0.05pt solid #000000" fo:border-right="none" fo:border-top="none" fo:border-bottom="0.05pt solid #000000" style:writing-mode="page"/>
    </style:style>
    <style:style style:name="Table6.M1" style:family="table-cell">
      <style:table-cell-properties fo:padding="0.0201in" fo:border-left="0.05pt solid #000000" fo:border-right="none" fo:border-top="none" fo:border-bottom="0.05pt solid #000000" style:writing-mode="page"/>
    </style:style>
    <style:style style:name="Table6.N1" style:family="table-cell">
      <style:table-cell-properties fo:padding="0.0201in" fo:border-left="0.05pt solid #000000" fo:border-right="none" fo:border-top="none" fo:border-bottom="0.05pt solid #000000" style:writing-mode="page"/>
    </style:style>
    <style:style style:name="Table6.O1" style:family="table-cell">
      <style:table-cell-properties fo:padding="0.0201in" fo:border-left="0.05pt solid #000000" fo:border-right="none" fo:border-top="none" fo:border-bottom="0.05pt solid #000000" style:writing-mode="page"/>
    </style:style>
    <style:style style:name="Table6.P1" style:family="table-cell">
      <style:table-cell-properties fo:padding="0.0201in" fo:border-left="0.05pt solid #000000" fo:border-right="none" fo:border-top="none" fo:border-bottom="0.05pt solid #000000" style:writing-mode="page"/>
    </style:style>
    <style:style style:name="Table6.U1" style:family="table-cell">
      <style:table-cell-properties fo:padding="0.0201in" fo:border-left="0.05pt solid #000000" fo:border-right="none" fo:border-top="none" fo:border-bottom="0.05pt solid #000000" style:writing-mode="page"/>
    </style:style>
    <style:style style:name="Table6.V1" style:family="table-cell">
      <style:table-cell-properties fo:padding="0.0201in" fo:border-left="0.05pt solid #000000" fo:border-right="none" fo:border-top="none" fo:border-bottom="0.05pt solid #000000" style:writing-mode="page"/>
    </style:style>
    <style:style style:name="Table6.W1" style:family="table-cell">
      <style:table-cell-properties fo:padding="0.0201in" fo:border-left="0.05pt solid #000000" fo:border-right="none" fo:border-top="none" fo:border-bottom="0.05pt solid #000000" style:writing-mode="page"/>
    </style:style>
    <style:style style:name="Table6.X1" style:family="table-cell">
      <style:table-cell-properties fo:padding="0.0201in" fo:border-left="0.05pt solid #000000" fo:border-right="none" fo:border-top="none" fo:border-bottom="0.05pt solid #000000" style:writing-mode="page"/>
    </style:style>
    <style:style style:name="Table6.c1" style:family="table-cell">
      <style:table-cell-properties fo:padding="0.0201in" fo:border-left="0.05pt solid #000000" fo:border-right="none" fo:border-top="none" fo:border-bottom="0.05pt solid #000000" style:writing-mode="page"/>
    </style:style>
    <style:style style:name="Table6.d1" style:family="table-cell">
      <style:table-cell-properties fo:padding="0.0201in" fo:border-left="0.05pt solid #000000" fo:border-right="none" fo:border-top="none" fo:border-bottom="0.05pt solid #000000" style:writing-mode="page"/>
    </style:style>
    <style:style style:name="Table6.e1" style:family="table-cell">
      <style:table-cell-properties fo:padding="0.0201in" fo:border-left="0.05pt solid #000000" fo:border-right="none" fo:border-top="none" fo:border-bottom="0.05pt solid #000000" style:writing-mode="page"/>
    </style:style>
    <style:style style:name="Table6.f1" style:family="table-cell">
      <style:table-cell-properties fo:padding="0.0201in" fo:border-left="0.05pt solid #000000" fo:border-right="0.05pt solid #000000" fo:border-top="none" fo:border-bottom="0.05pt solid #000000" style:writing-mode="page"/>
    </style:style>
    <style:style style:name="Table6.E2" style:family="table-cell">
      <style:table-cell-properties fo:padding="0.0201in" fo:border-left="0.05pt solid #000000" fo:border-right="none" fo:border-top="none" fo:border-bottom="0.05pt solid #000000" style:writing-mode="page"/>
    </style:style>
    <style:style style:name="Table6.F2" style:family="table-cell">
      <style:table-cell-properties fo:padding="0.0201in" fo:border-left="0.05pt solid #000000" fo:border-right="none" fo:border-top="none" fo:border-bottom="0.05pt solid #000000" style:writing-mode="page"/>
    </style:style>
    <style:style style:name="Table6.G2" style:family="table-cell">
      <style:table-cell-properties fo:padding="0.0201in" fo:border-left="0.05pt solid #000000" fo:border-right="none" fo:border-top="none" fo:border-bottom="0.05pt solid #000000" style:writing-mode="page"/>
    </style:style>
    <style:style style:name="Table6.H2" style:family="table-cell">
      <style:table-cell-properties fo:padding="0.0201in" fo:border-left="0.05pt solid #000000" fo:border-right="none" fo:border-top="none" fo:border-bottom="0.05pt solid #000000" style:writing-mode="page"/>
    </style:style>
    <style:style style:name="Table6.M2" style:family="table-cell">
      <style:table-cell-properties fo:padding="0.0201in" fo:border-left="0.05pt solid #000000" fo:border-right="none" fo:border-top="none" fo:border-bottom="0.05pt solid #000000" style:writing-mode="page"/>
    </style:style>
    <style:style style:name="Table6.N2" style:family="table-cell">
      <style:table-cell-properties fo:padding="0.0201in" fo:border-left="0.05pt solid #000000" fo:border-right="none" fo:border-top="none" fo:border-bottom="0.05pt solid #000000" style:writing-mode="page"/>
    </style:style>
    <style:style style:name="Table6.O2" style:family="table-cell">
      <style:table-cell-properties fo:padding="0.0201in" fo:border-left="0.05pt solid #000000" fo:border-right="none" fo:border-top="none" fo:border-bottom="0.05pt solid #000000" style:writing-mode="page"/>
    </style:style>
    <style:style style:name="Table6.P2" style:family="table-cell">
      <style:table-cell-properties fo:padding="0.0201in" fo:border-left="0.05pt solid #000000" fo:border-right="none" fo:border-top="none" fo:border-bottom="0.05pt solid #000000" style:writing-mode="page"/>
    </style:style>
    <style:style style:name="Table6.U2" style:family="table-cell">
      <style:table-cell-properties fo:padding="0.0201in" fo:border-left="0.05pt solid #000000" fo:border-right="none" fo:border-top="none" fo:border-bottom="0.05pt solid #000000" style:writing-mode="page"/>
    </style:style>
    <style:style style:name="Table6.V2" style:family="table-cell">
      <style:table-cell-properties fo:padding="0.0201in" fo:border-left="0.05pt solid #000000" fo:border-right="none" fo:border-top="none" fo:border-bottom="0.05pt solid #000000" style:writing-mode="page"/>
    </style:style>
    <style:style style:name="Table6.W2" style:family="table-cell">
      <style:table-cell-properties fo:padding="0.0201in" fo:border-left="0.05pt solid #000000" fo:border-right="none" fo:border-top="none" fo:border-bottom="0.05pt solid #000000" style:writing-mode="page"/>
    </style:style>
    <style:style style:name="Table6.X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none" fo:border-top="none" fo:border-bottom="0.05pt solid #000000" style:writing-mode="page"/>
    </style:style>
    <style:style style:name="Table6.e2" style:family="table-cell">
      <style:table-cell-properties fo:padding="0.0201in" fo:border-left="0.05pt solid #000000" fo:border-right="none" fo:border-top="none" fo:border-bottom="0.05pt solid #000000" style:writing-mode="page"/>
    </style:style>
    <style:style style:name="Table6.f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361in" fo:margin-left="0in" table:align="left" fo:background-color="transparent">
        <style:background-image/>
      </style:table-properties>
    </style:style>
    <style:style style:name="Table16.A" style:family="table-column">
      <style:table-column-properties style:column-width="3.4625in"/>
    </style:style>
    <style:style style:name="Table16.B" style:family="table-column">
      <style:table-column-properties style:column-width="1.0819in"/>
    </style:style>
    <style:style style:name="Table16.C" style:family="table-column">
      <style:table-column-properties style:column-width="0.6493in"/>
    </style:style>
    <style:style style:name="Table16.D" style:family="table-column">
      <style:table-column-properties style:column-width="1.7424in"/>
    </style:style>
    <style:style style:name="Table16.1" style:family="table-row">
      <style:table-row-properties style:min-row-height="0.0611in" fo:background-color="transparent">
        <style:background-image/>
      </style:table-row-properties>
    </style:style>
    <style:style style:name="Table16.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6.D1" style:family="table-cell">
      <style:table-cell-properties fo:background-color="#ffff00" fo:padding="0.0201in" fo:border="0.05pt solid #000000" style:writing-mode="page">
        <style:background-image/>
      </style:table-cell-properties>
    </style:style>
    <style:style style:name="Table7" style:family="table">
      <style:table-properties style:width="6.9361in" fo:margin-left="0in" table:align="left" fo:background-color="transparent">
        <style:background-image/>
      </style:table-properties>
    </style:style>
    <style:style style:name="Table7.A" style:family="table-column">
      <style:table-column-properties style:column-width="0.216in"/>
    </style:style>
    <style:style style:name="Table7.B" style:family="table-column">
      <style:table-column-properties style:column-width="0.2167in"/>
    </style:style>
    <style:style style:name="Table7.D" style:family="table-column">
      <style:table-column-properties style:column-width="0.2264in"/>
    </style:style>
    <style:style style:name="Table7.E" style:family="table-column">
      <style:table-column-properties style:column-width="0.2069in"/>
    </style:style>
    <style:style style:name="Table7.f" style:family="table-column">
      <style:table-column-properties style:column-width="0.2278in"/>
    </style:style>
    <style:style style:name="Table7.1" style:family="table-row">
      <style:table-row-properties style:min-row-height="0.0611in" fo:background-color="transparent">
        <style:background-image/>
      </style:table-row-properties>
    </style:style>
    <style:style style:name="Table7.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7.E1" style:family="table-cell">
      <style:table-cell-properties fo:padding="0.0201in" fo:border-left="0.05pt solid #000000" fo:border-right="none" fo:border-top="none" fo:border-bottom="0.05pt solid #000000" style:writing-mode="page"/>
    </style:style>
    <style:style style:name="Table7.F1" style:family="table-cell">
      <style:table-cell-properties fo:padding="0.0201in" fo:border-left="0.05pt solid #000000" fo:border-right="none" fo:border-top="none" fo:border-bottom="0.05pt solid #000000" style:writing-mode="page"/>
    </style:style>
    <style:style style:name="Table7.G1" style:family="table-cell">
      <style:table-cell-properties fo:padding="0.0201in" fo:border-left="0.05pt solid #000000" fo:border-right="none" fo:border-top="none" fo:border-bottom="0.05pt solid #000000" style:writing-mode="page"/>
    </style:style>
    <style:style style:name="Table7.H1" style:family="table-cell">
      <style:table-cell-properties fo:padding="0.0201in" fo:border-left="0.05pt solid #000000" fo:border-right="none" fo:border-top="none" fo:border-bottom="0.05pt solid #000000" style:writing-mode="page"/>
    </style:style>
    <style:style style:name="Table7.M1" style:family="table-cell">
      <style:table-cell-properties fo:padding="0.0201in" fo:border-left="0.05pt solid #000000" fo:border-right="none" fo:border-top="none" fo:border-bottom="0.05pt solid #000000" style:writing-mode="page"/>
    </style:style>
    <style:style style:name="Table7.N1" style:family="table-cell">
      <style:table-cell-properties fo:padding="0.0201in" fo:border-left="0.05pt solid #000000" fo:border-right="none" fo:border-top="none" fo:border-bottom="0.05pt solid #000000" style:writing-mode="page"/>
    </style:style>
    <style:style style:name="Table7.O1" style:family="table-cell">
      <style:table-cell-properties fo:padding="0.0201in" fo:border-left="0.05pt solid #000000" fo:border-right="none" fo:border-top="none" fo:border-bottom="0.05pt solid #000000" style:writing-mode="page"/>
    </style:style>
    <style:style style:name="Table7.P1" style:family="table-cell">
      <style:table-cell-properties fo:padding="0.0201in" fo:border-left="0.05pt solid #000000" fo:border-right="none" fo:border-top="none" fo:border-bottom="0.05pt solid #000000" style:writing-mode="page"/>
    </style:style>
    <style:style style:name="Table7.U1" style:family="table-cell">
      <style:table-cell-properties fo:padding="0.0201in" fo:border-left="0.05pt solid #000000" fo:border-right="none" fo:border-top="none" fo:border-bottom="0.05pt solid #000000" style:writing-mode="page"/>
    </style:style>
    <style:style style:name="Table7.V1" style:family="table-cell">
      <style:table-cell-properties fo:padding="0.0201in" fo:border-left="0.05pt solid #000000" fo:border-right="none" fo:border-top="none" fo:border-bottom="0.05pt solid #000000" style:writing-mode="page"/>
    </style:style>
    <style:style style:name="Table7.W1" style:family="table-cell">
      <style:table-cell-properties fo:padding="0.0201in" fo:border-left="0.05pt solid #000000" fo:border-right="none" fo:border-top="none" fo:border-bottom="0.05pt solid #000000" style:writing-mode="page"/>
    </style:style>
    <style:style style:name="Table7.X1" style:family="table-cell">
      <style:table-cell-properties fo:padding="0.0201in" fo:border-left="0.05pt solid #000000" fo:border-right="none" fo:border-top="none" fo:border-bottom="0.05pt solid #000000" style:writing-mode="page"/>
    </style:style>
    <style:style style:name="Table7.c1" style:family="table-cell">
      <style:table-cell-properties fo:padding="0.0201in" fo:border-left="0.05pt solid #000000" fo:border-right="none" fo:border-top="none" fo:border-bottom="0.05pt solid #000000" style:writing-mode="page"/>
    </style:style>
    <style:style style:name="Table7.d1" style:family="table-cell">
      <style:table-cell-properties fo:padding="0.0201in" fo:border-left="0.05pt solid #000000" fo:border-right="none" fo:border-top="none" fo:border-bottom="0.05pt solid #000000" style:writing-mode="page"/>
    </style:style>
    <style:style style:name="Table7.e1" style:family="table-cell">
      <style:table-cell-properties fo:padding="0.0201in" fo:border-left="0.05pt solid #000000" fo:border-right="none" fo:border-top="none" fo:border-bottom="0.05pt solid #000000" style:writing-mode="page"/>
    </style:style>
    <style:style style:name="Table7.f1" style:family="table-cell">
      <style:table-cell-properties fo:padding="0.0201in" fo:border-left="0.05pt solid #000000" fo:border-right="0.05pt solid #000000" fo:border-top="none" fo:border-bottom="0.05pt solid #000000" style:writing-mode="page"/>
    </style:style>
    <style:style style:name="Table7.E2" style:family="table-cell">
      <style:table-cell-properties fo:padding="0.0201in" fo:border-left="0.05pt solid #000000" fo:border-right="none" fo:border-top="none" fo:border-bottom="0.05pt solid #000000" style:writing-mode="page"/>
    </style:style>
    <style:style style:name="Table7.F2" style:family="table-cell">
      <style:table-cell-properties fo:padding="0.0201in" fo:border-left="0.05pt solid #000000" fo:border-right="none" fo:border-top="none" fo:border-bottom="0.05pt solid #000000" style:writing-mode="page"/>
    </style:style>
    <style:style style:name="Table7.G2" style:family="table-cell">
      <style:table-cell-properties fo:padding="0.0201in" fo:border-left="0.05pt solid #000000" fo:border-right="none" fo:border-top="none" fo:border-bottom="0.05pt solid #000000" style:writing-mode="page"/>
    </style:style>
    <style:style style:name="Table7.H2" style:family="table-cell">
      <style:table-cell-properties fo:padding="0.0201in" fo:border-left="0.05pt solid #000000" fo:border-right="none" fo:border-top="none" fo:border-bottom="0.05pt solid #000000" style:writing-mode="page"/>
    </style:style>
    <style:style style:name="Table7.M2" style:family="table-cell">
      <style:table-cell-properties fo:padding="0.0201in" fo:border-left="0.05pt solid #000000" fo:border-right="none" fo:border-top="none" fo:border-bottom="0.05pt solid #000000" style:writing-mode="page"/>
    </style:style>
    <style:style style:name="Table7.N2" style:family="table-cell">
      <style:table-cell-properties fo:padding="0.0201in" fo:border-left="0.05pt solid #000000" fo:border-right="none" fo:border-top="none" fo:border-bottom="0.05pt solid #000000" style:writing-mode="page"/>
    </style:style>
    <style:style style:name="Table7.O2" style:family="table-cell">
      <style:table-cell-properties fo:padding="0.0201in" fo:border-left="0.05pt solid #000000" fo:border-right="none" fo:border-top="none" fo:border-bottom="0.05pt solid #000000" style:writing-mode="page"/>
    </style:style>
    <style:style style:name="Table7.P2" style:family="table-cell">
      <style:table-cell-properties fo:padding="0.0201in" fo:border-left="0.05pt solid #000000" fo:border-right="none" fo:border-top="none" fo:border-bottom="0.05pt solid #000000" style:writing-mode="page"/>
    </style:style>
    <style:style style:name="Table7.U2" style:family="table-cell">
      <style:table-cell-properties fo:padding="0.0201in" fo:border-left="0.05pt solid #000000" fo:border-right="none" fo:border-top="none" fo:border-bottom="0.05pt solid #000000" style:writing-mode="page"/>
    </style:style>
    <style:style style:name="Table7.V2" style:family="table-cell">
      <style:table-cell-properties fo:padding="0.0201in" fo:border-left="0.05pt solid #000000" fo:border-right="none" fo:border-top="none" fo:border-bottom="0.05pt solid #000000" style:writing-mode="page"/>
    </style:style>
    <style:style style:name="Table7.W2" style:family="table-cell">
      <style:table-cell-properties fo:padding="0.0201in" fo:border-left="0.05pt solid #000000" fo:border-right="none" fo:border-top="none" fo:border-bottom="0.05pt solid #000000" style:writing-mode="page"/>
    </style:style>
    <style:style style:name="Table7.X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none" fo:border-top="none" fo:border-bottom="0.05pt solid #000000" style:writing-mode="page"/>
    </style:style>
    <style:style style:name="Table7.d2" style:family="table-cell">
      <style:table-cell-properties fo:padding="0.0201in" fo:border-left="0.05pt solid #000000" fo:border-right="none" fo:border-top="none" fo:border-bottom="0.05pt solid #000000" style:writing-mode="page"/>
    </style:style>
    <style:style style:name="Table7.e2" style:family="table-cell">
      <style:table-cell-properties fo:padding="0.0201in" fo:border-left="0.05pt solid #000000" fo:border-right="none" fo:border-top="none" fo:border-bottom="0.05pt solid #000000" style:writing-mode="page"/>
    </style:style>
    <style:style style:name="Table7.f2" style:family="table-cell">
      <style:table-cell-properties fo:padding="0.0201in" fo:border-left="0.05pt solid #000000" fo:border-right="0.05pt solid #000000" fo:border-top="none" fo:border-bottom="0.05pt solid #000000" style:writing-mode="page"/>
    </style:style>
    <style:style style:name="Table14" style:family="table">
      <style:table-properties style:width="6.9361in" fo:margin-left="0in" table:align="left" fo:background-color="transparent">
        <style:background-image/>
      </style:table-properties>
    </style:style>
    <style:style style:name="Table14.A" style:family="table-column">
      <style:table-column-properties style:column-width="3.4625in"/>
    </style:style>
    <style:style style:name="Table14.B" style:family="table-column">
      <style:table-column-properties style:column-width="1.0819in"/>
    </style:style>
    <style:style style:name="Table14.C" style:family="table-column">
      <style:table-column-properties style:column-width="0.6493in"/>
    </style:style>
    <style:style style:name="Table14.D" style:family="table-column">
      <style:table-column-properties style:column-width="1.7424in"/>
    </style:style>
    <style:style style:name="Table14.1" style:family="table-row">
      <style:table-row-properties style:min-row-height="0.0611in" fo:background-color="transparent">
        <style:background-image/>
      </style:table-row-properties>
    </style:style>
    <style:style style:name="Table14.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4.D1" style:family="table-cell">
      <style:table-cell-properties fo:background-color="#ffff00" fo:padding="0.0201in" fo:border="0.05pt solid #000000" style:writing-mode="page">
        <style:background-image/>
      </style:table-cell-properties>
    </style:style>
    <style:style style:name="Table8" style:family="table">
      <style:table-properties style:width="6.9361in" fo:margin-left="0in" table:align="left" fo:background-color="transparent">
        <style:background-image/>
      </style:table-properties>
    </style:style>
    <style:style style:name="Table8.A" style:family="table-column">
      <style:table-column-properties style:column-width="0.216in"/>
    </style:style>
    <style:style style:name="Table8.B" style:family="table-column">
      <style:table-column-properties style:column-width="0.2167in"/>
    </style:style>
    <style:style style:name="Table8.D" style:family="table-column">
      <style:table-column-properties style:column-width="0.2264in"/>
    </style:style>
    <style:style style:name="Table8.E" style:family="table-column">
      <style:table-column-properties style:column-width="0.2069in"/>
    </style:style>
    <style:style style:name="Table8.f" style:family="table-column">
      <style:table-column-properties style:column-width="0.2278in"/>
    </style:style>
    <style:style style:name="Table8.1" style:family="table-row">
      <style:table-row-properties style:min-row-height="0.0611in" fo:background-color="transparent">
        <style:background-image/>
      </style:table-row-properties>
    </style:style>
    <style:style style:name="Table8.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8.E1" style:family="table-cell">
      <style:table-cell-properties fo:padding="0.0201in" fo:border-left="0.05pt solid #000000" fo:border-right="none" fo:border-top="none" fo:border-bottom="0.05pt solid #000000" style:writing-mode="page"/>
    </style:style>
    <style:style style:name="Table8.F1" style:family="table-cell">
      <style:table-cell-properties fo:padding="0.0201in" fo:border-left="0.05pt solid #000000" fo:border-right="none" fo:border-top="none" fo:border-bottom="0.05pt solid #000000" style:writing-mode="page"/>
    </style:style>
    <style:style style:name="Table8.G1" style:family="table-cell">
      <style:table-cell-properties fo:padding="0.0201in" fo:border-left="0.05pt solid #000000" fo:border-right="none" fo:border-top="none" fo:border-bottom="0.05pt solid #000000" style:writing-mode="page"/>
    </style:style>
    <style:style style:name="Table8.H1" style:family="table-cell">
      <style:table-cell-properties fo:padding="0.0201in" fo:border-left="0.05pt solid #000000" fo:border-right="none" fo:border-top="none" fo:border-bottom="0.05pt solid #000000" style:writing-mode="page"/>
    </style:style>
    <style:style style:name="Table8.M1" style:family="table-cell">
      <style:table-cell-properties fo:padding="0.0201in" fo:border-left="0.05pt solid #000000" fo:border-right="none" fo:border-top="none" fo:border-bottom="0.05pt solid #000000" style:writing-mode="page"/>
    </style:style>
    <style:style style:name="Table8.N1" style:family="table-cell">
      <style:table-cell-properties fo:padding="0.0201in" fo:border-left="0.05pt solid #000000" fo:border-right="none" fo:border-top="none" fo:border-bottom="0.05pt solid #000000" style:writing-mode="page"/>
    </style:style>
    <style:style style:name="Table8.O1" style:family="table-cell">
      <style:table-cell-properties fo:padding="0.0201in" fo:border-left="0.05pt solid #000000" fo:border-right="none" fo:border-top="none" fo:border-bottom="0.05pt solid #000000" style:writing-mode="page"/>
    </style:style>
    <style:style style:name="Table8.P1" style:family="table-cell">
      <style:table-cell-properties fo:padding="0.0201in" fo:border-left="0.05pt solid #000000" fo:border-right="none" fo:border-top="none" fo:border-bottom="0.05pt solid #000000" style:writing-mode="page"/>
    </style:style>
    <style:style style:name="Table8.U1" style:family="table-cell">
      <style:table-cell-properties fo:padding="0.0201in" fo:border-left="0.05pt solid #000000" fo:border-right="none" fo:border-top="none" fo:border-bottom="0.05pt solid #000000" style:writing-mode="page"/>
    </style:style>
    <style:style style:name="Table8.V1" style:family="table-cell">
      <style:table-cell-properties fo:padding="0.0201in" fo:border-left="0.05pt solid #000000" fo:border-right="none" fo:border-top="none" fo:border-bottom="0.05pt solid #000000" style:writing-mode="page"/>
    </style:style>
    <style:style style:name="Table8.W1" style:family="table-cell">
      <style:table-cell-properties fo:padding="0.0201in" fo:border-left="0.05pt solid #000000" fo:border-right="none" fo:border-top="none" fo:border-bottom="0.05pt solid #000000" style:writing-mode="page"/>
    </style:style>
    <style:style style:name="Table8.X1" style:family="table-cell">
      <style:table-cell-properties fo:padding="0.0201in" fo:border-left="0.05pt solid #000000" fo:border-right="none" fo:border-top="none" fo:border-bottom="0.05pt solid #000000" style:writing-mode="page"/>
    </style:style>
    <style:style style:name="Table8.c1" style:family="table-cell">
      <style:table-cell-properties fo:padding="0.0201in" fo:border-left="0.05pt solid #000000" fo:border-right="none" fo:border-top="none" fo:border-bottom="0.05pt solid #000000" style:writing-mode="page"/>
    </style:style>
    <style:style style:name="Table8.d1" style:family="table-cell">
      <style:table-cell-properties fo:padding="0.0201in" fo:border-left="0.05pt solid #000000" fo:border-right="none" fo:border-top="none" fo:border-bottom="0.05pt solid #000000" style:writing-mode="page"/>
    </style:style>
    <style:style style:name="Table8.e1" style:family="table-cell">
      <style:table-cell-properties fo:padding="0.0201in" fo:border-left="0.05pt solid #000000" fo:border-right="none" fo:border-top="none" fo:border-bottom="0.05pt solid #000000" style:writing-mode="page"/>
    </style:style>
    <style:style style:name="Table8.f1" style:family="table-cell">
      <style:table-cell-properties fo:padding="0.0201in" fo:border-left="0.05pt solid #000000" fo:border-right="0.05pt solid #000000" fo:border-top="none" fo:border-bottom="0.05pt solid #000000" style:writing-mode="page"/>
    </style:style>
    <style:style style:name="Table8.E2" style:family="table-cell">
      <style:table-cell-properties fo:padding="0.0201in" fo:border-left="0.05pt solid #000000" fo:border-right="none" fo:border-top="none" fo:border-bottom="0.05pt solid #000000" style:writing-mode="page"/>
    </style:style>
    <style:style style:name="Table8.F2" style:family="table-cell">
      <style:table-cell-properties fo:padding="0.0201in" fo:border-left="0.05pt solid #000000" fo:border-right="none" fo:border-top="none" fo:border-bottom="0.05pt solid #000000" style:writing-mode="page"/>
    </style:style>
    <style:style style:name="Table8.G2" style:family="table-cell">
      <style:table-cell-properties fo:padding="0.0201in" fo:border-left="0.05pt solid #000000" fo:border-right="none" fo:border-top="none" fo:border-bottom="0.05pt solid #000000" style:writing-mode="page"/>
    </style:style>
    <style:style style:name="Table8.H2" style:family="table-cell">
      <style:table-cell-properties fo:padding="0.0201in" fo:border-left="0.05pt solid #000000" fo:border-right="none" fo:border-top="none" fo:border-bottom="0.05pt solid #000000" style:writing-mode="page"/>
    </style:style>
    <style:style style:name="Table8.M2" style:family="table-cell">
      <style:table-cell-properties fo:padding="0.0201in" fo:border-left="0.05pt solid #000000" fo:border-right="none" fo:border-top="none" fo:border-bottom="0.05pt solid #000000" style:writing-mode="page"/>
    </style:style>
    <style:style style:name="Table8.N2" style:family="table-cell">
      <style:table-cell-properties fo:padding="0.0201in" fo:border-left="0.05pt solid #000000" fo:border-right="none" fo:border-top="none" fo:border-bottom="0.05pt solid #000000" style:writing-mode="page"/>
    </style:style>
    <style:style style:name="Table8.O2" style:family="table-cell">
      <style:table-cell-properties fo:padding="0.0201in" fo:border-left="0.05pt solid #000000" fo:border-right="none" fo:border-top="none" fo:border-bottom="0.05pt solid #000000" style:writing-mode="page"/>
    </style:style>
    <style:style style:name="Table8.P2" style:family="table-cell">
      <style:table-cell-properties fo:padding="0.0201in" fo:border-left="0.05pt solid #000000" fo:border-right="none" fo:border-top="none" fo:border-bottom="0.05pt solid #000000" style:writing-mode="page"/>
    </style:style>
    <style:style style:name="Table8.U2" style:family="table-cell">
      <style:table-cell-properties fo:padding="0.0201in" fo:border-left="0.05pt solid #000000" fo:border-right="none" fo:border-top="none" fo:border-bottom="0.05pt solid #000000" style:writing-mode="page"/>
    </style:style>
    <style:style style:name="Table8.V2" style:family="table-cell">
      <style:table-cell-properties fo:padding="0.0201in" fo:border-left="0.05pt solid #000000" fo:border-right="none" fo:border-top="none" fo:border-bottom="0.05pt solid #000000" style:writing-mode="page"/>
    </style:style>
    <style:style style:name="Table8.W2" style:family="table-cell">
      <style:table-cell-properties fo:padding="0.0201in" fo:border-left="0.05pt solid #000000" fo:border-right="none" fo:border-top="none" fo:border-bottom="0.05pt solid #000000" style:writing-mode="page"/>
    </style:style>
    <style:style style:name="Table8.X2" style:family="table-cell">
      <style:table-cell-properties fo:padding="0.0201in" fo:border-left="0.05pt solid #000000" fo:border-right="none" fo:border-top="none" fo:border-bottom="0.05pt solid #000000" style:writing-mode="page"/>
    </style:style>
    <style:style style:name="Table8.c2" style:family="table-cell">
      <style:table-cell-properties fo:padding="0.0201in" fo:border-left="0.05pt solid #000000" fo:border-right="none" fo:border-top="none" fo:border-bottom="0.05pt solid #000000" style:writing-mode="page"/>
    </style:style>
    <style:style style:name="Table8.d2" style:family="table-cell">
      <style:table-cell-properties fo:padding="0.0201in" fo:border-left="0.05pt solid #000000" fo:border-right="none" fo:border-top="none" fo:border-bottom="0.05pt solid #000000" style:writing-mode="page"/>
    </style:style>
    <style:style style:name="Table8.e2" style:family="table-cell">
      <style:table-cell-properties fo:padding="0.0201in" fo:border-left="0.05pt solid #000000" fo:border-right="none" fo:border-top="none" fo:border-bottom="0.05pt solid #000000" style:writing-mode="page"/>
    </style:style>
    <style:style style:name="Table8.f2"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361in" fo:margin-left="0in" table:align="left" fo:background-color="transparent">
        <style:background-image/>
      </style:table-properties>
    </style:style>
    <style:style style:name="Table15.A" style:family="table-column">
      <style:table-column-properties style:column-width="3.4625in"/>
    </style:style>
    <style:style style:name="Table15.B" style:family="table-column">
      <style:table-column-properties style:column-width="1.0819in"/>
    </style:style>
    <style:style style:name="Table15.C" style:family="table-column">
      <style:table-column-properties style:column-width="0.6493in"/>
    </style:style>
    <style:style style:name="Table15.D" style:family="table-column">
      <style:table-column-properties style:column-width="1.7424in"/>
    </style:style>
    <style:style style:name="Table15.1" style:family="table-row">
      <style:table-row-properties style:min-row-height="0.0611in" fo:background-color="transparent">
        <style:background-image/>
      </style:table-row-properties>
    </style:style>
    <style:style style:name="Table15.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5.D1" style:family="table-cell">
      <style:table-cell-properties fo:background-color="#ffff00" fo:padding="0.0201in" fo:border="0.05pt solid #000000" style:writing-mode="page">
        <style:background-image/>
      </style:table-cell-properties>
    </style:style>
    <style:style style:name="Table9" style:family="table">
      <style:table-properties style:width="6.9361in" fo:margin-left="0in" table:align="left" fo:background-color="transparent">
        <style:background-image/>
      </style:table-properties>
    </style:style>
    <style:style style:name="Table9.A" style:family="table-column">
      <style:table-column-properties style:column-width="0.216in"/>
    </style:style>
    <style:style style:name="Table9.B" style:family="table-column">
      <style:table-column-properties style:column-width="0.2167in"/>
    </style:style>
    <style:style style:name="Table9.D" style:family="table-column">
      <style:table-column-properties style:column-width="0.2264in"/>
    </style:style>
    <style:style style:name="Table9.E" style:family="table-column">
      <style:table-column-properties style:column-width="0.2069in"/>
    </style:style>
    <style:style style:name="Table9.f" style:family="table-column">
      <style:table-column-properties style:column-width="0.2278in"/>
    </style:style>
    <style:style style:name="Table9.1" style:family="table-row">
      <style:table-row-properties style:min-row-height="0.0611in" fo:background-color="transparent">
        <style:background-image/>
      </style:table-row-properties>
    </style:style>
    <style:style style:name="Table9.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9.E1" style:family="table-cell">
      <style:table-cell-properties fo:padding="0.0201in" fo:border-left="0.05pt solid #000000" fo:border-right="none" fo:border-top="none" fo:border-bottom="0.05pt solid #000000" style:writing-mode="page"/>
    </style:style>
    <style:style style:name="Table9.F1" style:family="table-cell">
      <style:table-cell-properties fo:padding="0.0201in" fo:border-left="0.05pt solid #000000" fo:border-right="none" fo:border-top="none" fo:border-bottom="0.05pt solid #000000" style:writing-mode="page"/>
    </style:style>
    <style:style style:name="Table9.G1" style:family="table-cell">
      <style:table-cell-properties fo:padding="0.0201in" fo:border-left="0.05pt solid #000000" fo:border-right="none" fo:border-top="none" fo:border-bottom="0.05pt solid #000000" style:writing-mode="page"/>
    </style:style>
    <style:style style:name="Table9.H1" style:family="table-cell">
      <style:table-cell-properties fo:padding="0.0201in" fo:border-left="0.05pt solid #000000" fo:border-right="none" fo:border-top="none" fo:border-bottom="0.05pt solid #000000" style:writing-mode="page"/>
    </style:style>
    <style:style style:name="Table9.M1" style:family="table-cell">
      <style:table-cell-properties fo:padding="0.0201in" fo:border-left="0.05pt solid #000000" fo:border-right="none" fo:border-top="none" fo:border-bottom="0.05pt solid #000000" style:writing-mode="page"/>
    </style:style>
    <style:style style:name="Table9.N1" style:family="table-cell">
      <style:table-cell-properties fo:padding="0.0201in" fo:border-left="0.05pt solid #000000" fo:border-right="none" fo:border-top="none" fo:border-bottom="0.05pt solid #000000" style:writing-mode="page"/>
    </style:style>
    <style:style style:name="Table9.O1" style:family="table-cell">
      <style:table-cell-properties fo:padding="0.0201in" fo:border-left="0.05pt solid #000000" fo:border-right="none" fo:border-top="none" fo:border-bottom="0.05pt solid #000000" style:writing-mode="page"/>
    </style:style>
    <style:style style:name="Table9.P1" style:family="table-cell">
      <style:table-cell-properties fo:padding="0.0201in" fo:border-left="0.05pt solid #000000" fo:border-right="none" fo:border-top="none" fo:border-bottom="0.05pt solid #000000" style:writing-mode="page"/>
    </style:style>
    <style:style style:name="Table9.U1" style:family="table-cell">
      <style:table-cell-properties fo:padding="0.0201in" fo:border-left="0.05pt solid #000000" fo:border-right="none" fo:border-top="none" fo:border-bottom="0.05pt solid #000000" style:writing-mode="page"/>
    </style:style>
    <style:style style:name="Table9.V1" style:family="table-cell">
      <style:table-cell-properties fo:padding="0.0201in" fo:border-left="0.05pt solid #000000" fo:border-right="none" fo:border-top="none" fo:border-bottom="0.05pt solid #000000" style:writing-mode="page"/>
    </style:style>
    <style:style style:name="Table9.W1" style:family="table-cell">
      <style:table-cell-properties fo:padding="0.0201in" fo:border-left="0.05pt solid #000000" fo:border-right="none" fo:border-top="none" fo:border-bottom="0.05pt solid #000000" style:writing-mode="page"/>
    </style:style>
    <style:style style:name="Table9.X1" style:family="table-cell">
      <style:table-cell-properties fo:padding="0.0201in" fo:border-left="0.05pt solid #000000" fo:border-right="none" fo:border-top="none" fo:border-bottom="0.05pt solid #000000" style:writing-mode="page"/>
    </style:style>
    <style:style style:name="Table9.c1" style:family="table-cell">
      <style:table-cell-properties fo:padding="0.0201in" fo:border-left="0.05pt solid #000000" fo:border-right="none" fo:border-top="none" fo:border-bottom="0.05pt solid #000000" style:writing-mode="page"/>
    </style:style>
    <style:style style:name="Table9.d1" style:family="table-cell">
      <style:table-cell-properties fo:padding="0.0201in" fo:border-left="0.05pt solid #000000" fo:border-right="none" fo:border-top="none" fo:border-bottom="0.05pt solid #000000" style:writing-mode="page"/>
    </style:style>
    <style:style style:name="Table9.e1" style:family="table-cell">
      <style:table-cell-properties fo:padding="0.0201in" fo:border-left="0.05pt solid #000000" fo:border-right="none" fo:border-top="none" fo:border-bottom="0.05pt solid #000000" style:writing-mode="page"/>
    </style:style>
    <style:style style:name="Table9.f1" style:family="table-cell">
      <style:table-cell-properties fo:padding="0.0201in" fo:border-left="0.05pt solid #000000" fo:border-right="0.05pt solid #000000" fo:border-top="none" fo:border-bottom="0.05pt solid #000000" style:writing-mode="page"/>
    </style:style>
    <style:style style:name="Table9.E2" style:family="table-cell">
      <style:table-cell-properties fo:padding="0.0201in" fo:border-left="0.05pt solid #000000" fo:border-right="none" fo:border-top="none" fo:border-bottom="0.05pt solid #000000" style:writing-mode="page"/>
    </style:style>
    <style:style style:name="Table9.F2" style:family="table-cell">
      <style:table-cell-properties fo:padding="0.0201in" fo:border-left="0.05pt solid #000000" fo:border-right="none" fo:border-top="none" fo:border-bottom="0.05pt solid #000000" style:writing-mode="page"/>
    </style:style>
    <style:style style:name="Table9.G2" style:family="table-cell">
      <style:table-cell-properties fo:padding="0.0201in" fo:border-left="0.05pt solid #000000" fo:border-right="none" fo:border-top="none" fo:border-bottom="0.05pt solid #000000" style:writing-mode="page"/>
    </style:style>
    <style:style style:name="Table9.H2" style:family="table-cell">
      <style:table-cell-properties fo:padding="0.0201in" fo:border-left="0.05pt solid #000000" fo:border-right="none" fo:border-top="none" fo:border-bottom="0.05pt solid #000000" style:writing-mode="page"/>
    </style:style>
    <style:style style:name="Table9.M2" style:family="table-cell">
      <style:table-cell-properties fo:padding="0.0201in" fo:border-left="0.05pt solid #000000" fo:border-right="none" fo:border-top="none" fo:border-bottom="0.05pt solid #000000" style:writing-mode="page"/>
    </style:style>
    <style:style style:name="Table9.N2" style:family="table-cell">
      <style:table-cell-properties fo:padding="0.0201in" fo:border-left="0.05pt solid #000000" fo:border-right="none" fo:border-top="none" fo:border-bottom="0.05pt solid #000000" style:writing-mode="page"/>
    </style:style>
    <style:style style:name="Table9.O2" style:family="table-cell">
      <style:table-cell-properties fo:padding="0.0201in" fo:border-left="0.05pt solid #000000" fo:border-right="none" fo:border-top="none" fo:border-bottom="0.05pt solid #000000" style:writing-mode="page"/>
    </style:style>
    <style:style style:name="Table9.P2" style:family="table-cell">
      <style:table-cell-properties fo:padding="0.0201in" fo:border-left="0.05pt solid #000000" fo:border-right="none" fo:border-top="none" fo:border-bottom="0.05pt solid #000000" style:writing-mode="page"/>
    </style:style>
    <style:style style:name="Table9.U2" style:family="table-cell">
      <style:table-cell-properties fo:padding="0.0201in" fo:border-left="0.05pt solid #000000" fo:border-right="none" fo:border-top="none" fo:border-bottom="0.05pt solid #000000" style:writing-mode="page"/>
    </style:style>
    <style:style style:name="Table9.V2" style:family="table-cell">
      <style:table-cell-properties fo:padding="0.0201in" fo:border-left="0.05pt solid #000000" fo:border-right="none" fo:border-top="none" fo:border-bottom="0.05pt solid #000000" style:writing-mode="page"/>
    </style:style>
    <style:style style:name="Table9.W2" style:family="table-cell">
      <style:table-cell-properties fo:padding="0.0201in" fo:border-left="0.05pt solid #000000" fo:border-right="none" fo:border-top="none" fo:border-bottom="0.05pt solid #000000" style:writing-mode="page"/>
    </style:style>
    <style:style style:name="Table9.X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none" fo:border-top="none" fo:border-bottom="0.05pt solid #000000" style:writing-mode="page"/>
    </style:style>
    <style:style style:name="Table9.d2" style:family="table-cell">
      <style:table-cell-properties fo:padding="0.0201in" fo:border-left="0.05pt solid #000000" fo:border-right="none" fo:border-top="none" fo:border-bottom="0.05pt solid #000000" style:writing-mode="page"/>
    </style:style>
    <style:style style:name="Table9.e2" style:family="table-cell">
      <style:table-cell-properties fo:padding="0.0201in" fo:border-left="0.05pt solid #000000" fo:border-right="none" fo:border-top="none" fo:border-bottom="0.05pt solid #000000" style:writing-mode="page"/>
    </style:style>
    <style:style style:name="Table9.f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9361in" fo:margin-left="0in" table:align="left" fo:background-color="transparent">
        <style:background-image/>
      </style:table-properties>
    </style:style>
    <style:style style:name="Table10.A" style:family="table-column">
      <style:table-column-properties style:column-width="0.216in"/>
    </style:style>
    <style:style style:name="Table10.B" style:family="table-column">
      <style:table-column-properties style:column-width="0.2167in"/>
    </style:style>
    <style:style style:name="Table10.D" style:family="table-column">
      <style:table-column-properties style:column-width="0.2264in"/>
    </style:style>
    <style:style style:name="Table10.E" style:family="table-column">
      <style:table-column-properties style:column-width="0.2069in"/>
    </style:style>
    <style:style style:name="Table10.f" style:family="table-column">
      <style:table-column-properties style:column-width="0.2278in"/>
    </style:style>
    <style:style style:name="Table10.1" style:family="table-row">
      <style:table-row-properties style:min-row-height="0.0611in" fo:background-color="transparent">
        <style:background-image/>
      </style:table-row-properties>
    </style:style>
    <style:style style:name="Table10.A1" style:family="table-cell">
      <style:table-cell-properties fo:background-color="#ffffa6" fo:padding="0.0201in" fo:border-left="0.25pt solid #000000" fo:border-right="none" fo:border-top="0.25pt solid #000000" fo:border-bottom="0.25pt solid #000000" style:writing-mode="page">
        <style:background-image/>
      </style:table-cell-properties>
    </style:style>
    <style:style style:name="Table10.Y1" style:family="table-cell">
      <style:table-cell-properties fo:background-color="#ffffa6" fo:padding="0.0201in" fo:border="0.25pt solid #000000" style:writing-mode="page">
        <style:background-image/>
      </style:table-cell-properties>
    </style:style>
    <style:style style:name="Table10.A2" style:family="table-cell">
      <style:table-cell-properties fo:background-color="#dddddd" fo:padding="0.0201in" fo:border-left="0.25pt solid #000000" fo:border-right="none" fo:border-top="none" fo:border-bottom="0.25pt solid #000000" style:writing-mode="page">
        <style:background-image/>
      </style:table-cell-properties>
    </style:style>
    <style:style style:name="Table10.E2" style:family="table-cell">
      <style:table-cell-properties fo:padding="0.0201in" fo:border-left="0.25pt solid #000000" fo:border-right="none" fo:border-top="none" fo:border-bottom="0.25pt solid #000000" style:writing-mode="page"/>
    </style:style>
    <style:style style:name="Table10.F2" style:family="table-cell">
      <style:table-cell-properties fo:padding="0.0201in" fo:border-left="0.25pt solid #000000" fo:border-right="none" fo:border-top="none" fo:border-bottom="0.25pt solid #000000" style:writing-mode="page"/>
    </style:style>
    <style:style style:name="Table10.G2" style:family="table-cell">
      <style:table-cell-properties fo:padding="0.0201in" fo:border-left="0.25pt solid #000000" fo:border-right="none" fo:border-top="none" fo:border-bottom="0.25pt solid #000000" style:writing-mode="page"/>
    </style:style>
    <style:style style:name="Table10.H2" style:family="table-cell">
      <style:table-cell-properties fo:padding="0.0201in" fo:border-left="0.25pt solid #000000" fo:border-right="none" fo:border-top="none" fo:border-bottom="0.25pt solid #000000" style:writing-mode="page"/>
    </style:style>
    <style:style style:name="Table10.M2" style:family="table-cell">
      <style:table-cell-properties fo:padding="0.0201in" fo:border-left="0.25pt solid #000000" fo:border-right="none" fo:border-top="none" fo:border-bottom="0.25pt solid #000000" style:writing-mode="page"/>
    </style:style>
    <style:style style:name="Table10.N2" style:family="table-cell">
      <style:table-cell-properties fo:padding="0.0201in" fo:border-left="0.25pt solid #000000" fo:border-right="none" fo:border-top="none" fo:border-bottom="0.25pt solid #000000" style:writing-mode="page"/>
    </style:style>
    <style:style style:name="Table10.O2" style:family="table-cell">
      <style:table-cell-properties fo:padding="0.0201in" fo:border-left="0.25pt solid #000000" fo:border-right="none" fo:border-top="none" fo:border-bottom="0.25pt solid #000000" style:writing-mode="page"/>
    </style:style>
    <style:style style:name="Table10.P2" style:family="table-cell">
      <style:table-cell-properties fo:padding="0.0201in" fo:border-left="0.25pt solid #000000" fo:border-right="none" fo:border-top="none" fo:border-bottom="0.25pt solid #000000" style:writing-mode="page"/>
    </style:style>
    <style:style style:name="Table10.U2" style:family="table-cell">
      <style:table-cell-properties fo:padding="0.0201in" fo:border-left="0.25pt solid #000000" fo:border-right="none" fo:border-top="none" fo:border-bottom="0.25pt solid #000000" style:writing-mode="page"/>
    </style:style>
    <style:style style:name="Table10.V2" style:family="table-cell">
      <style:table-cell-properties fo:padding="0.0201in" fo:border-left="0.25pt solid #000000" fo:border-right="none" fo:border-top="none" fo:border-bottom="0.25pt solid #000000" style:writing-mode="page"/>
    </style:style>
    <style:style style:name="Table10.W2" style:family="table-cell">
      <style:table-cell-properties fo:padding="0.0201in" fo:border-left="0.25pt solid #000000" fo:border-right="none" fo:border-top="none" fo:border-bottom="0.25pt solid #000000" style:writing-mode="page"/>
    </style:style>
    <style:style style:name="Table10.X2" style:family="table-cell">
      <style:table-cell-properties fo:padding="0.0201in" fo:border-left="0.25pt solid #000000" fo:border-right="none" fo:border-top="none" fo:border-bottom="0.25pt solid #000000" style:writing-mode="page"/>
    </style:style>
    <style:style style:name="Table10.c2" style:family="table-cell">
      <style:table-cell-properties fo:padding="0.0201in" fo:border-left="0.25pt solid #000000" fo:border-right="none" fo:border-top="none" fo:border-bottom="0.25pt solid #000000" style:writing-mode="page"/>
    </style:style>
    <style:style style:name="Table10.d2" style:family="table-cell">
      <style:table-cell-properties fo:padding="0.0201in" fo:border-left="0.25pt solid #000000" fo:border-right="none" fo:border-top="none" fo:border-bottom="0.25pt solid #000000" style:writing-mode="page"/>
    </style:style>
    <style:style style:name="Table10.e2" style:family="table-cell">
      <style:table-cell-properties fo:padding="0.0201in" fo:border-left="0.25pt solid #000000" fo:border-right="none" fo:border-top="none" fo:border-bottom="0.25pt solid #000000" style:writing-mode="page"/>
    </style:style>
    <style:style style:name="Table10.f2" style:family="table-cell">
      <style:table-cell-properties fo:padding="0.0201in" fo:border-left="0.25pt solid #000000" fo:border-right="0.25pt solid #000000" fo:border-top="none" fo:border-bottom="0.25pt solid #000000" style:writing-mode="page"/>
    </style:style>
    <style:style style:name="Table10.E3" style:family="table-cell">
      <style:table-cell-properties fo:padding="0.0201in" fo:border-left="0.25pt solid #000000" fo:border-right="none" fo:border-top="none" fo:border-bottom="0.25pt solid #000000" style:writing-mode="page"/>
    </style:style>
    <style:style style:name="Table10.F3" style:family="table-cell">
      <style:table-cell-properties fo:padding="0.0201in" fo:border-left="0.25pt solid #000000" fo:border-right="none" fo:border-top="none" fo:border-bottom="0.25pt solid #000000" style:writing-mode="page"/>
    </style:style>
    <style:style style:name="Table10.G3" style:family="table-cell">
      <style:table-cell-properties fo:padding="0.0201in" fo:border-left="0.25pt solid #000000" fo:border-right="none" fo:border-top="none" fo:border-bottom="0.25pt solid #000000" style:writing-mode="page"/>
    </style:style>
    <style:style style:name="Table10.H3" style:family="table-cell">
      <style:table-cell-properties fo:padding="0.0201in" fo:border-left="0.25pt solid #000000" fo:border-right="none" fo:border-top="none" fo:border-bottom="0.25pt solid #000000" style:writing-mode="page"/>
    </style:style>
    <style:style style:name="Table10.M3" style:family="table-cell">
      <style:table-cell-properties fo:padding="0.0201in" fo:border-left="0.25pt solid #000000" fo:border-right="none" fo:border-top="none" fo:border-bottom="0.25pt solid #000000" style:writing-mode="page"/>
    </style:style>
    <style:style style:name="Table10.N3" style:family="table-cell">
      <style:table-cell-properties fo:padding="0.0201in" fo:border-left="0.25pt solid #000000" fo:border-right="none" fo:border-top="none" fo:border-bottom="0.25pt solid #000000" style:writing-mode="page"/>
    </style:style>
    <style:style style:name="Table10.O3" style:family="table-cell">
      <style:table-cell-properties fo:padding="0.0201in" fo:border-left="0.25pt solid #000000" fo:border-right="none" fo:border-top="none" fo:border-bottom="0.25pt solid #000000" style:writing-mode="page"/>
    </style:style>
    <style:style style:name="Table10.P3" style:family="table-cell">
      <style:table-cell-properties fo:padding="0.0201in" fo:border-left="0.25pt solid #000000" fo:border-right="none" fo:border-top="none" fo:border-bottom="0.25pt solid #000000" style:writing-mode="page"/>
    </style:style>
    <style:style style:name="Table10.U3" style:family="table-cell">
      <style:table-cell-properties fo:padding="0.0201in" fo:border-left="0.25pt solid #000000" fo:border-right="none" fo:border-top="none" fo:border-bottom="0.25pt solid #000000" style:writing-mode="page"/>
    </style:style>
    <style:style style:name="Table10.V3" style:family="table-cell">
      <style:table-cell-properties fo:padding="0.0201in" fo:border-left="0.25pt solid #000000" fo:border-right="none" fo:border-top="none" fo:border-bottom="0.25pt solid #000000" style:writing-mode="page"/>
    </style:style>
    <style:style style:name="Table10.W3" style:family="table-cell">
      <style:table-cell-properties fo:padding="0.0201in" fo:border-left="0.25pt solid #000000" fo:border-right="none" fo:border-top="none" fo:border-bottom="0.25pt solid #000000" style:writing-mode="page"/>
    </style:style>
    <style:style style:name="Table10.X3" style:family="table-cell">
      <style:table-cell-properties fo:padding="0.0201in" fo:border-left="0.25pt solid #000000" fo:border-right="none" fo:border-top="none" fo:border-bottom="0.25pt solid #000000" style:writing-mode="page"/>
    </style:style>
    <style:style style:name="Table10.c3" style:family="table-cell">
      <style:table-cell-properties fo:padding="0.0201in" fo:border-left="0.25pt solid #000000" fo:border-right="none" fo:border-top="none" fo:border-bottom="0.25pt solid #000000" style:writing-mode="page"/>
    </style:style>
    <style:style style:name="Table10.d3" style:family="table-cell">
      <style:table-cell-properties fo:padding="0.0201in" fo:border-left="0.25pt solid #000000" fo:border-right="none" fo:border-top="none" fo:border-bottom="0.25pt solid #000000" style:writing-mode="page"/>
    </style:style>
    <style:style style:name="Table10.e3" style:family="table-cell">
      <style:table-cell-properties fo:padding="0.0201in" fo:border-left="0.25pt solid #000000" fo:border-right="none" fo:border-top="none" fo:border-bottom="0.25pt solid #000000" style:writing-mode="page"/>
    </style:style>
    <style:style style:name="Table10.f3" style:family="table-cell">
      <style:table-cell-properties fo:padding="0.0201in" fo:border-left="0.25pt solid #000000" fo:border-right="0.25pt solid #000000" fo:border-top="none" fo:border-bottom="0.25pt solid #000000" style:writing-mode="page"/>
    </style:style>
    <style:style style:name="Table12" style:family="table">
      <style:table-properties style:width="6.9361in" fo:margin-left="0in" table:align="left" fo:background-color="transparent">
        <style:background-image/>
      </style:table-properties>
    </style:style>
    <style:style style:name="Table12.A" style:family="table-column">
      <style:table-column-properties style:column-width="0.216in"/>
    </style:style>
    <style:style style:name="Table12.B" style:family="table-column">
      <style:table-column-properties style:column-width="0.2167in"/>
    </style:style>
    <style:style style:name="Table12.D" style:family="table-column">
      <style:table-column-properties style:column-width="0.2264in"/>
    </style:style>
    <style:style style:name="Table12.E" style:family="table-column">
      <style:table-column-properties style:column-width="0.2069in"/>
    </style:style>
    <style:style style:name="Table12.f" style:family="table-column">
      <style:table-column-properties style:column-width="0.2278in"/>
    </style:style>
    <style:style style:name="Table12.1" style:family="table-row">
      <style:table-row-properties style:min-row-height="0.0611in" fo:background-color="transparent">
        <style:background-image/>
      </style:table-row-properties>
    </style:style>
    <style:style style:name="Table12.A1" style:family="table-cell">
      <style:table-cell-properties fo:background-color="#ffffa6" fo:padding="0.0201in" fo:border-left="0.25pt solid #000000" fo:border-right="none" fo:border-top="0.25pt solid #000000" fo:border-bottom="0.25pt solid #000000" style:writing-mode="page">
        <style:background-image/>
      </style:table-cell-properties>
    </style:style>
    <style:style style:name="Table12.Y1" style:family="table-cell">
      <style:table-cell-properties fo:background-color="#ffffa6" fo:padding="0.0201in" fo:border="0.25pt solid #000000" style:writing-mode="page">
        <style:background-image/>
      </style:table-cell-properties>
    </style:style>
    <style:style style:name="Table12.A2" style:family="table-cell">
      <style:table-cell-properties fo:background-color="#dddddd" fo:padding="0.0201in" fo:border-left="0.25pt solid #000000" fo:border-right="none" fo:border-top="none" fo:border-bottom="0.25pt solid #000000" style:writing-mode="page">
        <style:background-image/>
      </style:table-cell-properties>
    </style:style>
    <style:style style:name="Table12.E2" style:family="table-cell">
      <style:table-cell-properties fo:padding="0.0201in" fo:border-left="0.25pt solid #000000" fo:border-right="none" fo:border-top="none" fo:border-bottom="0.25pt solid #000000" style:writing-mode="page"/>
    </style:style>
    <style:style style:name="Table12.F2" style:family="table-cell">
      <style:table-cell-properties fo:padding="0.0201in" fo:border-left="0.25pt solid #000000" fo:border-right="none" fo:border-top="none" fo:border-bottom="0.25pt solid #000000" style:writing-mode="page"/>
    </style:style>
    <style:style style:name="Table12.G2" style:family="table-cell">
      <style:table-cell-properties fo:padding="0.0201in" fo:border-left="0.25pt solid #000000" fo:border-right="none" fo:border-top="none" fo:border-bottom="0.25pt solid #000000" style:writing-mode="page"/>
    </style:style>
    <style:style style:name="Table12.H2" style:family="table-cell">
      <style:table-cell-properties fo:padding="0.0201in" fo:border-left="0.25pt solid #000000" fo:border-right="none" fo:border-top="none" fo:border-bottom="0.25pt solid #000000" style:writing-mode="page"/>
    </style:style>
    <style:style style:name="Table12.M2" style:family="table-cell">
      <style:table-cell-properties fo:padding="0.0201in" fo:border-left="0.25pt solid #000000" fo:border-right="none" fo:border-top="none" fo:border-bottom="0.25pt solid #000000" style:writing-mode="page"/>
    </style:style>
    <style:style style:name="Table12.N2" style:family="table-cell">
      <style:table-cell-properties fo:padding="0.0201in" fo:border-left="0.25pt solid #000000" fo:border-right="none" fo:border-top="none" fo:border-bottom="0.25pt solid #000000" style:writing-mode="page"/>
    </style:style>
    <style:style style:name="Table12.O2" style:family="table-cell">
      <style:table-cell-properties fo:padding="0.0201in" fo:border-left="0.25pt solid #000000" fo:border-right="none" fo:border-top="none" fo:border-bottom="0.25pt solid #000000" style:writing-mode="page"/>
    </style:style>
    <style:style style:name="Table12.P2" style:family="table-cell">
      <style:table-cell-properties fo:padding="0.0201in" fo:border-left="0.25pt solid #000000" fo:border-right="none" fo:border-top="none" fo:border-bottom="0.25pt solid #000000" style:writing-mode="page"/>
    </style:style>
    <style:style style:name="Table12.U2" style:family="table-cell">
      <style:table-cell-properties fo:padding="0.0201in" fo:border-left="0.25pt solid #000000" fo:border-right="none" fo:border-top="none" fo:border-bottom="0.25pt solid #000000" style:writing-mode="page"/>
    </style:style>
    <style:style style:name="Table12.V2" style:family="table-cell">
      <style:table-cell-properties fo:padding="0.0201in" fo:border-left="0.25pt solid #000000" fo:border-right="none" fo:border-top="none" fo:border-bottom="0.25pt solid #000000" style:writing-mode="page"/>
    </style:style>
    <style:style style:name="Table12.W2" style:family="table-cell">
      <style:table-cell-properties fo:padding="0.0201in" fo:border-left="0.25pt solid #000000" fo:border-right="none" fo:border-top="none" fo:border-bottom="0.25pt solid #000000" style:writing-mode="page"/>
    </style:style>
    <style:style style:name="Table12.X2" style:family="table-cell">
      <style:table-cell-properties fo:padding="0.0201in" fo:border-left="0.25pt solid #000000" fo:border-right="none" fo:border-top="none" fo:border-bottom="0.25pt solid #000000" style:writing-mode="page"/>
    </style:style>
    <style:style style:name="Table12.c2" style:family="table-cell">
      <style:table-cell-properties fo:padding="0.0201in" fo:border-left="0.25pt solid #000000" fo:border-right="none" fo:border-top="none" fo:border-bottom="0.25pt solid #000000" style:writing-mode="page"/>
    </style:style>
    <style:style style:name="Table12.d2" style:family="table-cell">
      <style:table-cell-properties fo:padding="0.0201in" fo:border-left="0.25pt solid #000000" fo:border-right="none" fo:border-top="none" fo:border-bottom="0.25pt solid #000000" style:writing-mode="page"/>
    </style:style>
    <style:style style:name="Table12.e2" style:family="table-cell">
      <style:table-cell-properties fo:padding="0.0201in" fo:border-left="0.25pt solid #000000" fo:border-right="none" fo:border-top="none" fo:border-bottom="0.25pt solid #000000" style:writing-mode="page"/>
    </style:style>
    <style:style style:name="Table12.f2" style:family="table-cell">
      <style:table-cell-properties fo:padding="0.0201in" fo:border-left="0.25pt solid #000000" fo:border-right="0.25pt solid #000000" fo:border-top="none" fo:border-bottom="0.25pt solid #000000" style:writing-mode="page"/>
    </style:style>
    <style:style style:name="Table12.E3" style:family="table-cell">
      <style:table-cell-properties fo:padding="0.0201in" fo:border-left="0.25pt solid #000000" fo:border-right="none" fo:border-top="none" fo:border-bottom="0.25pt solid #000000" style:writing-mode="page"/>
    </style:style>
    <style:style style:name="Table12.F3" style:family="table-cell">
      <style:table-cell-properties fo:padding="0.0201in" fo:border-left="0.25pt solid #000000" fo:border-right="none" fo:border-top="none" fo:border-bottom="0.25pt solid #000000" style:writing-mode="page"/>
    </style:style>
    <style:style style:name="Table12.G3" style:family="table-cell">
      <style:table-cell-properties fo:padding="0.0201in" fo:border-left="0.25pt solid #000000" fo:border-right="none" fo:border-top="none" fo:border-bottom="0.25pt solid #000000" style:writing-mode="page"/>
    </style:style>
    <style:style style:name="Table12.H3" style:family="table-cell">
      <style:table-cell-properties fo:padding="0.0201in" fo:border-left="0.25pt solid #000000" fo:border-right="none" fo:border-top="none" fo:border-bottom="0.25pt solid #000000" style:writing-mode="page"/>
    </style:style>
    <style:style style:name="Table12.M3" style:family="table-cell">
      <style:table-cell-properties fo:padding="0.0201in" fo:border-left="0.25pt solid #000000" fo:border-right="none" fo:border-top="none" fo:border-bottom="0.25pt solid #000000" style:writing-mode="page"/>
    </style:style>
    <style:style style:name="Table12.N3" style:family="table-cell">
      <style:table-cell-properties fo:padding="0.0201in" fo:border-left="0.25pt solid #000000" fo:border-right="none" fo:border-top="none" fo:border-bottom="0.25pt solid #000000" style:writing-mode="page"/>
    </style:style>
    <style:style style:name="Table12.O3" style:family="table-cell">
      <style:table-cell-properties fo:padding="0.0201in" fo:border-left="0.25pt solid #000000" fo:border-right="none" fo:border-top="none" fo:border-bottom="0.25pt solid #000000" style:writing-mode="page"/>
    </style:style>
    <style:style style:name="Table12.P3" style:family="table-cell">
      <style:table-cell-properties fo:padding="0.0201in" fo:border-left="0.25pt solid #000000" fo:border-right="none" fo:border-top="none" fo:border-bottom="0.25pt solid #000000" style:writing-mode="page"/>
    </style:style>
    <style:style style:name="Table12.U3" style:family="table-cell">
      <style:table-cell-properties fo:padding="0.0201in" fo:border-left="0.25pt solid #000000" fo:border-right="none" fo:border-top="none" fo:border-bottom="0.25pt solid #000000" style:writing-mode="page"/>
    </style:style>
    <style:style style:name="Table12.V3" style:family="table-cell">
      <style:table-cell-properties fo:padding="0.0201in" fo:border-left="0.25pt solid #000000" fo:border-right="none" fo:border-top="none" fo:border-bottom="0.25pt solid #000000" style:writing-mode="page"/>
    </style:style>
    <style:style style:name="Table12.W3" style:family="table-cell">
      <style:table-cell-properties fo:padding="0.0201in" fo:border-left="0.25pt solid #000000" fo:border-right="none" fo:border-top="none" fo:border-bottom="0.25pt solid #000000" style:writing-mode="page"/>
    </style:style>
    <style:style style:name="Table12.X3" style:family="table-cell">
      <style:table-cell-properties fo:padding="0.0201in" fo:border-left="0.25pt solid #000000" fo:border-right="none" fo:border-top="none" fo:border-bottom="0.25pt solid #000000" style:writing-mode="page"/>
    </style:style>
    <style:style style:name="Table12.c3" style:family="table-cell">
      <style:table-cell-properties fo:padding="0.0201in" fo:border-left="0.25pt solid #000000" fo:border-right="none" fo:border-top="none" fo:border-bottom="0.25pt solid #000000" style:writing-mode="page"/>
    </style:style>
    <style:style style:name="Table12.d3" style:family="table-cell">
      <style:table-cell-properties fo:padding="0.0201in" fo:border-left="0.25pt solid #000000" fo:border-right="none" fo:border-top="none" fo:border-bottom="0.25pt solid #000000" style:writing-mode="page"/>
    </style:style>
    <style:style style:name="Table12.e3" style:family="table-cell">
      <style:table-cell-properties fo:padding="0.0201in" fo:border-left="0.25pt solid #000000" fo:border-right="none" fo:border-top="none" fo:border-bottom="0.25pt solid #000000" style:writing-mode="page"/>
    </style:style>
    <style:style style:name="Table12.f3" style:family="table-cell">
      <style:table-cell-properties fo:padding="0.0201in" fo:border-left="0.25pt solid #000000" fo:border-right="0.25pt solid #000000" fo:border-top="none" fo:border-bottom="0.25pt solid #000000" style:writing-mode="page"/>
    </style:style>
    <style:style style:name="Table11" style:family="table">
      <style:table-properties style:width="6.9361in" fo:margin-left="0in" table:align="left" fo:background-color="transparent">
        <style:background-image/>
      </style:table-properties>
    </style:style>
    <style:style style:name="Table11.A" style:family="table-column">
      <style:table-column-properties style:column-width="0.216in"/>
    </style:style>
    <style:style style:name="Table11.B" style:family="table-column">
      <style:table-column-properties style:column-width="0.2167in"/>
    </style:style>
    <style:style style:name="Table11.D" style:family="table-column">
      <style:table-column-properties style:column-width="0.2264in"/>
    </style:style>
    <style:style style:name="Table11.E" style:family="table-column">
      <style:table-column-properties style:column-width="0.2069in"/>
    </style:style>
    <style:style style:name="Table11.f" style:family="table-column">
      <style:table-column-properties style:column-width="0.2278in"/>
    </style:style>
    <style:style style:name="Table11.1" style:family="table-row">
      <style:table-row-properties style:min-row-height="0.0611in" fo:background-color="transparent">
        <style:background-image/>
      </style:table-row-properties>
    </style:style>
    <style:style style:name="Table11.A1" style:family="table-cell">
      <style:table-cell-properties fo:background-color="#ffffa6" fo:padding="0.0201in" fo:border-left="0.25pt solid #000000" fo:border-right="none" fo:border-top="0.25pt solid #000000" fo:border-bottom="0.25pt solid #000000" style:writing-mode="page">
        <style:background-image/>
      </style:table-cell-properties>
    </style:style>
    <style:style style:name="Table11.Y1" style:family="table-cell">
      <style:table-cell-properties fo:background-color="#ffffa6" fo:padding="0.0201in" fo:border="0.25pt solid #000000" style:writing-mode="page">
        <style:background-image/>
      </style:table-cell-properties>
    </style:style>
    <style:style style:name="Table11.A2" style:family="table-cell">
      <style:table-cell-properties fo:background-color="#dddddd" fo:padding="0.0201in" fo:border-left="0.25pt solid #000000" fo:border-right="none" fo:border-top="none" fo:border-bottom="0.25pt solid #000000" style:writing-mode="page">
        <style:background-image/>
      </style:table-cell-properties>
    </style:style>
    <style:style style:name="Table11.E2" style:family="table-cell">
      <style:table-cell-properties fo:padding="0.0201in" fo:border-left="0.25pt solid #000000" fo:border-right="none" fo:border-top="none" fo:border-bottom="0.25pt solid #000000" style:writing-mode="page"/>
    </style:style>
    <style:style style:name="Table11.F2" style:family="table-cell">
      <style:table-cell-properties fo:padding="0.0201in" fo:border-left="0.25pt solid #000000" fo:border-right="none" fo:border-top="none" fo:border-bottom="0.25pt solid #000000" style:writing-mode="page"/>
    </style:style>
    <style:style style:name="Table11.G2" style:family="table-cell">
      <style:table-cell-properties fo:padding="0.0201in" fo:border-left="0.25pt solid #000000" fo:border-right="none" fo:border-top="none" fo:border-bottom="0.25pt solid #000000" style:writing-mode="page"/>
    </style:style>
    <style:style style:name="Table11.H2" style:family="table-cell">
      <style:table-cell-properties fo:padding="0.0201in" fo:border-left="0.25pt solid #000000" fo:border-right="none" fo:border-top="none" fo:border-bottom="0.25pt solid #000000" style:writing-mode="page"/>
    </style:style>
    <style:style style:name="Table11.M2" style:family="table-cell">
      <style:table-cell-properties fo:padding="0.0201in" fo:border-left="0.25pt solid #000000" fo:border-right="none" fo:border-top="none" fo:border-bottom="0.25pt solid #000000" style:writing-mode="page"/>
    </style:style>
    <style:style style:name="Table11.N2" style:family="table-cell">
      <style:table-cell-properties fo:padding="0.0201in" fo:border-left="0.25pt solid #000000" fo:border-right="none" fo:border-top="none" fo:border-bottom="0.25pt solid #000000" style:writing-mode="page"/>
    </style:style>
    <style:style style:name="Table11.O2" style:family="table-cell">
      <style:table-cell-properties fo:padding="0.0201in" fo:border-left="0.25pt solid #000000" fo:border-right="none" fo:border-top="none" fo:border-bottom="0.25pt solid #000000" style:writing-mode="page"/>
    </style:style>
    <style:style style:name="Table11.P2" style:family="table-cell">
      <style:table-cell-properties fo:padding="0.0201in" fo:border-left="0.25pt solid #000000" fo:border-right="none" fo:border-top="none" fo:border-bottom="0.25pt solid #000000" style:writing-mode="page"/>
    </style:style>
    <style:style style:name="Table11.U2" style:family="table-cell">
      <style:table-cell-properties fo:padding="0.0201in" fo:border-left="0.25pt solid #000000" fo:border-right="none" fo:border-top="none" fo:border-bottom="0.25pt solid #000000" style:writing-mode="page"/>
    </style:style>
    <style:style style:name="Table11.V2" style:family="table-cell">
      <style:table-cell-properties fo:padding="0.0201in" fo:border-left="0.25pt solid #000000" fo:border-right="none" fo:border-top="none" fo:border-bottom="0.25pt solid #000000" style:writing-mode="page"/>
    </style:style>
    <style:style style:name="Table11.W2" style:family="table-cell">
      <style:table-cell-properties fo:padding="0.0201in" fo:border-left="0.25pt solid #000000" fo:border-right="none" fo:border-top="none" fo:border-bottom="0.25pt solid #000000" style:writing-mode="page"/>
    </style:style>
    <style:style style:name="Table11.X2" style:family="table-cell">
      <style:table-cell-properties fo:padding="0.0201in" fo:border-left="0.25pt solid #000000" fo:border-right="none" fo:border-top="none" fo:border-bottom="0.25pt solid #000000" style:writing-mode="page"/>
    </style:style>
    <style:style style:name="Table11.c2" style:family="table-cell">
      <style:table-cell-properties fo:padding="0.0201in" fo:border-left="0.25pt solid #000000" fo:border-right="none" fo:border-top="none" fo:border-bottom="0.25pt solid #000000" style:writing-mode="page"/>
    </style:style>
    <style:style style:name="Table11.d2" style:family="table-cell">
      <style:table-cell-properties fo:padding="0.0201in" fo:border-left="0.25pt solid #000000" fo:border-right="none" fo:border-top="none" fo:border-bottom="0.25pt solid #000000" style:writing-mode="page"/>
    </style:style>
    <style:style style:name="Table11.e2" style:family="table-cell">
      <style:table-cell-properties fo:padding="0.0201in" fo:border-left="0.25pt solid #000000" fo:border-right="none" fo:border-top="none" fo:border-bottom="0.25pt solid #000000" style:writing-mode="page"/>
    </style:style>
    <style:style style:name="Table11.f2" style:family="table-cell">
      <style:table-cell-properties fo:padding="0.0201in" fo:border-left="0.25pt solid #000000" fo:border-right="0.25pt solid #000000" fo:border-top="none" fo:border-bottom="0.25pt solid #000000" style:writing-mode="page"/>
    </style:style>
    <style:style style:name="Table11.E3" style:family="table-cell">
      <style:table-cell-properties fo:padding="0.0201in" fo:border-left="0.25pt solid #000000" fo:border-right="none" fo:border-top="none" fo:border-bottom="0.25pt solid #000000" style:writing-mode="page"/>
    </style:style>
    <style:style style:name="Table11.F3" style:family="table-cell">
      <style:table-cell-properties fo:padding="0.0201in" fo:border-left="0.25pt solid #000000" fo:border-right="none" fo:border-top="none" fo:border-bottom="0.25pt solid #000000" style:writing-mode="page"/>
    </style:style>
    <style:style style:name="Table11.G3" style:family="table-cell">
      <style:table-cell-properties fo:padding="0.0201in" fo:border-left="0.25pt solid #000000" fo:border-right="none" fo:border-top="none" fo:border-bottom="0.25pt solid #000000" style:writing-mode="page"/>
    </style:style>
    <style:style style:name="Table11.H3" style:family="table-cell">
      <style:table-cell-properties fo:padding="0.0201in" fo:border-left="0.25pt solid #000000" fo:border-right="none" fo:border-top="none" fo:border-bottom="0.25pt solid #000000" style:writing-mode="page"/>
    </style:style>
    <style:style style:name="Table11.M3" style:family="table-cell">
      <style:table-cell-properties fo:padding="0.0201in" fo:border-left="0.25pt solid #000000" fo:border-right="none" fo:border-top="none" fo:border-bottom="0.25pt solid #000000" style:writing-mode="page"/>
    </style:style>
    <style:style style:name="Table11.N3" style:family="table-cell">
      <style:table-cell-properties fo:padding="0.0201in" fo:border-left="0.25pt solid #000000" fo:border-right="none" fo:border-top="none" fo:border-bottom="0.25pt solid #000000" style:writing-mode="page"/>
    </style:style>
    <style:style style:name="Table11.O3" style:family="table-cell">
      <style:table-cell-properties fo:padding="0.0201in" fo:border-left="0.25pt solid #000000" fo:border-right="none" fo:border-top="none" fo:border-bottom="0.25pt solid #000000" style:writing-mode="page"/>
    </style:style>
    <style:style style:name="Table11.P3" style:family="table-cell">
      <style:table-cell-properties fo:padding="0.0201in" fo:border-left="0.25pt solid #000000" fo:border-right="none" fo:border-top="none" fo:border-bottom="0.25pt solid #000000" style:writing-mode="page"/>
    </style:style>
    <style:style style:name="Table11.U3" style:family="table-cell">
      <style:table-cell-properties fo:padding="0.0201in" fo:border-left="0.25pt solid #000000" fo:border-right="none" fo:border-top="none" fo:border-bottom="0.25pt solid #000000" style:writing-mode="page"/>
    </style:style>
    <style:style style:name="Table11.V3" style:family="table-cell">
      <style:table-cell-properties fo:padding="0.0201in" fo:border-left="0.25pt solid #000000" fo:border-right="none" fo:border-top="none" fo:border-bottom="0.25pt solid #000000" style:writing-mode="page"/>
    </style:style>
    <style:style style:name="Table11.W3" style:family="table-cell">
      <style:table-cell-properties fo:padding="0.0201in" fo:border-left="0.25pt solid #000000" fo:border-right="none" fo:border-top="none" fo:border-bottom="0.25pt solid #000000" style:writing-mode="page"/>
    </style:style>
    <style:style style:name="Table11.X3" style:family="table-cell">
      <style:table-cell-properties fo:padding="0.0201in" fo:border-left="0.25pt solid #000000" fo:border-right="none" fo:border-top="none" fo:border-bottom="0.25pt solid #000000" style:writing-mode="page"/>
    </style:style>
    <style:style style:name="Table11.c3" style:family="table-cell">
      <style:table-cell-properties fo:padding="0.0201in" fo:border-left="0.25pt solid #000000" fo:border-right="none" fo:border-top="none" fo:border-bottom="0.25pt solid #000000" style:writing-mode="page"/>
    </style:style>
    <style:style style:name="Table11.d3" style:family="table-cell">
      <style:table-cell-properties fo:padding="0.0201in" fo:border-left="0.25pt solid #000000" fo:border-right="none" fo:border-top="none" fo:border-bottom="0.25pt solid #000000" style:writing-mode="page"/>
    </style:style>
    <style:style style:name="Table11.e3" style:family="table-cell">
      <style:table-cell-properties fo:padding="0.0201in" fo:border-left="0.25pt solid #000000" fo:border-right="none" fo:border-top="none" fo:border-bottom="0.25pt solid #000000" style:writing-mode="page"/>
    </style:style>
    <style:style style:name="Table11.f3" style:family="table-cell">
      <style:table-cell-properties fo:padding="0.0201in" fo:border-left="0.25pt solid #000000" fo:border-right="0.25pt solid #000000" fo:border-top="none" fo:border-bottom="0.25pt solid #000000" style:writing-mode="page"/>
    </style:style>
    <style:style style:name="Table20" style:family="table">
      <style:table-properties style:width="6.9361in" fo:margin-left="0in" table:align="left" fo:background-color="transparent">
        <style:background-image/>
      </style:table-properties>
    </style:style>
    <style:style style:name="Table20.A" style:family="table-column">
      <style:table-column-properties style:column-width="3.4625in"/>
    </style:style>
    <style:style style:name="Table20.B" style:family="table-column">
      <style:table-column-properties style:column-width="1.0819in"/>
    </style:style>
    <style:style style:name="Table20.C" style:family="table-column">
      <style:table-column-properties style:column-width="0.6493in"/>
    </style:style>
    <style:style style:name="Table20.D" style:family="table-column">
      <style:table-column-properties style:column-width="1.7424in"/>
    </style:style>
    <style:style style:name="Table20.1" style:family="table-row">
      <style:table-row-properties style:min-row-height="0.0611in" fo:background-color="transparent">
        <style:background-image/>
      </style:table-row-properties>
    </style:style>
    <style:style style:name="Table20.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20.D1" style:family="table-cell">
      <style:table-cell-properties fo:background-color="#ffff00" fo:padding="0.0201in" fo:border="0.05pt solid #000000" style:writing-mode="page">
        <style:background-image/>
      </style:table-cell-properties>
    </style:style>
    <style:style style:name="Table21" style:family="table">
      <style:table-properties style:width="6.9361in" fo:margin-left="0in" table:align="left" fo:background-color="transparent">
        <style:background-image/>
      </style:table-properties>
    </style:style>
    <style:style style:name="Table21.A" style:family="table-column">
      <style:table-column-properties style:column-width="0.216in"/>
    </style:style>
    <style:style style:name="Table21.B" style:family="table-column">
      <style:table-column-properties style:column-width="0.2167in"/>
    </style:style>
    <style:style style:name="Table21.f" style:family="table-column">
      <style:table-column-properties style:column-width="0.2278in"/>
    </style:style>
    <style:style style:name="Table21.1" style:family="table-row">
      <style:table-row-properties style:min-row-height="0.0611in" fo:background-color="transparent">
        <style:background-image/>
      </style:table-row-properties>
    </style:style>
    <style:style style:name="Table21.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1.E1" style:family="table-cell">
      <style:table-cell-properties fo:padding="0.0201in" fo:border-left="0.05pt solid #000000" fo:border-right="none" fo:border-top="none" fo:border-bottom="0.05pt solid #000000" style:writing-mode="page"/>
    </style:style>
    <style:style style:name="Table21.F1" style:family="table-cell">
      <style:table-cell-properties fo:padding="0.0201in" fo:border-left="0.05pt solid #000000" fo:border-right="none" fo:border-top="none" fo:border-bottom="0.05pt solid #000000" style:writing-mode="page"/>
    </style:style>
    <style:style style:name="Table21.G1" style:family="table-cell">
      <style:table-cell-properties fo:padding="0.0201in" fo:border-left="0.05pt solid #000000" fo:border-right="none" fo:border-top="none" fo:border-bottom="0.05pt solid #000000" style:writing-mode="page"/>
    </style:style>
    <style:style style:name="Table21.H1" style:family="table-cell">
      <style:table-cell-properties fo:padding="0.0201in" fo:border-left="0.05pt solid #000000" fo:border-right="none" fo:border-top="none" fo:border-bottom="0.05pt solid #000000" style:writing-mode="page"/>
    </style:style>
    <style:style style:name="Table21.M1" style:family="table-cell">
      <style:table-cell-properties fo:padding="0.0201in" fo:border-left="0.05pt solid #000000" fo:border-right="none" fo:border-top="none" fo:border-bottom="0.05pt solid #000000" style:writing-mode="page"/>
    </style:style>
    <style:style style:name="Table21.N1" style:family="table-cell">
      <style:table-cell-properties fo:padding="0.0201in" fo:border-left="0.05pt solid #000000" fo:border-right="none" fo:border-top="none" fo:border-bottom="0.05pt solid #000000" style:writing-mode="page"/>
    </style:style>
    <style:style style:name="Table21.O1" style:family="table-cell">
      <style:table-cell-properties fo:padding="0.0201in" fo:border-left="0.05pt solid #000000" fo:border-right="none" fo:border-top="none" fo:border-bottom="0.05pt solid #000000" style:writing-mode="page"/>
    </style:style>
    <style:style style:name="Table21.P1" style:family="table-cell">
      <style:table-cell-properties fo:padding="0.0201in" fo:border-left="0.05pt solid #000000" fo:border-right="none" fo:border-top="none" fo:border-bottom="0.05pt solid #000000" style:writing-mode="page"/>
    </style:style>
    <style:style style:name="Table21.U1" style:family="table-cell">
      <style:table-cell-properties fo:padding="0.0201in" fo:border-left="0.05pt solid #000000" fo:border-right="none" fo:border-top="none" fo:border-bottom="0.05pt solid #000000" style:writing-mode="page"/>
    </style:style>
    <style:style style:name="Table21.V1" style:family="table-cell">
      <style:table-cell-properties fo:padding="0.0201in" fo:border-left="0.05pt solid #000000" fo:border-right="none" fo:border-top="none" fo:border-bottom="0.05pt solid #000000" style:writing-mode="page"/>
    </style:style>
    <style:style style:name="Table21.W1" style:family="table-cell">
      <style:table-cell-properties fo:padding="0.0201in" fo:border-left="0.05pt solid #000000" fo:border-right="none" fo:border-top="none" fo:border-bottom="0.05pt solid #000000" style:writing-mode="page"/>
    </style:style>
    <style:style style:name="Table21.X1" style:family="table-cell">
      <style:table-cell-properties fo:padding="0.0201in" fo:border-left="0.05pt solid #000000" fo:border-right="none" fo:border-top="none" fo:border-bottom="0.05pt solid #000000" style:writing-mode="page"/>
    </style:style>
    <style:style style:name="Table21.c1" style:family="table-cell">
      <style:table-cell-properties fo:padding="0.0201in" fo:border-left="0.05pt solid #000000" fo:border-right="none" fo:border-top="none" fo:border-bottom="0.05pt solid #000000" style:writing-mode="page"/>
    </style:style>
    <style:style style:name="Table21.d1" style:family="table-cell">
      <style:table-cell-properties fo:padding="0.0201in" fo:border-left="0.05pt solid #000000" fo:border-right="none" fo:border-top="none" fo:border-bottom="0.05pt solid #000000" style:writing-mode="page"/>
    </style:style>
    <style:style style:name="Table21.e1" style:family="table-cell">
      <style:table-cell-properties fo:padding="0.0201in" fo:border-left="0.05pt solid #000000" fo:border-right="none" fo:border-top="none" fo:border-bottom="0.05pt solid #000000" style:writing-mode="page"/>
    </style:style>
    <style:style style:name="Table21.f1" style:family="table-cell">
      <style:table-cell-properties fo:padding="0.0201in" fo:border-left="0.05pt solid #000000" fo:border-right="0.05pt solid #000000" fo:border-top="none" fo:border-bottom="0.05pt solid #000000" style:writing-mode="page"/>
    </style:style>
    <style:style style:name="Table21.E2" style:family="table-cell">
      <style:table-cell-properties fo:padding="0.0201in" fo:border-left="0.05pt solid #000000" fo:border-right="none" fo:border-top="none" fo:border-bottom="0.05pt solid #000000" style:writing-mode="page"/>
    </style:style>
    <style:style style:name="Table21.F2" style:family="table-cell">
      <style:table-cell-properties fo:padding="0.0201in" fo:border-left="0.05pt solid #000000" fo:border-right="none" fo:border-top="none" fo:border-bottom="0.05pt solid #000000" style:writing-mode="page"/>
    </style:style>
    <style:style style:name="Table21.G2" style:family="table-cell">
      <style:table-cell-properties fo:padding="0.0201in" fo:border-left="0.05pt solid #000000" fo:border-right="none" fo:border-top="none" fo:border-bottom="0.05pt solid #000000" style:writing-mode="page"/>
    </style:style>
    <style:style style:name="Table21.H2" style:family="table-cell">
      <style:table-cell-properties fo:padding="0.0201in" fo:border-left="0.05pt solid #000000" fo:border-right="none" fo:border-top="none" fo:border-bottom="0.05pt solid #000000" style:writing-mode="page"/>
    </style:style>
    <style:style style:name="Table21.M2" style:family="table-cell">
      <style:table-cell-properties fo:padding="0.0201in" fo:border-left="0.05pt solid #000000" fo:border-right="none" fo:border-top="none" fo:border-bottom="0.05pt solid #000000" style:writing-mode="page"/>
    </style:style>
    <style:style style:name="Table21.N2" style:family="table-cell">
      <style:table-cell-properties fo:padding="0.0201in" fo:border-left="0.05pt solid #000000" fo:border-right="none" fo:border-top="none" fo:border-bottom="0.05pt solid #000000" style:writing-mode="page"/>
    </style:style>
    <style:style style:name="Table21.O2" style:family="table-cell">
      <style:table-cell-properties fo:padding="0.0201in" fo:border-left="0.05pt solid #000000" fo:border-right="none" fo:border-top="none" fo:border-bottom="0.05pt solid #000000" style:writing-mode="page"/>
    </style:style>
    <style:style style:name="Table21.P2" style:family="table-cell">
      <style:table-cell-properties fo:padding="0.0201in" fo:border-left="0.05pt solid #000000" fo:border-right="none" fo:border-top="none" fo:border-bottom="0.05pt solid #000000" style:writing-mode="page"/>
    </style:style>
    <style:style style:name="Table21.U2" style:family="table-cell">
      <style:table-cell-properties fo:padding="0.0201in" fo:border-left="0.05pt solid #000000" fo:border-right="none" fo:border-top="none" fo:border-bottom="0.05pt solid #000000" style:writing-mode="page"/>
    </style:style>
    <style:style style:name="Table21.V2" style:family="table-cell">
      <style:table-cell-properties fo:padding="0.0201in" fo:border-left="0.05pt solid #000000" fo:border-right="none" fo:border-top="none" fo:border-bottom="0.05pt solid #000000" style:writing-mode="page"/>
    </style:style>
    <style:style style:name="Table21.W2" style:family="table-cell">
      <style:table-cell-properties fo:padding="0.0201in" fo:border-left="0.05pt solid #000000" fo:border-right="none" fo:border-top="none" fo:border-bottom="0.05pt solid #000000" style:writing-mode="page"/>
    </style:style>
    <style:style style:name="Table21.X2" style:family="table-cell">
      <style:table-cell-properties fo:padding="0.0201in" fo:border-left="0.05pt solid #000000" fo:border-right="none" fo:border-top="none" fo:border-bottom="0.05pt solid #000000" style:writing-mode="page"/>
    </style:style>
    <style:style style:name="Table21.c2" style:family="table-cell">
      <style:table-cell-properties fo:padding="0.0201in" fo:border-left="0.05pt solid #000000" fo:border-right="none" fo:border-top="none" fo:border-bottom="0.05pt solid #000000" style:writing-mode="page"/>
    </style:style>
    <style:style style:name="Table21.d2" style:family="table-cell">
      <style:table-cell-properties fo:padding="0.0201in" fo:border-left="0.05pt solid #000000" fo:border-right="none" fo:border-top="none" fo:border-bottom="0.05pt solid #000000" style:writing-mode="page"/>
    </style:style>
    <style:style style:name="Table21.e2" style:family="table-cell">
      <style:table-cell-properties fo:padding="0.0201in" fo:border-left="0.05pt solid #000000" fo:border-right="none" fo:border-top="none" fo:border-bottom="0.05pt solid #000000" style:writing-mode="page"/>
    </style:style>
    <style:style style:name="Table21.f2" style:family="table-cell">
      <style:table-cell-properties fo:padding="0.0201in" fo:border-left="0.05pt solid #000000" fo:border-right="0.05pt solid #000000" fo:border-top="none" fo:border-bottom="0.05pt solid #000000" style:writing-mode="page"/>
    </style:style>
    <style:style style:name="Table25" style:family="table">
      <style:table-properties style:width="6.9361in" fo:margin-left="0in" table:align="left" fo:background-color="transparent">
        <style:background-image/>
      </style:table-properties>
    </style:style>
    <style:style style:name="Table25.A" style:family="table-column">
      <style:table-column-properties style:column-width="3.4625in"/>
    </style:style>
    <style:style style:name="Table25.B" style:family="table-column">
      <style:table-column-properties style:column-width="1.0819in"/>
    </style:style>
    <style:style style:name="Table25.C" style:family="table-column">
      <style:table-column-properties style:column-width="0.6493in"/>
    </style:style>
    <style:style style:name="Table25.D" style:family="table-column">
      <style:table-column-properties style:column-width="1.7424in"/>
    </style:style>
    <style:style style:name="Table25.1" style:family="table-row">
      <style:table-row-properties style:min-row-height="0.0611in" fo:background-color="transparent">
        <style:background-image/>
      </style:table-row-properties>
    </style:style>
    <style:style style:name="Table25.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25.D1" style:family="table-cell">
      <style:table-cell-properties fo:background-color="#ffff00" fo:padding="0.0201in" fo:border="0.05pt solid #000000" style:writing-mode="page">
        <style:background-image/>
      </style:table-cell-properties>
    </style:style>
    <style:style style:name="Table26" style:family="table">
      <style:table-properties style:width="6.9361in" fo:margin-left="0in" table:align="left" fo:background-color="transparent">
        <style:background-image/>
      </style:table-properties>
    </style:style>
    <style:style style:name="Table26.A" style:family="table-column">
      <style:table-column-properties style:column-width="0.216in"/>
    </style:style>
    <style:style style:name="Table26.B" style:family="table-column">
      <style:table-column-properties style:column-width="0.2167in"/>
    </style:style>
    <style:style style:name="Table26.f" style:family="table-column">
      <style:table-column-properties style:column-width="0.2278in"/>
    </style:style>
    <style:style style:name="Table26.1" style:family="table-row">
      <style:table-row-properties style:min-row-height="0.0611in" fo:background-color="transparent">
        <style:background-image/>
      </style:table-row-properties>
    </style:style>
    <style:style style:name="Table26.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6.E1" style:family="table-cell">
      <style:table-cell-properties fo:padding="0.0201in" fo:border-left="0.05pt solid #000000" fo:border-right="none" fo:border-top="none" fo:border-bottom="0.05pt solid #000000" style:writing-mode="page"/>
    </style:style>
    <style:style style:name="Table26.F1" style:family="table-cell">
      <style:table-cell-properties fo:padding="0.0201in" fo:border-left="0.05pt solid #000000" fo:border-right="none" fo:border-top="none" fo:border-bottom="0.05pt solid #000000" style:writing-mode="page"/>
    </style:style>
    <style:style style:name="Table26.G1" style:family="table-cell">
      <style:table-cell-properties fo:padding="0.0201in" fo:border-left="0.05pt solid #000000" fo:border-right="none" fo:border-top="none" fo:border-bottom="0.05pt solid #000000" style:writing-mode="page"/>
    </style:style>
    <style:style style:name="Table26.H1" style:family="table-cell">
      <style:table-cell-properties fo:padding="0.0201in" fo:border-left="0.05pt solid #000000" fo:border-right="none" fo:border-top="none" fo:border-bottom="0.05pt solid #000000" style:writing-mode="page"/>
    </style:style>
    <style:style style:name="Table26.M1" style:family="table-cell">
      <style:table-cell-properties fo:padding="0.0201in" fo:border-left="0.05pt solid #000000" fo:border-right="none" fo:border-top="none" fo:border-bottom="0.05pt solid #000000" style:writing-mode="page"/>
    </style:style>
    <style:style style:name="Table26.N1" style:family="table-cell">
      <style:table-cell-properties fo:padding="0.0201in" fo:border-left="0.05pt solid #000000" fo:border-right="none" fo:border-top="none" fo:border-bottom="0.05pt solid #000000" style:writing-mode="page"/>
    </style:style>
    <style:style style:name="Table26.O1" style:family="table-cell">
      <style:table-cell-properties fo:padding="0.0201in" fo:border-left="0.05pt solid #000000" fo:border-right="none" fo:border-top="none" fo:border-bottom="0.05pt solid #000000" style:writing-mode="page"/>
    </style:style>
    <style:style style:name="Table26.P1" style:family="table-cell">
      <style:table-cell-properties fo:padding="0.0201in" fo:border-left="0.05pt solid #000000" fo:border-right="none" fo:border-top="none" fo:border-bottom="0.05pt solid #000000" style:writing-mode="page"/>
    </style:style>
    <style:style style:name="Table26.U1" style:family="table-cell">
      <style:table-cell-properties fo:padding="0.0201in" fo:border-left="0.05pt solid #000000" fo:border-right="none" fo:border-top="none" fo:border-bottom="0.05pt solid #000000" style:writing-mode="page"/>
    </style:style>
    <style:style style:name="Table26.V1" style:family="table-cell">
      <style:table-cell-properties fo:padding="0.0201in" fo:border-left="0.05pt solid #000000" fo:border-right="none" fo:border-top="none" fo:border-bottom="0.05pt solid #000000" style:writing-mode="page"/>
    </style:style>
    <style:style style:name="Table26.W1" style:family="table-cell">
      <style:table-cell-properties fo:padding="0.0201in" fo:border-left="0.05pt solid #000000" fo:border-right="none" fo:border-top="none" fo:border-bottom="0.05pt solid #000000" style:writing-mode="page"/>
    </style:style>
    <style:style style:name="Table26.X1" style:family="table-cell">
      <style:table-cell-properties fo:padding="0.0201in" fo:border-left="0.05pt solid #000000" fo:border-right="none" fo:border-top="none" fo:border-bottom="0.05pt solid #000000" style:writing-mode="page"/>
    </style:style>
    <style:style style:name="Table26.c1" style:family="table-cell">
      <style:table-cell-properties fo:padding="0.0201in" fo:border-left="0.05pt solid #000000" fo:border-right="none" fo:border-top="none" fo:border-bottom="0.05pt solid #000000" style:writing-mode="page"/>
    </style:style>
    <style:style style:name="Table26.d1" style:family="table-cell">
      <style:table-cell-properties fo:padding="0.0201in" fo:border-left="0.05pt solid #000000" fo:border-right="none" fo:border-top="none" fo:border-bottom="0.05pt solid #000000" style:writing-mode="page"/>
    </style:style>
    <style:style style:name="Table26.e1" style:family="table-cell">
      <style:table-cell-properties fo:padding="0.0201in" fo:border-left="0.05pt solid #000000" fo:border-right="none" fo:border-top="none" fo:border-bottom="0.05pt solid #000000" style:writing-mode="page"/>
    </style:style>
    <style:style style:name="Table26.f1" style:family="table-cell">
      <style:table-cell-properties fo:padding="0.0201in" fo:border-left="0.05pt solid #000000" fo:border-right="0.05pt solid #000000" fo:border-top="none" fo:border-bottom="0.05pt solid #000000" style:writing-mode="page"/>
    </style:style>
    <style:style style:name="Table26.E2" style:family="table-cell">
      <style:table-cell-properties fo:padding="0.0201in" fo:border-left="0.05pt solid #000000" fo:border-right="none" fo:border-top="none" fo:border-bottom="0.05pt solid #000000" style:writing-mode="page"/>
    </style:style>
    <style:style style:name="Table26.F2" style:family="table-cell">
      <style:table-cell-properties fo:padding="0.0201in" fo:border-left="0.05pt solid #000000" fo:border-right="none" fo:border-top="none" fo:border-bottom="0.05pt solid #000000" style:writing-mode="page"/>
    </style:style>
    <style:style style:name="Table26.G2" style:family="table-cell">
      <style:table-cell-properties fo:padding="0.0201in" fo:border-left="0.05pt solid #000000" fo:border-right="none" fo:border-top="none" fo:border-bottom="0.05pt solid #000000" style:writing-mode="page"/>
    </style:style>
    <style:style style:name="Table26.H2" style:family="table-cell">
      <style:table-cell-properties fo:padding="0.0201in" fo:border-left="0.05pt solid #000000" fo:border-right="none" fo:border-top="none" fo:border-bottom="0.05pt solid #000000" style:writing-mode="page"/>
    </style:style>
    <style:style style:name="Table26.M2" style:family="table-cell">
      <style:table-cell-properties fo:padding="0.0201in" fo:border-left="0.05pt solid #000000" fo:border-right="none" fo:border-top="none" fo:border-bottom="0.05pt solid #000000" style:writing-mode="page"/>
    </style:style>
    <style:style style:name="Table26.N2" style:family="table-cell">
      <style:table-cell-properties fo:padding="0.0201in" fo:border-left="0.05pt solid #000000" fo:border-right="none" fo:border-top="none" fo:border-bottom="0.05pt solid #000000" style:writing-mode="page"/>
    </style:style>
    <style:style style:name="Table26.O2" style:family="table-cell">
      <style:table-cell-properties fo:padding="0.0201in" fo:border-left="0.05pt solid #000000" fo:border-right="none" fo:border-top="none" fo:border-bottom="0.05pt solid #000000" style:writing-mode="page"/>
    </style:style>
    <style:style style:name="Table26.P2" style:family="table-cell">
      <style:table-cell-properties fo:padding="0.0201in" fo:border-left="0.05pt solid #000000" fo:border-right="none" fo:border-top="none" fo:border-bottom="0.05pt solid #000000" style:writing-mode="page"/>
    </style:style>
    <style:style style:name="Table26.U2" style:family="table-cell">
      <style:table-cell-properties fo:padding="0.0201in" fo:border-left="0.05pt solid #000000" fo:border-right="none" fo:border-top="none" fo:border-bottom="0.05pt solid #000000" style:writing-mode="page"/>
    </style:style>
    <style:style style:name="Table26.V2" style:family="table-cell">
      <style:table-cell-properties fo:padding="0.0201in" fo:border-left="0.05pt solid #000000" fo:border-right="none" fo:border-top="none" fo:border-bottom="0.05pt solid #000000" style:writing-mode="page"/>
    </style:style>
    <style:style style:name="Table26.W2" style:family="table-cell">
      <style:table-cell-properties fo:padding="0.0201in" fo:border-left="0.05pt solid #000000" fo:border-right="none" fo:border-top="none" fo:border-bottom="0.05pt solid #000000" style:writing-mode="page"/>
    </style:style>
    <style:style style:name="Table26.X2" style:family="table-cell">
      <style:table-cell-properties fo:padding="0.0201in" fo:border-left="0.05pt solid #000000" fo:border-right="none" fo:border-top="none" fo:border-bottom="0.05pt solid #000000" style:writing-mode="page"/>
    </style:style>
    <style:style style:name="Table26.c2" style:family="table-cell">
      <style:table-cell-properties fo:padding="0.0201in" fo:border-left="0.05pt solid #000000" fo:border-right="none" fo:border-top="none" fo:border-bottom="0.05pt solid #000000" style:writing-mode="page"/>
    </style:style>
    <style:style style:name="Table26.d2" style:family="table-cell">
      <style:table-cell-properties fo:padding="0.0201in" fo:border-left="0.05pt solid #000000" fo:border-right="none" fo:border-top="none" fo:border-bottom="0.05pt solid #000000" style:writing-mode="page"/>
    </style:style>
    <style:style style:name="Table26.e2" style:family="table-cell">
      <style:table-cell-properties fo:padding="0.0201in" fo:border-left="0.05pt solid #000000" fo:border-right="none" fo:border-top="none" fo:border-bottom="0.05pt solid #000000" style:writing-mode="page"/>
    </style:style>
    <style:style style:name="Table26.f2" style:family="table-cell">
      <style:table-cell-properties fo:padding="0.0201in" fo:border-left="0.05pt solid #000000" fo:border-right="0.05pt solid #000000" fo:border-top="none" fo:border-bottom="0.05pt solid #000000" style:writing-mode="page"/>
    </style:style>
    <style:style style:name="Table22" style:family="table">
      <style:table-properties style:width="7in" table:align="margins" fo:background-color="transparent">
        <style:background-image/>
      </style:table-properties>
    </style:style>
    <style:style style:name="Table22.A" style:family="table-column">
      <style:table-column-properties style:column-width="0.4375in" style:rel-column-width="4095*"/>
    </style:style>
    <style:style style:name="Table22.P" style:family="table-column">
      <style:table-column-properties style:column-width="0.4389in" style:rel-column-width="4110*"/>
    </style:style>
    <style:style style:name="Table22.1" style:family="table-row">
      <style:table-row-properties fo:background-color="transparent">
        <style:background-image/>
      </style:table-row-properties>
    </style:style>
    <style:style style:name="Table22.A1" style:family="table-cell">
      <style:table-cell-properties fo:background-color="#cccccc" fo:padding="0.0201in" fo:border-left="0.05pt solid #000000" fo:border-right="none" fo:border-top="0.05pt solid #000000" fo:border-bottom="0.05pt solid #000000" style:writing-mode="page">
        <style:background-image/>
      </style:table-cell-properties>
    </style:style>
    <style:style style:name="Table22.E1" style:family="table-cell">
      <style:table-cell-properties fo:padding="0.0201in" fo:border-left="0.05pt solid #000000" fo:border-right="none" fo:border-top="0.05pt solid #000000" fo:border-bottom="0.05pt solid #000000" style:writing-mode="page"/>
    </style:style>
    <style:style style:name="Table22.F1" style:family="table-cell">
      <style:table-cell-properties fo:padding="0.0201in" fo:border-left="0.05pt solid #000000" fo:border-right="none" fo:border-top="0.05pt solid #000000" fo:border-bottom="0.05pt solid #000000" style:writing-mode="page"/>
    </style:style>
    <style:style style:name="Table22.G1" style:family="table-cell">
      <style:table-cell-properties fo:padding="0.0201in" fo:border-left="0.05pt solid #000000" fo:border-right="none" fo:border-top="0.05pt solid #000000" fo:border-bottom="0.05pt solid #000000" style:writing-mode="page"/>
    </style:style>
    <style:style style:name="Table22.H1" style:family="table-cell">
      <style:table-cell-properties fo:padding="0.0201in" fo:border-left="0.05pt solid #000000" fo:border-right="none" fo:border-top="0.05pt solid #000000" fo:border-bottom="0.05pt solid #000000" style:writing-mode="page"/>
    </style:style>
    <style:style style:name="Table22.I1" style:family="table-cell">
      <style:table-cell-properties fo:background-color="#dddddd" fo:padding="0.0201in" fo:border-left="0.05pt solid #000000" fo:border-right="none" fo:border-top="0.05pt solid #000000" fo:border-bottom="0.05pt solid #000000" style:writing-mode="page">
        <style:background-image/>
      </style:table-cell-properties>
    </style:style>
    <style:style style:name="Table22.M1" style:family="table-cell">
      <style:table-cell-properties fo:padding="0.0201in" fo:border-left="0.05pt solid #000000" fo:border-right="none" fo:border-top="0.05pt solid #000000" fo:border-bottom="0.05pt solid #000000" style:writing-mode="page"/>
    </style:style>
    <style:style style:name="Table22.N1" style:family="table-cell">
      <style:table-cell-properties fo:padding="0.0201in" fo:border-left="0.05pt solid #000000" fo:border-right="none" fo:border-top="0.05pt solid #000000" fo:border-bottom="0.05pt solid #000000" style:writing-mode="page"/>
    </style:style>
    <style:style style:name="Table22.O1" style:family="table-cell">
      <style:table-cell-properties fo:padding="0.0201in" fo:border-left="0.05pt solid #000000" fo:border-right="none" fo:border-top="0.05pt solid #000000" fo:border-bottom="0.05pt solid #000000" style:writing-mode="page"/>
    </style:style>
    <style:style style:name="Table22.P1" style:family="table-cell">
      <style:table-cell-properties fo:padding="0.0201in" fo:border="0.05pt solid #000000" style:writing-mode="page"/>
    </style:style>
    <style:style style:name="Table22.A2" style:family="table-cell">
      <style:table-cell-properties fo:background-color="#cccccc" fo:padding="0.0201in" fo:border-left="0.05pt solid #000000" fo:border-right="none" fo:border-top="none" fo:border-bottom="0.05pt solid #000000" style:writing-mode="page">
        <style:background-image/>
      </style:table-cell-properties>
    </style:style>
    <style:style style:name="Table22.E2" style:family="table-cell">
      <style:table-cell-properties fo:padding="0.0201in" fo:border-left="0.05pt solid #000000" fo:border-right="none" fo:border-top="none" fo:border-bottom="0.05pt solid #000000" style:writing-mode="page"/>
    </style:style>
    <style:style style:name="Table22.F2" style:family="table-cell">
      <style:table-cell-properties fo:padding="0.0201in" fo:border-left="0.05pt solid #000000" fo:border-right="none" fo:border-top="none" fo:border-bottom="0.05pt solid #000000" style:writing-mode="page"/>
    </style:style>
    <style:style style:name="Table22.G2" style:family="table-cell">
      <style:table-cell-properties fo:padding="0.0201in" fo:border-left="0.05pt solid #000000" fo:border-right="none" fo:border-top="none" fo:border-bottom="0.05pt solid #000000" style:writing-mode="page"/>
    </style:style>
    <style:style style:name="Table22.H2" style:family="table-cell">
      <style:table-cell-properties fo:padding="0.0201in" fo:border-left="0.05pt solid #000000" fo:border-right="none" fo:border-top="none" fo:border-bottom="0.05pt solid #000000" style:writing-mode="page"/>
    </style:style>
    <style:style style:name="Table22.I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2.M2" style:family="table-cell">
      <style:table-cell-properties fo:padding="0.0201in" fo:border-left="0.05pt solid #000000" fo:border-right="none" fo:border-top="none" fo:border-bottom="0.05pt solid #000000" style:writing-mode="page"/>
    </style:style>
    <style:style style:name="Table22.N2" style:family="table-cell">
      <style:table-cell-properties fo:padding="0.0201in" fo:border-left="0.05pt solid #000000" fo:border-right="none" fo:border-top="none" fo:border-bottom="0.05pt solid #000000" style:writing-mode="page"/>
    </style:style>
    <style:style style:name="Table22.O2" style:family="table-cell">
      <style:table-cell-properties fo:padding="0.0201in" fo:border-left="0.05pt solid #000000" fo:border-right="none" fo:border-top="none" fo:border-bottom="0.05pt solid #000000" style:writing-mode="page"/>
    </style:style>
    <style:style style:name="Table22.P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6.9361in" fo:margin-left="0in" table:align="left" fo:background-color="transparent">
        <style:background-image/>
      </style:table-properties>
    </style:style>
    <style:style style:name="Table23.A" style:family="table-column">
      <style:table-column-properties style:column-width="3.4625in"/>
    </style:style>
    <style:style style:name="Table23.B" style:family="table-column">
      <style:table-column-properties style:column-width="1.0819in"/>
    </style:style>
    <style:style style:name="Table23.C" style:family="table-column">
      <style:table-column-properties style:column-width="0.6493in"/>
    </style:style>
    <style:style style:name="Table23.D" style:family="table-column">
      <style:table-column-properties style:column-width="1.7424in"/>
    </style:style>
    <style:style style:name="Table23.1" style:family="table-row">
      <style:table-row-properties style:min-row-height="0.0611in" fo:background-color="transparent">
        <style:background-image/>
      </style:table-row-properties>
    </style:style>
    <style:style style:name="Table23.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23.D1" style:family="table-cell">
      <style:table-cell-properties fo:background-color="#ffff00" fo:padding="0.0201in" fo:border="0.05pt solid #000000" style:writing-mode="page">
        <style:background-image/>
      </style:table-cell-properties>
    </style:style>
    <style:style style:name="Table24" style:family="table">
      <style:table-properties style:width="6.9361in" fo:margin-left="0in" table:align="left" fo:background-color="transparent">
        <style:background-image/>
      </style:table-properties>
    </style:style>
    <style:style style:name="Table24.A" style:family="table-column">
      <style:table-column-properties style:column-width="0.216in"/>
    </style:style>
    <style:style style:name="Table24.B" style:family="table-column">
      <style:table-column-properties style:column-width="0.2167in"/>
    </style:style>
    <style:style style:name="Table24.f" style:family="table-column">
      <style:table-column-properties style:column-width="0.2278in"/>
    </style:style>
    <style:style style:name="Table24.1" style:family="table-row">
      <style:table-row-properties style:min-row-height="0.0611in" fo:background-color="transparent">
        <style:background-image/>
      </style:table-row-properties>
    </style:style>
    <style:style style:name="Table24.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4.E1" style:family="table-cell">
      <style:table-cell-properties fo:padding="0.0201in" fo:border-left="0.05pt solid #000000" fo:border-right="none" fo:border-top="none" fo:border-bottom="0.05pt solid #000000" style:writing-mode="page"/>
    </style:style>
    <style:style style:name="Table24.F1" style:family="table-cell">
      <style:table-cell-properties fo:padding="0.0201in" fo:border-left="0.05pt solid #000000" fo:border-right="none" fo:border-top="none" fo:border-bottom="0.05pt solid #000000" style:writing-mode="page"/>
    </style:style>
    <style:style style:name="Table24.G1" style:family="table-cell">
      <style:table-cell-properties fo:padding="0.0201in" fo:border-left="0.05pt solid #000000" fo:border-right="none" fo:border-top="none" fo:border-bottom="0.05pt solid #000000" style:writing-mode="page"/>
    </style:style>
    <style:style style:name="Table24.H1" style:family="table-cell">
      <style:table-cell-properties fo:padding="0.0201in" fo:border-left="0.05pt solid #000000" fo:border-right="none" fo:border-top="none" fo:border-bottom="0.05pt solid #000000" style:writing-mode="page"/>
    </style:style>
    <style:style style:name="Table24.M1" style:family="table-cell">
      <style:table-cell-properties fo:padding="0.0201in" fo:border-left="0.05pt solid #000000" fo:border-right="none" fo:border-top="none" fo:border-bottom="0.05pt solid #000000" style:writing-mode="page"/>
    </style:style>
    <style:style style:name="Table24.N1" style:family="table-cell">
      <style:table-cell-properties fo:padding="0.0201in" fo:border-left="0.05pt solid #000000" fo:border-right="none" fo:border-top="none" fo:border-bottom="0.05pt solid #000000" style:writing-mode="page"/>
    </style:style>
    <style:style style:name="Table24.O1" style:family="table-cell">
      <style:table-cell-properties fo:padding="0.0201in" fo:border-left="0.05pt solid #000000" fo:border-right="none" fo:border-top="none" fo:border-bottom="0.05pt solid #000000" style:writing-mode="page"/>
    </style:style>
    <style:style style:name="Table24.P1" style:family="table-cell">
      <style:table-cell-properties fo:padding="0.0201in" fo:border-left="0.05pt solid #000000" fo:border-right="none" fo:border-top="none" fo:border-bottom="0.05pt solid #000000" style:writing-mode="page"/>
    </style:style>
    <style:style style:name="Table24.U1" style:family="table-cell">
      <style:table-cell-properties fo:padding="0.0201in" fo:border-left="0.05pt solid #000000" fo:border-right="none" fo:border-top="none" fo:border-bottom="0.05pt solid #000000" style:writing-mode="page"/>
    </style:style>
    <style:style style:name="Table24.V1" style:family="table-cell">
      <style:table-cell-properties fo:padding="0.0201in" fo:border-left="0.05pt solid #000000" fo:border-right="none" fo:border-top="none" fo:border-bottom="0.05pt solid #000000" style:writing-mode="page"/>
    </style:style>
    <style:style style:name="Table24.W1" style:family="table-cell">
      <style:table-cell-properties fo:padding="0.0201in" fo:border-left="0.05pt solid #000000" fo:border-right="none" fo:border-top="none" fo:border-bottom="0.05pt solid #000000" style:writing-mode="page"/>
    </style:style>
    <style:style style:name="Table24.X1" style:family="table-cell">
      <style:table-cell-properties fo:padding="0.0201in" fo:border-left="0.05pt solid #000000" fo:border-right="none" fo:border-top="none" fo:border-bottom="0.05pt solid #000000" style:writing-mode="page"/>
    </style:style>
    <style:style style:name="Table24.c1" style:family="table-cell">
      <style:table-cell-properties fo:padding="0.0201in" fo:border-left="0.05pt solid #000000" fo:border-right="none" fo:border-top="none" fo:border-bottom="0.05pt solid #000000" style:writing-mode="page"/>
    </style:style>
    <style:style style:name="Table24.d1" style:family="table-cell">
      <style:table-cell-properties fo:padding="0.0201in" fo:border-left="0.05pt solid #000000" fo:border-right="none" fo:border-top="none" fo:border-bottom="0.05pt solid #000000" style:writing-mode="page"/>
    </style:style>
    <style:style style:name="Table24.e1" style:family="table-cell">
      <style:table-cell-properties fo:padding="0.0201in" fo:border-left="0.05pt solid #000000" fo:border-right="none" fo:border-top="none" fo:border-bottom="0.05pt solid #000000" style:writing-mode="page"/>
    </style:style>
    <style:style style:name="Table24.f1" style:family="table-cell">
      <style:table-cell-properties fo:padding="0.0201in" fo:border-left="0.05pt solid #000000" fo:border-right="0.05pt solid #000000" fo:border-top="none" fo:border-bottom="0.05pt solid #000000" style:writing-mode="page"/>
    </style:style>
    <style:style style:name="Table24.E2" style:family="table-cell">
      <style:table-cell-properties fo:padding="0.0201in" fo:border-left="0.05pt solid #000000" fo:border-right="none" fo:border-top="none" fo:border-bottom="0.05pt solid #000000" style:writing-mode="page"/>
    </style:style>
    <style:style style:name="Table24.F2" style:family="table-cell">
      <style:table-cell-properties fo:padding="0.0201in" fo:border-left="0.05pt solid #000000" fo:border-right="none" fo:border-top="none" fo:border-bottom="0.05pt solid #000000" style:writing-mode="page"/>
    </style:style>
    <style:style style:name="Table24.G2" style:family="table-cell">
      <style:table-cell-properties fo:padding="0.0201in" fo:border-left="0.05pt solid #000000" fo:border-right="none" fo:border-top="none" fo:border-bottom="0.05pt solid #000000" style:writing-mode="page"/>
    </style:style>
    <style:style style:name="Table24.H2" style:family="table-cell">
      <style:table-cell-properties fo:padding="0.0201in" fo:border-left="0.05pt solid #000000" fo:border-right="none" fo:border-top="none" fo:border-bottom="0.05pt solid #000000" style:writing-mode="page"/>
    </style:style>
    <style:style style:name="Table24.M2" style:family="table-cell">
      <style:table-cell-properties fo:padding="0.0201in" fo:border-left="0.05pt solid #000000" fo:border-right="none" fo:border-top="none" fo:border-bottom="0.05pt solid #000000" style:writing-mode="page"/>
    </style:style>
    <style:style style:name="Table24.N2" style:family="table-cell">
      <style:table-cell-properties fo:padding="0.0201in" fo:border-left="0.05pt solid #000000" fo:border-right="none" fo:border-top="none" fo:border-bottom="0.05pt solid #000000" style:writing-mode="page"/>
    </style:style>
    <style:style style:name="Table24.O2" style:family="table-cell">
      <style:table-cell-properties fo:padding="0.0201in" fo:border-left="0.05pt solid #000000" fo:border-right="none" fo:border-top="none" fo:border-bottom="0.05pt solid #000000" style:writing-mode="page"/>
    </style:style>
    <style:style style:name="Table24.P2" style:family="table-cell">
      <style:table-cell-properties fo:padding="0.0201in" fo:border-left="0.05pt solid #000000" fo:border-right="none" fo:border-top="none" fo:border-bottom="0.05pt solid #000000" style:writing-mode="page"/>
    </style:style>
    <style:style style:name="Table24.U2" style:family="table-cell">
      <style:table-cell-properties fo:padding="0.0201in" fo:border-left="0.05pt solid #000000" fo:border-right="none" fo:border-top="none" fo:border-bottom="0.05pt solid #000000" style:writing-mode="page"/>
    </style:style>
    <style:style style:name="Table24.V2" style:family="table-cell">
      <style:table-cell-properties fo:padding="0.0201in" fo:border-left="0.05pt solid #000000" fo:border-right="none" fo:border-top="none" fo:border-bottom="0.05pt solid #000000" style:writing-mode="page"/>
    </style:style>
    <style:style style:name="Table24.W2" style:family="table-cell">
      <style:table-cell-properties fo:padding="0.0201in" fo:border-left="0.05pt solid #000000" fo:border-right="none" fo:border-top="none" fo:border-bottom="0.05pt solid #000000" style:writing-mode="page"/>
    </style:style>
    <style:style style:name="Table24.X2" style:family="table-cell">
      <style:table-cell-properties fo:padding="0.0201in" fo:border-left="0.05pt solid #000000" fo:border-right="none" fo:border-top="none" fo:border-bottom="0.05pt solid #000000" style:writing-mode="page"/>
    </style:style>
    <style:style style:name="Table24.c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none" fo:border-top="none" fo:border-bottom="0.05pt solid #000000" style:writing-mode="page"/>
    </style:style>
    <style:style style:name="Table24.e2" style:family="table-cell">
      <style:table-cell-properties fo:padding="0.0201in" fo:border-left="0.05pt solid #000000" fo:border-right="none" fo:border-top="none" fo:border-bottom="0.05pt solid #000000" style:writing-mode="page"/>
    </style:style>
    <style:style style:name="Table24.f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361in" fo:margin-left="0in" table:align="left" fo:background-color="transparent">
        <style:background-image/>
      </style:table-properties>
    </style:style>
    <style:style style:name="Table17.A" style:family="table-column">
      <style:table-column-properties style:column-width="3.4625in"/>
    </style:style>
    <style:style style:name="Table17.B" style:family="table-column">
      <style:table-column-properties style:column-width="1.0819in"/>
    </style:style>
    <style:style style:name="Table17.C" style:family="table-column">
      <style:table-column-properties style:column-width="0.6493in"/>
    </style:style>
    <style:style style:name="Table17.D" style:family="table-column">
      <style:table-column-properties style:column-width="1.7424in"/>
    </style:style>
    <style:style style:name="Table17.1" style:family="table-row">
      <style:table-row-properties style:min-row-height="0.0611in" fo:background-color="transparent">
        <style:background-image/>
      </style:table-row-properties>
    </style:style>
    <style:style style:name="Table17.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7.D1" style:family="table-cell">
      <style:table-cell-properties fo:background-color="#ffff00" fo:padding="0.0201in" fo:border="0.05pt solid #000000" style:writing-mode="page">
        <style:background-image/>
      </style:table-cell-properties>
    </style:style>
    <style:style style:name="Table2" style:family="table">
      <style:table-properties style:width="6.9361in" fo:margin-left="0in" table:align="left" fo:background-color="transparent">
        <style:background-image/>
      </style:table-properties>
    </style:style>
    <style:style style:name="Table2.A" style:family="table-column">
      <style:table-column-properties style:column-width="0.216in"/>
    </style:style>
    <style:style style:name="Table2.B" style:family="table-column">
      <style:table-column-properties style:column-width="0.2167in"/>
    </style:style>
    <style:style style:name="Table2.f" style:family="table-column">
      <style:table-column-properties style:column-width="0.2278in"/>
    </style:style>
    <style:style style:name="Table2.1" style:family="table-row">
      <style:table-row-properties style:min-row-height="0.0611in" fo:background-color="transparent">
        <style:background-image/>
      </style:table-row-properties>
    </style:style>
    <style:style style:name="Table2.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E1" style:family="table-cell">
      <style:table-cell-properties fo:padding="0.0201in" fo:border-left="0.05pt solid #000000" fo:border-right="none" fo:border-top="none" fo:border-bottom="0.05pt solid #000000" style:writing-mode="page"/>
    </style:style>
    <style:style style:name="Table2.F1" style:family="table-cell">
      <style:table-cell-properties fo:padding="0.0201in" fo:border-left="0.05pt solid #000000" fo:border-right="none" fo:border-top="none" fo:border-bottom="0.05pt solid #000000" style:writing-mode="page"/>
    </style:style>
    <style:style style:name="Table2.G1" style:family="table-cell">
      <style:table-cell-properties fo:padding="0.0201in" fo:border-left="0.05pt solid #000000" fo:border-right="none" fo:border-top="none" fo:border-bottom="0.05pt solid #000000" style:writing-mode="page"/>
    </style:style>
    <style:style style:name="Table2.H1" style:family="table-cell">
      <style:table-cell-properties fo:padding="0.0201in" fo:border-left="0.05pt solid #000000" fo:border-right="none" fo:border-top="none" fo:border-bottom="0.05pt solid #000000" style:writing-mode="page"/>
    </style:style>
    <style:style style:name="Table2.M1" style:family="table-cell">
      <style:table-cell-properties fo:padding="0.0201in" fo:border-left="0.05pt solid #000000" fo:border-right="none" fo:border-top="none" fo:border-bottom="0.05pt solid #000000" style:writing-mode="page"/>
    </style:style>
    <style:style style:name="Table2.N1" style:family="table-cell">
      <style:table-cell-properties fo:padding="0.0201in" fo:border-left="0.05pt solid #000000" fo:border-right="none" fo:border-top="none" fo:border-bottom="0.05pt solid #000000" style:writing-mode="page"/>
    </style:style>
    <style:style style:name="Table2.O1" style:family="table-cell">
      <style:table-cell-properties fo:padding="0.0201in" fo:border-left="0.05pt solid #000000" fo:border-right="none" fo:border-top="none" fo:border-bottom="0.05pt solid #000000" style:writing-mode="page"/>
    </style:style>
    <style:style style:name="Table2.P1" style:family="table-cell">
      <style:table-cell-properties fo:padding="0.0201in" fo:border-left="0.05pt solid #000000" fo:border-right="none" fo:border-top="none" fo:border-bottom="0.05pt solid #000000" style:writing-mode="page"/>
    </style:style>
    <style:style style:name="Table2.U1" style:family="table-cell">
      <style:table-cell-properties fo:padding="0.0201in" fo:border-left="0.05pt solid #000000" fo:border-right="none" fo:border-top="none" fo:border-bottom="0.05pt solid #000000" style:writing-mode="page"/>
    </style:style>
    <style:style style:name="Table2.V1" style:family="table-cell">
      <style:table-cell-properties fo:padding="0.0201in" fo:border-left="0.05pt solid #000000" fo:border-right="none" fo:border-top="none" fo:border-bottom="0.05pt solid #000000" style:writing-mode="page"/>
    </style:style>
    <style:style style:name="Table2.W1" style:family="table-cell">
      <style:table-cell-properties fo:padding="0.0201in" fo:border-left="0.05pt solid #000000" fo:border-right="none" fo:border-top="none" fo:border-bottom="0.05pt solid #000000" style:writing-mode="page"/>
    </style:style>
    <style:style style:name="Table2.X1" style:family="table-cell">
      <style:table-cell-properties fo:padding="0.0201in" fo:border-left="0.05pt solid #000000" fo:border-right="none" fo:border-top="none" fo:border-bottom="0.05pt solid #000000" style:writing-mode="page"/>
    </style:style>
    <style:style style:name="Table2.c1" style:family="table-cell">
      <style:table-cell-properties fo:padding="0.0201in" fo:border-left="0.05pt solid #000000" fo:border-right="none" fo:border-top="none" fo:border-bottom="0.05pt solid #000000" style:writing-mode="page"/>
    </style:style>
    <style:style style:name="Table2.d1" style:family="table-cell">
      <style:table-cell-properties fo:padding="0.0201in" fo:border-left="0.05pt solid #000000" fo:border-right="none" fo:border-top="none" fo:border-bottom="0.05pt solid #000000" style:writing-mode="page"/>
    </style:style>
    <style:style style:name="Table2.e1" style:family="table-cell">
      <style:table-cell-properties fo:padding="0.0201in" fo:border-left="0.05pt solid #000000" fo:border-right="none" fo:border-top="none" fo:border-bottom="0.05pt solid #000000" style:writing-mode="page"/>
    </style:style>
    <style:style style:name="Table2.f1" style:family="table-cell">
      <style:table-cell-properties fo:padding="0.0201in" fo:border-left="0.05pt solid #000000" fo:border-right="0.05pt solid #000000" fo:border-top="none" fo:border-bottom="0.05pt solid #000000" style:writing-mode="page"/>
    </style:style>
    <style:style style:name="Table2.E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none" fo:border-top="none" fo:border-bottom="0.05pt solid #000000" style:writing-mode="page"/>
    </style:style>
    <style:style style:name="Table2.G2" style:family="table-cell">
      <style:table-cell-properties fo:padding="0.0201in" fo:border-left="0.05pt solid #000000" fo:border-right="none" fo:border-top="none" fo:border-bottom="0.05pt solid #000000" style:writing-mode="page"/>
    </style:style>
    <style:style style:name="Table2.H2" style:family="table-cell">
      <style:table-cell-properties fo:padding="0.0201in" fo:border-left="0.05pt solid #000000" fo:border-right="none" fo:border-top="none" fo:border-bottom="0.05pt solid #000000" style:writing-mode="page"/>
    </style:style>
    <style:style style:name="Table2.M2" style:family="table-cell">
      <style:table-cell-properties fo:padding="0.0201in" fo:border-left="0.05pt solid #000000" fo:border-right="none" fo:border-top="none" fo:border-bottom="0.05pt solid #000000" style:writing-mode="page"/>
    </style:style>
    <style:style style:name="Table2.N2" style:family="table-cell">
      <style:table-cell-properties fo:padding="0.0201in" fo:border-left="0.05pt solid #000000" fo:border-right="none" fo:border-top="none" fo:border-bottom="0.05pt solid #000000" style:writing-mode="page"/>
    </style:style>
    <style:style style:name="Table2.O2" style:family="table-cell">
      <style:table-cell-properties fo:padding="0.0201in" fo:border-left="0.05pt solid #000000" fo:border-right="none" fo:border-top="none" fo:border-bottom="0.05pt solid #000000" style:writing-mode="page"/>
    </style:style>
    <style:style style:name="Table2.P2" style:family="table-cell">
      <style:table-cell-properties fo:padding="0.0201in" fo:border-left="0.05pt solid #000000" fo:border-right="none" fo:border-top="none" fo:border-bottom="0.05pt solid #000000" style:writing-mode="page"/>
    </style:style>
    <style:style style:name="Table2.U2" style:family="table-cell">
      <style:table-cell-properties fo:padding="0.0201in" fo:border-left="0.05pt solid #000000" fo:border-right="none" fo:border-top="none" fo:border-bottom="0.05pt solid #000000" style:writing-mode="page"/>
    </style:style>
    <style:style style:name="Table2.V2" style:family="table-cell">
      <style:table-cell-properties fo:padding="0.0201in" fo:border-left="0.05pt solid #000000" fo:border-right="none" fo:border-top="none" fo:border-bottom="0.05pt solid #000000" style:writing-mode="page"/>
    </style:style>
    <style:style style:name="Table2.W2" style:family="table-cell">
      <style:table-cell-properties fo:padding="0.0201in" fo:border-left="0.05pt solid #000000" fo:border-right="none" fo:border-top="none" fo:border-bottom="0.05pt solid #000000" style:writing-mode="page"/>
    </style:style>
    <style:style style:name="Table2.X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none" fo:border-top="none" fo:border-bottom="0.05pt solid #000000" style:writing-mode="page"/>
    </style:style>
    <style:style style:name="Table2.e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0.05pt solid #000000" fo:border-top="none" fo:border-bottom="0.05pt solid #000000" style:writing-mode="page"/>
    </style:style>
    <style:style style:name="Table18" style:family="table">
      <style:table-properties style:width="6.9361in" fo:margin-left="0in" table:align="left" fo:background-color="transparent">
        <style:background-image/>
      </style:table-properties>
    </style:style>
    <style:style style:name="Table18.A" style:family="table-column">
      <style:table-column-properties style:column-width="3.4625in"/>
    </style:style>
    <style:style style:name="Table18.B" style:family="table-column">
      <style:table-column-properties style:column-width="1.0819in"/>
    </style:style>
    <style:style style:name="Table18.C" style:family="table-column">
      <style:table-column-properties style:column-width="0.6493in"/>
    </style:style>
    <style:style style:name="Table18.D" style:family="table-column">
      <style:table-column-properties style:column-width="1.7424in"/>
    </style:style>
    <style:style style:name="Table18.1" style:family="table-row">
      <style:table-row-properties style:min-row-height="0.0611in" fo:background-color="transparent">
        <style:background-image/>
      </style:table-row-properties>
    </style:style>
    <style:style style:name="Table18.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8.D1" style:family="table-cell">
      <style:table-cell-properties fo:background-color="#ffff00" fo:padding="0.0201in" fo:border="0.05pt solid #000000" style:writing-mode="page">
        <style:background-image/>
      </style:table-cell-properties>
    </style:style>
    <style:style style:name="Table3" style:family="table">
      <style:table-properties style:width="6.9361in" fo:margin-left="0in" table:align="left" fo:background-color="transparent">
        <style:background-image/>
      </style:table-properties>
    </style:style>
    <style:style style:name="Table3.A" style:family="table-column">
      <style:table-column-properties style:column-width="0.216in"/>
    </style:style>
    <style:style style:name="Table3.B" style:family="table-column">
      <style:table-column-properties style:column-width="0.2167in"/>
    </style:style>
    <style:style style:name="Table3.f" style:family="table-column">
      <style:table-column-properties style:column-width="0.2278in"/>
    </style:style>
    <style:style style:name="Table3.1" style:family="table-row">
      <style:table-row-properties style:min-row-height="0.0611in" fo:background-color="transparent">
        <style:background-image/>
      </style:table-row-properties>
    </style:style>
    <style:style style:name="Table3.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3.E1" style:family="table-cell">
      <style:table-cell-properties fo:padding="0.0201in" fo:border-left="0.05pt solid #000000" fo:border-right="none" fo:border-top="none" fo:border-bottom="0.05pt solid #000000" style:writing-mode="page"/>
    </style:style>
    <style:style style:name="Table3.F1" style:family="table-cell">
      <style:table-cell-properties fo:padding="0.0201in" fo:border-left="0.05pt solid #000000" fo:border-right="none" fo:border-top="none" fo:border-bottom="0.05pt solid #000000" style:writing-mode="page"/>
    </style:style>
    <style:style style:name="Table3.G1" style:family="table-cell">
      <style:table-cell-properties fo:padding="0.0201in" fo:border-left="0.05pt solid #000000" fo:border-right="none" fo:border-top="none" fo:border-bottom="0.05pt solid #000000" style:writing-mode="page"/>
    </style:style>
    <style:style style:name="Table3.H1" style:family="table-cell">
      <style:table-cell-properties fo:padding="0.0201in" fo:border-left="0.05pt solid #000000" fo:border-right="none" fo:border-top="none" fo:border-bottom="0.05pt solid #000000" style:writing-mode="page"/>
    </style:style>
    <style:style style:name="Table3.M1" style:family="table-cell">
      <style:table-cell-properties fo:padding="0.0201in" fo:border-left="0.05pt solid #000000" fo:border-right="none" fo:border-top="none" fo:border-bottom="0.05pt solid #000000" style:writing-mode="page"/>
    </style:style>
    <style:style style:name="Table3.N1" style:family="table-cell">
      <style:table-cell-properties fo:padding="0.0201in" fo:border-left="0.05pt solid #000000" fo:border-right="none" fo:border-top="none" fo:border-bottom="0.05pt solid #000000" style:writing-mode="page"/>
    </style:style>
    <style:style style:name="Table3.O1" style:family="table-cell">
      <style:table-cell-properties fo:padding="0.0201in" fo:border-left="0.05pt solid #000000" fo:border-right="none" fo:border-top="none" fo:border-bottom="0.05pt solid #000000" style:writing-mode="page"/>
    </style:style>
    <style:style style:name="Table3.P1" style:family="table-cell">
      <style:table-cell-properties fo:padding="0.0201in" fo:border-left="0.05pt solid #000000" fo:border-right="none" fo:border-top="none" fo:border-bottom="0.05pt solid #000000" style:writing-mode="page"/>
    </style:style>
    <style:style style:name="Table3.U1" style:family="table-cell">
      <style:table-cell-properties fo:padding="0.0201in" fo:border-left="0.05pt solid #000000" fo:border-right="none" fo:border-top="none" fo:border-bottom="0.05pt solid #000000" style:writing-mode="page"/>
    </style:style>
    <style:style style:name="Table3.V1" style:family="table-cell">
      <style:table-cell-properties fo:padding="0.0201in" fo:border-left="0.05pt solid #000000" fo:border-right="none" fo:border-top="none" fo:border-bottom="0.05pt solid #000000" style:writing-mode="page"/>
    </style:style>
    <style:style style:name="Table3.W1" style:family="table-cell">
      <style:table-cell-properties fo:padding="0.0201in" fo:border-left="0.05pt solid #000000" fo:border-right="none" fo:border-top="none" fo:border-bottom="0.05pt solid #000000" style:writing-mode="page"/>
    </style:style>
    <style:style style:name="Table3.X1" style:family="table-cell">
      <style:table-cell-properties fo:padding="0.0201in" fo:border-left="0.05pt solid #000000" fo:border-right="none" fo:border-top="none" fo:border-bottom="0.05pt solid #000000" style:writing-mode="page"/>
    </style:style>
    <style:style style:name="Table3.c1" style:family="table-cell">
      <style:table-cell-properties fo:padding="0.0201in" fo:border-left="0.05pt solid #000000" fo:border-right="none" fo:border-top="none" fo:border-bottom="0.05pt solid #000000" style:writing-mode="page"/>
    </style:style>
    <style:style style:name="Table3.d1" style:family="table-cell">
      <style:table-cell-properties fo:padding="0.0201in" fo:border-left="0.05pt solid #000000" fo:border-right="none" fo:border-top="none" fo:border-bottom="0.05pt solid #000000" style:writing-mode="page"/>
    </style:style>
    <style:style style:name="Table3.e1" style:family="table-cell">
      <style:table-cell-properties fo:padding="0.0201in" fo:border-left="0.05pt solid #000000" fo:border-right="none" fo:border-top="none" fo:border-bottom="0.05pt solid #000000" style:writing-mode="page"/>
    </style:style>
    <style:style style:name="Table3.f1" style:family="table-cell">
      <style:table-cell-properties fo:padding="0.0201in" fo:border-left="0.05pt solid #000000" fo:border-right="0.05pt solid #000000" fo:border-top="none" fo:border-bottom="0.05pt solid #000000" style:writing-mode="page"/>
    </style:style>
    <style:style style:name="Table3.E2" style:family="table-cell">
      <style:table-cell-properties fo:padding="0.0201in" fo:border-left="0.05pt solid #000000" fo:border-right="none" fo:border-top="none" fo:border-bottom="0.05pt solid #000000" style:writing-mode="page"/>
    </style:style>
    <style:style style:name="Table3.F2" style:family="table-cell">
      <style:table-cell-properties fo:padding="0.0201in" fo:border-left="0.05pt solid #000000" fo:border-right="none" fo:border-top="none" fo:border-bottom="0.05pt solid #000000" style:writing-mode="page"/>
    </style:style>
    <style:style style:name="Table3.G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none" fo:border-top="none" fo:border-bottom="0.05pt solid #000000" style:writing-mode="page"/>
    </style:style>
    <style:style style:name="Table3.M2" style:family="table-cell">
      <style:table-cell-properties fo:padding="0.0201in" fo:border-left="0.05pt solid #000000" fo:border-right="none" fo:border-top="none" fo:border-bottom="0.05pt solid #000000" style:writing-mode="page"/>
    </style:style>
    <style:style style:name="Table3.N2" style:family="table-cell">
      <style:table-cell-properties fo:padding="0.0201in" fo:border-left="0.05pt solid #000000" fo:border-right="none" fo:border-top="none" fo:border-bottom="0.05pt solid #000000" style:writing-mode="page"/>
    </style:style>
    <style:style style:name="Table3.O2" style:family="table-cell">
      <style:table-cell-properties fo:padding="0.0201in" fo:border-left="0.05pt solid #000000" fo:border-right="none" fo:border-top="none" fo:border-bottom="0.05pt solid #000000" style:writing-mode="page"/>
    </style:style>
    <style:style style:name="Table3.P2" style:family="table-cell">
      <style:table-cell-properties fo:padding="0.0201in" fo:border-left="0.05pt solid #000000" fo:border-right="none" fo:border-top="none" fo:border-bottom="0.05pt solid #000000" style:writing-mode="page"/>
    </style:style>
    <style:style style:name="Table3.U2" style:family="table-cell">
      <style:table-cell-properties fo:padding="0.0201in" fo:border-left="0.05pt solid #000000" fo:border-right="none" fo:border-top="none" fo:border-bottom="0.05pt solid #000000" style:writing-mode="page"/>
    </style:style>
    <style:style style:name="Table3.V2" style:family="table-cell">
      <style:table-cell-properties fo:padding="0.0201in" fo:border-left="0.05pt solid #000000" fo:border-right="none" fo:border-top="none" fo:border-bottom="0.05pt solid #000000" style:writing-mode="page"/>
    </style:style>
    <style:style style:name="Table3.W2" style:family="table-cell">
      <style:table-cell-properties fo:padding="0.0201in" fo:border-left="0.05pt solid #000000" fo:border-right="none" fo:border-top="none" fo:border-bottom="0.05pt solid #000000" style:writing-mode="page"/>
    </style:style>
    <style:style style:name="Table3.X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none" fo:border-top="none" fo:border-bottom="0.05pt solid #000000" style:writing-mode="page"/>
    </style:style>
    <style:style style:name="Table3.e2" style:family="table-cell">
      <style:table-cell-properties fo:padding="0.0201in" fo:border-left="0.05pt solid #000000" fo:border-right="none" fo:border-top="none" fo:border-bottom="0.05pt solid #000000" style:writing-mode="page"/>
    </style:style>
    <style:style style:name="Table3.f2" style:family="table-cell">
      <style:table-cell-properties fo:padding="0.0201in" fo:border-left="0.05pt solid #000000" fo:border-right="0.05pt solid #000000" fo:border-top="none" fo:border-bottom="0.05pt solid #000000" style:writing-mode="page"/>
    </style:style>
    <style:style style:name="Table19" style:family="table">
      <style:table-properties style:width="6.9361in" fo:margin-left="0in" table:align="left" fo:background-color="transparent">
        <style:background-image/>
      </style:table-properties>
    </style:style>
    <style:style style:name="Table19.A" style:family="table-column">
      <style:table-column-properties style:column-width="3.4625in"/>
    </style:style>
    <style:style style:name="Table19.B" style:family="table-column">
      <style:table-column-properties style:column-width="1.0819in"/>
    </style:style>
    <style:style style:name="Table19.C" style:family="table-column">
      <style:table-column-properties style:column-width="0.6493in"/>
    </style:style>
    <style:style style:name="Table19.D" style:family="table-column">
      <style:table-column-properties style:column-width="1.7424in"/>
    </style:style>
    <style:style style:name="Table19.1" style:family="table-row">
      <style:table-row-properties style:min-row-height="0.0611in" fo:background-color="transparent">
        <style:background-image/>
      </style:table-row-properties>
    </style:style>
    <style:style style:name="Table19.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9.D1" style:family="table-cell">
      <style:table-cell-properties fo:background-color="#ffff00" fo:padding="0.0201in" fo:border="0.05pt solid #000000" style:writing-mode="page">
        <style:background-image/>
      </style:table-cell-properties>
    </style:style>
    <style:style style:name="Table5" style:family="table">
      <style:table-properties style:width="6.9361in" fo:margin-left="0in" table:align="left" fo:background-color="transparent">
        <style:background-image/>
      </style:table-properties>
    </style:style>
    <style:style style:name="Table5.A" style:family="table-column">
      <style:table-column-properties style:column-width="0.216in"/>
    </style:style>
    <style:style style:name="Table5.B" style:family="table-column">
      <style:table-column-properties style:column-width="0.2167in"/>
    </style:style>
    <style:style style:name="Table5.f" style:family="table-column">
      <style:table-column-properties style:column-width="0.2278in"/>
    </style:style>
    <style:style style:name="Table5.1" style:family="table-row">
      <style:table-row-properties style:min-row-height="0.0611in" fo:background-color="transparent">
        <style:background-image/>
      </style:table-row-properties>
    </style:style>
    <style:style style:name="Table5.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5.E1" style:family="table-cell">
      <style:table-cell-properties fo:padding="0.0201in" fo:border-left="0.05pt solid #000000" fo:border-right="none" fo:border-top="none" fo:border-bottom="0.05pt solid #000000" style:writing-mode="page"/>
    </style:style>
    <style:style style:name="Table5.F1" style:family="table-cell">
      <style:table-cell-properties fo:padding="0.0201in" fo:border-left="0.05pt solid #000000" fo:border-right="none" fo:border-top="none" fo:border-bottom="0.05pt solid #000000" style:writing-mode="page"/>
    </style:style>
    <style:style style:name="Table5.G1" style:family="table-cell">
      <style:table-cell-properties fo:padding="0.0201in" fo:border-left="0.05pt solid #000000" fo:border-right="none" fo:border-top="none" fo:border-bottom="0.05pt solid #000000" style:writing-mode="page"/>
    </style:style>
    <style:style style:name="Table5.H1" style:family="table-cell">
      <style:table-cell-properties fo:padding="0.0201in" fo:border-left="0.05pt solid #000000" fo:border-right="none" fo:border-top="none" fo:border-bottom="0.05pt solid #000000" style:writing-mode="page"/>
    </style:style>
    <style:style style:name="Table5.M1" style:family="table-cell">
      <style:table-cell-properties fo:padding="0.0201in" fo:border-left="0.05pt solid #000000" fo:border-right="none" fo:border-top="none" fo:border-bottom="0.05pt solid #000000" style:writing-mode="page"/>
    </style:style>
    <style:style style:name="Table5.N1" style:family="table-cell">
      <style:table-cell-properties fo:padding="0.0201in" fo:border-left="0.05pt solid #000000" fo:border-right="none" fo:border-top="none" fo:border-bottom="0.05pt solid #000000" style:writing-mode="page"/>
    </style:style>
    <style:style style:name="Table5.O1" style:family="table-cell">
      <style:table-cell-properties fo:padding="0.0201in" fo:border-left="0.05pt solid #000000" fo:border-right="none" fo:border-top="none" fo:border-bottom="0.05pt solid #000000" style:writing-mode="page"/>
    </style:style>
    <style:style style:name="Table5.P1" style:family="table-cell">
      <style:table-cell-properties fo:padding="0.0201in" fo:border-left="0.05pt solid #000000" fo:border-right="none" fo:border-top="none" fo:border-bottom="0.05pt solid #000000" style:writing-mode="page"/>
    </style:style>
    <style:style style:name="Table5.U1" style:family="table-cell">
      <style:table-cell-properties fo:padding="0.0201in" fo:border-left="0.05pt solid #000000" fo:border-right="none" fo:border-top="none" fo:border-bottom="0.05pt solid #000000" style:writing-mode="page"/>
    </style:style>
    <style:style style:name="Table5.V1" style:family="table-cell">
      <style:table-cell-properties fo:padding="0.0201in" fo:border-left="0.05pt solid #000000" fo:border-right="none" fo:border-top="none" fo:border-bottom="0.05pt solid #000000" style:writing-mode="page"/>
    </style:style>
    <style:style style:name="Table5.W1" style:family="table-cell">
      <style:table-cell-properties fo:padding="0.0201in" fo:border-left="0.05pt solid #000000" fo:border-right="none" fo:border-top="none" fo:border-bottom="0.05pt solid #000000" style:writing-mode="page"/>
    </style:style>
    <style:style style:name="Table5.X1" style:family="table-cell">
      <style:table-cell-properties fo:padding="0.0201in" fo:border-left="0.05pt solid #000000" fo:border-right="none" fo:border-top="none" fo:border-bottom="0.05pt solid #000000" style:writing-mode="page"/>
    </style:style>
    <style:style style:name="Table5.c1" style:family="table-cell">
      <style:table-cell-properties fo:padding="0.0201in" fo:border-left="0.05pt solid #000000" fo:border-right="none" fo:border-top="none" fo:border-bottom="0.05pt solid #000000" style:writing-mode="page"/>
    </style:style>
    <style:style style:name="Table5.d1" style:family="table-cell">
      <style:table-cell-properties fo:padding="0.0201in" fo:border-left="0.05pt solid #000000" fo:border-right="none" fo:border-top="none" fo:border-bottom="0.05pt solid #000000" style:writing-mode="page"/>
    </style:style>
    <style:style style:name="Table5.e1" style:family="table-cell">
      <style:table-cell-properties fo:padding="0.0201in" fo:border-left="0.05pt solid #000000" fo:border-right="none" fo:border-top="none" fo:border-bottom="0.05pt solid #000000" style:writing-mode="page"/>
    </style:style>
    <style:style style:name="Table5.f1" style:family="table-cell">
      <style:table-cell-properties fo:padding="0.0201in" fo:border-left="0.05pt solid #000000" fo:border-right="0.05pt solid #000000" fo:border-top="none" fo:border-bottom="0.05pt solid #000000" style:writing-mode="page"/>
    </style:style>
    <style:style style:name="Table5.E2" style:family="table-cell">
      <style:table-cell-properties fo:padding="0.0201in" fo:border-left="0.05pt solid #000000" fo:border-right="none" fo:border-top="none" fo:border-bottom="0.05pt solid #000000" style:writing-mode="page"/>
    </style:style>
    <style:style style:name="Table5.F2" style:family="table-cell">
      <style:table-cell-properties fo:padding="0.0201in" fo:border-left="0.05pt solid #000000" fo:border-right="none" fo:border-top="none" fo:border-bottom="0.05pt solid #000000" style:writing-mode="page"/>
    </style:style>
    <style:style style:name="Table5.G2" style:family="table-cell">
      <style:table-cell-properties fo:padding="0.0201in" fo:border-left="0.05pt solid #000000" fo:border-right="none" fo:border-top="none" fo:border-bottom="0.05pt solid #000000" style:writing-mode="page"/>
    </style:style>
    <style:style style:name="Table5.H2" style:family="table-cell">
      <style:table-cell-properties fo:padding="0.0201in" fo:border-left="0.05pt solid #000000" fo:border-right="none" fo:border-top="none" fo:border-bottom="0.05pt solid #000000" style:writing-mode="page"/>
    </style:style>
    <style:style style:name="Table5.M2" style:family="table-cell">
      <style:table-cell-properties fo:padding="0.0201in" fo:border-left="0.05pt solid #000000" fo:border-right="none" fo:border-top="none" fo:border-bottom="0.05pt solid #000000" style:writing-mode="page"/>
    </style:style>
    <style:style style:name="Table5.N2" style:family="table-cell">
      <style:table-cell-properties fo:padding="0.0201in" fo:border-left="0.05pt solid #000000" fo:border-right="none" fo:border-top="none" fo:border-bottom="0.05pt solid #000000" style:writing-mode="page"/>
    </style:style>
    <style:style style:name="Table5.O2" style:family="table-cell">
      <style:table-cell-properties fo:padding="0.0201in" fo:border-left="0.05pt solid #000000" fo:border-right="none" fo:border-top="none" fo:border-bottom="0.05pt solid #000000" style:writing-mode="page"/>
    </style:style>
    <style:style style:name="Table5.P2" style:family="table-cell">
      <style:table-cell-properties fo:padding="0.0201in" fo:border-left="0.05pt solid #000000" fo:border-right="none" fo:border-top="none" fo:border-bottom="0.05pt solid #000000" style:writing-mode="page"/>
    </style:style>
    <style:style style:name="Table5.U2" style:family="table-cell">
      <style:table-cell-properties fo:padding="0.0201in" fo:border-left="0.05pt solid #000000" fo:border-right="none" fo:border-top="none" fo:border-bottom="0.05pt solid #000000" style:writing-mode="page"/>
    </style:style>
    <style:style style:name="Table5.V2" style:family="table-cell">
      <style:table-cell-properties fo:padding="0.0201in" fo:border-left="0.05pt solid #000000" fo:border-right="none" fo:border-top="none" fo:border-bottom="0.05pt solid #000000" style:writing-mode="page"/>
    </style:style>
    <style:style style:name="Table5.W2" style:family="table-cell">
      <style:table-cell-properties fo:padding="0.0201in" fo:border-left="0.05pt solid #000000" fo:border-right="none" fo:border-top="none" fo:border-bottom="0.05pt solid #000000" style:writing-mode="page"/>
    </style:style>
    <style:style style:name="Table5.X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none" fo:border-top="none" fo:border-bottom="0.05pt solid #000000" style:writing-mode="page"/>
    </style:style>
    <style:style style:name="Table5.e2" style:family="table-cell">
      <style:table-cell-properties fo:padding="0.0201in" fo:border-left="0.05pt solid #000000" fo:border-right="none" fo:border-top="none" fo:border-bottom="0.05pt solid #000000" style:writing-mode="page"/>
    </style:style>
    <style:style style:name="Table5.f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fo:margin-left="0.0111in" table:align="left" fo:background-color="transparent">
        <style:background-image/>
      </style:table-properties>
    </style:style>
    <style:style style:name="Table4.A" style:family="table-column">
      <style:table-column-properties style:column-width="0.2083in"/>
    </style:style>
    <style:style style:name="Table4.B" style:family="table-column">
      <style:table-column-properties style:column-width="0.2174in"/>
    </style:style>
    <style:style style:name="Table4.C" style:family="table-column">
      <style:table-column-properties style:column-width="0.2167in"/>
    </style:style>
    <style:style style:name="Table4.f" style:family="table-column">
      <style:table-column-properties style:column-width="0.2236in"/>
    </style:style>
    <style:style style:name="Table4.1" style:family="table-row">
      <style:table-row-properties style:min-row-height="0.0611in" fo:background-color="transparent">
        <style:background-image/>
      </style:table-row-properties>
    </style:style>
    <style:style style:name="Table4.A1" style:family="table-cell">
      <style:table-cell-properties fo:background-color="#ffff00" fo:padding="0.0201in" fo:border="0.05pt solid #000000" style:writing-mode="page">
        <style:background-image/>
      </style:table-cell-properties>
    </style:style>
    <style:style style:name="Table4.2" style:family="table-row">
      <style:table-row-properties style:min-row-height="0.0611in"/>
    </style:style>
    <style:style style:name="Table4.A2" style:family="table-cell">
      <style:table-cell-properties fo:padding="0.0201in" fo:border-left="0.05pt solid #000000" fo:border-right="none" fo:border-top="0.05pt solid #000000" fo:border-bottom="0.05pt solid #000000" style:writing-mode="page"/>
    </style:style>
    <style:style style:name="Table4.B2" style:family="table-cell">
      <style:table-cell-properties fo:padding="0.0201in" fo:border-left="0.05pt solid #000000" fo:border-right="none" fo:border-top="0.05pt solid #000000" fo:border-bottom="0.05pt solid #000000" style:writing-mode="page"/>
    </style:style>
    <style:style style:name="Table4.C2" style:family="table-cell">
      <style:table-cell-properties fo:padding="0.0201in" fo:border-left="0.05pt solid #000000" fo:border-right="none" fo:border-top="0.05pt solid #000000" fo:border-bottom="0.05pt solid #000000" style:writing-mode="page"/>
    </style:style>
    <style:style style:name="Table4.D2" style:family="table-cell">
      <style:table-cell-properties fo:padding="0.0201in" fo:border-left="0.05pt solid #000000" fo:border-right="none" fo:border-top="0.05pt solid #000000" fo:border-bottom="0.05pt solid #000000" style:writing-mode="page"/>
    </style:style>
    <style:style style:name="Table4.E2" style:family="table-cell">
      <style:table-cell-properties fo:padding="0.0201in" fo:border-left="0.05pt solid #000000" fo:border-right="none" fo:border-top="0.05pt solid #000000" fo:border-bottom="0.05pt solid #000000" style:writing-mode="page"/>
    </style:style>
    <style:style style:name="Table4.F2" style:family="table-cell">
      <style:table-cell-properties fo:padding="0.0201in" fo:border-left="0.05pt solid #000000" fo:border-right="none" fo:border-top="0.05pt solid #000000" fo:border-bottom="0.05pt solid #000000" style:writing-mode="page"/>
    </style:style>
    <style:style style:name="Table4.G2" style:family="table-cell">
      <style:table-cell-properties fo:padding="0.0201in" fo:border-left="0.05pt solid #000000" fo:border-right="none" fo:border-top="0.05pt solid #000000" fo:border-bottom="0.05pt solid #000000" style:writing-mode="page"/>
    </style:style>
    <style:style style:name="Table4.H2" style:family="table-cell">
      <style:table-cell-properties fo:padding="0.0201in" fo:border-left="0.05pt solid #000000" fo:border-right="none" fo:border-top="0.05pt solid #000000" fo:border-bottom="0.05pt solid #000000" style:writing-mode="page"/>
    </style:style>
    <style:style style:name="Table4.I2" style:family="table-cell">
      <style:table-cell-properties fo:padding="0.0201in" fo:border-left="0.05pt solid #000000" fo:border-right="none" fo:border-top="0.05pt solid #000000" fo:border-bottom="0.05pt solid #000000" style:writing-mode="page"/>
    </style:style>
    <style:style style:name="Table4.J2" style:family="table-cell">
      <style:table-cell-properties fo:padding="0.0201in" fo:border-left="0.05pt solid #000000" fo:border-right="none" fo:border-top="0.05pt solid #000000" fo:border-bottom="0.05pt solid #000000" style:writing-mode="page"/>
    </style:style>
    <style:style style:name="Table4.K2" style:family="table-cell">
      <style:table-cell-properties fo:padding="0.0201in" fo:border-left="0.05pt solid #000000" fo:border-right="none" fo:border-top="0.05pt solid #000000" fo:border-bottom="0.05pt solid #000000" style:writing-mode="page"/>
    </style:style>
    <style:style style:name="Table4.L2" style:family="table-cell">
      <style:table-cell-properties fo:padding="0.0201in" fo:border-left="0.05pt solid #000000" fo:border-right="none" fo:border-top="0.05pt solid #000000" fo:border-bottom="0.05pt solid #000000" style:writing-mode="page"/>
    </style:style>
    <style:style style:name="Table4.M2" style:family="table-cell">
      <style:table-cell-properties fo:padding="0.0201in" fo:border-left="0.05pt solid #000000" fo:border-right="none" fo:border-top="0.05pt solid #000000" fo:border-bottom="0.05pt solid #000000" style:writing-mode="page"/>
    </style:style>
    <style:style style:name="Table4.N2" style:family="table-cell">
      <style:table-cell-properties fo:padding="0.0201in" fo:border-left="0.05pt solid #000000" fo:border-right="none" fo:border-top="0.05pt solid #000000" fo:border-bottom="0.05pt solid #000000" style:writing-mode="page"/>
    </style:style>
    <style:style style:name="Table4.O2" style:family="table-cell">
      <style:table-cell-properties fo:padding="0.0201in" fo:border-left="0.05pt solid #000000" fo:border-right="none" fo:border-top="0.05pt solid #000000" fo:border-bottom="0.05pt solid #000000" style:writing-mode="page"/>
    </style:style>
    <style:style style:name="Table4.P2" style:family="table-cell">
      <style:table-cell-properties fo:padding="0.0201in" fo:border-left="0.05pt solid #000000" fo:border-right="none" fo:border-top="0.05pt solid #000000" fo:border-bottom="0.05pt solid #000000" style:writing-mode="page"/>
    </style:style>
    <style:style style:name="Table4.Q2" style:family="table-cell">
      <style:table-cell-properties fo:padding="0.0201in" fo:border-left="0.05pt solid #000000" fo:border-right="none" fo:border-top="0.05pt solid #000000" fo:border-bottom="0.05pt solid #000000" style:writing-mode="page"/>
    </style:style>
    <style:style style:name="Table4.R2" style:family="table-cell">
      <style:table-cell-properties fo:padding="0.0201in" fo:border-left="0.05pt solid #000000" fo:border-right="none" fo:border-top="0.05pt solid #000000" fo:border-bottom="0.05pt solid #000000" style:writing-mode="page"/>
    </style:style>
    <style:style style:name="Table4.S2" style:family="table-cell">
      <style:table-cell-properties fo:padding="0.0201in" fo:border-left="0.05pt solid #000000" fo:border-right="none" fo:border-top="0.05pt solid #000000" fo:border-bottom="0.05pt solid #000000" style:writing-mode="page"/>
    </style:style>
    <style:style style:name="Table4.T2" style:family="table-cell">
      <style:table-cell-properties fo:padding="0.0201in" fo:border-left="0.05pt solid #000000" fo:border-right="none" fo:border-top="0.05pt solid #000000" fo:border-bottom="0.05pt solid #000000" style:writing-mode="page"/>
    </style:style>
    <style:style style:name="Table4.U2" style:family="table-cell">
      <style:table-cell-properties fo:padding="0.0201in" fo:border-left="0.05pt solid #000000" fo:border-right="none" fo:border-top="0.05pt solid #000000" fo:border-bottom="0.05pt solid #000000" style:writing-mode="page"/>
    </style:style>
    <style:style style:name="Table4.V2" style:family="table-cell">
      <style:table-cell-properties fo:padding="0.0201in" fo:border-left="0.05pt solid #000000" fo:border-right="none" fo:border-top="0.05pt solid #000000" fo:border-bottom="0.05pt solid #000000" style:writing-mode="page"/>
    </style:style>
    <style:style style:name="Table4.W2" style:family="table-cell">
      <style:table-cell-properties fo:padding="0.0201in" fo:border-left="0.05pt solid #000000" fo:border-right="none" fo:border-top="0.05pt solid #000000" fo:border-bottom="0.05pt solid #000000" style:writing-mode="page"/>
    </style:style>
    <style:style style:name="Table4.X2" style:family="table-cell">
      <style:table-cell-properties fo:padding="0.0201in" fo:border-left="0.05pt solid #000000" fo:border-right="none" fo:border-top="0.05pt solid #000000" fo:border-bottom="0.05pt solid #000000" style:writing-mode="page"/>
    </style:style>
    <style:style style:name="Table4.Y2" style:family="table-cell">
      <style:table-cell-properties fo:padding="0.0201in" fo:border-left="0.05pt solid #000000" fo:border-right="none" fo:border-top="0.05pt solid #000000" fo:border-bottom="0.05pt solid #000000" style:writing-mode="page"/>
    </style:style>
    <style:style style:name="Table4.Z2" style:family="table-cell">
      <style:table-cell-properties fo:padding="0.0201in" fo:border-left="0.05pt solid #000000" fo:border-right="none" fo:border-top="0.05pt solid #000000" fo:border-bottom="0.05pt solid #000000" style:writing-mode="page"/>
    </style:style>
    <style:style style:name="Table4.a2" style:family="table-cell">
      <style:table-cell-properties fo:padding="0.0201in" fo:border-left="0.05pt solid #000000" fo:border-right="none" fo:border-top="0.05pt solid #000000" fo:border-bottom="0.05pt solid #000000" style:writing-mode="page"/>
    </style:style>
    <style:style style:name="Table4.b2" style:family="table-cell">
      <style:table-cell-properties fo:padding="0.0201in" fo:border-left="0.05pt solid #000000" fo:border-right="none" fo:border-top="0.05pt solid #000000" fo:border-bottom="0.05pt solid #000000" style:writing-mode="page"/>
    </style:style>
    <style:style style:name="Table4.c2" style:family="table-cell">
      <style:table-cell-properties fo:padding="0.0201in" fo:border-left="0.05pt solid #000000" fo:border-right="none" fo:border-top="0.05pt solid #000000" fo:border-bottom="0.05pt solid #000000" style:writing-mode="page"/>
    </style:style>
    <style:style style:name="Table4.d2" style:family="table-cell">
      <style:table-cell-properties fo:padding="0.0201in" fo:border-left="0.05pt solid #000000" fo:border-right="none" fo:border-top="0.05pt solid #000000" fo:border-bottom="0.05pt solid #000000" style:writing-mode="page"/>
    </style:style>
    <style:style style:name="Table4.e2" style:family="table-cell">
      <style:table-cell-properties fo:padding="0.0201in" fo:border-left="0.05pt solid #000000" fo:border-right="none" fo:border-top="0.05pt solid #000000" fo:border-bottom="0.05pt solid #000000" style:writing-mode="page"/>
    </style:style>
    <style:style style:name="Table4.f2" style:family="table-cell">
      <style:table-cell-properties fo:padding="0.0201in" fo:border="0.05pt solid #000000" style:writing-mode="page"/>
    </style:style>
    <style:style style:name="Table4.3" style:family="table-row">
      <style:table-row-properties style:min-row-height="0.0611in"/>
    </style:style>
    <style:style style:name="Table4.A3" style:family="table-cell">
      <style:table-cell-properties fo:padding="0.0201in" fo:border-left="0.05pt solid #000000" fo:border-right="none" fo:border-top="none" fo:border-bottom="0.05pt solid #000000" style:writing-mode="page"/>
    </style:style>
    <style:style style:name="Table4.B3" style:family="table-cell">
      <style:table-cell-properties fo:padding="0.0201in" fo:border-left="0.05pt solid #000000" fo:border-right="none" fo:border-top="none" fo:border-bottom="0.05pt solid #000000" style:writing-mode="page"/>
    </style:style>
    <style:style style:name="Table4.C3" style:family="table-cell">
      <style:table-cell-properties fo:padding="0.0201in" fo:border-left="0.05pt solid #000000" fo:border-right="none" fo:border-top="none" fo:border-bottom="0.05pt solid #000000" style:writing-mode="page"/>
    </style:style>
    <style:style style:name="Table4.D3" style:family="table-cell">
      <style:table-cell-properties fo:padding="0.0201in" fo:border-left="0.05pt solid #000000" fo:border-right="none" fo:border-top="none" fo:border-bottom="0.05pt solid #000000" style:writing-mode="page"/>
    </style:style>
    <style:style style:name="Table4.E3" style:family="table-cell">
      <style:table-cell-properties fo:padding="0.0201in" fo:border-left="0.05pt solid #000000" fo:border-right="none" fo:border-top="none" fo:border-bottom="0.05pt solid #000000" style:writing-mode="page"/>
    </style:style>
    <style:style style:name="Table4.F3" style:family="table-cell">
      <style:table-cell-properties fo:padding="0.0201in" fo:border-left="0.05pt solid #000000" fo:border-right="none" fo:border-top="none" fo:border-bottom="0.05pt solid #000000" style:writing-mode="page"/>
    </style:style>
    <style:style style:name="Table4.G3" style:family="table-cell">
      <style:table-cell-properties fo:padding="0.0201in" fo:border-left="0.05pt solid #000000" fo:border-right="none" fo:border-top="none" fo:border-bottom="0.05pt solid #000000" style:writing-mode="page"/>
    </style:style>
    <style:style style:name="Table4.H3" style:family="table-cell">
      <style:table-cell-properties fo:padding="0.0201in" fo:border-left="0.05pt solid #000000" fo:border-right="none" fo:border-top="none" fo:border-bottom="0.05pt solid #000000" style:writing-mode="page"/>
    </style:style>
    <style:style style:name="Table4.I3" style:family="table-cell">
      <style:table-cell-properties fo:padding="0.0201in" fo:border-left="0.05pt solid #000000" fo:border-right="none" fo:border-top="none" fo:border-bottom="0.05pt solid #000000" style:writing-mode="page"/>
    </style:style>
    <style:style style:name="Table4.J3" style:family="table-cell">
      <style:table-cell-properties fo:padding="0.0201in" fo:border-left="0.05pt solid #000000" fo:border-right="none" fo:border-top="none" fo:border-bottom="0.05pt solid #000000" style:writing-mode="page"/>
    </style:style>
    <style:style style:name="Table4.K3" style:family="table-cell">
      <style:table-cell-properties fo:padding="0.0201in" fo:border-left="0.05pt solid #000000" fo:border-right="none" fo:border-top="none" fo:border-bottom="0.05pt solid #000000" style:writing-mode="page"/>
    </style:style>
    <style:style style:name="Table4.L3" style:family="table-cell">
      <style:table-cell-properties fo:padding="0.0201in" fo:border-left="0.05pt solid #000000" fo:border-right="none" fo:border-top="none" fo:border-bottom="0.05pt solid #000000" style:writing-mode="page"/>
    </style:style>
    <style:style style:name="Table4.M3" style:family="table-cell">
      <style:table-cell-properties fo:padding="0.0201in" fo:border-left="0.05pt solid #000000" fo:border-right="none" fo:border-top="none" fo:border-bottom="0.05pt solid #000000" style:writing-mode="page"/>
    </style:style>
    <style:style style:name="Table4.N3" style:family="table-cell">
      <style:table-cell-properties fo:padding="0.0201in" fo:border-left="0.05pt solid #000000" fo:border-right="none" fo:border-top="none" fo:border-bottom="0.05pt solid #000000" style:writing-mode="page"/>
    </style:style>
    <style:style style:name="Table4.O3" style:family="table-cell">
      <style:table-cell-properties fo:padding="0.0201in" fo:border-left="0.05pt solid #000000" fo:border-right="none" fo:border-top="none" fo:border-bottom="0.05pt solid #000000" style:writing-mode="page"/>
    </style:style>
    <style:style style:name="Table4.P3" style:family="table-cell">
      <style:table-cell-properties fo:padding="0.0201in" fo:border-left="0.05pt solid #000000" fo:border-right="none" fo:border-top="none" fo:border-bottom="0.05pt solid #000000" style:writing-mode="page"/>
    </style:style>
    <style:style style:name="Table4.Q3" style:family="table-cell">
      <style:table-cell-properties fo:padding="0.0201in" fo:border-left="0.05pt solid #000000" fo:border-right="none" fo:border-top="none" fo:border-bottom="0.05pt solid #000000" style:writing-mode="page"/>
    </style:style>
    <style:style style:name="Table4.R3" style:family="table-cell">
      <style:table-cell-properties fo:padding="0.0201in" fo:border-left="0.05pt solid #000000" fo:border-right="none" fo:border-top="none" fo:border-bottom="0.05pt solid #000000" style:writing-mode="page"/>
    </style:style>
    <style:style style:name="Table4.S3" style:family="table-cell">
      <style:table-cell-properties fo:padding="0.0201in" fo:border-left="0.05pt solid #000000" fo:border-right="none" fo:border-top="none" fo:border-bottom="0.05pt solid #000000" style:writing-mode="page"/>
    </style:style>
    <style:style style:name="Table4.T3" style:family="table-cell">
      <style:table-cell-properties fo:padding="0.0201in" fo:border-left="0.05pt solid #000000" fo:border-right="none" fo:border-top="none" fo:border-bottom="0.05pt solid #000000" style:writing-mode="page"/>
    </style:style>
    <style:style style:name="Table4.U3" style:family="table-cell">
      <style:table-cell-properties fo:padding="0.0201in" fo:border-left="0.05pt solid #000000" fo:border-right="none" fo:border-top="none" fo:border-bottom="0.05pt solid #000000" style:writing-mode="page"/>
    </style:style>
    <style:style style:name="Table4.V3" style:family="table-cell">
      <style:table-cell-properties fo:padding="0.0201in" fo:border-left="0.05pt solid #000000" fo:border-right="none" fo:border-top="none" fo:border-bottom="0.05pt solid #000000" style:writing-mode="page"/>
    </style:style>
    <style:style style:name="Table4.W3" style:family="table-cell">
      <style:table-cell-properties fo:padding="0.0201in" fo:border-left="0.05pt solid #000000" fo:border-right="none" fo:border-top="none" fo:border-bottom="0.05pt solid #000000" style:writing-mode="page"/>
    </style:style>
    <style:style style:name="Table4.X3" style:family="table-cell">
      <style:table-cell-properties fo:padding="0.0201in" fo:border-left="0.05pt solid #000000" fo:border-right="none" fo:border-top="none" fo:border-bottom="0.05pt solid #000000" style:writing-mode="page"/>
    </style:style>
    <style:style style:name="Table4.Y3" style:family="table-cell">
      <style:table-cell-properties fo:padding="0.0201in" fo:border-left="0.05pt solid #000000" fo:border-right="none" fo:border-top="none" fo:border-bottom="0.05pt solid #000000" style:writing-mode="page"/>
    </style:style>
    <style:style style:name="Table4.Z3" style:family="table-cell">
      <style:table-cell-properties fo:padding="0.0201in" fo:border-left="0.05pt solid #000000" fo:border-right="none" fo:border-top="none" fo:border-bottom="0.05pt solid #000000" style:writing-mode="page"/>
    </style:style>
    <style:style style:name="Table4.a3" style:family="table-cell">
      <style:table-cell-properties fo:padding="0.0201in" fo:border-left="0.05pt solid #000000" fo:border-right="none" fo:border-top="none" fo:border-bottom="0.05pt solid #000000" style:writing-mode="page"/>
    </style:style>
    <style:style style:name="Table4.b3" style:family="table-cell">
      <style:table-cell-properties fo:padding="0.0201in" fo:border-left="0.05pt solid #000000" fo:border-right="none" fo:border-top="none" fo:border-bottom="0.05pt solid #000000" style:writing-mode="page"/>
    </style:style>
    <style:style style:name="Table4.c3" style:family="table-cell">
      <style:table-cell-properties fo:padding="0.0201in" fo:border-left="0.05pt solid #000000" fo:border-right="none" fo:border-top="none" fo:border-bottom="0.05pt solid #000000" style:writing-mode="page"/>
    </style:style>
    <style:style style:name="Table4.d3" style:family="table-cell">
      <style:table-cell-properties fo:padding="0.0201in" fo:border-left="0.05pt solid #000000" fo:border-right="none" fo:border-top="none" fo:border-bottom="0.05pt solid #000000" style:writing-mode="page"/>
    </style:style>
    <style:style style:name="Table4.e3" style:family="table-cell">
      <style:table-cell-properties fo:padding="0.0201in" fo:border-left="0.05pt solid #000000" fo:border-right="none" fo:border-top="none" fo:border-bottom="0.05pt solid #000000" style:writing-mode="page"/>
    </style:style>
    <style:style style:name="Table4.f3"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716de" officeooo:paragraph-rsid="001716de"/>
    </style:style>
    <style:style style:name="P2" style:family="paragraph" style:parent-style-name="Standard">
      <style:text-properties officeooo:rsid="001716de" officeooo:paragraph-rsid="009792d8"/>
    </style:style>
    <style:style style:name="P3" style:family="paragraph" style:parent-style-name="Standard">
      <style:paragraph-properties fo:text-align="center" style:justify-single-word="false"/>
      <style:text-properties fo:font-weight="bold" officeooo:rsid="001716de" officeooo:paragraph-rsid="0017bf40" style:font-weight-asian="bold" style:font-weight-complex="bold"/>
    </style:style>
    <style:style style:name="P4" style:family="paragraph" style:parent-style-name="Standard">
      <style:text-properties fo:font-weight="bold" officeooo:rsid="001b6daa" officeooo:paragraph-rsid="001e3dd9" style:font-weight-asian="bold" style:font-weight-complex="bold"/>
    </style:style>
    <style:style style:name="P5" style:family="paragraph" style:parent-style-name="Standard">
      <style:text-properties fo:font-weight="bold" officeooo:rsid="0021c7d6" officeooo:paragraph-rsid="0021c7d6" style:font-weight-asian="bold" style:font-weight-complex="bold"/>
    </style:style>
    <style:style style:name="P6" style:family="paragraph" style:parent-style-name="Standard">
      <style:text-properties fo:font-weight="bold" officeooo:rsid="002311c4" officeooo:paragraph-rsid="002311c4" style:font-weight-asian="bold" style:font-weight-complex="bold"/>
    </style:style>
    <style:style style:name="P7" style:family="paragraph" style:parent-style-name="Standard">
      <style:text-properties fo:font-weight="bold" officeooo:rsid="002f9f7a" officeooo:paragraph-rsid="002f9f7a" style:font-weight-asian="bold" style:font-weight-complex="bold"/>
    </style:style>
    <style:style style:name="P8" style:family="paragraph" style:parent-style-name="Standard">
      <style:text-properties fo:font-weight="bold" officeooo:rsid="0038ef92" officeooo:paragraph-rsid="00618555" style:font-weight-asian="bold" style:font-weight-complex="bold"/>
    </style:style>
    <style:style style:name="P9" style:family="paragraph" style:parent-style-name="Standard">
      <style:text-properties fo:font-weight="bold" officeooo:rsid="002a0bfb" officeooo:paragraph-rsid="002a0bfb" style:font-weight-asian="bold" style:font-weight-complex="bold"/>
    </style:style>
    <style:style style:name="P10" style:family="paragraph" style:parent-style-name="Standard">
      <style:text-properties fo:font-weight="bold" officeooo:rsid="006e238b" officeooo:paragraph-rsid="0139ea1a" style:font-weight-asian="bold" style:font-weight-complex="bold"/>
    </style:style>
    <style:style style:name="P11" style:family="paragraph" style:parent-style-name="Standard">
      <style:text-properties fo:font-weight="bold" officeooo:rsid="006e238b" officeooo:paragraph-rsid="006e238b" style:font-weight-asian="bold" style:font-weight-complex="bold"/>
    </style:style>
    <style:style style:name="P12" style:family="paragraph" style:parent-style-name="Standard">
      <style:text-properties fo:font-weight="normal" officeooo:rsid="002e72ed" officeooo:paragraph-rsid="002e72ed" style:font-weight-asian="normal" style:font-weight-complex="normal"/>
    </style:style>
    <style:style style:name="P13" style:family="paragraph" style:parent-style-name="Standard">
      <style:text-properties fo:font-weight="normal" officeooo:rsid="002e72ed" officeooo:paragraph-rsid="002fff82" style:font-weight-asian="normal" style:font-weight-complex="normal"/>
    </style:style>
    <style:style style:name="P14" style:family="paragraph" style:parent-style-name="Standard">
      <style:text-properties fo:font-weight="normal" officeooo:rsid="002e72ed" officeooo:paragraph-rsid="011567a8" style:font-weight-asian="normal" style:font-weight-complex="normal"/>
    </style:style>
    <style:style style:name="P15" style:family="paragraph" style:parent-style-name="Standard">
      <style:text-properties fo:font-weight="normal" officeooo:rsid="002f9f7a" officeooo:paragraph-rsid="002f9f7a" style:font-weight-asian="normal" style:font-weight-complex="normal"/>
    </style:style>
    <style:style style:name="P16" style:family="paragraph" style:parent-style-name="Standard">
      <style:text-properties fo:font-weight="normal" officeooo:rsid="002f9f7a" officeooo:paragraph-rsid="0052d05f" style:font-weight-asian="normal" style:font-weight-complex="normal"/>
    </style:style>
    <style:style style:name="P17" style:family="paragraph" style:parent-style-name="Standard">
      <style:text-properties fo:font-weight="normal" officeooo:rsid="002f9f7a" officeooo:paragraph-rsid="00570629" style:font-weight-asian="normal" style:font-weight-complex="normal"/>
    </style:style>
    <style:style style:name="P18" style:family="paragraph" style:parent-style-name="Standard">
      <style:text-properties fo:font-weight="normal" officeooo:rsid="002f9f7a" officeooo:paragraph-rsid="00661649" style:font-weight-asian="normal" style:font-weight-complex="normal"/>
    </style:style>
    <style:style style:name="P19" style:family="paragraph" style:parent-style-name="Standard">
      <style:text-properties fo:font-weight="normal" officeooo:rsid="002f9f7a" officeooo:paragraph-rsid="006e3d6f" style:font-weight-asian="normal" style:font-weight-complex="normal"/>
    </style:style>
    <style:style style:name="P20" style:family="paragraph" style:parent-style-name="Standard">
      <style:text-properties fo:font-weight="normal" officeooo:rsid="002f9f7a" officeooo:paragraph-rsid="0071159d" style:font-weight-asian="normal" style:font-weight-complex="normal"/>
    </style:style>
    <style:style style:name="P21" style:family="paragraph" style:parent-style-name="Standard">
      <style:text-properties fo:font-weight="normal" officeooo:rsid="002f9f7a" officeooo:paragraph-rsid="00701fed" style:font-weight-asian="normal" style:font-weight-complex="normal"/>
    </style:style>
    <style:style style:name="P22" style:family="paragraph" style:parent-style-name="Standard">
      <style:text-properties fo:font-weight="normal" officeooo:rsid="0030dd68" officeooo:paragraph-rsid="004a3415" style:font-weight-asian="normal" style:font-weight-complex="normal"/>
    </style:style>
    <style:style style:name="P23" style:family="paragraph" style:parent-style-name="Standard">
      <style:text-properties fo:font-weight="normal" officeooo:rsid="0030dd68" officeooo:paragraph-rsid="00570629" style:font-weight-asian="normal" style:font-weight-complex="normal"/>
    </style:style>
    <style:style style:name="P24" style:family="paragraph" style:parent-style-name="Standard">
      <style:text-properties fo:font-weight="normal" officeooo:rsid="0030dd68" officeooo:paragraph-rsid="00587b1a" style:font-weight-asian="normal" style:font-weight-complex="normal"/>
    </style:style>
    <style:style style:name="P25" style:family="paragraph" style:parent-style-name="Standard">
      <style:text-properties fo:font-weight="normal" officeooo:rsid="0030dd68" officeooo:paragraph-rsid="0031b776" style:font-weight-asian="normal" style:font-weight-complex="normal"/>
    </style:style>
    <style:style style:name="P26" style:family="paragraph" style:parent-style-name="Standard">
      <style:text-properties fo:font-weight="normal" officeooo:rsid="0030dd68" officeooo:paragraph-rsid="00cc4de4" style:font-weight-asian="normal" style:font-weight-complex="normal"/>
    </style:style>
    <style:style style:name="P27" style:family="paragraph" style:parent-style-name="Standard">
      <style:text-properties fo:font-weight="normal" officeooo:rsid="0030dd68" officeooo:paragraph-rsid="00d7bb52" style:font-weight-asian="normal" style:font-weight-complex="normal"/>
    </style:style>
    <style:style style:name="P28" style:family="paragraph" style:parent-style-name="Standard">
      <style:text-properties fo:font-weight="normal" officeooo:rsid="0031dfdd" officeooo:paragraph-rsid="00618555" style:font-weight-asian="normal" style:font-weight-complex="normal"/>
    </style:style>
    <style:style style:name="P29" style:family="paragraph" style:parent-style-name="Standard">
      <style:text-properties fo:font-weight="normal" officeooo:rsid="0031dfdd" officeooo:paragraph-rsid="012a841a" style:font-weight-asian="normal" style:font-weight-complex="normal"/>
    </style:style>
    <style:style style:name="P30" style:family="paragraph" style:parent-style-name="Standard">
      <style:text-properties fo:font-weight="normal" officeooo:rsid="0044d765" officeooo:paragraph-rsid="0052896d" style:font-weight-asian="normal" style:font-weight-complex="normal"/>
    </style:style>
    <style:style style:name="P31" style:family="paragraph" style:parent-style-name="Standard">
      <style:text-properties fo:font-weight="normal" officeooo:rsid="004c631e" officeooo:paragraph-rsid="004c631e" style:font-weight-asian="normal" style:font-weight-complex="normal"/>
    </style:style>
    <style:style style:name="P32" style:family="paragraph" style:parent-style-name="Standard">
      <style:text-properties fo:font-weight="normal" officeooo:rsid="0064738e" officeooo:paragraph-rsid="0064738e" style:font-weight-asian="normal" style:font-weight-complex="normal"/>
    </style:style>
    <style:style style:name="P33" style:family="paragraph" style:parent-style-name="Standard">
      <style:text-properties fo:font-weight="normal" officeooo:rsid="0066e605" officeooo:paragraph-rsid="0071159d" style:font-weight-asian="normal" style:font-weight-complex="normal"/>
    </style:style>
    <style:style style:name="P34" style:family="paragraph" style:parent-style-name="Standard">
      <style:text-properties fo:font-weight="normal" officeooo:rsid="0066e605" officeooo:paragraph-rsid="006e3d6f" style:font-weight-asian="normal" style:font-weight-complex="normal"/>
    </style:style>
    <style:style style:name="P35" style:family="paragraph" style:parent-style-name="Standard">
      <style:text-properties fo:font-weight="normal" officeooo:rsid="0066e605" officeooo:paragraph-rsid="00cf3ba5" style:font-weight-asian="normal" style:font-weight-complex="normal"/>
    </style:style>
    <style:style style:name="P36" style:family="paragraph" style:parent-style-name="Standard">
      <style:text-properties fo:font-weight="normal" officeooo:rsid="0066e605" officeooo:paragraph-rsid="00d7bb52" style:font-weight-asian="normal" style:font-weight-complex="normal"/>
    </style:style>
    <style:style style:name="P37" style:family="paragraph" style:parent-style-name="Standard">
      <style:text-properties fo:font-weight="normal" officeooo:rsid="0066e605" officeooo:paragraph-rsid="01063318" style:font-weight-asian="normal" style:font-weight-complex="normal"/>
    </style:style>
    <style:style style:name="P38" style:family="paragraph" style:parent-style-name="Standard">
      <style:text-properties fo:font-weight="normal" officeooo:rsid="006808f7" officeooo:paragraph-rsid="006808f7" style:font-weight-asian="normal" style:font-weight-complex="normal"/>
    </style:style>
    <style:style style:name="P39" style:family="paragraph" style:parent-style-name="Standard">
      <style:text-properties fo:font-weight="normal" officeooo:rsid="00685548" officeooo:paragraph-rsid="00685548" style:font-weight-asian="normal" style:font-weight-complex="normal"/>
    </style:style>
    <style:style style:name="P40" style:family="paragraph" style:parent-style-name="Standard">
      <style:text-properties fo:font-weight="normal" officeooo:rsid="00685548" officeooo:paragraph-rsid="0069d45f" style:font-weight-asian="normal" style:font-weight-complex="normal"/>
    </style:style>
    <style:style style:name="P41" style:family="paragraph" style:parent-style-name="Standard">
      <style:text-properties fo:font-weight="normal" officeooo:rsid="00685548" officeooo:paragraph-rsid="011d6768" style:font-weight-asian="normal" style:font-weight-complex="normal"/>
    </style:style>
    <style:style style:name="P42" style:family="paragraph" style:parent-style-name="Standard">
      <style:text-properties fo:font-weight="normal" officeooo:rsid="006e238b" officeooo:paragraph-rsid="006e238b" style:font-weight-asian="normal" style:font-weight-complex="normal"/>
    </style:style>
    <style:style style:name="P43" style:family="paragraph" style:parent-style-name="Standard">
      <style:text-properties fo:font-weight="normal" officeooo:rsid="0071159d" officeooo:paragraph-rsid="009610b2" style:font-weight-asian="normal" style:font-weight-complex="normal"/>
    </style:style>
    <style:style style:name="P44" style:family="paragraph" style:parent-style-name="Standard">
      <style:text-properties fo:font-weight="normal" officeooo:rsid="00785719" officeooo:paragraph-rsid="00785719" style:font-weight-asian="normal" style:font-weight-complex="normal"/>
    </style:style>
    <style:style style:name="P45" style:family="paragraph" style:parent-style-name="Standard">
      <style:text-properties fo:font-weight="normal" officeooo:rsid="00785719" officeooo:paragraph-rsid="008663d9" style:font-weight-asian="normal" style:font-weight-complex="normal"/>
    </style:style>
    <style:style style:name="P46" style:family="paragraph" style:parent-style-name="Standard">
      <style:text-properties fo:font-weight="normal" officeooo:rsid="007bb4d9" officeooo:paragraph-rsid="0081e97b" style:font-weight-asian="normal" style:font-weight-complex="normal"/>
    </style:style>
    <style:style style:name="P47" style:family="paragraph" style:parent-style-name="Standard">
      <style:text-properties fo:font-weight="normal" officeooo:rsid="007bb4d9" officeooo:paragraph-rsid="00836bce" style:font-weight-asian="normal" style:font-weight-complex="normal"/>
    </style:style>
    <style:style style:name="P48" style:family="paragraph" style:parent-style-name="Standard">
      <style:text-properties fo:font-weight="normal" officeooo:rsid="007bb4d9" officeooo:paragraph-rsid="008663d9" style:font-weight-asian="normal" style:font-weight-complex="normal"/>
    </style:style>
    <style:style style:name="P49" style:family="paragraph" style:parent-style-name="Standard">
      <style:text-properties fo:font-weight="normal" officeooo:rsid="0081e97b" officeooo:paragraph-rsid="0081e97b" style:font-weight-asian="normal" style:font-weight-complex="normal"/>
    </style:style>
    <style:style style:name="P50" style:family="paragraph" style:parent-style-name="Standard">
      <style:text-properties fo:font-weight="normal" officeooo:rsid="0081e97b" officeooo:paragraph-rsid="008663d9" style:font-weight-asian="normal" style:font-weight-complex="normal"/>
    </style:style>
    <style:style style:name="P51" style:family="paragraph" style:parent-style-name="Standard">
      <style:text-properties fo:font-weight="normal" officeooo:rsid="00836bce" officeooo:paragraph-rsid="00836bce" style:font-weight-asian="normal" style:font-weight-complex="normal"/>
    </style:style>
    <style:style style:name="P52" style:family="paragraph" style:parent-style-name="Standard">
      <style:text-properties fo:font-weight="normal" officeooo:rsid="00836bce" officeooo:paragraph-rsid="008663d9" style:font-weight-asian="normal" style:font-weight-complex="normal"/>
    </style:style>
    <style:style style:name="P53" style:family="paragraph" style:parent-style-name="Standard">
      <style:text-properties fo:font-weight="normal" officeooo:rsid="0084d1cc" officeooo:paragraph-rsid="0084d1cc" style:font-weight-asian="normal" style:font-weight-complex="normal"/>
    </style:style>
    <style:style style:name="P54" style:family="paragraph" style:parent-style-name="Standard">
      <style:text-properties fo:font-weight="normal" officeooo:rsid="0084d1cc" officeooo:paragraph-rsid="008663d9" style:font-weight-asian="normal" style:font-weight-complex="normal"/>
    </style:style>
    <style:style style:name="P55" style:family="paragraph" style:parent-style-name="Standard">
      <style:text-properties fo:font-weight="normal" officeooo:rsid="0084d1cc" officeooo:paragraph-rsid="00883f25" style:font-weight-asian="normal" style:font-weight-complex="normal"/>
    </style:style>
    <style:style style:name="P56" style:family="paragraph" style:parent-style-name="Standard">
      <style:text-properties fo:font-weight="normal" officeooo:rsid="008fddca" officeooo:paragraph-rsid="008fddca" style:font-weight-asian="normal" style:font-weight-complex="normal"/>
    </style:style>
    <style:style style:name="P57" style:family="paragraph" style:parent-style-name="Standard">
      <style:text-properties fo:font-weight="normal" officeooo:rsid="0090f13c" officeooo:paragraph-rsid="0090f13c" style:font-weight-asian="normal" style:font-weight-complex="normal"/>
    </style:style>
    <style:style style:name="P58" style:family="paragraph" style:parent-style-name="Standard">
      <style:text-properties fo:font-weight="normal" officeooo:rsid="0090f13c" officeooo:paragraph-rsid="0092235b" style:font-weight-asian="normal" style:font-weight-complex="normal"/>
    </style:style>
    <style:style style:name="P59" style:family="paragraph" style:parent-style-name="Standard">
      <style:text-properties fo:font-weight="normal" officeooo:rsid="002184da" officeooo:paragraph-rsid="001e3dd9" style:font-weight-asian="normal" style:font-weight-complex="normal"/>
    </style:style>
    <style:style style:name="P60" style:family="paragraph" style:parent-style-name="Standard">
      <style:text-properties fo:font-weight="normal" officeooo:rsid="00292803" officeooo:paragraph-rsid="0021c7d6" style:font-weight-asian="normal" style:font-weight-complex="normal"/>
    </style:style>
    <style:style style:name="P61" style:family="paragraph" style:parent-style-name="Standard">
      <style:text-properties fo:font-weight="normal" officeooo:rsid="0069d45f" officeooo:paragraph-rsid="0069d45f" style:font-weight-asian="normal" style:font-weight-complex="normal"/>
    </style:style>
    <style:style style:name="P62" style:family="paragraph" style:parent-style-name="Standard">
      <style:text-properties fo:font-weight="normal" officeooo:rsid="005ac2c9" officeooo:paragraph-rsid="005d9beb" style:font-weight-asian="normal" style:font-weight-complex="normal"/>
    </style:style>
    <style:style style:name="P63" style:family="paragraph" style:parent-style-name="Standard">
      <style:text-properties fo:font-weight="normal" officeooo:rsid="00c9d207" officeooo:paragraph-rsid="00c9d207" style:font-weight-asian="normal" style:font-weight-complex="normal"/>
    </style:style>
    <style:style style:name="P64" style:family="paragraph" style:parent-style-name="Standard">
      <style:text-properties fo:font-weight="normal" officeooo:rsid="00c9d207" officeooo:paragraph-rsid="00cdf559" style:font-weight-asian="normal" style:font-weight-complex="normal"/>
    </style:style>
    <style:style style:name="P65" style:family="paragraph" style:parent-style-name="Standard">
      <style:text-properties fo:font-weight="normal" officeooo:rsid="0052d05f" officeooo:paragraph-rsid="0052d05f" style:font-weight-asian="normal" style:font-weight-complex="normal"/>
    </style:style>
    <style:style style:name="P66" style:family="paragraph" style:parent-style-name="Standard">
      <style:text-properties fo:font-weight="normal" officeooo:rsid="0052d05f" officeooo:paragraph-rsid="00cfd5d1" style:font-weight-asian="normal" style:font-weight-complex="normal"/>
    </style:style>
    <style:style style:name="P67" style:family="paragraph" style:parent-style-name="Standard">
      <style:text-properties fo:font-weight="normal" officeooo:rsid="0052d05f" officeooo:paragraph-rsid="0066e605" style:font-weight-asian="normal" style:font-weight-complex="normal"/>
    </style:style>
    <style:style style:name="P68" style:family="paragraph" style:parent-style-name="Standard">
      <style:text-properties fo:font-weight="normal" officeooo:rsid="00ed5466" officeooo:paragraph-rsid="00ed5466" style:font-weight-asian="normal" style:font-weight-complex="normal"/>
    </style:style>
    <style:style style:name="P69" style:family="paragraph" style:parent-style-name="Standard">
      <style:text-properties fo:font-weight="normal" officeooo:rsid="00f72d11" officeooo:paragraph-rsid="00f72d11" style:font-weight-asian="normal" style:font-weight-complex="normal"/>
    </style:style>
    <style:style style:name="P70" style:family="paragraph" style:parent-style-name="Standard">
      <style:text-properties fo:font-weight="normal" officeooo:rsid="012ddc40" officeooo:paragraph-rsid="0139ea1a" style:font-weight-asian="normal" style:font-weight-complex="normal"/>
    </style:style>
    <style:style style:name="P71" style:family="paragraph" style:parent-style-name="Standard">
      <style:text-properties officeooo:paragraph-rsid="0033a58d"/>
    </style:style>
    <style:style style:name="P72" style:family="paragraph" style:parent-style-name="Standard">
      <style:text-properties officeooo:rsid="003a947d" officeooo:paragraph-rsid="00618555"/>
    </style:style>
    <style:style style:name="P73" style:family="paragraph" style:parent-style-name="Standard">
      <style:text-properties officeooo:rsid="003a947d" officeooo:paragraph-rsid="006e238b"/>
    </style:style>
    <style:style style:name="P74" style:family="paragraph" style:parent-style-name="Standard">
      <style:text-properties officeooo:rsid="003f985c" officeooo:paragraph-rsid="00618555"/>
    </style:style>
    <style:style style:name="P75" style:family="paragraph" style:parent-style-name="Standard">
      <style:text-properties fo:font-size="11pt" fo:font-weight="normal" officeooo:rsid="002f9f7a" officeooo:paragraph-rsid="0038176b" style:font-size-asian="11pt" style:font-weight-asian="normal" style:font-size-complex="11pt" style:font-weight-complex="normal"/>
    </style:style>
    <style:style style:name="P76" style:family="paragraph" style:parent-style-name="Standard">
      <style:text-properties fo:font-size="11pt" fo:font-weight="normal" officeooo:rsid="008c76ac" officeooo:paragraph-rsid="008c76ac" style:font-size-asian="11pt" style:font-weight-asian="normal" style:font-size-complex="11pt" style:font-weight-complex="normal"/>
    </style:style>
    <style:style style:name="P77" style:family="paragraph" style:parent-style-name="Standard">
      <style:text-properties fo:font-size="11pt" fo:font-weight="normal" officeooo:rsid="008c76ac" officeooo:paragraph-rsid="00a47a8f" style:font-size-asian="11pt" style:font-weight-asian="normal" style:font-size-complex="11pt" style:font-weight-complex="normal"/>
    </style:style>
    <style:style style:name="P78" style:family="paragraph" style:parent-style-name="Standard">
      <style:text-properties fo:font-size="11pt" fo:font-weight="normal" officeooo:rsid="008ab684" officeooo:paragraph-rsid="008ab684" style:font-size-asian="11pt" style:font-weight-asian="normal" style:font-size-complex="11pt" style:font-weight-complex="normal"/>
    </style:style>
    <style:style style:name="P79" style:family="paragraph" style:parent-style-name="Standard">
      <style:text-properties fo:font-size="11pt" fo:font-weight="normal" officeooo:rsid="008a1b63" officeooo:paragraph-rsid="008a1b63" style:font-size-asian="11pt" style:font-weight-asian="normal" style:font-size-complex="11pt" style:font-weight-complex="normal"/>
    </style:style>
    <style:style style:name="P80" style:family="paragraph" style:parent-style-name="Standard">
      <style:text-properties fo:font-size="11pt" fo:font-weight="normal" officeooo:rsid="008cca62" officeooo:paragraph-rsid="008cca62" style:font-size-asian="11pt" style:font-weight-asian="normal" style:font-size-complex="11pt" style:font-weight-complex="normal"/>
    </style:style>
    <style:style style:name="P81" style:family="paragraph" style:parent-style-name="Standard">
      <style:text-properties fo:font-size="11pt" fo:font-weight="normal" officeooo:rsid="008cca62" officeooo:paragraph-rsid="00a35913" style:font-size-asian="11pt" style:font-weight-asian="normal" style:font-size-complex="11pt" style:font-weight-complex="normal"/>
    </style:style>
    <style:style style:name="P82" style:family="paragraph" style:parent-style-name="Standard">
      <style:text-properties fo:font-size="11pt" fo:font-weight="normal" officeooo:rsid="008caa94" officeooo:paragraph-rsid="008c76ac" style:font-size-asian="11pt" style:font-weight-asian="normal" style:font-size-complex="11pt" style:font-weight-complex="normal"/>
    </style:style>
    <style:style style:name="P83" style:family="paragraph" style:parent-style-name="Standard">
      <style:text-properties fo:font-size="11pt" fo:font-weight="normal" officeooo:rsid="008caa94" officeooo:paragraph-rsid="008caa94" style:font-size-asian="11pt" style:font-weight-asian="normal" style:font-size-complex="11pt" style:font-weight-complex="normal"/>
    </style:style>
    <style:style style:name="P84" style:family="paragraph" style:parent-style-name="Standard">
      <style:text-properties fo:font-size="11pt" fo:font-weight="normal" officeooo:rsid="008caa94" officeooo:paragraph-rsid="008cca62" style:font-size-asian="11pt" style:font-weight-asian="normal" style:font-size-complex="11pt" style:font-weight-complex="normal"/>
    </style:style>
    <style:style style:name="P85" style:family="paragraph" style:parent-style-name="Standard">
      <style:text-properties fo:font-size="11pt" fo:font-weight="normal" officeooo:rsid="008de78c" officeooo:paragraph-rsid="008de78c" style:font-size-asian="11pt" style:font-weight-asian="normal" style:font-size-complex="11pt" style:font-weight-complex="normal"/>
    </style:style>
    <style:style style:name="P86" style:family="paragraph" style:parent-style-name="Standard">
      <style:text-properties fo:font-size="11pt" fo:font-weight="normal" officeooo:rsid="008e7ee6" officeooo:paragraph-rsid="008e7ee6" style:font-size-asian="11pt" style:font-weight-asian="normal" style:font-size-complex="11pt" style:font-weight-complex="normal"/>
    </style:style>
    <style:style style:name="P87" style:family="paragraph" style:parent-style-name="Standard">
      <style:text-properties fo:font-size="11pt" fo:font-weight="normal" officeooo:rsid="00c9d207" officeooo:paragraph-rsid="00cdf559" style:font-size-asian="11pt" style:font-weight-asian="normal" style:font-size-complex="11pt" style:font-weight-complex="normal"/>
    </style:style>
    <style:style style:name="P88" style:family="paragraph" style:parent-style-name="Standard">
      <style:text-properties fo:font-size="11pt" fo:font-weight="normal" officeooo:rsid="00f6c99f" officeooo:paragraph-rsid="00f6c99f" style:font-size-asian="11pt" style:font-weight-asian="normal" style:font-size-complex="11pt" style:font-weight-complex="normal"/>
    </style:style>
    <style:style style:name="P89" style:family="paragraph" style:parent-style-name="Standard">
      <style:text-properties fo:font-size="11pt" fo:font-weight="normal" officeooo:rsid="00eaf083" officeooo:paragraph-rsid="00eaf083" style:font-size-asian="11pt" style:font-weight-asian="normal" style:font-size-complex="11pt" style:font-weight-complex="normal"/>
    </style:style>
    <style:style style:name="P90" style:family="paragraph" style:parent-style-name="Standard">
      <style:text-properties fo:font-size="11pt" officeooo:rsid="0036cea0" officeooo:paragraph-rsid="00590255" style:font-size-asian="11pt" style:font-size-complex="11pt"/>
    </style:style>
    <style:style style:name="P91" style:family="paragraph" style:parent-style-name="Standard">
      <style:text-properties fo:font-size="11pt" officeooo:rsid="0036cea0" officeooo:paragraph-rsid="005a90bf" style:font-size-asian="11pt" style:font-size-complex="11pt"/>
    </style:style>
    <style:style style:name="P92" style:family="paragraph" style:parent-style-name="Standard">
      <style:text-properties fo:font-size="11pt" officeooo:rsid="008a1b63" officeooo:paragraph-rsid="008a1b63" style:font-size-asian="11pt" style:font-size-complex="11pt"/>
    </style:style>
    <style:style style:name="P93" style:family="paragraph" style:parent-style-name="Standard">
      <style:text-properties fo:font-size="11pt" officeooo:rsid="008a1b63" officeooo:paragraph-rsid="008e7ee6" style:font-size-asian="11pt" style:font-size-complex="11pt"/>
    </style:style>
    <style:style style:name="P94" style:family="paragraph" style:parent-style-name="Standard">
      <style:text-properties fo:font-size="11pt" officeooo:rsid="008ab684" officeooo:paragraph-rsid="008ab684" style:font-size-asian="11pt" style:font-size-complex="11pt"/>
    </style:style>
    <style:style style:name="P95" style:family="paragraph" style:parent-style-name="Standard">
      <style:text-properties fo:font-size="11pt" officeooo:rsid="008ab684" officeooo:paragraph-rsid="008c76ac" style:font-size-asian="11pt" style:font-size-complex="11pt"/>
    </style:style>
    <style:style style:name="P96" style:family="paragraph" style:parent-style-name="Standard">
      <style:text-properties fo:font-size="11pt" officeooo:rsid="008ab684" officeooo:paragraph-rsid="008e7ee6" style:font-size-asian="11pt" style:font-size-complex="11pt"/>
    </style:style>
    <style:style style:name="P97" style:family="paragraph" style:parent-style-name="Standard">
      <style:text-properties fo:font-size="11pt" officeooo:rsid="008c76ac" officeooo:paragraph-rsid="008c76ac" style:font-size-asian="11pt" style:font-size-complex="11pt"/>
    </style:style>
    <style:style style:name="P98" style:family="paragraph" style:parent-style-name="Standard">
      <style:text-properties fo:font-size="11pt" officeooo:rsid="008caa94" officeooo:paragraph-rsid="008caa94" style:font-size-asian="11pt" style:font-size-complex="11pt"/>
    </style:style>
    <style:style style:name="P99" style:family="paragraph" style:parent-style-name="Standard">
      <style:text-properties fo:font-size="11pt" officeooo:rsid="008caa94" officeooo:paragraph-rsid="008cca62" style:font-size-asian="11pt" style:font-size-complex="11pt"/>
    </style:style>
    <style:style style:name="P100" style:family="paragraph" style:parent-style-name="Standard">
      <style:text-properties fo:font-size="11pt" officeooo:rsid="008cca62" officeooo:paragraph-rsid="008cca62" style:font-size-asian="11pt" style:font-size-complex="11pt"/>
    </style:style>
    <style:style style:name="P101" style:family="paragraph" style:parent-style-name="Standard">
      <style:text-properties fo:font-size="11pt" officeooo:rsid="008de78c" officeooo:paragraph-rsid="008de78c" style:font-size-asian="11pt" style:font-size-complex="11pt"/>
    </style:style>
    <style:style style:name="P102" style:family="paragraph" style:parent-style-name="Standard">
      <style:text-properties fo:font-size="11pt" officeooo:rsid="008e7ee6" officeooo:paragraph-rsid="008e7ee6" style:font-size-asian="11pt" style:font-size-complex="11pt"/>
    </style:style>
    <style:style style:name="P103" style:family="paragraph" style:parent-style-name="Standard">
      <style:text-properties fo:font-size="11pt" officeooo:rsid="005e8e92" officeooo:paragraph-rsid="00603720" style:font-size-asian="11pt" style:font-size-complex="11pt"/>
    </style:style>
    <style:style style:name="P104" style:family="paragraph" style:parent-style-name="Standard">
      <style:text-properties fo:font-size="11pt" fo:font-weight="bold" officeooo:rsid="008a1b63" officeooo:paragraph-rsid="008e7ee6" style:font-size-asian="11pt" style:font-weight-asian="bold" style:font-size-complex="11pt" style:font-weight-complex="bold"/>
    </style:style>
    <style:style style:name="P105" style:family="paragraph" style:parent-style-name="Standard">
      <style:text-properties fo:font-size="11pt" fo:font-weight="bold" officeooo:rsid="008a1b63" officeooo:paragraph-rsid="008a1b63" style:font-size-asian="11pt" style:font-weight-asian="bold" style:font-size-complex="11pt" style:font-weight-complex="bold"/>
    </style:style>
    <style:style style:name="P106" style:family="paragraph" style:parent-style-name="Standard">
      <style:text-properties fo:font-size="11pt" fo:font-weight="bold" officeooo:rsid="008a1b63" officeooo:paragraph-rsid="00b082b4" style:font-size-asian="11pt" style:font-weight-asian="bold" style:font-size-complex="11pt" style:font-weight-complex="bold"/>
    </style:style>
    <style:style style:name="P107" style:family="paragraph" style:parent-style-name="Standard">
      <style:text-properties fo:font-size="11pt" fo:font-weight="bold" officeooo:rsid="0033130d" officeooo:paragraph-rsid="0033130d" style:font-size-asian="11pt" style:font-weight-asian="bold" style:font-size-complex="11pt" style:font-weight-complex="bold"/>
    </style:style>
    <style:style style:name="P108" style:family="paragraph" style:parent-style-name="Standard">
      <style:text-properties fo:font-size="11pt" fo:font-weight="bold" officeooo:rsid="01447784" officeooo:paragraph-rsid="01447784" style:font-size-asian="11pt" style:font-weight-asian="bold" style:font-size-complex="11pt" style:font-weight-complex="bold"/>
    </style:style>
    <style:style style:name="P109" style:family="paragraph" style:parent-style-name="Standard">
      <style:text-properties fo:font-size="11pt" fo:font-weight="bold" officeooo:rsid="0138d2a3" officeooo:paragraph-rsid="0138d2a3" style:font-size-asian="11pt" style:font-weight-asian="bold" style:font-size-complex="11pt" style:font-weight-complex="bold"/>
    </style:style>
    <style:style style:name="P110" style:family="paragraph" style:parent-style-name="Standard">
      <style:text-properties officeooo:paragraph-rsid="00603720"/>
    </style:style>
    <style:style style:name="P111" style:family="paragraph" style:parent-style-name="Standard">
      <style:text-properties officeooo:paragraph-rsid="00618555"/>
    </style:style>
    <style:style style:name="P112" style:family="paragraph" style:parent-style-name="Standard">
      <style:text-properties fo:font-style="italic" fo:font-weight="normal" officeooo:rsid="00785719" officeooo:paragraph-rsid="0090f13c" style:font-style-asian="italic" style:font-weight-asian="normal" style:font-style-complex="italic" style:font-weight-complex="normal"/>
    </style:style>
    <style:style style:name="P113" style:family="paragraph" style:parent-style-name="Standard">
      <style:text-properties fo:font-style="italic" fo:font-weight="normal" officeooo:rsid="00785719" officeooo:paragraph-rsid="008663d9" style:font-style-asian="italic" style:font-weight-asian="normal" style:font-style-complex="italic" style:font-weight-complex="normal"/>
    </style:style>
    <style:style style:name="P114" style:family="paragraph" style:parent-style-name="Standard">
      <style:text-properties fo:font-style="italic" fo:font-weight="normal" officeooo:rsid="00ebd41f" officeooo:paragraph-rsid="00ed5466" style:font-style-asian="italic" style:font-weight-asian="normal" style:font-style-complex="italic" style:font-weight-complex="normal"/>
    </style:style>
    <style:style style:name="P115" style:family="paragraph" style:parent-style-name="Standard">
      <style:text-properties style:text-position="0% 100%" fo:font-weight="normal" officeooo:rsid="008663d9" officeooo:paragraph-rsid="008fddca" style:font-weight-asian="normal" style:font-weight-complex="normal"/>
    </style:style>
    <style:style style:name="P116" style:family="paragraph" style:parent-style-name="Standard">
      <style:text-properties style:text-position="0% 100%" fo:font-weight="normal" officeooo:rsid="008663d9" officeooo:paragraph-rsid="008663d9" style:font-weight-asian="normal" style:font-weight-complex="normal"/>
    </style:style>
    <style:style style:name="P117" style:family="paragraph" style:parent-style-name="Standard">
      <style:text-properties style:text-position="0% 100%" fo:font-weight="normal" officeooo:rsid="0081e97b" officeooo:paragraph-rsid="0081e97b" style:font-weight-asian="normal" style:font-weight-complex="normal"/>
    </style:style>
    <style:style style:name="P118" style:family="paragraph" style:parent-style-name="Standard">
      <style:text-properties style:text-position="0% 100%" fo:font-weight="normal" officeooo:rsid="0081e97b" officeooo:paragraph-rsid="008663d9" style:font-weight-asian="normal" style:font-weight-complex="normal"/>
    </style:style>
    <style:style style:name="P119" style:family="paragraph" style:parent-style-name="Standard">
      <style:text-properties style:text-position="0% 100%" fo:font-weight="normal" officeooo:rsid="0090c14b" officeooo:paragraph-rsid="008fddca" style:font-weight-asian="normal" style:font-weight-complex="normal"/>
    </style:style>
    <style:style style:name="P120" style:family="paragraph" style:parent-style-name="Standard">
      <style:text-properties style:text-position="0% 100%" fo:font-weight="normal" officeooo:rsid="0084d1cc" officeooo:paragraph-rsid="0084d1cc" style:font-weight-asian="normal" style:font-weight-complex="normal"/>
    </style:style>
    <style:style style:name="P121" style:family="paragraph" style:parent-style-name="Standard">
      <style:text-properties style:text-position="0% 100%" fo:font-weight="normal" officeooo:rsid="0084d1cc" officeooo:paragraph-rsid="008663d9" style:font-weight-asian="normal" style:font-weight-complex="normal"/>
    </style:style>
    <style:style style:name="P122" style:family="paragraph" style:parent-style-name="Standard">
      <style:text-properties style:text-position="0% 100%" fo:font-weight="normal" officeooo:rsid="0084d1cc" officeooo:paragraph-rsid="008fddca" style:font-weight-asian="normal" style:font-weight-complex="normal"/>
    </style:style>
    <style:style style:name="P123" style:family="paragraph" style:parent-style-name="Standard">
      <style:text-properties style:text-position="0% 100%" fo:font-weight="normal" officeooo:rsid="0084d1cc" officeooo:paragraph-rsid="0090c14b" style:font-weight-asian="normal" style:font-weight-complex="normal"/>
    </style:style>
    <style:style style:name="P124" style:family="paragraph" style:parent-style-name="Standard">
      <style:text-properties style:text-position="0% 100%" fo:font-weight="normal" officeooo:rsid="008fddca" officeooo:paragraph-rsid="008fddca" style:font-weight-asian="normal" style:font-weight-complex="normal"/>
    </style:style>
    <style:style style:name="P125" style:family="paragraph" style:parent-style-name="Standard">
      <style:text-properties style:text-position="0% 100%" fo:font-weight="normal" officeooo:rsid="008fddca" officeooo:paragraph-rsid="00a95119" style:font-weight-asian="normal" style:font-weight-complex="normal"/>
    </style:style>
    <style:style style:name="P126" style:family="paragraph" style:parent-style-name="Standard">
      <style:text-properties style:text-position="0% 100%" fo:font-weight="normal" officeooo:rsid="002f9f7a" officeooo:paragraph-rsid="008fddca" style:font-weight-asian="normal" style:font-weight-complex="normal"/>
    </style:style>
    <style:style style:name="P127" style:family="paragraph" style:parent-style-name="Standard">
      <style:text-properties style:text-position="0% 100%" fo:font-weight="normal" officeooo:rsid="00c9d207" officeooo:paragraph-rsid="00d7bb52" style:font-weight-asian="normal" style:font-weight-complex="normal"/>
    </style:style>
    <style:style style:name="P128" style:family="paragraph" style:parent-style-name="Standard">
      <style:text-properties style:text-position="0% 100%" fo:font-weight="normal" officeooo:rsid="00d931c4" officeooo:paragraph-rsid="00d931c4" style:font-weight-asian="normal" style:font-weight-complex="normal"/>
    </style:style>
    <style:style style:name="P129" style:family="paragraph" style:parent-style-name="Standard">
      <style:text-properties style:text-position="0% 100%" fo:font-weight="normal" officeooo:rsid="00dacc7d" officeooo:paragraph-rsid="00dacc7d" style:font-weight-asian="normal" style:font-weight-complex="normal"/>
    </style:style>
    <style:style style:name="P130" style:family="paragraph" style:parent-style-name="Standard">
      <style:text-properties style:text-position="0% 100%" fo:font-weight="normal" officeooo:rsid="00e4b5a5" officeooo:paragraph-rsid="00e4b5a5" style:font-weight-asian="normal" style:font-weight-complex="normal"/>
    </style:style>
    <style:style style:name="P131" style:family="paragraph" style:parent-style-name="Standard">
      <style:text-properties style:text-position="0% 100%" fo:font-weight="normal" officeooo:rsid="00e43951" officeooo:paragraph-rsid="00e43951" style:font-weight-asian="normal" style:font-weight-complex="normal"/>
    </style:style>
    <style:style style:name="P132" style:family="paragraph" style:parent-style-name="Standard">
      <style:text-properties style:text-position="0% 100%" fo:font-weight="bold" officeooo:rsid="008fddca" officeooo:paragraph-rsid="00a95119" style:font-weight-asian="bold" style:font-weight-complex="bold"/>
    </style:style>
    <style:style style:name="P133" style:family="paragraph" style:parent-style-name="Standard">
      <style:text-properties style:text-position="0% 100%" fo:font-style="normal" fo:font-weight="normal" officeooo:rsid="00dc14f6" officeooo:paragraph-rsid="00dc14f6" style:font-style-asian="normal" style:font-weight-asian="normal" style:font-style-complex="normal" style:font-weight-complex="normal"/>
    </style:style>
    <style:style style:name="P134" style:family="paragraph" style:parent-style-name="Standard">
      <style:text-properties style:text-position="0% 100%" fo:font-style="normal" fo:font-weight="normal" officeooo:rsid="00dc14f6" officeooo:paragraph-rsid="00e380c6" style:font-style-asian="normal" style:font-weight-asian="normal" style:font-style-complex="normal" style:font-weight-complex="normal"/>
    </style:style>
    <style:style style:name="P135" style:family="paragraph" style:parent-style-name="Standard">
      <style:text-properties style:text-position="0% 100%" fo:font-style="normal" fo:font-weight="normal" officeooo:rsid="00e4efe1" officeooo:paragraph-rsid="00ea22fe" style:font-style-asian="normal" style:font-weight-asian="normal" style:font-style-complex="normal" style:font-weight-complex="normal"/>
    </style:style>
    <style:style style:name="P136" style:family="paragraph" style:parent-style-name="Standard">
      <style:text-properties style:text-position="0% 100%" fo:font-style="normal" fo:font-weight="normal" officeooo:rsid="00e4efe1" officeooo:paragraph-rsid="00e4efe1" style:font-style-asian="normal" style:font-weight-asian="normal" style:font-style-complex="normal" style:font-weight-complex="normal"/>
    </style:style>
    <style:style style:name="P137" style:family="paragraph" style:parent-style-name="Standard">
      <style:text-properties style:text-position="0% 100%" fo:font-style="normal" fo:font-weight="normal" officeooo:rsid="00e4b5a5" officeooo:paragraph-rsid="00e380c6" style:font-style-asian="normal" style:font-weight-asian="normal" style:font-style-complex="normal" style:font-weight-complex="normal"/>
    </style:style>
    <style:style style:name="P138" style:family="paragraph" style:parent-style-name="Standard">
      <style:text-properties style:text-position="0% 100%" fo:font-style="normal" fo:font-weight="bold" officeooo:rsid="00e4b5a5" officeooo:paragraph-rsid="00f16c90" style:font-style-asian="normal" style:font-weight-asian="bold" style:font-style-complex="normal" style:font-weight-complex="bold"/>
    </style:style>
    <style:style style:name="P139" style:family="paragraph" style:parent-style-name="Standard">
      <style:text-properties style:text-position="0% 100%" fo:font-size="11pt" fo:font-style="normal" fo:font-weight="normal" officeooo:rsid="00c9d207" officeooo:paragraph-rsid="00eaf083" style:font-size-asian="11pt" style:font-style-asian="normal" style:font-weight-asian="normal" style:font-size-complex="11pt" style:font-style-complex="normal" style:font-weight-complex="normal"/>
    </style:style>
    <style:style style:name="P140" style:family="paragraph" style:parent-style-name="Standard">
      <style:text-properties style:text-position="0% 100%" fo:font-size="11pt" fo:font-style="normal" fo:font-weight="normal" officeooo:rsid="00c9d207" officeooo:paragraph-rsid="01447784" style:font-size-asian="11pt" style:font-style-asian="normal" style:font-weight-asian="normal" style:font-size-complex="11pt" style:font-style-complex="normal" style:font-weight-complex="normal"/>
    </style:style>
    <style:style style:name="P141" style:family="paragraph" style:parent-style-name="Standard">
      <style:text-properties style:text-position="0% 100%" fo:font-size="11pt" fo:font-weight="normal" officeooo:rsid="00c9d207" officeooo:paragraph-rsid="01447784" style:font-size-asian="11pt" style:font-weight-asian="normal" style:font-size-complex="11pt" style:font-weight-complex="normal"/>
    </style:style>
    <style:style style:name="P142" style:family="paragraph" style:parent-style-name="Standard">
      <style:text-properties fo:font-size="12pt" fo:font-weight="normal" officeooo:rsid="008cca62" officeooo:paragraph-rsid="00a35913" style:font-size-asian="12pt" style:font-weight-asian="normal" style:font-size-complex="12pt" style:font-weight-complex="normal"/>
    </style:style>
    <style:style style:name="P143" style:family="paragraph" style:parent-style-name="Standard">
      <style:text-properties fo:font-size="12pt" fo:font-weight="normal" officeooo:rsid="00ba6b5f" officeooo:paragraph-rsid="00ba6b5f" style:font-size-asian="12pt" style:font-weight-asian="normal" style:font-size-complex="12pt" style:font-weight-complex="normal"/>
    </style:style>
    <style:style style:name="P144" style:family="paragraph" style:parent-style-name="Standard">
      <style:text-properties fo:font-size="12pt" fo:font-weight="bold" officeooo:rsid="009faf54" officeooo:paragraph-rsid="00b082b4" style:font-size-asian="12pt" style:font-weight-asian="bold" style:font-size-complex="12pt" style:font-weight-complex="bold"/>
    </style:style>
    <style:style style:name="P145" style:family="paragraph" style:parent-style-name="Standard">
      <style:text-properties fo:font-size="12pt" fo:font-weight="bold" officeooo:rsid="008cca62" officeooo:paragraph-rsid="00baf493" style:font-size-asian="12pt" style:font-weight-asian="bold" style:font-size-complex="12pt" style:font-weight-complex="bold"/>
    </style:style>
    <style:style style:name="P146" style:family="paragraph" style:parent-style-name="Standard">
      <style:text-properties fo:color="#000000" loext:opacity="100%" fo:font-size="12pt" fo:font-weight="bold" officeooo:rsid="008cca62" officeooo:paragraph-rsid="00c195e6" style:font-size-asian="12pt" style:font-weight-asian="bold" style:font-size-complex="12pt" style:font-weight-complex="bold"/>
    </style:style>
    <style:style style:name="P147" style:family="paragraph" style:parent-style-name="Standard">
      <style:text-properties fo:color="#000000" loext:opacity="100%" fo:font-size="12pt" fo:font-weight="bold" officeooo:rsid="008cca62" officeooo:paragraph-rsid="01382abe" style:font-size-asian="12pt" style:font-weight-asian="bold" style:font-size-complex="12pt" style:font-weight-complex="bold"/>
    </style:style>
    <style:style style:name="P148" style:family="paragraph" style:parent-style-name="Standard">
      <style:text-properties fo:color="#000000" loext:opacity="100%" fo:font-size="12pt" fo:font-weight="bold" officeooo:rsid="00d6c448" officeooo:paragraph-rsid="00d6c448" style:font-size-asian="12pt" style:font-weight-asian="bold" style:font-size-complex="12pt" style:font-weight-complex="bold"/>
    </style:style>
    <style:style style:name="P149" style:family="paragraph" style:parent-style-name="Standard">
      <style:text-properties fo:color="#000000" loext:opacity="100%" fo:font-size="10pt" fo:font-weight="normal" officeooo:rsid="00c0280f" officeooo:paragraph-rsid="00c0280f" style:font-size-asian="10pt" style:font-weight-asian="normal" style:font-size-complex="10pt" style:font-weight-complex="normal"/>
    </style:style>
    <style:style style:name="P150" style:family="paragraph" style:parent-style-name="Standard">
      <style:text-properties fo:color="#000000" loext:opacity="100%" fo:font-size="10pt" fo:font-weight="normal" officeooo:rsid="00b082b4" officeooo:paragraph-rsid="00c195e6" style:font-size-asian="10pt" style:font-weight-asian="normal" style:font-size-complex="10pt" style:font-weight-complex="normal"/>
    </style:style>
    <style:style style:name="P151" style:family="paragraph" style:parent-style-name="Standard">
      <style:text-properties fo:font-size="10pt" fo:font-weight="normal" officeooo:rsid="006808f7" officeooo:paragraph-rsid="006808f7" style:font-size-asian="10pt" style:font-weight-asian="normal" style:font-size-complex="10pt" style:font-weight-complex="normal"/>
    </style:style>
    <style:style style:name="P152" style:family="paragraph" style:parent-style-name="Standard">
      <style:text-properties fo:font-size="10pt" fo:font-weight="normal" officeooo:rsid="008cca62" officeooo:paragraph-rsid="00a35913" style:font-size-asian="10pt" style:font-weight-asian="normal" style:font-size-complex="10pt" style:font-weight-complex="normal"/>
    </style:style>
    <style:style style:name="P153" style:family="paragraph" style:parent-style-name="Standard">
      <style:text-properties fo:font-size="10pt" fo:font-weight="normal" officeooo:rsid="008cca62" officeooo:paragraph-rsid="013e562e" style:font-size-asian="10pt" style:font-weight-asian="normal" style:font-size-complex="10pt" style:font-weight-complex="normal"/>
    </style:style>
    <style:style style:name="P154" style:family="paragraph" style:parent-style-name="Standard">
      <style:text-properties fo:font-size="10pt" fo:font-weight="bold" officeooo:rsid="008cca62" officeooo:paragraph-rsid="00a35913" style:font-size-asian="10pt" style:font-weight-asian="bold" style:font-size-complex="10pt" style:font-weight-complex="bold"/>
    </style:style>
    <style:style style:name="P155" style:family="paragraph" style:parent-style-name="Standard">
      <style:text-properties fo:color="#0000ff" loext:opacity="100%" fo:font-size="10pt" fo:font-weight="normal" officeooo:rsid="008cca62" officeooo:paragraph-rsid="00a35913" style:font-size-asian="10pt" style:font-weight-asian="normal" style:font-size-complex="10pt" style:font-weight-complex="normal"/>
    </style:style>
    <style:style style:name="P156" style:family="paragraph" style:parent-style-name="Standard">
      <style:text-properties fo:color="#0000ff" loext:opacity="100%" fo:font-size="10pt" fo:font-weight="normal" officeooo:rsid="008cca62" officeooo:paragraph-rsid="013e562e" style:font-size-asian="10pt" style:font-weight-asian="normal" style:font-size-complex="10pt" style:font-weight-complex="normal"/>
    </style:style>
    <style:style style:name="P157" style:family="paragraph" style:parent-style-name="Standard">
      <style:text-properties fo:color="#0000ff" loext:opacity="100%" fo:font-size="10pt" fo:font-weight="normal" officeooo:rsid="008cca62" officeooo:paragraph-rsid="00baf493" style:font-size-asian="10pt" style:font-weight-asian="normal" style:font-size-complex="10pt" style:font-weight-complex="normal"/>
    </style:style>
    <style:style style:name="P158" style:family="paragraph" style:parent-style-name="Standard">
      <style:text-properties fo:color="#ff0000" loext:opacity="100%" fo:font-size="10pt" fo:font-weight="normal" officeooo:rsid="008cca62" officeooo:paragraph-rsid="00a35913" style:font-size-asian="10pt" style:font-weight-asian="normal" style:font-size-complex="10pt" style:font-weight-complex="normal"/>
    </style:style>
    <style:style style:name="P159" style:family="paragraph" style:parent-style-name="Standard">
      <style:text-properties fo:color="#ff0000" loext:opacity="100%" fo:font-size="10pt" fo:font-weight="normal" officeooo:rsid="008cca62" officeooo:paragraph-rsid="013e562e" style:font-size-asian="10pt" style:font-weight-asian="normal" style:font-size-complex="10pt" style:font-weight-complex="normal"/>
    </style:style>
    <style:style style:name="P160" style:family="paragraph" style:parent-style-name="Standard">
      <style:text-properties fo:color="#ff0000" loext:opacity="100%" fo:font-size="9pt" fo:font-weight="normal" officeooo:rsid="008cca62" officeooo:paragraph-rsid="00a35913" style:font-size-asian="9pt" style:font-weight-asian="normal" style:font-size-complex="9pt" style:font-weight-complex="normal"/>
    </style:style>
    <style:style style:name="P161" style:family="paragraph" style:parent-style-name="Standard">
      <style:text-properties fo:font-size="9pt" fo:font-weight="normal" officeooo:rsid="008cca62" officeooo:paragraph-rsid="00a35913" style:font-size-asian="9pt" style:font-weight-asian="normal" style:font-size-complex="9pt" style:font-weight-complex="normal"/>
    </style:style>
    <style:style style:name="P162" style:family="paragraph" style:parent-style-name="Standard">
      <style:paragraph-properties fo:break-before="page"/>
      <style:text-properties officeooo:rsid="0031dfdd" officeooo:paragraph-rsid="00618555"/>
    </style:style>
    <style:style style:name="P163" style:family="paragraph" style:parent-style-name="Standard">
      <style:paragraph-properties fo:break-before="page"/>
      <style:text-properties fo:font-weight="bold" officeooo:rsid="00d4b744" officeooo:paragraph-rsid="00a95119" style:font-weight-asian="bold" style:font-weight-complex="bold"/>
    </style:style>
    <style:style style:name="P164" style:family="paragraph" style:parent-style-name="Standard">
      <style:paragraph-properties fo:break-before="page"/>
      <style:text-properties fo:font-weight="bold" officeooo:rsid="002a0bfb" officeooo:paragraph-rsid="002a0bfb" style:font-weight-asian="bold" style:font-weight-complex="bold"/>
    </style:style>
    <style:style style:name="P165" style:family="paragraph" style:parent-style-name="Standard">
      <style:paragraph-properties fo:break-before="page"/>
      <style:text-properties fo:font-weight="bold" officeooo:rsid="0138d2a3" officeooo:paragraph-rsid="0138d2a3" style:font-weight-asian="bold" style:font-weight-complex="bold"/>
    </style:style>
    <style:style style:name="P166" style:family="paragraph" style:parent-style-name="Standard">
      <style:paragraph-properties fo:break-before="page"/>
      <style:text-properties fo:font-size="11pt" officeooo:rsid="008a1b63" officeooo:paragraph-rsid="008a1b63" style:font-size-asian="11pt" style:font-size-complex="11pt"/>
    </style:style>
    <style:style style:name="P167" style:family="paragraph" style:parent-style-name="Standard">
      <style:paragraph-properties fo:break-before="page"/>
      <style:text-properties fo:font-weight="normal" officeooo:rsid="006e238b" officeooo:paragraph-rsid="0139ea1a" style:font-weight-asian="normal" style:font-weight-complex="normal"/>
    </style:style>
    <style:style style:name="P168" style:family="paragraph" style:parent-style-name="Standard">
      <style:paragraph-properties fo:break-before="page"/>
      <style:text-properties style:text-position="0% 100%" fo:font-style="normal" fo:font-weight="bold" officeooo:rsid="00e4b5a5" officeooo:paragraph-rsid="00f16c90" style:font-style-asian="normal" style:font-weight-asian="bold" style:font-style-complex="normal" style:font-weight-complex="bold"/>
    </style:style>
    <style:style style:name="P169" style:family="paragraph" style:parent-style-name="Standard">
      <style:paragraph-properties fo:break-before="page"/>
      <style:text-properties style:text-position="0% 100%" fo:font-weight="normal" officeooo:rsid="008663d9" officeooo:paragraph-rsid="008663d9" style:font-weight-asian="normal" style:font-weight-complex="normal"/>
    </style:style>
    <style:style style:name="P170" style:family="paragraph" style:parent-style-name="Standard">
      <style:paragraph-properties fo:break-before="page"/>
      <style:text-properties fo:font-size="12pt" fo:font-weight="normal" officeooo:rsid="008cca62" officeooo:paragraph-rsid="00b082b4" style:font-size-asian="12pt" style:font-weight-asian="normal" style:font-size-complex="12pt" style:font-weight-complex="normal"/>
    </style:style>
    <style:style style:name="P171" style:family="paragraph" style:parent-style-name="Standard">
      <style:paragraph-properties fo:break-before="page"/>
      <style:text-properties fo:font-size="12pt" fo:font-weight="bold" officeooo:rsid="008cca62" officeooo:paragraph-rsid="00baf493"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officeooo:rsid="002a0bfb" officeooo:paragraph-rsid="002a0bfb"/>
    </style:style>
    <style:style style:name="P173" style:family="paragraph" style:parent-style-name="Table_20_Contents">
      <style:paragraph-properties fo:text-align="center" style:justify-single-word="false"/>
      <style:text-properties officeooo:rsid="002a0bfb" officeooo:paragraph-rsid="004a3415"/>
    </style:style>
    <style:style style:name="P174" style:family="paragraph" style:parent-style-name="Table_20_Contents">
      <style:paragraph-properties fo:text-align="center" style:justify-single-word="false"/>
      <style:text-properties officeooo:rsid="002a0bfb" officeooo:paragraph-rsid="0052d05f"/>
    </style:style>
    <style:style style:name="P175" style:family="paragraph" style:parent-style-name="Table_20_Contents">
      <style:paragraph-properties fo:text-align="center" style:justify-single-word="false"/>
      <style:text-properties officeooo:rsid="002a0bfb" officeooo:paragraph-rsid="00570629"/>
    </style:style>
    <style:style style:name="P176" style:family="paragraph" style:parent-style-name="Table_20_Contents">
      <style:paragraph-properties fo:text-align="center" style:justify-single-word="false"/>
      <style:text-properties officeooo:rsid="002a0bfb" officeooo:paragraph-rsid="00661649"/>
    </style:style>
    <style:style style:name="P177" style:family="paragraph" style:parent-style-name="Table_20_Contents">
      <style:paragraph-properties fo:text-align="center" style:justify-single-word="false"/>
      <style:text-properties officeooo:rsid="002a0bfb" officeooo:paragraph-rsid="006e3d6f"/>
    </style:style>
    <style:style style:name="P178" style:family="paragraph" style:parent-style-name="Table_20_Contents">
      <style:paragraph-properties fo:text-align="center" style:justify-single-word="false"/>
      <style:text-properties officeooo:rsid="002a0bfb" officeooo:paragraph-rsid="00701fed"/>
    </style:style>
    <style:style style:name="P179" style:family="paragraph" style:parent-style-name="Table_20_Contents">
      <style:paragraph-properties fo:text-align="center" style:justify-single-word="false"/>
      <style:text-properties officeooo:rsid="002a0bfb" officeooo:paragraph-rsid="0071159d"/>
    </style:style>
    <style:style style:name="P180" style:family="paragraph" style:parent-style-name="Table_20_Contents">
      <style:paragraph-properties fo:text-align="center" style:justify-single-word="false"/>
      <style:text-properties officeooo:rsid="002a0bfb" officeooo:paragraph-rsid="008fddca"/>
    </style:style>
    <style:style style:name="P181" style:family="paragraph" style:parent-style-name="Table_20_Contents">
      <style:paragraph-properties fo:text-align="center" style:justify-single-word="false"/>
      <style:text-properties officeooo:rsid="002a0bfb" officeooo:paragraph-rsid="0090c14b"/>
    </style:style>
    <style:style style:name="P182" style:family="paragraph" style:parent-style-name="Table_20_Contents">
      <style:paragraph-properties fo:text-align="center" style:justify-single-word="false"/>
      <style:text-properties officeooo:rsid="002a0bfb" officeooo:paragraph-rsid="00d7bb52"/>
    </style:style>
    <style:style style:name="P183" style:family="paragraph" style:parent-style-name="Table_20_Contents">
      <style:paragraph-properties fo:text-align="center" style:justify-single-word="false"/>
      <style:text-properties officeooo:rsid="002a0bfb" officeooo:paragraph-rsid="01447784"/>
    </style:style>
    <style:style style:name="P184" style:family="paragraph" style:parent-style-name="Table_20_Contents">
      <style:paragraph-properties fo:text-align="center" style:justify-single-word="false"/>
      <style:text-properties officeooo:rsid="002a0bfb" officeooo:paragraph-rsid="0033a58d" fo:background-color="transparent"/>
    </style:style>
    <style:style style:name="P185" style:family="paragraph" style:parent-style-name="Table_20_Contents">
      <style:paragraph-properties fo:text-align="center" style:justify-single-word="false"/>
      <style:text-properties fo:font-size="10pt" officeooo:rsid="002a0bfb" officeooo:paragraph-rsid="0033130d" style:font-size-asian="10pt" style:font-size-complex="10pt"/>
    </style:style>
    <style:style style:name="P186" style:family="paragraph" style:parent-style-name="Table_20_Contents">
      <style:paragraph-properties fo:text-align="center" style:justify-single-word="false"/>
      <style:text-properties fo:font-size="10pt" officeooo:rsid="002a0bfb" officeooo:paragraph-rsid="004a3415" style:font-size-asian="10pt" style:font-size-complex="10pt"/>
    </style:style>
    <style:style style:name="P187" style:family="paragraph" style:parent-style-name="Table_20_Contents">
      <style:paragraph-properties fo:text-align="center" style:justify-single-word="false"/>
      <style:text-properties fo:font-size="10pt" officeooo:rsid="002a0bfb" officeooo:paragraph-rsid="00570629" style:font-size-asian="10pt" style:font-size-complex="10pt"/>
    </style:style>
    <style:style style:name="P188" style:family="paragraph" style:parent-style-name="Table_20_Contents">
      <style:paragraph-properties fo:text-align="center" style:justify-single-word="false"/>
      <style:text-properties fo:font-size="10pt" officeooo:rsid="002a0bfb" officeooo:paragraph-rsid="00661649" style:font-size-asian="10pt" style:font-size-complex="10pt"/>
    </style:style>
    <style:style style:name="P189" style:family="paragraph" style:parent-style-name="Table_20_Contents">
      <style:paragraph-properties fo:text-align="center" style:justify-single-word="false"/>
      <style:text-properties fo:font-size="10pt" officeooo:rsid="002a0bfb" officeooo:paragraph-rsid="006e3d6f" style:font-size-asian="10pt" style:font-size-complex="10pt"/>
    </style:style>
    <style:style style:name="P190" style:family="paragraph" style:parent-style-name="Table_20_Contents">
      <style:paragraph-properties fo:text-align="center" style:justify-single-word="false"/>
      <style:text-properties fo:font-size="10pt" officeooo:rsid="002a0bfb" officeooo:paragraph-rsid="00701fed" style:font-size-asian="10pt" style:font-size-complex="10pt"/>
    </style:style>
    <style:style style:name="P191" style:family="paragraph" style:parent-style-name="Table_20_Contents">
      <style:paragraph-properties fo:text-align="center" style:justify-single-word="false"/>
      <style:text-properties fo:font-size="10pt" officeooo:rsid="002a0bfb" officeooo:paragraph-rsid="00d7bb52" style:font-size-asian="10pt" style:font-size-complex="10pt"/>
    </style:style>
    <style:style style:name="P192" style:family="paragraph" style:parent-style-name="Table_20_Contents">
      <style:paragraph-properties fo:text-align="center" style:justify-single-word="false"/>
      <style:text-properties fo:font-size="10pt" officeooo:rsid="002a0bfb" officeooo:paragraph-rsid="01447784" style:font-size-asian="10pt" style:font-size-complex="10pt"/>
    </style:style>
    <style:style style:name="P193" style:family="paragraph" style:parent-style-name="Table_20_Contents">
      <style:paragraph-properties fo:text-align="center" style:justify-single-word="false"/>
      <style:text-properties fo:font-size="10pt" officeooo:rsid="0030dd68" officeooo:paragraph-rsid="0030dd68" style:font-size-asian="10pt" style:font-size-complex="10pt"/>
    </style:style>
    <style:style style:name="P194" style:family="paragraph" style:parent-style-name="Table_20_Contents">
      <style:paragraph-properties fo:text-align="center" style:justify-single-word="false"/>
      <style:text-properties fo:font-size="10pt" officeooo:rsid="0030dd68" officeooo:paragraph-rsid="0033130d" style:font-size-asian="10pt" style:font-size-complex="10pt"/>
    </style:style>
    <style:style style:name="P195" style:family="paragraph" style:parent-style-name="Table_20_Contents">
      <style:paragraph-properties fo:text-align="center" style:justify-single-word="false"/>
      <style:text-properties fo:font-size="10pt" officeooo:rsid="0030dd68" officeooo:paragraph-rsid="00570629" style:font-size-asian="10pt" style:font-size-complex="10pt"/>
    </style:style>
    <style:style style:name="P196" style:family="paragraph" style:parent-style-name="Table_20_Contents">
      <style:paragraph-properties fo:text-align="center" style:justify-single-word="false"/>
      <style:text-properties fo:font-size="10pt" officeooo:rsid="0031b776" officeooo:paragraph-rsid="0031b776" style:font-size-asian="10pt" style:font-size-complex="10pt"/>
    </style:style>
    <style:style style:name="P197" style:family="paragraph" style:parent-style-name="Table_20_Contents">
      <style:paragraph-properties fo:text-align="center" style:justify-single-word="false"/>
      <style:text-properties fo:font-size="10pt" officeooo:rsid="0031b776" officeooo:paragraph-rsid="0033130d" style:font-size-asian="10pt" style:font-size-complex="10pt"/>
    </style:style>
    <style:style style:name="P198" style:family="paragraph" style:parent-style-name="Table_20_Contents">
      <style:paragraph-properties fo:text-align="center" style:justify-single-word="false"/>
      <style:text-properties fo:font-size="10pt" officeooo:rsid="0033130d" officeooo:paragraph-rsid="0033130d" style:font-size-asian="10pt" style:font-size-complex="10pt"/>
    </style:style>
    <style:style style:name="P199" style:family="paragraph" style:parent-style-name="Table_20_Contents">
      <style:paragraph-properties fo:text-align="center" style:justify-single-word="false"/>
      <style:text-properties fo:font-size="10pt" officeooo:rsid="0033130d" officeooo:paragraph-rsid="00570629" style:font-size-asian="10pt" style:font-size-complex="10pt"/>
    </style:style>
    <style:style style:name="P200" style:family="paragraph" style:parent-style-name="Table_20_Contents">
      <style:paragraph-properties fo:text-align="center" style:justify-single-word="false"/>
      <style:text-properties fo:font-size="10pt" officeooo:rsid="004a3415" officeooo:paragraph-rsid="004a3415" style:font-size-asian="10pt" style:font-size-complex="10pt"/>
    </style:style>
    <style:style style:name="P201" style:family="paragraph" style:parent-style-name="Table_20_Contents">
      <style:paragraph-properties fo:text-align="center" style:justify-single-word="false"/>
      <style:text-properties fo:font-size="10pt" officeooo:rsid="004a3415" officeooo:paragraph-rsid="00661649" style:font-size-asian="10pt" style:font-size-complex="10pt"/>
    </style:style>
    <style:style style:name="P202" style:family="paragraph" style:parent-style-name="Table_20_Contents">
      <style:paragraph-properties fo:text-align="center" style:justify-single-word="false"/>
      <style:text-properties fo:font-size="10pt" officeooo:rsid="004a3415" officeooo:paragraph-rsid="006e3d6f" style:font-size-asian="10pt" style:font-size-complex="10pt"/>
    </style:style>
    <style:style style:name="P203" style:family="paragraph" style:parent-style-name="Table_20_Contents">
      <style:paragraph-properties fo:text-align="center" style:justify-single-word="false"/>
      <style:text-properties fo:font-size="10pt" officeooo:rsid="004a3415" officeooo:paragraph-rsid="00701fed" style:font-size-asian="10pt" style:font-size-complex="10pt"/>
    </style:style>
    <style:style style:name="P204" style:family="paragraph" style:parent-style-name="Table_20_Contents">
      <style:paragraph-properties fo:text-align="center" style:justify-single-word="false"/>
      <style:text-properties fo:font-size="10pt" officeooo:rsid="004a3415" officeooo:paragraph-rsid="00d7bb52" style:font-size-asian="10pt" style:font-size-complex="10pt"/>
    </style:style>
    <style:style style:name="P205" style:family="paragraph" style:parent-style-name="Table_20_Contents">
      <style:paragraph-properties fo:text-align="center" style:justify-single-word="false"/>
      <style:text-properties fo:font-size="10pt" officeooo:rsid="004a3415" officeooo:paragraph-rsid="01447784" style:font-size-asian="10pt" style:font-size-complex="10pt"/>
    </style:style>
    <style:style style:name="P206" style:family="paragraph" style:parent-style-name="Table_20_Contents">
      <style:paragraph-properties fo:text-align="center" style:justify-single-word="false"/>
      <style:text-properties fo:font-size="10pt" officeooo:rsid="004b3f28" officeooo:paragraph-rsid="004b3f28" style:font-size-asian="10pt" style:font-size-complex="10pt"/>
    </style:style>
    <style:style style:name="P207" style:family="paragraph" style:parent-style-name="Table_20_Contents">
      <style:paragraph-properties fo:text-align="center" style:justify-single-word="false"/>
      <style:text-properties fo:font-size="10pt" officeooo:rsid="004b3f28" officeooo:paragraph-rsid="00d7bb52" style:font-size-asian="10pt" style:font-size-complex="10pt"/>
    </style:style>
    <style:style style:name="P208" style:family="paragraph" style:parent-style-name="Table_20_Contents">
      <style:paragraph-properties fo:text-align="center" style:justify-single-word="false"/>
      <style:text-properties fo:font-size="10pt" officeooo:rsid="004b3f28" officeooo:paragraph-rsid="01447784" style:font-size-asian="10pt" style:font-size-complex="10pt"/>
    </style:style>
    <style:style style:name="P209" style:family="paragraph" style:parent-style-name="Table_20_Contents">
      <style:paragraph-properties fo:text-align="center" style:justify-single-word="false"/>
      <style:text-properties fo:font-size="10pt" officeooo:rsid="00587b1a" officeooo:paragraph-rsid="00587b1a" style:font-size-asian="10pt" style:font-size-complex="10pt"/>
    </style:style>
    <style:style style:name="P210" style:family="paragraph" style:parent-style-name="Table_20_Contents">
      <style:paragraph-properties fo:text-align="center" style:justify-single-word="false"/>
      <style:text-properties fo:font-size="10pt" officeooo:rsid="00661649" officeooo:paragraph-rsid="00661649" style:font-size-asian="10pt" style:font-size-complex="10pt"/>
    </style:style>
    <style:style style:name="P211" style:family="paragraph" style:parent-style-name="Table_20_Contents">
      <style:paragraph-properties fo:text-align="center" style:justify-single-word="false"/>
      <style:text-properties fo:font-size="10pt" officeooo:rsid="006808f7" officeooo:paragraph-rsid="006808f7" style:font-size-asian="10pt" style:font-size-complex="10pt"/>
    </style:style>
    <style:style style:name="P212" style:family="paragraph" style:parent-style-name="Table_20_Contents">
      <style:paragraph-properties fo:text-align="center" style:justify-single-word="false"/>
      <style:text-properties fo:font-size="10pt" officeooo:rsid="006e3d6f" officeooo:paragraph-rsid="006e3d6f" style:font-size-asian="10pt" style:font-size-complex="10pt"/>
    </style:style>
    <style:style style:name="P213" style:family="paragraph" style:parent-style-name="Table_20_Contents">
      <style:paragraph-properties fo:text-align="center" style:justify-single-word="false"/>
      <style:text-properties fo:font-size="10pt" officeooo:rsid="006e3d6f" officeooo:paragraph-rsid="00701fed" style:font-size-asian="10pt" style:font-size-complex="10pt"/>
    </style:style>
    <style:style style:name="P214" style:family="paragraph" style:parent-style-name="Table_20_Contents">
      <style:paragraph-properties fo:text-align="center" style:justify-single-word="false"/>
      <style:text-properties fo:font-size="10pt" officeooo:rsid="00765935" officeooo:paragraph-rsid="00765935" style:font-size-asian="10pt" style:font-size-complex="10pt"/>
    </style:style>
    <style:style style:name="P215" style:family="paragraph" style:parent-style-name="Table_20_Contents">
      <style:paragraph-properties fo:text-align="center" style:justify-single-word="false"/>
      <style:text-properties fo:font-size="10pt" officeooo:rsid="0090f13c" officeooo:paragraph-rsid="0090f13c" style:font-size-asian="10pt" style:font-size-complex="10pt"/>
    </style:style>
    <style:style style:name="P216" style:family="paragraph" style:parent-style-name="Table_20_Contents">
      <style:paragraph-properties fo:text-align="center" style:justify-single-word="false"/>
      <style:text-properties fo:font-size="10pt" officeooo:rsid="0091cc0e" officeooo:paragraph-rsid="0091cc0e" style:font-size-asian="10pt" style:font-size-complex="10pt"/>
    </style:style>
    <style:style style:name="P217" style:family="paragraph" style:parent-style-name="Table_20_Contents">
      <style:paragraph-properties fo:text-align="center" style:justify-single-word="false"/>
      <style:text-properties fo:font-size="10pt" officeooo:rsid="0096c253" officeooo:paragraph-rsid="0096c253" style:font-size-asian="10pt" style:font-size-complex="10pt"/>
    </style:style>
    <style:style style:name="P218" style:family="paragraph" style:parent-style-name="Table_20_Contents">
      <style:paragraph-properties fo:text-align="center" style:justify-single-word="false"/>
      <style:text-properties fo:font-size="10pt" officeooo:rsid="00987321" officeooo:paragraph-rsid="00987321" style:font-size-asian="10pt" style:font-size-complex="10pt"/>
    </style:style>
    <style:style style:name="P219" style:family="paragraph" style:parent-style-name="Table_20_Contents">
      <style:paragraph-properties fo:text-align="center" style:justify-single-word="false"/>
      <style:text-properties fo:font-size="10pt" officeooo:rsid="00d1be22" officeooo:paragraph-rsid="00d1be22" style:font-size-asian="10pt" style:font-size-complex="10pt"/>
    </style:style>
    <style:style style:name="P220" style:family="paragraph" style:parent-style-name="Table_20_Contents">
      <style:paragraph-properties fo:text-align="center" style:justify-single-word="false"/>
      <style:text-properties fo:font-size="10pt" officeooo:rsid="00d7bb52" officeooo:paragraph-rsid="00d7bb52" style:font-size-asian="10pt" style:font-size-complex="10pt"/>
    </style:style>
    <style:style style:name="P221" style:family="paragraph" style:parent-style-name="Table_20_Contents">
      <style:paragraph-properties fo:text-align="center" style:justify-single-word="false"/>
      <style:text-properties fo:font-size="10pt" officeooo:rsid="00d7bb52" officeooo:paragraph-rsid="01447784" style:font-size-asian="10pt" style:font-size-complex="10pt"/>
    </style:style>
    <style:style style:name="P222" style:family="paragraph" style:parent-style-name="Table_20_Contents">
      <style:paragraph-properties fo:text-align="center" style:justify-single-word="false"/>
      <style:text-properties fo:font-size="10pt" officeooo:rsid="00d89d9a" officeooo:paragraph-rsid="00d89d9a" style:font-size-asian="10pt" style:font-size-complex="10pt"/>
    </style:style>
    <style:style style:name="P223" style:family="paragraph" style:parent-style-name="Table_20_Contents">
      <style:paragraph-properties fo:text-align="center" style:justify-single-word="false"/>
      <style:text-properties fo:font-size="10pt" officeooo:rsid="00d89d9a" officeooo:paragraph-rsid="01447784" style:font-size-asian="10pt" style:font-size-complex="10pt"/>
    </style:style>
    <style:style style:name="P224" style:family="paragraph" style:parent-style-name="Table_20_Contents">
      <style:paragraph-properties fo:text-align="center" style:justify-single-word="false"/>
      <style:text-properties fo:font-size="10pt" officeooo:rsid="011a184c" officeooo:paragraph-rsid="011a184c" style:font-size-asian="10pt" style:font-size-complex="10pt"/>
    </style:style>
    <style:style style:name="P225" style:family="paragraph" style:parent-style-name="Table_20_Contents">
      <style:paragraph-properties fo:text-align="center" style:justify-single-word="false"/>
      <style:text-properties fo:font-size="10pt" officeooo:rsid="01447784" officeooo:paragraph-rsid="01447784" style:font-size-asian="10pt" style:font-size-complex="10pt"/>
    </style:style>
    <style:style style:name="P226" style:family="paragraph" style:parent-style-name="Table_20_Contents">
      <style:paragraph-properties fo:text-align="center" style:justify-single-word="false"/>
      <style:text-properties fo:font-size="10pt" officeooo:rsid="014659dc" officeooo:paragraph-rsid="014659dc" style:font-size-asian="10pt" style:font-size-complex="10pt"/>
    </style:style>
    <style:style style:name="P227" style:family="paragraph" style:parent-style-name="Table_20_Contents">
      <style:paragraph-properties fo:text-align="center" style:justify-single-word="false"/>
      <style:text-properties fo:font-size="8pt" officeooo:rsid="0033a58d" officeooo:paragraph-rsid="0035d0c7" style:font-size-asian="8pt" style:font-size-complex="8pt"/>
    </style:style>
    <style:style style:name="P228" style:family="paragraph" style:parent-style-name="Table_20_Contents">
      <style:paragraph-properties fo:text-align="center" style:justify-single-word="false"/>
      <style:text-properties fo:font-size="8pt" officeooo:rsid="0035d0c7" officeooo:paragraph-rsid="0035d0c7" style:font-size-asian="8pt" style:font-size-complex="8pt"/>
    </style:style>
    <style:style style:name="P229" style:family="paragraph" style:parent-style-name="Table_20_Contents">
      <style:paragraph-properties fo:text-align="center" style:justify-single-word="false"/>
      <style:text-properties fo:font-size="8pt" officeooo:rsid="00351bee" officeooo:paragraph-rsid="00351bee" style:font-size-asian="8pt" style:font-size-complex="8pt"/>
    </style:style>
    <style:style style:name="P230" style:family="paragraph" style:parent-style-name="Table_20_Contents">
      <style:paragraph-properties fo:text-align="center" style:justify-single-word="false"/>
      <style:text-properties fo:font-size="8pt" officeooo:rsid="00351bee" officeooo:paragraph-rsid="0035d0c7" style:font-size-asian="8pt" style:font-size-complex="8pt"/>
    </style:style>
    <style:style style:name="P231" style:family="paragraph" style:parent-style-name="Table_20_Contents">
      <style:paragraph-properties fo:text-align="center" style:justify-single-word="false"/>
      <style:text-properties fo:font-size="12pt" officeooo:rsid="002a0bfb" officeooo:paragraph-rsid="0033a58d" style:font-size-asian="12pt" style:font-size-complex="12pt"/>
    </style:style>
    <style:style style:name="P232" style:family="paragraph" style:parent-style-name="Table_20_Contents">
      <style:paragraph-properties fo:text-align="center" style:justify-single-word="false"/>
      <style:text-properties officeooo:rsid="0046a2bb" officeooo:paragraph-rsid="0046a2bb"/>
    </style:style>
    <style:style style:name="P233" style:family="paragraph" style:parent-style-name="Table_20_Contents">
      <style:paragraph-properties fo:text-align="center" style:justify-single-word="false"/>
      <style:text-properties fo:font-size="11pt" officeooo:rsid="007238f6" officeooo:paragraph-rsid="007238f6" fo:background-color="transparent" style:font-size-asian="11pt" style:font-size-complex="11pt"/>
    </style:style>
    <style:style style:name="P234" style:family="paragraph" style:parent-style-name="Table_20_Contents">
      <style:paragraph-properties fo:text-align="center" style:justify-single-word="false"/>
      <style:text-properties officeooo:rsid="004896f7" officeooo:paragraph-rsid="00c67ac2" fo:background-color="#ffff00"/>
    </style:style>
    <style:style style:name="P235" style:family="paragraph" style:parent-style-name="Table_20_Contents">
      <style:paragraph-properties fo:text-align="center" style:justify-single-word="false"/>
      <style:text-properties officeooo:rsid="004896f7" officeooo:paragraph-rsid="00cc4de4" fo:background-color="#ffff00"/>
    </style:style>
    <style:style style:name="P236" style:family="paragraph" style:parent-style-name="Table_20_Contents">
      <style:paragraph-properties fo:text-align="center" style:justify-single-word="false"/>
      <style:text-properties officeooo:rsid="004896f7" officeooo:paragraph-rsid="00cf3ba5" fo:background-color="#ffff00"/>
    </style:style>
    <style:style style:name="P237" style:family="paragraph" style:parent-style-name="Table_20_Contents">
      <style:paragraph-properties fo:text-align="center" style:justify-single-word="false"/>
      <style:text-properties officeooo:rsid="004896f7" officeooo:paragraph-rsid="00cfd5d1" fo:background-color="#ffff00"/>
    </style:style>
    <style:style style:name="P238" style:family="paragraph" style:parent-style-name="Table_20_Contents">
      <style:paragraph-properties fo:text-align="center" style:justify-single-word="false"/>
      <style:text-properties officeooo:rsid="004896f7" officeooo:paragraph-rsid="00d7bb52" fo:background-color="#ffff00"/>
    </style:style>
    <style:style style:name="P239" style:family="paragraph" style:parent-style-name="Table_20_Contents">
      <style:paragraph-properties fo:text-align="center" style:justify-single-word="false"/>
      <style:text-properties officeooo:rsid="004896f7" officeooo:paragraph-rsid="00f86c81" fo:background-color="#ffff00"/>
    </style:style>
    <style:style style:name="P240" style:family="paragraph" style:parent-style-name="Table_20_Contents">
      <style:paragraph-properties fo:text-align="center" style:justify-single-word="false"/>
      <style:text-properties officeooo:rsid="004896f7" officeooo:paragraph-rsid="01447784" fo:background-color="#ffff00"/>
    </style:style>
    <style:style style:name="P241" style:family="paragraph" style:parent-style-name="Table_20_Contents">
      <style:paragraph-properties fo:text-align="center" style:justify-single-word="false"/>
      <style:text-properties officeooo:rsid="00c81f44" officeooo:paragraph-rsid="00c81f44"/>
    </style:style>
    <style:style style:name="P242" style:family="paragraph" style:parent-style-name="Table_20_Contents">
      <style:paragraph-properties fo:text-align="center" style:justify-single-word="false"/>
      <style:text-properties officeooo:rsid="00eaf083" officeooo:paragraph-rsid="00eaf083"/>
    </style:style>
    <style:style style:name="P243" style:family="paragraph" style:parent-style-name="Table_20_Contents">
      <style:paragraph-properties fo:text-align="center" style:justify-single-word="false"/>
      <style:text-properties fo:font-size="9pt" officeooo:rsid="010a0b30" officeooo:paragraph-rsid="010a0b30" style:font-size-asian="9pt" style:font-size-complex="9pt"/>
    </style:style>
    <style:style style:name="P244" style:family="paragraph" style:parent-style-name="Standard">
      <style:paragraph-properties fo:margin-left="0in" fo:margin-right="0in" fo:text-align="start" style:justify-single-word="false" fo:text-indent="0in" style:auto-text-indent="false"/>
      <style:text-properties fo:color="#000000" loext:opacity="100%" fo:font-size="10pt" fo:font-weight="normal" officeooo:rsid="00c0280f" officeooo:paragraph-rsid="00c0280f" style:font-size-asian="10pt" style:font-weight-asian="normal" style:font-size-complex="10pt" style:font-weight-complex="normal"/>
    </style:style>
    <style:style style:name="P245" style:family="paragraph" style:parent-style-name="Standard">
      <style:paragraph-properties fo:margin-left="0in" fo:margin-right="0in" fo:text-align="start" style:justify-single-word="false" fo:text-indent="0in" style:auto-text-indent="false"/>
      <style:text-properties fo:color="#000000" loext:opacity="100%" fo:font-size="11pt" fo:font-weight="bold" officeooo:rsid="008cca62" officeooo:paragraph-rsid="014659dc" style:font-size-asian="11pt" style:font-weight-asian="bold" style:font-size-complex="11pt" style:font-weight-complex="bold"/>
    </style:style>
    <style:style style:name="P246" style:family="paragraph" style:parent-style-name="Standard">
      <style:paragraph-properties fo:margin-left="0in" fo:margin-right="0in" fo:text-indent="0in" style:auto-text-indent="false"/>
      <style:text-properties fo:font-weight="normal" officeooo:rsid="012ff995" officeooo:paragraph-rsid="012ff995" style:font-weight-asian="normal" style:font-weight-complex="normal"/>
    </style:style>
    <style:style style:name="P247" style:family="paragraph" style:parent-style-name="Standard">
      <style:paragraph-properties fo:margin-left="0.4925in" fo:margin-right="0in" fo:text-indent="0in" style:auto-text-indent="false"/>
      <style:text-properties style:text-position="0% 100%" fo:font-style="normal" fo:font-weight="normal" officeooo:rsid="00dc14f6" officeooo:paragraph-rsid="00e380c6" style:font-style-asian="normal" style:font-weight-asian="normal" style:font-style-complex="normal" style:font-weight-complex="normal"/>
    </style:style>
    <style:style style:name="P248" style:family="paragraph" style:parent-style-name="Standard">
      <style:paragraph-properties fo:margin-left="0.4925in" fo:margin-right="0in" fo:text-indent="0in" style:auto-text-indent="false"/>
      <style:text-properties style:text-position="0% 100%" fo:font-style="normal" fo:font-weight="normal" officeooo:rsid="00e380c6" officeooo:paragraph-rsid="00e380c6" style:font-style-asian="normal" style:font-weight-asian="normal" style:font-style-complex="normal" style:font-weight-complex="normal"/>
    </style:style>
    <style:style style:name="P249" style:family="paragraph" style:parent-style-name="Standard">
      <style:paragraph-properties fo:margin-left="0.4925in" fo:margin-right="0in" fo:text-indent="0in" style:auto-text-indent="false"/>
      <style:text-properties style:text-position="0% 100%" fo:font-size="10pt" fo:font-style="normal" fo:font-weight="normal" officeooo:rsid="01116882" officeooo:paragraph-rsid="01116882" style:font-size-asian="10pt" style:font-style-asian="normal" style:font-weight-asian="normal" style:font-size-complex="10pt" style:font-style-complex="normal" style:font-weight-complex="normal"/>
    </style:style>
    <style:style style:name="P250" style:family="paragraph" style:parent-style-name="Standard">
      <style:paragraph-properties fo:margin-left="0.4925in" fo:margin-right="0in" fo:text-indent="0in" style:auto-text-indent="false"/>
      <style:text-properties style:text-position="0% 100%" fo:font-weight="normal" officeooo:rsid="00685548" officeooo:paragraph-rsid="012ff995" style:font-weight-asian="normal" style:font-weight-complex="normal"/>
    </style:style>
    <style:style style:name="P251" style:family="paragraph" style:parent-style-name="Standard">
      <style:paragraph-properties fo:margin-left="0.4925in" fo:margin-right="0in" fo:text-indent="0in" style:auto-text-indent="false"/>
      <style:text-properties style:text-position="0% 100%" fo:font-size="11pt" fo:font-weight="bold" officeooo:rsid="01447784" officeooo:paragraph-rsid="01447784" style:font-size-asian="11pt" style:font-weight-asian="bold" style:font-size-complex="11pt" style:font-weight-complex="bold"/>
    </style:style>
    <style:style style:name="P252" style:family="paragraph" style:parent-style-name="Standard">
      <style:paragraph-properties fo:margin-left="0.4925in" fo:margin-right="0in" fo:text-indent="0in" style:auto-text-indent="false"/>
      <style:text-properties style:text-position="0% 100%" fo:font-size="11pt" fo:font-weight="bold" officeooo:rsid="0071159d" officeooo:paragraph-rsid="013a04d1" style:font-size-asian="11pt" style:font-weight-asian="bold" style:font-size-complex="11pt" style:font-weight-complex="bold"/>
    </style:style>
    <style:style style:name="P253" style:family="paragraph" style:parent-style-name="Standard">
      <style:paragraph-properties fo:margin-left="0.4925in" fo:margin-right="0in" fo:text-indent="0in" style:auto-text-indent="false"/>
      <style:text-properties style:text-position="0% 100%" fo:font-size="11pt" fo:font-weight="bold" officeooo:rsid="00d4b744" officeooo:paragraph-rsid="013a04d1" style:font-size-asian="11pt" style:font-weight-asian="bold" style:font-size-complex="11pt" style:font-weight-complex="bold"/>
    </style:style>
    <style:style style:name="P254" style:family="paragraph" style:parent-style-name="Standard">
      <style:paragraph-properties fo:margin-left="0.4925in" fo:margin-right="0in" fo:text-indent="0in" style:auto-text-indent="false"/>
      <style:text-properties style:text-position="0% 100%" fo:font-size="11pt" fo:font-weight="bold" officeooo:rsid="00e4b5a5" officeooo:paragraph-rsid="013af891" style:font-size-asian="11pt" style:font-weight-asian="bold" style:font-size-complex="11pt" style:font-weight-complex="bold"/>
    </style:style>
    <style:style style:name="P255" style:family="paragraph" style:parent-style-name="Standard">
      <style:paragraph-properties fo:margin-left="0.4925in" fo:margin-right="0in" fo:text-indent="0in" style:auto-text-indent="false"/>
      <style:text-properties style:text-position="0% 100%" fo:font-size="11pt" fo:font-weight="bold" officeooo:rsid="005ac2c9" officeooo:paragraph-rsid="013b3ddb" style:font-size-asian="11pt" style:font-weight-asian="bold" style:font-size-complex="11pt" style:font-weight-complex="bold"/>
    </style:style>
    <style:style style:name="P256" style:family="paragraph" style:parent-style-name="Standard">
      <style:paragraph-properties fo:margin-left="0.4925in" fo:margin-right="0in" fo:text-indent="0in" style:auto-text-indent="false"/>
      <style:text-properties style:text-position="0% 100%" fo:font-size="11pt" fo:font-weight="normal" officeooo:rsid="008fddca" officeooo:paragraph-rsid="013af891" style:font-size-asian="11pt" style:font-weight-asian="normal" style:font-size-complex="11pt" style:font-weight-complex="normal"/>
    </style:style>
    <style:style style:name="P257" style:family="paragraph" style:parent-style-name="Standard">
      <style:paragraph-properties fo:margin-left="0.4925in" fo:margin-right="0in" fo:text-indent="0in" style:auto-text-indent="false"/>
      <style:text-properties style:text-position="0% 100%" fo:font-size="11pt" fo:font-style="normal" fo:font-weight="bold" officeooo:rsid="00a95119" officeooo:paragraph-rsid="013af891" style:font-size-asian="11pt" style:font-style-asian="normal" style:font-weight-asian="bold" style:font-size-complex="11pt" style:font-style-complex="normal" style:font-weight-complex="bold"/>
    </style:style>
    <style:style style:name="P258" style:family="paragraph" style:parent-style-name="Standard">
      <style:paragraph-properties fo:margin-left="0.4925in" fo:margin-right="0in" fo:text-indent="0in" style:auto-text-indent="false"/>
      <style:text-properties officeooo:paragraph-rsid="007ef468"/>
    </style:style>
    <style:style style:name="P259" style:family="paragraph" style:parent-style-name="Standard">
      <style:paragraph-properties fo:margin-left="0.4925in" fo:margin-right="0in" fo:text-indent="0in" style:auto-text-indent="false"/>
      <style:text-properties fo:font-weight="normal" officeooo:rsid="0064738e" officeooo:paragraph-rsid="0064738e" style:font-weight-asian="normal" style:font-weight-complex="normal"/>
    </style:style>
    <style:style style:name="P260" style:family="paragraph" style:parent-style-name="Standard">
      <style:paragraph-properties fo:margin-left="0.4925in" fo:margin-right="0in" fo:text-indent="0in" style:auto-text-indent="false"/>
      <style:text-properties fo:font-size="11pt" fo:font-weight="normal" officeooo:rsid="011d2105" officeooo:paragraph-rsid="011d6768" style:font-size-asian="11pt" style:font-weight-asian="normal" style:font-size-complex="11pt" style:font-weight-complex="normal"/>
    </style:style>
    <style:style style:name="P261" style:family="paragraph" style:parent-style-name="Standard">
      <style:paragraph-properties fo:margin-left="0.4925in" fo:margin-right="0in" fo:text-indent="0in" style:auto-text-indent="false"/>
      <style:text-properties fo:font-size="11pt" fo:font-weight="normal" officeooo:rsid="0030dd68" officeooo:paragraph-rsid="0138d2a3" style:font-size-asian="11pt" style:font-weight-asian="normal" style:font-size-complex="11pt" style:font-weight-complex="normal"/>
    </style:style>
    <style:style style:name="P262" style:family="paragraph" style:parent-style-name="Standard">
      <style:paragraph-properties fo:margin-left="0.4925in" fo:margin-right="0in" fo:text-indent="0in" style:auto-text-indent="false"/>
      <style:text-properties fo:font-size="11pt" fo:font-weight="normal" officeooo:rsid="0030dd68" officeooo:paragraph-rsid="013af891" style:font-size-asian="11pt" style:font-weight-asian="normal" style:font-size-complex="11pt" style:font-weight-complex="normal"/>
    </style:style>
    <style:style style:name="P263" style:family="paragraph" style:parent-style-name="Standard">
      <style:paragraph-properties fo:margin-left="0.4925in" fo:margin-right="0in" fo:text-indent="0in" style:auto-text-indent="false"/>
      <style:text-properties fo:font-size="11pt" fo:font-weight="normal" officeooo:rsid="00f72d11" officeooo:paragraph-rsid="013a04d1" style:font-size-asian="11pt" style:font-weight-asian="normal" style:font-size-complex="11pt" style:font-weight-complex="normal"/>
    </style:style>
    <style:style style:name="P264" style:family="paragraph" style:parent-style-name="Standard">
      <style:paragraph-properties fo:margin-left="0.4925in" fo:margin-right="0in" fo:text-indent="0in" style:auto-text-indent="false"/>
      <style:text-properties fo:font-size="11pt" fo:font-weight="normal" officeooo:rsid="0071159d" officeooo:paragraph-rsid="013a04d1" style:font-size-asian="11pt" style:font-weight-asian="normal" style:font-size-complex="11pt" style:font-weight-complex="normal"/>
    </style:style>
    <style:style style:name="P265" style:family="paragraph" style:parent-style-name="Standard">
      <style:paragraph-properties fo:margin-left="0.4925in" fo:margin-right="0in" fo:text-indent="0in" style:auto-text-indent="false"/>
      <style:text-properties fo:font-size="11pt" fo:font-weight="normal" officeooo:rsid="008cca62" officeooo:paragraph-rsid="013b3ddb" style:font-size-asian="11pt" style:font-weight-asian="normal" style:font-size-complex="11pt" style:font-weight-complex="normal"/>
    </style:style>
    <style:style style:name="P266" style:family="paragraph" style:parent-style-name="Standard">
      <style:paragraph-properties fo:margin-left="0.4925in" fo:margin-right="0in" fo:text-indent="0in" style:auto-text-indent="false"/>
      <style:text-properties fo:font-size="11pt" fo:font-weight="bold" officeooo:rsid="002a0bfb" officeooo:paragraph-rsid="0138d2a3" style:font-size-asian="11pt" style:font-weight-asian="bold" style:font-size-complex="11pt" style:font-weight-complex="bold"/>
    </style:style>
    <style:style style:name="P267" style:family="paragraph" style:parent-style-name="Standard">
      <style:paragraph-properties fo:margin-left="0.4925in" fo:margin-right="0in" fo:text-indent="0in" style:auto-text-indent="false"/>
      <style:text-properties fo:font-size="11pt" fo:font-weight="bold" officeooo:rsid="002f9f7a" officeooo:paragraph-rsid="0138d2a3" style:font-size-asian="11pt" style:font-weight-asian="bold" style:font-size-complex="11pt" style:font-weight-complex="bold"/>
    </style:style>
    <style:style style:name="P268" style:family="paragraph" style:parent-style-name="Standard">
      <style:paragraph-properties fo:margin-left="0.4925in" fo:margin-right="0in" fo:text-indent="0in" style:auto-text-indent="false"/>
      <style:text-properties fo:font-size="11pt" fo:font-weight="bold" officeooo:rsid="004b3f28" officeooo:paragraph-rsid="0138d2a3" style:font-size-asian="11pt" style:font-weight-asian="bold" style:font-size-complex="11pt" style:font-weight-complex="bold"/>
    </style:style>
    <style:style style:name="P269" style:family="paragraph" style:parent-style-name="Standard">
      <style:paragraph-properties fo:margin-left="0.4925in" fo:margin-right="0in" fo:text-indent="0in" style:auto-text-indent="false"/>
      <style:text-properties fo:font-size="11pt" fo:font-weight="bold" officeooo:rsid="0138d2a3" officeooo:paragraph-rsid="0138d2a3" style:font-size-asian="11pt" style:font-weight-asian="bold" style:font-size-complex="11pt" style:font-weight-complex="bold"/>
    </style:style>
    <style:style style:name="P270" style:family="paragraph" style:parent-style-name="Standard">
      <style:paragraph-properties fo:margin-left="0.4925in" fo:margin-right="0in" fo:text-indent="0in" style:auto-text-indent="false"/>
      <style:text-properties fo:font-size="11pt" fo:font-weight="bold" officeooo:rsid="007238f6" officeooo:paragraph-rsid="0138d2a3" style:font-size-asian="11pt" style:font-weight-asian="bold" style:font-size-complex="11pt" style:font-weight-complex="bold"/>
    </style:style>
    <style:style style:name="P271" style:family="paragraph" style:parent-style-name="Standard">
      <style:paragraph-properties fo:margin-left="0.4925in" fo:margin-right="0in" fo:text-indent="0in" style:auto-text-indent="false"/>
      <style:text-properties fo:font-size="11pt" fo:font-weight="bold" officeooo:rsid="007238f6" officeooo:paragraph-rsid="0139ea1a" style:font-size-asian="11pt" style:font-weight-asian="bold" style:font-size-complex="11pt" style:font-weight-complex="bold"/>
    </style:style>
    <style:style style:name="P272" style:family="paragraph" style:parent-style-name="Standard">
      <style:paragraph-properties fo:margin-left="0.4925in" fo:margin-right="0in" fo:text-indent="0in" style:auto-text-indent="false"/>
      <style:text-properties fo:font-size="11pt" fo:font-weight="bold" officeooo:rsid="006e238b" officeooo:paragraph-rsid="0139ea1a" style:font-size-asian="11pt" style:font-weight-asian="bold" style:font-size-complex="11pt" style:font-weight-complex="bold"/>
    </style:style>
    <style:style style:name="P273" style:family="paragraph" style:parent-style-name="Standard">
      <style:paragraph-properties fo:margin-left="0.4925in" fo:margin-right="0in" fo:text-indent="0in" style:auto-text-indent="false"/>
      <style:text-properties fo:font-size="11pt" fo:font-weight="bold" officeooo:rsid="00d4b744" officeooo:paragraph-rsid="013a04d1" style:font-size-asian="11pt" style:font-weight-asian="bold" style:font-size-complex="11pt" style:font-weight-complex="bold"/>
    </style:style>
    <style:style style:name="P274" style:family="paragraph" style:parent-style-name="Standard">
      <style:paragraph-properties fo:margin-left="0.4925in" fo:margin-right="0in" fo:text-indent="0in" style:auto-text-indent="false"/>
      <style:text-properties fo:color="#000000" loext:opacity="100%" style:text-position="0% 100%" fo:font-size="11pt" fo:font-weight="bold" officeooo:rsid="008a1b63" officeooo:paragraph-rsid="013b3ddb" style:font-size-asian="11pt" style:font-weight-asian="bold" style:font-size-complex="11pt" style:font-weight-complex="bold"/>
    </style:style>
    <style:style style:name="P275" style:family="paragraph" style:parent-style-name="Standard">
      <style:paragraph-properties fo:margin-left="0.4925in" fo:margin-right="0in" fo:text-indent="0in" style:auto-text-indent="false"/>
      <style:text-properties fo:color="#000000" loext:opacity="100%" style:text-position="0% 100%" fo:font-size="11pt" fo:font-weight="bold" officeooo:rsid="00d6c448" officeooo:paragraph-rsid="013b3ddb" style:font-size-asian="11pt" style:font-weight-asian="bold" style:font-size-complex="11pt" style:font-weight-complex="bold"/>
    </style:style>
    <style:style style:name="P276" style:family="paragraph" style:parent-style-name="Standard">
      <style:paragraph-properties fo:margin-left="0.4925in" fo:margin-right="0in" fo:text-indent="0in" style:auto-text-indent="false"/>
      <style:text-properties fo:color="#000000" loext:opacity="100%" fo:font-size="11pt" fo:font-weight="bold" officeooo:rsid="008cca62" officeooo:paragraph-rsid="013b3ddb" style:font-size-asian="11pt" style:font-weight-asian="bold" style:font-size-complex="11pt" style:font-weight-complex="bold"/>
    </style:style>
    <style:style style:name="P277" style:family="paragraph" style:parent-style-name="Standard">
      <style:paragraph-properties fo:margin-left="0.4925in" fo:margin-right="0in" fo:text-indent="0in" style:auto-text-indent="false"/>
      <style:text-properties fo:color="#000000" loext:opacity="100%" fo:font-size="11pt" fo:font-weight="bold" officeooo:rsid="008cca62" officeooo:paragraph-rsid="014659dc" style:font-size-asian="11pt" style:font-weight-asian="bold" style:font-size-complex="11pt" style:font-weight-complex="bold"/>
    </style:style>
    <style:style style:name="P278" style:family="paragraph" style:parent-style-name="Standard">
      <style:paragraph-properties fo:margin-left="0.4925in" fo:margin-right="0in" fo:text-indent="0in" style:auto-text-indent="false"/>
      <style:text-properties style:text-position="0% 100%" fo:font-size="11pt" fo:font-style="normal" fo:font-weight="bold" officeooo:rsid="00a95119" officeooo:paragraph-rsid="013af891" style:font-size-asian="11pt" style:font-style-asian="normal" style:font-weight-asian="bold" style:font-size-complex="11pt" style:font-style-complex="normal" style:font-weight-complex="bold"/>
    </style:style>
    <style:style style:name="P279" style:family="paragraph" style:parent-style-name="Standard">
      <style:paragraph-properties fo:margin-left="0.4925in" fo:margin-right="0in" fo:text-indent="0in" style:auto-text-indent="false"/>
      <style:text-properties fo:color="#000000" loext:opacity="100%" style:text-position="0% 100%" fo:font-size="10pt" fo:font-weight="bold" officeooo:rsid="00c0280f" officeooo:paragraph-rsid="014659dc" style:font-size-asian="10pt" style:font-weight-asian="bold" style:font-size-complex="10pt" style:font-weight-complex="bold"/>
    </style:style>
    <style:style style:name="P280" style:family="paragraph" style:parent-style-name="Standard">
      <style:text-properties style:text-position="0% 100%" fo:font-size="11pt" fo:font-style="normal" fo:font-weight="normal" officeooo:rsid="00c9d207" officeooo:paragraph-rsid="01447784" style:font-size-asian="11pt" style:font-style-asian="normal" style:font-weight-asian="normal" style:font-size-complex="11pt" style:font-style-complex="normal" style:font-weight-complex="normal"/>
    </style:style>
    <style:style style:name="P281" style:family="paragraph" style:parent-style-name="Standard">
      <style:text-properties style:text-position="0% 100%" fo:font-size="11pt" fo:font-style="normal" fo:font-weight="normal" officeooo:rsid="01447784" officeooo:paragraph-rsid="01447784" style:font-size-asian="11pt" style:font-style-asian="normal" style:font-weight-asian="normal" style:font-size-complex="11pt" style:font-style-complex="normal" style:font-weight-complex="normal"/>
    </style:style>
    <style:style style:name="P282" style:family="paragraph" style:parent-style-name="Standard">
      <style:text-properties style:text-position="0% 100%" fo:font-size="11pt" fo:font-style="normal" fo:font-weight="bold" officeooo:rsid="00c9d207" officeooo:paragraph-rsid="01447784" style:font-size-asian="11pt" style:font-style-asian="normal" style:font-weight-asian="bold" style:font-size-complex="11pt" style:font-style-complex="normal" style:font-weight-complex="bold"/>
    </style:style>
    <style:style style:name="P283" style:family="paragraph" style:parent-style-name="Standard">
      <style:text-properties fo:font-weight="bold" officeooo:rsid="006181fe" officeooo:paragraph-rsid="00570629" style:font-weight-asian="bold" style:font-weight-complex="bold"/>
    </style:style>
    <style:style style:name="P284" style:family="paragraph" style:parent-style-name="Standard">
      <style:paragraph-properties fo:margin-left="0in" fo:margin-right="0in" fo:text-align="start" style:justify-single-word="false" fo:text-indent="0in" style:auto-text-indent="false"/>
      <style:text-properties fo:color="#000000" loext:opacity="100%" style:text-position="0% 100%" fo:font-size="10pt" fo:font-weight="normal" officeooo:rsid="00c0280f" officeooo:paragraph-rsid="014659dc" style:font-size-asian="10pt" style:font-weight-asian="normal" style:font-size-complex="10pt" style:font-weight-complex="normal"/>
    </style:style>
    <style:style style:name="P285" style:family="paragraph" style:parent-style-name="Table_20_Contents">
      <style:paragraph-properties fo:text-align="center" style:justify-single-word="false"/>
      <style:text-properties fo:font-size="9pt" officeooo:rsid="014a659e" officeooo:paragraph-rsid="014a659e" style:font-size-asian="9pt" style:font-size-complex="9pt"/>
    </style:style>
    <style:style style:name="T1" style:family="text">
      <style:text-properties officeooo:rsid="0017bf40"/>
    </style:style>
    <style:style style:name="T2" style:family="text">
      <style:text-properties officeooo:rsid="0018d790"/>
    </style:style>
    <style:style style:name="T3" style:family="text">
      <style:text-properties fo:font-weight="bold" style:font-weight-asian="bold" style:font-weight-complex="bold"/>
    </style:style>
    <style:style style:name="T4" style:family="text">
      <style:text-properties fo:font-weight="bold" officeooo:rsid="0017bf40" style:font-weight-asian="bold" style:font-weight-complex="bold"/>
    </style:style>
    <style:style style:name="T5" style:family="text">
      <style:text-properties fo:font-weight="bold" officeooo:rsid="0031dfdd" style:font-weight-asian="bold" style:font-weight-complex="bold"/>
    </style:style>
    <style:style style:name="T6" style:family="text">
      <style:text-properties fo:font-weight="bold" officeooo:rsid="0033130d" style:font-weight-asian="bold" style:font-weight-complex="bold"/>
    </style:style>
    <style:style style:name="T7" style:family="text">
      <style:text-properties fo:font-weight="bold" officeooo:rsid="00570629" style:font-weight-asian="bold" style:font-weight-complex="bold"/>
    </style:style>
    <style:style style:name="T8" style:family="text">
      <style:text-properties fo:font-weight="bold" officeooo:rsid="005ac2c9" style:font-weight-asian="bold" style:font-weight-complex="bold"/>
    </style:style>
    <style:style style:name="T9" style:family="text">
      <style:text-properties fo:font-weight="bold" officeooo:rsid="004b3f28" style:font-weight-asian="bold" style:font-weight-complex="bold"/>
    </style:style>
    <style:style style:name="T10" style:family="text">
      <style:text-properties fo:font-weight="bold" officeooo:rsid="006181fe" style:font-weight-asian="bold" style:font-weight-complex="bold"/>
    </style:style>
    <style:style style:name="T11" style:family="text">
      <style:text-properties fo:font-weight="bold" officeooo:rsid="0038ef92" style:font-weight-asian="bold" style:font-weight-complex="bold"/>
    </style:style>
    <style:style style:name="T12" style:family="text">
      <style:text-properties fo:font-weight="bold" officeooo:rsid="006279da" style:font-weight-asian="bold" style:font-weight-complex="bold"/>
    </style:style>
    <style:style style:name="T13" style:family="text">
      <style:text-properties fo:font-weight="bold" officeooo:rsid="008e7ee6" style:font-weight-asian="bold" style:font-weight-complex="bold"/>
    </style:style>
    <style:style style:name="T14" style:family="text">
      <style:text-properties fo:font-weight="bold" officeooo:rsid="008c76ac" style:font-weight-asian="bold" style:font-weight-complex="bold"/>
    </style:style>
    <style:style style:name="T15" style:family="text">
      <style:text-properties fo:font-weight="bold" officeooo:rsid="00a95119" style:font-weight-asian="bold" style:font-weight-complex="bold"/>
    </style:style>
    <style:style style:name="T16" style:family="text">
      <style:text-properties fo:font-weight="bold" officeooo:rsid="009faf54" style:font-weight-asian="bold" style:font-weight-complex="bold"/>
    </style:style>
    <style:style style:name="T17" style:family="text">
      <style:text-properties fo:font-weight="bold" officeooo:rsid="00d4b744" style:font-weight-asian="bold" style:font-weight-complex="bold"/>
    </style:style>
    <style:style style:name="T18" style:family="text">
      <style:text-properties fo:font-weight="bold" officeooo:rsid="010cfb46" style:font-weight-asian="bold" style:font-weight-complex="bold"/>
    </style:style>
    <style:style style:name="T19" style:family="text">
      <style:text-properties fo:font-weight="bold" officeooo:rsid="011686e7" style:font-weight-asian="bold" style:font-weight-complex="bold"/>
    </style:style>
    <style:style style:name="T20" style:family="text">
      <style:text-properties fo:font-weight="bold" officeooo:rsid="012ddc40" style:font-weight-asian="bold" style:font-weight-complex="bold"/>
    </style:style>
    <style:style style:name="T21" style:family="text">
      <style:text-properties fo:font-weight="bold" officeooo:rsid="012f0967" style:font-weight-asian="bold" style:font-weight-complex="bold"/>
    </style:style>
    <style:style style:name="T22" style:family="text">
      <style:text-properties fo:font-weight="bold" officeooo:rsid="0133d543" style:font-weight-asian="bold" style:font-weight-complex="bold"/>
    </style:style>
    <style:style style:name="T23" style:family="text">
      <style:text-properties fo:font-weight="bold" officeooo:rsid="0134d43a" style:font-weight-asian="bold" style:font-weight-complex="bold"/>
    </style:style>
    <style:style style:name="T24" style:family="text">
      <style:text-properties fo:font-weight="bold" officeooo:rsid="007238f6" style:font-weight-asian="bold" style:font-weight-complex="bold"/>
    </style:style>
    <style:style style:name="T25" style:family="text">
      <style:text-properties fo:font-weight="bold" officeooo:rsid="0138d2a3" style:font-weight-asian="bold" style:font-weight-complex="bold"/>
    </style:style>
    <style:style style:name="T26" style:family="text">
      <style:text-properties fo:font-weight="bold" officeooo:rsid="006e238b" style:font-weight-asian="bold" style:font-weight-complex="bold"/>
    </style:style>
    <style:style style:name="T27" style:family="text">
      <style:text-properties officeooo:rsid="001b6daa"/>
    </style:style>
    <style:style style:name="T28" style:family="text">
      <style:text-properties fo:font-weight="normal" style:font-weight-asian="normal" style:font-weight-complex="normal"/>
    </style:style>
    <style:style style:name="T29" style:family="text">
      <style:text-properties fo:font-weight="normal" officeooo:rsid="0017bf40" style:font-weight-asian="normal" style:font-weight-complex="normal"/>
    </style:style>
    <style:style style:name="T30" style:family="text">
      <style:text-properties fo:font-weight="normal" officeooo:rsid="001b8e55" style:font-weight-asian="normal" style:font-weight-complex="normal"/>
    </style:style>
    <style:style style:name="T31" style:family="text">
      <style:text-properties fo:font-weight="normal" officeooo:rsid="001cfe74" style:font-weight-asian="normal" style:font-weight-complex="normal"/>
    </style:style>
    <style:style style:name="T32" style:family="text">
      <style:text-properties fo:font-weight="normal" officeooo:rsid="001e3dd9" style:font-weight-asian="normal" style:font-weight-complex="normal"/>
    </style:style>
    <style:style style:name="T33" style:family="text">
      <style:text-properties fo:font-weight="normal" officeooo:rsid="0021c7d6" style:font-weight-asian="normal" style:font-weight-complex="normal"/>
    </style:style>
    <style:style style:name="T34" style:family="text">
      <style:text-properties fo:font-weight="normal" officeooo:rsid="002311c4" style:font-weight-asian="normal" style:font-weight-complex="normal"/>
    </style:style>
    <style:style style:name="T35" style:family="text">
      <style:text-properties fo:font-weight="normal" officeooo:rsid="0023294e" style:font-weight-asian="normal" style:font-weight-complex="normal"/>
    </style:style>
    <style:style style:name="T36" style:family="text">
      <style:text-properties fo:font-weight="normal" officeooo:rsid="00240ae5" style:font-weight-asian="normal" style:font-weight-complex="normal"/>
    </style:style>
    <style:style style:name="T37" style:family="text">
      <style:text-properties fo:font-weight="normal" officeooo:rsid="002593cd" style:font-weight-asian="normal" style:font-weight-complex="normal"/>
    </style:style>
    <style:style style:name="T38" style:family="text">
      <style:text-properties fo:font-weight="normal" officeooo:rsid="002882b4" style:font-weight-asian="normal" style:font-weight-complex="normal"/>
    </style:style>
    <style:style style:name="T39" style:family="text">
      <style:text-properties fo:font-weight="normal" officeooo:rsid="00288b10" style:font-weight-asian="normal" style:font-weight-complex="normal"/>
    </style:style>
    <style:style style:name="T40" style:family="text">
      <style:text-properties fo:font-weight="normal" officeooo:rsid="0028d6fd" style:font-weight-asian="normal" style:font-weight-complex="normal"/>
    </style:style>
    <style:style style:name="T41" style:family="text">
      <style:text-properties fo:font-weight="normal" officeooo:rsid="00292803" style:font-weight-asian="normal" style:font-weight-complex="normal"/>
    </style:style>
    <style:style style:name="T42" style:family="text">
      <style:text-properties fo:font-weight="normal" officeooo:rsid="004a3415" style:font-weight-asian="normal" style:font-weight-complex="normal"/>
    </style:style>
    <style:style style:name="T43" style:family="text">
      <style:text-properties fo:font-weight="normal" officeooo:rsid="00685548" style:font-weight-asian="normal" style:font-weight-complex="normal"/>
    </style:style>
    <style:style style:name="T44" style:family="text">
      <style:text-properties fo:font-weight="normal" officeooo:rsid="006d3dcd" style:font-weight-asian="normal" style:font-weight-complex="normal"/>
    </style:style>
    <style:style style:name="T45" style:family="text">
      <style:text-properties fo:font-weight="normal" officeooo:rsid="006e238b" style:font-weight-asian="normal" style:font-weight-complex="normal"/>
    </style:style>
    <style:style style:name="T46" style:family="text">
      <style:text-properties fo:font-weight="normal" officeooo:rsid="00785719" style:font-weight-asian="normal" style:font-weight-complex="normal"/>
    </style:style>
    <style:style style:name="T47" style:family="text">
      <style:text-properties fo:font-weight="normal" officeooo:rsid="003f985c" style:font-weight-asian="normal" style:font-weight-complex="normal"/>
    </style:style>
    <style:style style:name="T48" style:family="text">
      <style:text-properties fo:font-weight="normal" officeooo:rsid="0064738e" style:font-weight-asian="normal" style:font-weight-complex="normal"/>
    </style:style>
    <style:style style:name="T49" style:family="text">
      <style:text-properties fo:font-weight="normal" officeooo:rsid="007ef468" style:font-weight-asian="normal" style:font-weight-complex="normal"/>
    </style:style>
    <style:style style:name="T50" style:family="text">
      <style:text-properties fo:font-weight="normal" officeooo:rsid="007f73f6" style:font-weight-asian="normal" style:font-weight-complex="normal"/>
    </style:style>
    <style:style style:name="T51" style:family="text">
      <style:text-properties fo:font-weight="normal" officeooo:rsid="007a2455" style:font-weight-asian="normal" style:font-weight-complex="normal"/>
    </style:style>
    <style:style style:name="T52" style:family="text">
      <style:text-properties fo:font-weight="normal" officeooo:rsid="008a1b63" style:font-weight-asian="normal" style:font-weight-complex="normal"/>
    </style:style>
    <style:style style:name="T53" style:family="text">
      <style:text-properties fo:font-weight="normal" officeooo:rsid="008c76ac" style:font-weight-asian="normal" style:font-weight-complex="normal"/>
    </style:style>
    <style:style style:name="T54" style:family="text">
      <style:text-properties fo:font-weight="normal" officeooo:rsid="008ab684" style:font-weight-asian="normal" style:font-weight-complex="normal"/>
    </style:style>
    <style:style style:name="T55" style:family="text">
      <style:text-properties fo:font-weight="normal" officeooo:rsid="008caa94" style:font-weight-asian="normal" style:font-weight-complex="normal"/>
    </style:style>
    <style:style style:name="T56" style:family="text">
      <style:text-properties fo:font-weight="normal" officeooo:rsid="008cca62" style:font-weight-asian="normal" style:font-weight-complex="normal"/>
    </style:style>
    <style:style style:name="T57" style:family="text">
      <style:text-properties fo:font-weight="normal" officeooo:rsid="008de78c" style:font-weight-asian="normal" style:font-weight-complex="normal"/>
    </style:style>
    <style:style style:name="T58" style:family="text">
      <style:text-properties fo:font-weight="normal" officeooo:rsid="008e7ee6" style:font-weight-asian="normal" style:font-weight-complex="normal"/>
    </style:style>
    <style:style style:name="T59" style:family="text">
      <style:text-properties fo:font-weight="normal" officeooo:rsid="00987321" style:font-weight-asian="normal" style:font-weight-complex="normal"/>
    </style:style>
    <style:style style:name="T60" style:family="text">
      <style:text-properties fo:font-weight="normal" officeooo:rsid="009a6d8a" style:font-weight-asian="normal" style:font-weight-complex="normal"/>
    </style:style>
    <style:style style:name="T61" style:family="text">
      <style:text-properties fo:font-weight="normal" officeooo:rsid="00aae4aa" style:font-weight-asian="normal" style:font-weight-complex="normal"/>
    </style:style>
    <style:style style:name="T62" style:family="text">
      <style:text-properties fo:font-weight="normal" officeooo:rsid="00ae46ee" style:font-weight-asian="normal" style:font-weight-complex="normal"/>
    </style:style>
    <style:style style:name="T63" style:family="text">
      <style:text-properties fo:font-weight="normal" officeooo:rsid="0066e605" style:font-weight-asian="normal" style:font-weight-complex="normal"/>
    </style:style>
    <style:style style:name="T64" style:family="text">
      <style:text-properties fo:font-weight="normal" officeooo:rsid="00f16c90" style:font-weight-asian="normal" style:font-weight-complex="normal"/>
    </style:style>
    <style:style style:name="T65" style:family="text">
      <style:text-properties fo:font-weight="normal" officeooo:rsid="00d7bb52" style:font-weight-asian="normal" style:font-weight-complex="normal"/>
    </style:style>
    <style:style style:name="T66" style:family="text">
      <style:text-properties fo:font-weight="normal" officeooo:rsid="012670b0" style:font-weight-asian="normal" style:font-weight-complex="normal"/>
    </style:style>
    <style:style style:name="T67" style:family="text">
      <style:text-properties fo:font-weight="normal" officeooo:rsid="0129246f" style:font-weight-asian="normal" style:font-weight-complex="normal"/>
    </style:style>
    <style:style style:name="T68" style:family="text">
      <style:text-properties fo:font-weight="normal" officeooo:rsid="012a5136" style:font-weight-asian="normal" style:font-weight-complex="normal"/>
    </style:style>
    <style:style style:name="T69" style:family="text">
      <style:text-properties officeooo:rsid="002184da"/>
    </style:style>
    <style:style style:name="T70" style:family="text">
      <style:text-properties officeooo:rsid="00240ae5"/>
    </style:style>
    <style:style style:name="T71" style:family="text">
      <style:text-properties officeooo:rsid="002593cd"/>
    </style:style>
    <style:style style:name="T72" style:family="text">
      <style:text-properties officeooo:rsid="0030dd68"/>
    </style:style>
    <style:style style:name="T73" style:family="text">
      <style:text-properties officeooo:rsid="0031b776"/>
    </style:style>
    <style:style style:name="T74" style:family="text">
      <style:text-properties officeooo:rsid="0031dfdd"/>
    </style:style>
    <style:style style:name="T75" style:family="text">
      <style:text-properties officeooo:rsid="0033130d"/>
    </style:style>
    <style:style style:name="T76" style:family="text">
      <style:text-properties officeooo:rsid="0033a58d"/>
    </style:style>
    <style:style style:name="T77" style:family="text">
      <style:text-properties officeooo:rsid="00351bee"/>
    </style:style>
    <style:style style:name="T78" style:family="text">
      <style:text-properties officeooo:rsid="0035d0c7"/>
    </style:style>
    <style:style style:name="T79" style:family="text">
      <style:text-properties officeooo:rsid="0036cea0"/>
    </style:style>
    <style:style style:name="T80" style:family="text">
      <style:text-properties officeooo:rsid="0038ef92"/>
    </style:style>
    <style:style style:name="T81" style:family="text">
      <style:text-properties officeooo:rsid="003a947d"/>
    </style:style>
    <style:style style:name="T82" style:family="text">
      <style:text-properties officeooo:rsid="003da9d1"/>
    </style:style>
    <style:style style:name="T83" style:family="text">
      <style:text-properties officeooo:rsid="003f985c"/>
    </style:style>
    <style:style style:name="T84" style:family="text">
      <style:text-properties officeooo:rsid="0042c14d"/>
    </style:style>
    <style:style style:name="T85" style:family="text">
      <style:text-properties officeooo:rsid="0046a2bb"/>
    </style:style>
    <style:style style:name="T86" style:family="text">
      <style:text-properties officeooo:rsid="004a3415"/>
    </style:style>
    <style:style style:name="T87" style:family="text">
      <style:text-properties officeooo:rsid="004c1c8e"/>
    </style:style>
    <style:style style:name="T88" style:family="text">
      <style:text-properties officeooo:rsid="004c631e"/>
    </style:style>
    <style:style style:name="T89" style:family="text">
      <style:text-properties officeooo:rsid="004e1e19"/>
    </style:style>
    <style:style style:name="T90" style:family="text">
      <style:text-properties officeooo:rsid="004f0d2b"/>
    </style:style>
    <style:style style:name="T91" style:family="text">
      <style:text-properties officeooo:rsid="0050e787"/>
    </style:style>
    <style:style style:name="T92" style:family="text">
      <style:text-properties officeooo:rsid="00516cef"/>
    </style:style>
    <style:style style:name="T93" style:family="text">
      <style:text-properties officeooo:rsid="0052896d"/>
    </style:style>
    <style:style style:name="T94" style:family="text">
      <style:text-properties officeooo:rsid="0052d05f"/>
    </style:style>
    <style:style style:name="T95" style:family="text">
      <style:text-properties officeooo:rsid="00537988"/>
    </style:style>
    <style:style style:name="T96" style:family="text">
      <style:text-properties officeooo:rsid="00550c2e"/>
    </style:style>
    <style:style style:name="T97" style:family="text">
      <style:text-properties officeooo:rsid="00570629"/>
    </style:style>
    <style:style style:name="T98" style:family="text">
      <style:text-properties officeooo:rsid="00587b1a"/>
    </style:style>
    <style:style style:name="T99" style:family="text">
      <style:text-properties officeooo:rsid="00590255"/>
    </style:style>
    <style:style style:name="T100" style:family="text">
      <style:text-properties officeooo:rsid="005a90bf"/>
    </style:style>
    <style:style style:name="T101" style:family="text">
      <style:text-properties officeooo:rsid="005ac2c9"/>
    </style:style>
    <style:style style:name="T102" style:family="text">
      <style:text-properties officeooo:rsid="005b566a"/>
    </style:style>
    <style:style style:name="T103" style:family="text">
      <style:text-properties officeooo:rsid="005d9beb"/>
    </style:style>
    <style:style style:name="T104" style:family="text">
      <style:text-properties fo:font-style="italic" style:font-style-asian="italic" style:font-style-complex="italic"/>
    </style:style>
    <style:style style:name="T105" style:family="text">
      <style:text-properties fo:font-style="italic" officeooo:rsid="005b566a" style:font-style-asian="italic" style:font-style-complex="italic"/>
    </style:style>
    <style:style style:name="T106" style:family="text">
      <style:text-properties fo:font-style="italic" officeooo:rsid="00a7c448" style:font-style-asian="italic" style:font-style-complex="italic"/>
    </style:style>
    <style:style style:name="T107" style:family="text">
      <style:text-properties fo:font-style="italic" officeooo:rsid="00e380c6" style:font-style-asian="italic" style:font-style-complex="italic"/>
    </style:style>
    <style:style style:name="T108" style:family="text">
      <style:text-properties fo:font-style="italic" officeooo:rsid="012ddc40" style:font-style-asian="italic" style:font-style-complex="italic"/>
    </style:style>
    <style:style style:name="T109" style:family="text">
      <style:text-properties fo:font-style="italic" fo:font-weight="normal" officeooo:rsid="00aae4aa" style:font-style-asian="italic" style:font-weight-asian="normal" style:font-style-complex="italic" style:font-weight-complex="normal"/>
    </style:style>
    <style:style style:name="T110" style:family="text">
      <style:text-properties officeooo:rsid="005facdd"/>
    </style:style>
    <style:style style:name="T111" style:family="text">
      <style:text-properties officeooo:rsid="00634668"/>
    </style:style>
    <style:style style:name="T112" style:family="text">
      <style:text-properties officeooo:rsid="0064738e"/>
    </style:style>
    <style:style style:name="T113" style:family="text">
      <style:text-properties officeooo:rsid="00648384"/>
    </style:style>
    <style:style style:name="T114" style:family="text">
      <style:text-properties officeooo:rsid="00661649"/>
    </style:style>
    <style:style style:name="T115" style:family="text">
      <style:text-properties officeooo:rsid="0066e605"/>
    </style:style>
    <style:style style:name="T116" style:family="text">
      <style:text-properties officeooo:rsid="00685548"/>
    </style:style>
    <style:style style:name="T117" style:family="text">
      <style:text-properties officeooo:rsid="0069d45f"/>
    </style:style>
    <style:style style:name="T118" style:family="text">
      <style:text-properties officeooo:rsid="006a7cf1"/>
    </style:style>
    <style:style style:name="T119" style:family="text">
      <style:text-properties officeooo:rsid="006e3d6f"/>
    </style:style>
    <style:style style:name="T120" style:family="text">
      <style:text-properties officeooo:rsid="00701fed"/>
    </style:style>
    <style:style style:name="T121" style:family="text">
      <style:text-properties fo:font-size="11pt" style:font-size-asian="11pt" style:font-size-complex="11pt"/>
    </style:style>
    <style:style style:name="T122" style:family="text">
      <style:text-properties fo:font-size="11pt" officeooo:rsid="005a90bf" style:font-size-asian="11pt" style:font-size-complex="11pt"/>
    </style:style>
    <style:style style:name="T123" style:family="text">
      <style:text-properties fo:font-size="11pt" officeooo:rsid="005e8e92" style:font-size-asian="11pt" style:font-size-complex="11pt"/>
    </style:style>
    <style:style style:name="T124" style:family="text">
      <style:text-properties fo:font-size="11pt" officeooo:rsid="0036cea0" style:font-size-asian="11pt" style:font-size-complex="11pt"/>
    </style:style>
    <style:style style:name="T125" style:family="text">
      <style:text-properties fo:font-size="11pt" officeooo:rsid="00590255" style:font-size-asian="11pt" style:font-size-complex="11pt"/>
    </style:style>
    <style:style style:name="T126" style:family="text">
      <style:text-properties fo:font-size="11pt" officeooo:rsid="009610b2" style:font-size-asian="11pt" style:font-size-complex="11pt"/>
    </style:style>
    <style:style style:name="T127" style:family="text">
      <style:text-properties fo:font-size="11pt" officeooo:rsid="008a1b63" style:font-size-asian="11pt" style:font-size-complex="11pt"/>
    </style:style>
    <style:style style:name="T128" style:family="text">
      <style:text-properties fo:font-size="11pt" officeooo:rsid="00b082b4" style:font-size-asian="11pt" style:font-size-complex="11pt"/>
    </style:style>
    <style:style style:name="T129" style:family="text">
      <style:text-properties fo:font-size="11pt" officeooo:rsid="00c0280f" style:font-size-asian="11pt" style:font-size-complex="11pt"/>
    </style:style>
    <style:style style:name="T130" style:family="text">
      <style:text-properties fo:font-size="11pt" officeooo:rsid="006b3eab" style:font-size-asian="11pt" style:font-size-complex="11pt"/>
    </style:style>
    <style:style style:name="T131" style:family="text">
      <style:text-properties fo:font-size="11pt" officeooo:rsid="011d03f0" style:font-size-asian="11pt" style:font-size-complex="11pt"/>
    </style:style>
    <style:style style:name="T132" style:family="text">
      <style:text-properties fo:font-size="11pt" officeooo:rsid="011cb971" style:font-size-asian="11pt" style:font-size-complex="11pt"/>
    </style:style>
    <style:style style:name="T133" style:family="text">
      <style:text-properties fo:font-size="11pt" officeooo:rsid="011d2105" style:font-size-asian="11pt" style:font-size-complex="11pt"/>
    </style:style>
    <style:style style:name="T134" style:family="text">
      <style:text-properties fo:font-size="11pt" officeooo:rsid="011f225b" style:font-size-asian="11pt" style:font-size-complex="11pt"/>
    </style:style>
    <style:style style:name="T135" style:family="text">
      <style:text-properties fo:font-size="11pt" officeooo:rsid="011f7467" style:font-size-asian="11pt" style:font-size-complex="11pt"/>
    </style:style>
    <style:style style:name="T136" style:family="text">
      <style:text-properties fo:font-size="11pt" officeooo:rsid="01382abe" style:font-size-asian="11pt" style:font-size-complex="11pt"/>
    </style:style>
    <style:style style:name="T137" style:family="text">
      <style:text-properties fo:font-size="11pt" fo:font-weight="bold" officeooo:rsid="008a1b63" style:font-size-asian="11pt" style:font-weight-asian="bold" style:font-size-complex="11pt" style:font-weight-complex="bold"/>
    </style:style>
    <style:style style:name="T138" style:family="text">
      <style:text-properties fo:font-size="11pt" fo:font-weight="bold" officeooo:rsid="00b082b4" style:font-size-asian="11pt" style:font-weight-asian="bold" style:font-size-complex="11pt" style:font-weight-complex="bold"/>
    </style:style>
    <style:style style:name="T139" style:family="text">
      <style:text-properties fo:font-size="11pt" fo:font-weight="normal" style:font-size-asian="11pt" style:font-weight-asian="normal" style:font-size-complex="11pt" style:font-weight-complex="normal"/>
    </style:style>
    <style:style style:name="T140" style:family="text">
      <style:text-properties fo:font-size="11pt" fo:font-weight="normal" officeooo:rsid="002184da" style:font-size-asian="11pt" style:font-weight-asian="normal" style:font-size-complex="11pt" style:font-weight-complex="normal"/>
    </style:style>
    <style:style style:name="T141" style:family="text">
      <style:text-properties fo:font-size="11pt" fo:font-weight="normal" officeooo:rsid="0129246f" style:font-size-asian="11pt" style:font-weight-asian="normal" style:font-size-complex="11pt" style:font-weight-complex="normal"/>
    </style:style>
    <style:style style:name="T142" style:family="text">
      <style:text-properties fo:font-size="11pt" fo:font-weight="normal" officeooo:rsid="01196ac4" style:font-size-asian="11pt" style:font-weight-asian="normal" style:font-size-complex="11pt" style:font-weight-complex="normal"/>
    </style:style>
    <style:style style:name="T143" style:family="text">
      <style:text-properties fo:font-size="11pt" fo:font-weight="normal" officeooo:rsid="006d3dcd" style:font-size-asian="11pt" style:font-weight-asian="normal" style:font-size-complex="11pt" style:font-weight-complex="normal"/>
    </style:style>
    <style:style style:name="T144" style:family="text">
      <style:text-properties officeooo:rsid="007238f6"/>
    </style:style>
    <style:style style:name="T145" style:family="text">
      <style:text-properties officeooo:rsid="0072b8c4"/>
    </style:style>
    <style:style style:name="T146" style:family="text">
      <style:text-properties officeooo:rsid="00765935"/>
    </style:style>
    <style:style style:name="T147" style:family="text">
      <style:text-properties officeooo:rsid="007a2455"/>
    </style:style>
    <style:style style:name="T148" style:family="text">
      <style:text-properties style:text-position="0% 100%"/>
    </style:style>
    <style:style style:name="T149" style:family="text">
      <style:text-properties style:text-position="0% 100%" officeooo:rsid="007a2455"/>
    </style:style>
    <style:style style:name="T150" style:family="text">
      <style:text-properties style:text-position="0% 100%" officeooo:rsid="00785719"/>
    </style:style>
    <style:style style:name="T151" style:family="text">
      <style:text-properties style:text-position="0% 100%" officeooo:rsid="007d3b35"/>
    </style:style>
    <style:style style:name="T152" style:family="text">
      <style:text-properties style:text-position="0% 100%" officeooo:rsid="0081e97b"/>
    </style:style>
    <style:style style:name="T153" style:family="text">
      <style:text-properties style:text-position="0% 100%" officeooo:rsid="00836bce"/>
    </style:style>
    <style:style style:name="T154" style:family="text">
      <style:text-properties style:text-position="0% 100%" officeooo:rsid="0084d1cc"/>
    </style:style>
    <style:style style:name="T155" style:family="text">
      <style:text-properties style:text-position="0% 100%" officeooo:rsid="008663d9"/>
    </style:style>
    <style:style style:name="T156" style:family="text">
      <style:text-properties style:text-position="0% 100%" officeooo:rsid="00883f25"/>
    </style:style>
    <style:style style:name="T157" style:family="text">
      <style:text-properties style:text-position="0% 100%" officeooo:rsid="00897545"/>
    </style:style>
    <style:style style:name="T158" style:family="text">
      <style:text-properties style:text-position="0% 100%" fo:font-style="italic" style:font-style-asian="italic" style:font-style-complex="italic"/>
    </style:style>
    <style:style style:name="T159" style:family="text">
      <style:text-properties style:text-position="0% 100%" fo:font-style="italic" officeooo:rsid="008663d9" style:font-style-asian="italic" style:font-style-complex="italic"/>
    </style:style>
    <style:style style:name="T160" style:family="text">
      <style:text-properties style:text-position="0% 100%" officeooo:rsid="008fddca"/>
    </style:style>
    <style:style style:name="T161" style:family="text">
      <style:text-properties style:text-position="0% 100%" officeooo:rsid="0090c14b"/>
    </style:style>
    <style:style style:name="T162" style:family="text">
      <style:text-properties style:text-position="0% 100%" officeooo:rsid="0090f13c"/>
    </style:style>
    <style:style style:name="T163" style:family="text">
      <style:text-properties style:text-position="0% 100%" officeooo:rsid="0096a4ea"/>
    </style:style>
    <style:style style:name="T164" style:family="text">
      <style:text-properties style:text-position="0% 100%" officeooo:rsid="00987321"/>
    </style:style>
    <style:style style:name="T165" style:family="text">
      <style:text-properties style:text-position="0% 100%" fo:font-style="normal" style:font-style-asian="normal" style:font-style-complex="normal"/>
    </style:style>
    <style:style style:name="T166" style:family="text">
      <style:text-properties style:text-position="0% 100%" fo:font-style="normal" officeooo:rsid="00e4efe1" style:font-style-asian="normal" style:font-style-complex="normal"/>
    </style:style>
    <style:style style:name="T167" style:family="text">
      <style:text-properties style:text-position="0% 100%" fo:font-style="normal" officeooo:rsid="00ca8dbf" style:font-style-asian="normal" style:font-style-complex="normal"/>
    </style:style>
    <style:style style:name="T168" style:family="text">
      <style:text-properties style:text-position="0% 100%" fo:font-style="normal" officeooo:rsid="00c9d207" style:font-style-asian="normal" style:font-style-complex="normal"/>
    </style:style>
    <style:style style:name="T169" style:family="text">
      <style:text-properties style:text-position="0% 100%" fo:font-style="normal" fo:font-weight="normal" style:font-style-asian="normal" style:font-weight-asian="normal" style:font-style-complex="normal" style:font-weight-complex="normal"/>
    </style:style>
    <style:style style:name="T170" style:family="text">
      <style:text-properties style:text-position="0% 100%" fo:font-style="normal" fo:font-weight="normal" officeooo:rsid="014659dc" style:font-style-asian="normal" style:font-weight-asian="normal" style:font-style-complex="normal" style:font-weight-complex="normal"/>
    </style:style>
    <style:style style:name="T171" style:family="text">
      <style:text-properties style:text-position="0% 100%" officeooo:rsid="0134d43a"/>
    </style:style>
    <style:style style:name="T172" style:family="text">
      <style:text-properties style:text-position="0% 100%" fo:font-weight="bold" officeooo:rsid="006181fe" style:font-weight-asian="bold" style:font-weight-complex="bold"/>
    </style:style>
    <style:style style:name="T173" style:family="text">
      <style:text-properties style:text-position="0% 100%" fo:font-weight="bold" officeooo:rsid="0033130d" style:font-weight-asian="bold" style:font-weight-complex="bold"/>
    </style:style>
    <style:style style:name="T174" style:family="text">
      <style:text-properties style:text-position="0% 100%" fo:font-weight="bold" officeooo:rsid="00570629" style:font-weight-asian="bold" style:font-weight-complex="bold"/>
    </style:style>
    <style:style style:name="T175" style:family="text">
      <style:text-properties style:text-position="0% 100%" fo:font-weight="bold" officeooo:rsid="005ac2c9" style:font-weight-asian="bold" style:font-weight-complex="bold"/>
    </style:style>
    <style:style style:name="T176" style:family="text">
      <style:text-properties style:text-position="0% 100%" fo:font-weight="bold" officeooo:rsid="008a1b63" style:font-weight-asian="bold" style:font-weight-complex="bold"/>
    </style:style>
    <style:style style:name="T177" style:family="text">
      <style:text-properties style:text-position="0% 100%" fo:font-weight="bold" officeooo:rsid="00b082b4" style:font-weight-asian="bold" style:font-weight-complex="bold"/>
    </style:style>
    <style:style style:name="T178" style:family="text">
      <style:text-properties style:text-position="0% 100%" fo:font-weight="bold" officeooo:rsid="009faf54" style:font-weight-asian="bold" style:font-weight-complex="bold"/>
    </style:style>
    <style:style style:name="T179" style:family="text">
      <style:text-properties style:text-position="0% 100%" officeooo:rsid="008a1b63"/>
    </style:style>
    <style:style style:name="T180" style:family="text">
      <style:text-properties style:text-position="0% 100%" officeooo:rsid="00c0280f"/>
    </style:style>
    <style:style style:name="T181" style:family="text">
      <style:text-properties style:text-position="0% 100%" officeooo:rsid="00b082b4"/>
    </style:style>
    <style:style style:name="T182" style:family="text">
      <style:text-properties style:text-position="0% 100%" fo:font-weight="normal" officeooo:rsid="00b082b4" style:font-weight-asian="normal" style:font-weight-complex="normal"/>
    </style:style>
    <style:style style:name="T183" style:family="text">
      <style:text-properties style:text-position="0% 100%" officeooo:rsid="00d6c448"/>
    </style:style>
    <style:style style:name="T184" style:family="text">
      <style:text-properties style:text-position="0% 100%" officeooo:rsid="01382abe"/>
    </style:style>
    <style:style style:name="T185" style:family="text">
      <style:text-properties style:text-position="0% 100%" fo:font-size="10pt" officeooo:rsid="00c0280f" style:font-size-asian="10pt" style:font-size-complex="10pt"/>
    </style:style>
    <style:style style:name="T186" style:family="text">
      <style:text-properties style:text-position="0% 100%" fo:font-size="10pt" officeooo:rsid="014659dc" style:font-size-asian="10pt" style:font-size-complex="10pt"/>
    </style:style>
    <style:style style:name="T187" style:family="text">
      <style:text-properties style:text-position="0% 100%" officeooo:rsid="014659dc"/>
    </style:style>
    <style:style style:name="T188" style:family="text">
      <style:text-properties officeooo:rsid="007d3b35"/>
    </style:style>
    <style:style style:name="T189" style:family="text">
      <style:text-properties officeooo:rsid="0081e97b"/>
    </style:style>
    <style:style style:name="T190" style:family="text">
      <style:text-properties officeooo:rsid="008663d9"/>
    </style:style>
    <style:style style:name="T191" style:family="text">
      <style:text-properties officeooo:rsid="008cca62"/>
    </style:style>
    <style:style style:name="T192" style:family="text">
      <style:text-properties officeooo:rsid="008de78c"/>
    </style:style>
    <style:style style:name="T193" style:family="text">
      <style:text-properties officeooo:rsid="008e7ee6"/>
    </style:style>
    <style:style style:name="T194" style:family="text">
      <style:text-properties officeooo:rsid="009610b2"/>
    </style:style>
    <style:style style:name="T195" style:family="text">
      <style:text-properties officeooo:rsid="0096c253"/>
    </style:style>
    <style:style style:name="T196" style:family="text">
      <style:text-properties officeooo:rsid="009792d8"/>
    </style:style>
    <style:style style:name="T197" style:family="text">
      <style:text-properties officeooo:rsid="00987321"/>
    </style:style>
    <style:style style:name="T198" style:family="text">
      <style:text-properties officeooo:rsid="009e08d4"/>
    </style:style>
    <style:style style:name="T199" style:family="text">
      <style:text-properties officeooo:rsid="009faf54"/>
    </style:style>
    <style:style style:name="T200" style:family="text">
      <style:text-properties officeooo:rsid="00a09977"/>
    </style:style>
    <style:style style:name="T201" style:family="text">
      <style:text-properties officeooo:rsid="00a47a8f"/>
    </style:style>
    <style:style style:name="T202" style:family="text">
      <style:text-properties officeooo:rsid="00a76a39"/>
    </style:style>
    <style:style style:name="T203" style:family="text">
      <style:text-properties officeooo:rsid="00a7c448"/>
    </style:style>
    <style:style style:name="T204" style:family="text">
      <style:text-properties officeooo:rsid="00a95119"/>
    </style:style>
    <style:style style:name="T205" style:family="text">
      <style:text-properties officeooo:rsid="00b082b4"/>
    </style:style>
    <style:style style:name="T206" style:family="text">
      <style:text-properties fo:color="#ff0000" loext:opacity="100%"/>
    </style:style>
    <style:style style:name="T207" style:family="text">
      <style:text-properties fo:color="#0000ff" loext:opacity="100%"/>
    </style:style>
    <style:style style:name="T208" style:family="text">
      <style:text-properties fo:color="#0000ff" loext:opacity="100%" fo:font-size="10pt" style:font-size-asian="10pt" style:font-size-complex="10pt"/>
    </style:style>
    <style:style style:name="T209" style:family="text">
      <style:text-properties fo:color="#ff8c00" loext:opacity="100%"/>
    </style:style>
    <style:style style:name="T210" style:family="text">
      <style:text-properties fo:color="#ff8c00" loext:opacity="100%" officeooo:rsid="00b3e358"/>
    </style:style>
    <style:style style:name="T211" style:family="text">
      <style:text-properties fo:color="#ff8c00" loext:opacity="100%" officeooo:rsid="00bb8345"/>
    </style:style>
    <style:style style:name="T212" style:family="text">
      <style:text-properties fo:color="#00a933" loext:opacity="100%"/>
    </style:style>
    <style:style style:name="T213" style:family="text">
      <style:text-properties fo:color="#00a933" loext:opacity="100%" fo:font-size="10pt" style:font-size-asian="10pt" style:font-size-complex="10pt"/>
    </style:style>
    <style:style style:name="T214" style:family="text">
      <style:text-properties officeooo:rsid="00baf493"/>
    </style:style>
    <style:style style:name="T215" style:family="text">
      <style:text-properties officeooo:rsid="00bb8345"/>
    </style:style>
    <style:style style:name="T216" style:family="text">
      <style:text-properties officeooo:rsid="00bc9220"/>
    </style:style>
    <style:style style:name="T217" style:family="text">
      <style:text-properties officeooo:rsid="00bd70a2"/>
    </style:style>
    <style:style style:name="T218" style:family="text">
      <style:text-properties fo:font-size="10pt" fo:font-weight="normal" style:font-size-asian="10pt" style:font-weight-asian="normal" style:font-size-complex="10pt" style:font-weight-complex="normal"/>
    </style:style>
    <style:style style:name="T219" style:family="text">
      <style:text-properties fo:font-size="10pt" fo:font-weight="normal" officeooo:rsid="00b082b4" style:font-size-asian="10pt" style:font-weight-asian="normal" style:font-size-complex="10pt" style:font-weight-complex="normal"/>
    </style:style>
    <style:style style:name="T220" style:family="text">
      <style:text-properties fo:font-size="10pt" fo:font-weight="normal" officeooo:rsid="00c0280f" style:font-size-asian="10pt" style:font-weight-asian="normal" style:font-size-complex="10pt" style:font-weight-complex="normal"/>
    </style:style>
    <style:style style:name="T221" style:family="text">
      <style:text-properties fo:font-size="10pt" fo:font-weight="normal" officeooo:rsid="00c195e6" style:font-size-asian="10pt" style:font-weight-asian="normal" style:font-size-complex="10pt" style:font-weight-complex="normal"/>
    </style:style>
    <style:style style:name="T222" style:family="text">
      <style:text-properties fo:font-size="10pt" fo:font-weight="normal" officeooo:rsid="00d6c448" style:font-size-asian="10pt" style:font-weight-asian="normal" style:font-size-complex="10pt" style:font-weight-complex="normal"/>
    </style:style>
    <style:style style:name="T223" style:family="text">
      <style:text-properties fo:font-size="10pt" style:font-size-asian="10pt" style:font-size-complex="10pt"/>
    </style:style>
    <style:style style:name="T224" style:family="text">
      <style:text-properties fo:font-size="10pt" officeooo:rsid="01382abe" style:font-size-asian="10pt" style:font-size-complex="10pt"/>
    </style:style>
    <style:style style:name="T225" style:family="text">
      <style:text-properties fo:font-size="10pt" officeooo:rsid="00c0280f" style:font-size-asian="10pt" style:font-size-complex="10pt"/>
    </style:style>
    <style:style style:name="T226" style:family="text">
      <style:text-properties fo:font-size="10pt" officeooo:rsid="00d6c448" style:font-size-asian="10pt" style:font-size-complex="10pt"/>
    </style:style>
    <style:style style:name="T227" style:family="text">
      <style:text-properties officeooo:rsid="00c67ac2"/>
    </style:style>
    <style:style style:name="T228" style:family="text">
      <style:text-properties officeooo:rsid="00c81f44"/>
    </style:style>
    <style:style style:name="T229" style:family="text">
      <style:text-properties officeooo:rsid="00ca8dbf"/>
    </style:style>
    <style:style style:name="T230" style:family="text">
      <style:text-properties officeooo:rsid="00d7bb52"/>
    </style:style>
    <style:style style:name="T231" style:family="text">
      <style:text-properties officeooo:rsid="00dc14f6"/>
    </style:style>
    <style:style style:name="T232" style:family="text">
      <style:text-properties officeooo:rsid="00dd1bf2"/>
    </style:style>
    <style:style style:name="T233" style:family="text">
      <style:text-properties officeooo:rsid="00de9e8f"/>
    </style:style>
    <style:style style:name="T234" style:family="text">
      <style:text-properties officeooo:rsid="00e380c6"/>
    </style:style>
    <style:style style:name="T235" style:family="text">
      <style:text-properties officeooo:rsid="00e43951"/>
    </style:style>
    <style:style style:name="T236" style:family="text">
      <style:text-properties officeooo:rsid="00e4efe1"/>
    </style:style>
    <style:style style:name="T237" style:family="text">
      <style:text-properties officeooo:rsid="00e693a4"/>
    </style:style>
    <style:style style:name="T238" style:family="text">
      <style:text-properties officeooo:rsid="00e82837"/>
    </style:style>
    <style:style style:name="T239" style:family="text">
      <style:text-properties officeooo:rsid="00e88148"/>
    </style:style>
    <style:style style:name="T240" style:family="text">
      <style:text-properties officeooo:rsid="00ea22fe"/>
    </style:style>
    <style:style style:name="T241" style:family="text">
      <style:text-properties officeooo:rsid="00ed5466"/>
    </style:style>
    <style:style style:name="T242" style:family="text">
      <style:text-properties officeooo:rsid="00f05e66"/>
    </style:style>
    <style:style style:name="T243" style:family="text">
      <style:text-properties officeooo:rsid="00f16c90"/>
    </style:style>
    <style:style style:name="T244" style:family="text">
      <style:text-properties officeooo:rsid="00f2c4a6"/>
    </style:style>
    <style:style style:name="T245" style:family="text">
      <style:text-properties officeooo:rsid="00f5c569"/>
    </style:style>
    <style:style style:name="T246" style:family="text">
      <style:text-properties officeooo:rsid="00f7d16e"/>
    </style:style>
    <style:style style:name="T247" style:family="text">
      <style:text-properties officeooo:rsid="010191ad"/>
    </style:style>
    <style:style style:name="T248" style:family="text">
      <style:text-properties officeooo:rsid="01045427"/>
    </style:style>
    <style:style style:name="T249" style:family="text">
      <style:text-properties officeooo:rsid="01054d87"/>
    </style:style>
    <style:style style:name="T250" style:family="text">
      <style:text-properties officeooo:rsid="010579cb"/>
    </style:style>
    <style:style style:name="T251" style:family="text">
      <style:text-properties officeooo:rsid="01063318"/>
    </style:style>
    <style:style style:name="T252" style:family="text">
      <style:text-properties officeooo:rsid="010a0b30"/>
    </style:style>
    <style:style style:name="T253" style:family="text">
      <style:text-properties officeooo:rsid="010cfb46"/>
    </style:style>
    <style:style style:name="T254" style:family="text">
      <style:text-properties officeooo:rsid="010e74dc"/>
    </style:style>
    <style:style style:name="T255" style:family="text">
      <style:text-properties officeooo:rsid="010f6645"/>
    </style:style>
    <style:style style:name="T256" style:family="text">
      <style:text-properties officeooo:rsid="01116882"/>
    </style:style>
    <style:style style:name="T257" style:family="text">
      <style:text-properties officeooo:rsid="011567a8"/>
    </style:style>
    <style:style style:name="T258" style:family="text">
      <style:text-properties officeooo:rsid="011603f6"/>
    </style:style>
    <style:style style:name="T259" style:family="text">
      <style:text-properties officeooo:rsid="011881ff"/>
    </style:style>
    <style:style style:name="T260" style:family="text">
      <style:text-properties officeooo:rsid="0122b1f8"/>
    </style:style>
    <style:style style:name="T261" style:family="text">
      <style:text-properties officeooo:rsid="0124fb9a"/>
    </style:style>
    <style:style style:name="T262" style:family="text">
      <style:text-properties officeooo:rsid="012670b0"/>
    </style:style>
    <style:style style:name="T263" style:family="text">
      <style:text-properties officeooo:rsid="012a841a"/>
    </style:style>
    <style:style style:name="T264" style:family="text">
      <style:text-properties officeooo:rsid="012c074e"/>
    </style:style>
    <style:style style:name="T265" style:family="text">
      <style:text-properties officeooo:rsid="012cefca"/>
    </style:style>
    <style:style style:name="T266" style:family="text">
      <style:text-properties officeooo:rsid="012ddc40"/>
    </style:style>
    <style:style style:name="T267" style:family="text">
      <style:text-properties officeooo:rsid="0130dd79"/>
    </style:style>
    <style:style style:name="T268" style:family="text">
      <style:text-properties officeooo:rsid="0134d43a"/>
    </style:style>
    <style:style style:name="T269" style:family="text">
      <style:text-properties officeooo:rsid="0136c493"/>
    </style:style>
    <style:style style:name="T270" style:family="text">
      <style:text-properties officeooo:rsid="01382abe"/>
    </style:style>
    <style:style style:name="T271" style:family="text">
      <style:text-properties officeooo:rsid="006e238b"/>
    </style:style>
    <style:style style:name="T272" style:family="text">
      <style:text-properties officeooo:rsid="0139ea1a"/>
    </style:style>
    <style:style style:name="T273" style:family="text">
      <style:text-properties officeooo:rsid="013a13fa"/>
    </style:style>
    <style:style style:name="T274" style:family="text">
      <style:text-properties fo:font-style="normal" style:font-style-asian="normal" style:font-style-complex="normal"/>
    </style:style>
    <style:style style:name="T275" style:family="text">
      <style:text-properties fo:font-style="normal" officeooo:rsid="00e4efe1" style:font-style-asian="normal" style:font-style-complex="normal"/>
    </style:style>
    <style:style style:name="T276" style:family="text">
      <style:text-properties fo:font-style="normal" officeooo:rsid="00ca8dbf" style:font-style-asian="normal" style:font-style-complex="normal"/>
    </style:style>
    <style:style style:name="T277" style:family="text">
      <style:text-properties fo:font-style="normal" officeooo:rsid="00a95119" style:font-style-asian="normal" style:font-style-complex="normal"/>
    </style:style>
    <style:style style:name="T278" style:family="text">
      <style:text-properties fo:font-style="normal" officeooo:rsid="00c9d207" style:font-style-asian="normal" style:font-style-complex="normal"/>
    </style:style>
    <style:style style:name="T279" style:family="text">
      <style:text-properties officeooo:rsid="013d304b"/>
    </style:style>
    <style:style style:name="T280" style:family="text">
      <style:text-properties officeooo:rsid="013e21ef"/>
    </style:style>
    <style:style style:name="T281" style:family="text">
      <style:text-properties officeooo:rsid="014477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17">Project#1 </text:span>Spectrum Analyzer Interface Standard: </text:p>
      <text:p text:style-name="P3">Command Structure <text:span text:style-name="T227">Rev </text:span><text:span text:style-name="T281">3</text:span><text:span text:style-name="T1">: </text:span><text:span text:style-name="T281">2 October</text:span><text:span text:style-name="T1"> 2021</text:span></text:p>
      <text:p text:style-name="P1"/>
      <text:p text:style-name="P1"><text:span text:style-name="T4"><text:s/></text:span>To <text:span text:style-name="T198">provide a unified set of</text:span> commands for Project 1 Spectrum Analyzer utilizing USB, <text:span text:style-name="T200">along with support information to </text:span><text:span text:style-name="T262">allow </text:span><text:span text:style-name="T200">device programming of the Project. </text:span></text:p>
      <text:p text:style-name="P1"/>
      <text:p text:style-name="P2"><text:span text:style-name="T4">Description:</text:span> <text:span text:style-name="T1">The Project 1 Spectrum Analyzer </text:span><text:span text:style-name="T2">RF Hardware</text:span><text:span text:style-name="T1"> is primarily locally controlled using Arduino-based controllers (but not limited to). A PC or Laptop is typically the HID for the use of the Spectrum Analyzer</text:span><text:span text:style-name="T27"> </text:span><text:span text:style-name="T1">and the interface hardware is a USB connection. The interface specification described here does not limit </text:span><text:span text:style-name="T2">the controllers to Arduino nor does it limit the connection to USB. The use of Ethernet or WiFi could be implemented with it. </text:span><text:span text:style-name="T71">So in this </text:span><text:span text:style-name="T262">I</text:span><text:span text:style-name="T71">nterface </text:span><text:span text:style-name="T262">S</text:span><text:span text:style-name="T71">tandard, the term Arduino could be replaced with Raspberry Pi, etc and </text:span><text:span text:style-name="T259">the </text:span><text:span text:style-name="T71">USB Bus could be replaced with Ethernet, etc. </text:span><text:span text:style-name="T196">Also, this Interface Standard is compatible with both RF Assemblies 2.0.0.00 and 3.0.0.00</text:span></text:p>
      <text:p text:style-name="P1"/>
      <text:p text:style-name="P4">Background:<text:span text:style-name="T28"> <text:s/>Various </text:span><text:span text:style-name="T29">Spectrum Analyzer </text:span><text:span text:style-name="T28">RF components require serial control. The majority of these are PLL Synthesizers with 32-bit registers. </text:span><text:span text:style-name="T66">One</text:span><text:span text:style-name="T28"> exception is a digital attenuator with a 7-bit serial register, </text:span><text:span text:style-name="T33">and a provisional 12-bit A</text:span><text:span text:style-name="T61">nalog to Digital</text:span><text:span text:style-name="T33"> converter</text:span><text:span text:style-name="T28">. </text:span><text:span text:style-name="T61">Within the 32-bit </text:span><text:span text:style-name="T109">registers </text:span><text:span text:style-name="T61">there are multiple</text:span><text:span text:style-name="T109"> counters</text:span><text:span text:style-name="T61"> that require programming. <text:s/></text:span><text:span text:style-name="T28">All of these </text:span><text:span text:style-name="T33">components </text:span><text:span text:style-name="T28">work with a 3-wire (or 4) SPI bus. </text:span><text:span text:style-name="T30">Three lines are normally used: Clock, Data Line (Arduino &gt;&gt; RF Hardware) and Latch Enable. A fourth line has been provisioned for the use of ADC hardware, which is a Data Line (RF Hardware &gt;&gt; Arduino). <text:s/></text:span><text:span text:style-name="T31">Therefore all RF Hardware is accommodated by </text:span><text:span text:style-name="T35">multiple</text:span><text:span text:style-name="T31"> 32-bit word</text:span><text:span text:style-name="T35">s</text:span><text:span text:style-name="T31">. <text:s/></text:span><text:span text:style-name="T32">In the same way, all PC/Laptop communications is handled exactly the same way, but not necessarily with the exact same data in </text:span><text:span text:style-name="T35">the</text:span><text:span text:style-name="T32"> word</text:span><text:span text:style-name="T35">s</text:span><text:span text:style-name="T32">. For the dual </text:span><text:span text:style-name="T67">purpose</text:span><text:span text:style-name="T32">s of addressing RF Hardware’s multiple devices and greatly improved sweep rates, a command structure allows for a single 32-bit word on the USB Bus to issue multiple 32-bit words from Arduino to RF Hardware. </text:span></text:p>
      <text:p text:style-name="P59"/>
      <text:p text:style-name="P6"><text:span text:style-name="T140">T</text:span><text:span text:style-name="T139">o make all this practical for Arduino, it will be used </text:span><text:span text:style-name="T141">only </text:span><text:span text:style-name="T139">for communication, control and translation. For </text:span><text:span text:style-name="T141">purpose</text:span><text:span text:style-name="T139">s of throughput, no Floating Point calculations will be needed, as all math can be done with B</text:span><text:span text:style-name="T142">oolean</text:span><text:span text:style-name="T139"> and </text:span><text:span text:style-name="T142">Integer</text:span><text:span text:style-name="T139"> operations to enhance speed. All math operation requiring Floating Point operations are to be done in the PC/Laptop. </text:span><text:span text:style-name="T143">The Arduino can efficiently perform bit masking and bit-shifting.</text:span><text:span text:style-name="T44"> </text:span></text:p>
      <text:p text:style-name="P59"/>
      <text:p text:style-name="P5"><text:span text:style-name="T69">M</text:span>ethod: <text:span text:style-name="T70"><text:s/></text:span><text:span text:style-name="T34">A command word </text:span><text:span text:style-name="T36">is issued with a unique code not common to any of the 32-bit words used to control the RF Hardware. </text:span><text:span text:style-name="T39">N</text:span><text:span text:style-name="T36">o</text:span><text:span text:style-name="T39">ne of the</text:span><text:span text:style-name="T36"> RF Hardware sees 0x yy yy yy FF, as a valid command. This allows for </text:span><text:span text:style-name="T60">multiple</text:span><text:span text:style-name="T36"> commands </text:span><text:span text:style-name="T60">directed to different addresses</text:span><text:span text:style-name="T36"> that can be issued from the PC/Laptop to the Arduino that will be uniquely seen as a command </text:span><text:span text:style-name="T42">as well as</text:span><text:span text:style-name="T36"> embedd</text:span><text:span text:style-name="T42">ed</text:span><text:span text:style-name="T36"> data further enhance </text:span><text:span text:style-name="T42">throughput and hence, </text:span><text:span text:style-name="T36">sweep </text:span><text:span text:style-name="T42">rate</text:span><text:span text:style-name="T36">, as will be seen. </text:span><text:span text:style-name="T37">Any 32-bit word that does not have ‘FF’ as its LSB’s will be seen as data, either </text:span><text:span text:style-name="T60">abbreviated into shorter form</text:span><text:span text:style-name="T37"> or direct (u</text:span><text:span text:style-name="T60">nmodified</text:span><text:span text:style-name="T37">), the </text:span><text:span text:style-name="T68">function </text:span><text:span text:style-name="T37">of which was established by the most recent command word. When a </text:span><text:span text:style-name="T40">new </text:span><text:span text:style-name="T37">command word is issued by the PC/Laptop, the Arduino</text:span><text:span text:style-name="T38"> translation </text:span><text:span text:style-name="T40">is changed accordingly </text:span><text:span text:style-name="T41">to suit the command. </text:span><text:span text:style-name="T68">It can do so by calling different subroutines to parse the 32-bit word.</text:span></text:p>
      <text:p text:style-name="P60"/>
      <text:p text:style-name="P107"><text:span text:style-name="T62">This document details programming of various Frequency Counters used in the LO’s. It does not detail the other functions, such as power control, phase, and many other register capabilities. </text:span><text:span text:style-name="T41">N</text:span><text:span text:style-name="T28">ot all these command words need to be implemented initially. </text:span><text:span text:style-name="T62">Certain</text:span><text:span text:style-name="T28"> proposed commands are listed as provisional,</text:span></text:p>
      <text:p text:style-name="P88">and not all of these commands need to be implemented at any time.</text:p>
      <text:p text:style-name="P9"/>
      <text:p text:style-name="P165">Outline</text:p>
      <text:p text:style-name="P109"/>
      <text:p text:style-name="P266"><text:span text:style-name="T73">1.</text:span> Command Structure.</text:p>
      <text:p text:style-name="P266"/>
      <text:p text:style-name="P267"><text:span text:style-name="T73">2. </text:span><text:span text:style-name="T103">Specific</text:span><text:span text:style-name="T76"> </text:span>Commands.</text:p>
      <text:p text:style-name="P267"/>
      <text:p text:style-name="P261"><text:span text:style-name="T5">2.1 </text:span><text:span text:style-name="T3">Digital Attenuator </text:span><text:span text:style-name="T9">U103</text:span></text:p>
      <text:p text:style-name="P268"/>
      <text:p text:style-name="P261"><text:span text:style-name="T11">2.</text:span><text:span text:style-name="T12">2</text:span><text:span text:style-name="T11"> LO1 </text:span><text:span text:style-name="T24">ADF4356 </text:span><text:span text:style-name="T25">U100</text:span></text:p>
      <text:p text:style-name="P269"/>
      <text:p text:style-name="P261"><text:span text:style-name="T21">2.3 </text:span><text:span text:style-name="T26">LO2 (U203) and LO3 (U307)</text:span><text:span text:style-name="T271"> </text:span><text:span text:style-name="T24">MAX2871</text:span></text:p>
      <text:p text:style-name="P270"/>
      <text:p text:style-name="P272"><text:span text:style-name="T272">2.3 a) </text:span><text:span text:style-name="T95">Single Word </text:span><text:span text:style-name="T80">Embedded Data </text:span><text:span text:style-name="T95">and </text:span><text:span text:style-name="T242">Specific </text:span><text:span text:style-name="T95">Command for </text:span><text:span text:style-name="T144">Frequency Control.</text:span></text:p>
      <text:p text:style-name="P271"/>
      <text:p text:style-name="P263"><text:span text:style-name="T22">2.3 </text:span><text:span text:style-name="T21">b</text:span><text:span text:style-name="T20">) Block Transfers</text:span><text:span text:style-name="T266">.</text:span></text:p>
      <text:p text:style-name="P263"/>
      <text:p text:style-name="P264"><text:span text:style-name="T22">2.3 </text:span><text:span text:style-name="T21">c</text:span><text:span text:style-name="T3">) Data Words.</text:span></text:p>
      <text:p text:style-name="P252"/>
      <text:p text:style-name="P273"><text:span text:style-name="T148">2.4 Reference </text:span><text:span text:style-name="T171">Clock</text:span><text:span text:style-name="T148"> Control.</text:span></text:p>
      <text:p text:style-name="P253"/>
      <text:p text:style-name="P256"><text:span text:style-name="T15">2.</text:span><text:span text:style-name="T17">5</text:span><text:span text:style-name="T15"> Analog to Digital </text:span><text:span text:style-name="T23">(ADC) </text:span><text:span text:style-name="T15">Converter </text:span><text:span text:style-name="T18">Data Return</text:span></text:p>
      <text:p text:style-name="P257"/>
      <text:p text:style-name="P254"><text:span text:style-name="T277">2.6 PLL_MUX </text:span><text:span text:style-name="T275">Specific </text:span><text:span text:style-name="T277">Command</text:span></text:p>
      <text:p text:style-name="P257"/>
      <text:p text:style-name="P251"><text:span text:style-name="T278">2.</text:span><text:span text:style-name="T277">7 LED and Miscellaneous Command.</text:span></text:p>
      <text:p text:style-name="P253"/>
      <text:p text:style-name="P262"><text:span text:style-name="T172">3.</text:span><text:span text:style-name="T173"> </text:span><text:span text:style-name="T174">General LO Command</text:span><text:span text:style-name="T175">s</text:span></text:p>
      <text:p text:style-name="P255"/>
      <text:p text:style-name="P255">APPENDIX A. Fractional Synthesis Calculation with MAX2871</text:p>
      <text:p text:style-name="P255"/>
      <text:p text:style-name="P265"><text:span text:style-name="T176">APPENDIX </text:span><text:span text:style-name="T177">B. <text:s text:c="2"/></text:span><text:span text:style-name="T178">Sample Program in FreeBasic. </text:span></text:p>
      <text:p text:style-name="P274"/>
      <text:p text:style-name="P276"><text:span text:style-name="T179">APPENDIX </text:span><text:span text:style-name="T180">C</text:span><text:span text:style-name="T181">. </text:span><text:span text:style-name="T182"><text:s/></text:span><text:span text:style-name="T183">Table of Default Settings </text:span><text:span text:style-name="T187">(TBD)</text:span></text:p>
      <text:p text:style-name="P275"/>
      <text:p text:style-name="P277"><text:span text:style-name="T179">APPENDIX </text:span><text:span text:style-name="T184">D</text:span><text:span text:style-name="T181">. </text:span><text:span text:style-name="T184">Default </text:span><text:span text:style-name="T180">Arduino Code</text:span></text:p>
      <text:p text:style-name="P279"/>
      <text:p text:style-name="P277"><text:span text:style-name="T185">APPENDIX E. <text:s text:c="2"/>LO F</text:span><text:span text:style-name="T186">requency Formulas (TBD)</text:span></text:p>
      <text:p text:style-name="P164"><text:span text:style-name="T73">1.</text:span> Command Structure:<text:line-break/></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table-column table:style-name="Table1.f"/>
        <table:table-row table:style-name="Table1.1">
          <table:table-cell table:style-name="Table1.A1" table:number-columns-spanned="16" office:value-type="string">
            <text:p text:style-name="P234">Embedded Data (<text:span text:style-name="T88">as requir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5" office:value-type="string">
            <text:p text:style-name="P234">Command</text:p>
          </table:table-cell>
          <table:covered-table-cell/>
          <table:covered-table-cell/>
          <table:covered-table-cell/>
          <table:covered-table-cell/>
          <table:table-cell table:style-name="Table1.A1" table:number-columns-spanned="3" office:value-type="string">
            <text:p text:style-name="P234">Address</text:p>
          </table:table-cell>
          <table:covered-table-cell/>
          <table:covered-table-cell/>
          <table:table-cell table:style-name="Table1.Y1" table:number-columns-spanned="8" office:value-type="string">
            <text:p text:style-name="P234">Command Flag <text:span text:style-name="T98">0x</text:span>FF </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72">31</text:p>
          </table:table-cell>
          <table:table-cell table:style-name="Table1.A2" office:value-type="string">
            <text:p text:style-name="P172">30</text:p>
          </table:table-cell>
          <table:table-cell table:style-name="Table1.A2" office:value-type="string">
            <text:p text:style-name="P172">29</text:p>
          </table:table-cell>
          <table:table-cell table:style-name="Table1.A2" office:value-type="string">
            <text:p text:style-name="P172">28</text:p>
          </table:table-cell>
          <table:table-cell table:style-name="Table1.E2" office:value-type="string">
            <text:p text:style-name="P172">27</text:p>
          </table:table-cell>
          <table:table-cell table:style-name="Table1.F2" office:value-type="string">
            <text:p text:style-name="P172">26</text:p>
          </table:table-cell>
          <table:table-cell table:style-name="Table1.G2" office:value-type="string">
            <text:p text:style-name="P172">25</text:p>
          </table:table-cell>
          <table:table-cell table:style-name="Table1.H2" office:value-type="string">
            <text:p text:style-name="P172">24</text:p>
          </table:table-cell>
          <table:table-cell table:style-name="Table1.A2" office:value-type="string">
            <text:p text:style-name="P172">23</text:p>
          </table:table-cell>
          <table:table-cell table:style-name="Table1.A2" office:value-type="string">
            <text:p text:style-name="P172">22</text:p>
          </table:table-cell>
          <table:table-cell table:style-name="Table1.A2" office:value-type="string">
            <text:p text:style-name="P172">21</text:p>
          </table:table-cell>
          <table:table-cell table:style-name="Table1.A2" office:value-type="string">
            <text:p text:style-name="P172">20</text:p>
          </table:table-cell>
          <table:table-cell table:style-name="Table1.M2" office:value-type="string">
            <text:p text:style-name="P172">19</text:p>
          </table:table-cell>
          <table:table-cell table:style-name="Table1.N2" office:value-type="string">
            <text:p text:style-name="P172">18</text:p>
          </table:table-cell>
          <table:table-cell table:style-name="Table1.O2" office:value-type="string">
            <text:p text:style-name="P172">17</text:p>
          </table:table-cell>
          <table:table-cell table:style-name="Table1.P2" office:value-type="string">
            <text:p text:style-name="P172">16</text:p>
          </table:table-cell>
          <table:table-cell table:style-name="Table1.A2" office:value-type="string">
            <text:p text:style-name="P172">15</text:p>
          </table:table-cell>
          <table:table-cell table:style-name="Table1.A2" office:value-type="string">
            <text:p text:style-name="P172">14</text:p>
          </table:table-cell>
          <table:table-cell table:style-name="Table1.A2" office:value-type="string">
            <text:p text:style-name="P172">13</text:p>
          </table:table-cell>
          <table:table-cell table:style-name="Table1.A2" office:value-type="string">
            <text:p text:style-name="P172">12</text:p>
          </table:table-cell>
          <table:table-cell table:style-name="Table1.U2" office:value-type="string">
            <text:p text:style-name="P172">11</text:p>
          </table:table-cell>
          <table:table-cell table:style-name="Table1.V2" office:value-type="string">
            <text:p text:style-name="P172">10</text:p>
          </table:table-cell>
          <table:table-cell table:style-name="Table1.W2" office:value-type="string">
            <text:p text:style-name="P172">9</text:p>
          </table:table-cell>
          <table:table-cell table:style-name="Table1.X2" office:value-type="string">
            <text:p text:style-name="P172">8</text:p>
          </table:table-cell>
          <table:table-cell table:style-name="Table1.A2" office:value-type="string">
            <text:p text:style-name="P172">7</text:p>
          </table:table-cell>
          <table:table-cell table:style-name="Table1.A2" office:value-type="string">
            <text:p text:style-name="P172">6</text:p>
          </table:table-cell>
          <table:table-cell table:style-name="Table1.A2" office:value-type="string">
            <text:p text:style-name="P172">5</text:p>
          </table:table-cell>
          <table:table-cell table:style-name="Table1.A2" office:value-type="string">
            <text:p text:style-name="P172">4</text:p>
          </table:table-cell>
          <table:table-cell table:style-name="Table1.c2" office:value-type="string">
            <text:p text:style-name="P172">3</text:p>
          </table:table-cell>
          <table:table-cell table:style-name="Table1.d2" office:value-type="string">
            <text:p text:style-name="P172">2</text:p>
          </table:table-cell>
          <table:table-cell table:style-name="Table1.e2" office:value-type="string">
            <text:p text:style-name="P172">1</text:p>
          </table:table-cell>
          <table:table-cell table:style-name="Table1.f2" office:value-type="string">
            <text:p text:style-name="P172">0</text:p>
          </table:table-cell>
        </table:table-row>
        <table:table-row table:style-name="Table1.1">
          <table:table-cell table:style-name="Table1.A2" office:value-type="string">
            <text:p text:style-name="P232">D</text:p>
          </table:table-cell>
          <table:table-cell table:style-name="Table1.A2" office:value-type="string">
            <text:p text:style-name="P232">D</text:p>
          </table:table-cell>
          <table:table-cell table:style-name="Table1.A2" office:value-type="string">
            <text:p text:style-name="P232">D</text:p>
          </table:table-cell>
          <table:table-cell table:style-name="Table1.A2" office:value-type="string">
            <text:p text:style-name="P232">D</text:p>
          </table:table-cell>
          <table:table-cell table:style-name="Table1.E3" office:value-type="string">
            <text:p text:style-name="P232">D</text:p>
          </table:table-cell>
          <table:table-cell table:style-name="Table1.F3" office:value-type="string">
            <text:p text:style-name="P232">D</text:p>
          </table:table-cell>
          <table:table-cell table:style-name="Table1.G3" office:value-type="string">
            <text:p text:style-name="P232">D</text:p>
          </table:table-cell>
          <table:table-cell table:style-name="Table1.H3" office:value-type="string">
            <text:p text:style-name="P232">D</text:p>
          </table:table-cell>
          <table:table-cell table:style-name="Table1.A2" office:value-type="string">
            <text:p text:style-name="P232">D</text:p>
          </table:table-cell>
          <table:table-cell table:style-name="Table1.A2" office:value-type="string">
            <text:p text:style-name="P232">D</text:p>
          </table:table-cell>
          <table:table-cell table:style-name="Table1.A2" office:value-type="string">
            <text:p text:style-name="P232">D</text:p>
          </table:table-cell>
          <table:table-cell table:style-name="Table1.A2" office:value-type="string">
            <text:p text:style-name="P232">D</text:p>
          </table:table-cell>
          <table:table-cell table:style-name="Table1.M3" office:value-type="string">
            <text:p text:style-name="P232">D</text:p>
          </table:table-cell>
          <table:table-cell table:style-name="Table1.N3" office:value-type="string">
            <text:p text:style-name="P232">D</text:p>
          </table:table-cell>
          <table:table-cell table:style-name="Table1.O3" office:value-type="string">
            <text:p text:style-name="P232">D</text:p>
          </table:table-cell>
          <table:table-cell table:style-name="Table1.P3" office:value-type="string">
            <text:p text:style-name="P232">D</text:p>
          </table:table-cell>
          <table:table-cell table:style-name="Table1.A2" office:value-type="string">
            <text:p text:style-name="P172">C</text:p>
          </table:table-cell>
          <table:table-cell table:style-name="Table1.A2" office:value-type="string">
            <text:p text:style-name="P172">C</text:p>
          </table:table-cell>
          <table:table-cell table:style-name="Table1.A2" office:value-type="string">
            <text:p text:style-name="P172">C</text:p>
          </table:table-cell>
          <table:table-cell table:style-name="Table1.A2" office:value-type="string">
            <text:p text:style-name="P172">C</text:p>
          </table:table-cell>
          <table:table-cell table:style-name="Table1.U3" office:value-type="string">
            <text:p text:style-name="P241">C</text:p>
          </table:table-cell>
          <table:table-cell table:style-name="Table1.V3" office:value-type="string">
            <text:p text:style-name="P172">A</text:p>
          </table:table-cell>
          <table:table-cell table:style-name="Table1.W3" office:value-type="string">
            <text:p text:style-name="P172">A</text:p>
          </table:table-cell>
          <table:table-cell table:style-name="Table1.X3" office:value-type="string">
            <text:p text:style-name="P172">A</text:p>
          </table:table-cell>
          <table:table-cell table:style-name="Table1.A2" office:value-type="string">
            <text:p text:style-name="P172">1</text:p>
          </table:table-cell>
          <table:table-cell table:style-name="Table1.A2" office:value-type="string">
            <text:p text:style-name="P172">1</text:p>
          </table:table-cell>
          <table:table-cell table:style-name="Table1.A2" office:value-type="string">
            <text:p text:style-name="P172">1</text:p>
          </table:table-cell>
          <table:table-cell table:style-name="Table1.A2" office:value-type="string">
            <text:p text:style-name="P172">1</text:p>
          </table:table-cell>
          <table:table-cell table:style-name="Table1.c3" office:value-type="string">
            <text:p text:style-name="P172">1</text:p>
          </table:table-cell>
          <table:table-cell table:style-name="Table1.d3" office:value-type="string">
            <text:p text:style-name="P172">1</text:p>
          </table:table-cell>
          <table:table-cell table:style-name="Table1.e3" office:value-type="string">
            <text:p text:style-name="P172">1</text:p>
          </table:table-cell>
          <table:table-cell table:style-name="Table1.f3" office:value-type="string">
            <text:p text:style-name="P172">1</text:p>
          </table:table-cell>
        </table:table-row>
      </table:table>
      <text:p text:style-name="P63">Note: 4-Bit Nibble Groups are shown <text:span text:style-name="T229">in these diagrams </text:span>for easier Hexadecimal Coding.</text:p>
      <text:p text:style-name="P63"/>
      <text:p text:style-name="P31">D= Data (Embedded) 16 bits max &lt;<text:span text:style-name="T228">31:16&gt;</text:span>.</text:p>
      <text:p text:style-name="P31"/>
      <text:p text:style-name="P13">C=Command Code. <text:span text:style-name="T257">5</text:span><text:span text:style-name="T88"> </text:span>Bits &lt;<text:span text:style-name="T88">15</text:span>:1<text:span text:style-name="T228">2</text:span>&gt; </text:p>
      <text:p text:style-name="P13"/>
      <text:p text:style-name="P12">A= Address Code <text:s/><text:span text:style-name="T257">3 </text:span>Bits &lt;1<text:span text:style-name="T228">0</text:span>:8&gt;</text:p>
      <text:p text:style-name="P14"><text:s text:c="6"/>Ex: 0<text:span text:style-name="T88">h</text:span>=Digital Attenuator; <text:span text:style-name="T88">1h</text:span>=LO1; 2<text:span text:style-name="T88">h</text:span>=LO2; 3<text:span text:style-name="T88">h</text:span>=LO3; 4<text:span text:style-name="T88">h</text:span>=<text:span text:style-name="T243">Reference Frequency Control; <text:s text:c="2"/></text:span></text:p>
      <text:p text:style-name="P14"><text:span text:style-name="T243"><text:s text:c="13"/>5h=PLL_MUX poll.</text:span> </text:p>
      <text:p text:style-name="P12"/>
      <text:p text:style-name="P12"><text:span text:style-name="T257">For ALL Command Words (Specific and General) </text:span>Bits &lt;7:0&gt; = FF<text:span text:style-name="T88">h</text:span> <text:s/>Command Flag</text:p>
      <text:p text:style-name="P12"/>
      <text:p text:style-name="P62">There are two types of <text:span text:style-name="T260">D</text:span>evice <text:span text:style-name="T260">C</text:span>ommands, General and Specific. General <text:span text:style-name="T260">Commands</text:span> support total register control, whereas Specific provide a much faster control method, <text:span text:style-name="T202">but rel</text:span><text:span text:style-name="T255">ies</text:span><text:span text:style-name="T202"> on previously </text:span><text:span text:style-name="T263">Arduino </text:span><text:span text:style-name="T202">programmed default values </text:span><text:span text:style-name="T255">(Refer to Appendix C)</text:span><text:span text:style-name="T202">.</text:span></text:p>
      <text:p text:style-name="P7"/>
      <text:p text:style-name="P7"><text:span text:style-name="T73">2. </text:span><text:span text:style-name="T103">Specific</text:span><text:span text:style-name="T76"> </text:span>Commands. <text:span text:style-name="T43">This Command Method is preferred for most programming.</text:span><text:span text:style-name="T116"> </text:span></text:p>
      <text:p text:style-name="P7"><text:s/></text:p>
      <text:p text:style-name="P22"><text:span text:style-name="T5">2.1 </text:span><text:span text:style-name="T3">Digital Attenuator </text:span><text:span text:style-name="T9">U103</text:span>: <text:span text:style-name="T87">Address</text:span><text:span text:style-name="T75"> </text:span><text:span text:style-name="T86">0 </text:span><text:span text:style-name="T81">Embedded </text:span><text:span text:style-name="T75">Data </text:span><text:span text:style-name="T87">and </text:span><text:span text:style-name="T75">Command. </text:span><text:span text:style-name="T101">A type of Specific Command.</text:span><text:span text:style-name="T75"> </text:span></text:p>
      <text:p text:style-name="P25"><text:s text:c="2"/><text:span text:style-name="T115">Address=0h, Command=0h</text:span></text:p>
      <text:p text:style-name="P26"/>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35">Embedded Data (<text:span text:style-name="T88">as required</text:span>)</text:p>
          </table:table-cell>
          <table:table-cell table:style-name="Table13.A1" office:value-type="string">
            <text:p text:style-name="P235">Command</text:p>
          </table:table-cell>
          <table:table-cell table:style-name="Table13.A1" office:value-type="string">
            <text:p text:style-name="P235">Address</text:p>
          </table:table-cell>
          <table:table-cell table:style-name="Table13.D1" office:value-type="string">
            <text:p text:style-name="P235">Command Flag <text:span text:style-name="T98">0x</text:span>FF </text:p>
          </table:table-cell>
        </table:table-row>
      </table:table>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column table:style-name="Table6.B" table:number-columns-repeated="2"/>
        <table:table-column table:style-name="Table6.A"/>
        <table:table-column table:style-name="Table6.B"/>
        <table:table-column table:style-name="Table6.A"/>
        <table:table-column table:style-name="Table6.B" table:number-columns-repeated="2"/>
        <table:table-column table:style-name="Table6.A"/>
        <table:table-column table:style-name="Table6.B" table:number-columns-repeated="2"/>
        <table:table-column table:style-name="Table6.A"/>
        <table:table-column table:style-name="Table6.B"/>
        <table:table-column table:style-name="Table6.A"/>
        <table:table-column table:style-name="Table6.B" table:number-columns-repeated="2"/>
        <table:table-column table:style-name="Table6.A"/>
        <table:table-column table:style-name="Table6.B" table:number-columns-repeated="2"/>
        <table:table-column table:style-name="Table6.A"/>
        <table:table-column table:style-name="Table6.B"/>
        <table:table-column table:style-name="Table6.A"/>
        <table:table-column table:style-name="Table6.B" table:number-columns-repeated="2"/>
        <table:table-column table:style-name="Table6.A"/>
        <table:table-column table:style-name="Table6.B"/>
        <table:table-column table:style-name="Table6.f"/>
        <table:table-row table:style-name="Table6.1">
          <table:table-cell table:style-name="Table6.A1" office:value-type="string">
            <text:p text:style-name="P173">31</text:p>
          </table:table-cell>
          <table:table-cell table:style-name="Table6.A1" office:value-type="string">
            <text:p text:style-name="P173">30</text:p>
          </table:table-cell>
          <table:table-cell table:style-name="Table6.A1" office:value-type="string">
            <text:p text:style-name="P173">29</text:p>
          </table:table-cell>
          <table:table-cell table:style-name="Table6.A1" office:value-type="string">
            <text:p text:style-name="P173">28</text:p>
          </table:table-cell>
          <table:table-cell table:style-name="Table6.E1" office:value-type="string">
            <text:p text:style-name="P173">27</text:p>
          </table:table-cell>
          <table:table-cell table:style-name="Table6.F1" office:value-type="string">
            <text:p text:style-name="P173">26</text:p>
          </table:table-cell>
          <table:table-cell table:style-name="Table6.G1" office:value-type="string">
            <text:p text:style-name="P173">25</text:p>
          </table:table-cell>
          <table:table-cell table:style-name="Table6.H1" office:value-type="string">
            <text:p text:style-name="P173">24</text:p>
          </table:table-cell>
          <table:table-cell table:style-name="Table6.A1" office:value-type="string">
            <text:p text:style-name="P173">23</text:p>
          </table:table-cell>
          <table:table-cell table:style-name="Table6.A1" office:value-type="string">
            <text:p text:style-name="P173">22</text:p>
          </table:table-cell>
          <table:table-cell table:style-name="Table6.A1" office:value-type="string">
            <text:p text:style-name="P173">21</text:p>
          </table:table-cell>
          <table:table-cell table:style-name="Table6.A1" office:value-type="string">
            <text:p text:style-name="P173">20</text:p>
          </table:table-cell>
          <table:table-cell table:style-name="Table6.M1" office:value-type="string">
            <text:p text:style-name="P173">19</text:p>
          </table:table-cell>
          <table:table-cell table:style-name="Table6.N1" office:value-type="string">
            <text:p text:style-name="P173">18</text:p>
          </table:table-cell>
          <table:table-cell table:style-name="Table6.O1" office:value-type="string">
            <text:p text:style-name="P173">17</text:p>
          </table:table-cell>
          <table:table-cell table:style-name="Table6.P1" office:value-type="string">
            <text:p text:style-name="P173">16</text:p>
          </table:table-cell>
          <table:table-cell table:style-name="Table6.A1" office:value-type="string">
            <text:p text:style-name="P173">15</text:p>
          </table:table-cell>
          <table:table-cell table:style-name="Table6.A1" office:value-type="string">
            <text:p text:style-name="P173">14</text:p>
          </table:table-cell>
          <table:table-cell table:style-name="Table6.A1" office:value-type="string">
            <text:p text:style-name="P173">13</text:p>
          </table:table-cell>
          <table:table-cell table:style-name="Table6.A1" office:value-type="string">
            <text:p text:style-name="P173">12</text:p>
          </table:table-cell>
          <table:table-cell table:style-name="Table6.U1" office:value-type="string">
            <text:p text:style-name="P173">11</text:p>
          </table:table-cell>
          <table:table-cell table:style-name="Table6.V1" office:value-type="string">
            <text:p text:style-name="P173">10</text:p>
          </table:table-cell>
          <table:table-cell table:style-name="Table6.W1" office:value-type="string">
            <text:p text:style-name="P173">9</text:p>
          </table:table-cell>
          <table:table-cell table:style-name="Table6.X1" office:value-type="string">
            <text:p text:style-name="P173">8</text:p>
          </table:table-cell>
          <table:table-cell table:style-name="Table6.A1" office:value-type="string">
            <text:p text:style-name="P173">7</text:p>
          </table:table-cell>
          <table:table-cell table:style-name="Table6.A1" office:value-type="string">
            <text:p text:style-name="P173">6</text:p>
          </table:table-cell>
          <table:table-cell table:style-name="Table6.A1" office:value-type="string">
            <text:p text:style-name="P173">5</text:p>
          </table:table-cell>
          <table:table-cell table:style-name="Table6.A1" office:value-type="string">
            <text:p text:style-name="P173">4</text:p>
          </table:table-cell>
          <table:table-cell table:style-name="Table6.c1" office:value-type="string">
            <text:p text:style-name="P173">3</text:p>
          </table:table-cell>
          <table:table-cell table:style-name="Table6.d1" office:value-type="string">
            <text:p text:style-name="P173">2</text:p>
          </table:table-cell>
          <table:table-cell table:style-name="Table6.e1" office:value-type="string">
            <text:p text:style-name="P173">1</text:p>
          </table:table-cell>
          <table:table-cell table:style-name="Table6.f1" office:value-type="string">
            <text:p text:style-name="P173">0</text:p>
          </table:table-cell>
        </table:table-row>
        <table:table-row table:style-name="Table6.1">
          <table:table-cell table:style-name="Table6.A1" office:value-type="string">
            <text:p text:style-name="P200">-</text:p>
          </table:table-cell>
          <table:table-cell table:style-name="Table6.A1" office:value-type="string">
            <text:p text:style-name="P200">-</text:p>
          </table:table-cell>
          <table:table-cell table:style-name="Table6.A1" office:value-type="string">
            <text:p text:style-name="P200">-</text:p>
          </table:table-cell>
          <table:table-cell table:style-name="Table6.A1" office:value-type="string">
            <text:p text:style-name="P200">-</text:p>
          </table:table-cell>
          <table:table-cell table:style-name="Table6.E2" office:value-type="string">
            <text:p text:style-name="P200">-</text:p>
          </table:table-cell>
          <table:table-cell table:style-name="Table6.F2" office:value-type="string">
            <text:p text:style-name="P200">-</text:p>
          </table:table-cell>
          <table:table-cell table:style-name="Table6.G2" office:value-type="string">
            <text:p text:style-name="P206">-</text:p>
          </table:table-cell>
          <table:table-cell table:style-name="Table6.H2" office:value-type="string">
            <text:p text:style-name="P200">-</text:p>
          </table:table-cell>
          <table:table-cell table:style-name="Table6.A1" office:value-type="string">
            <text:p text:style-name="P200">-</text:p>
          </table:table-cell>
          <table:table-cell table:style-name="Table6.A1" office:value-type="string">
            <text:p text:style-name="P196">D6</text:p>
          </table:table-cell>
          <table:table-cell table:style-name="Table6.A1" office:value-type="string">
            <text:p text:style-name="P196">D5</text:p>
          </table:table-cell>
          <table:table-cell table:style-name="Table6.A1" office:value-type="string">
            <text:p text:style-name="P196">D4</text:p>
          </table:table-cell>
          <table:table-cell table:style-name="Table6.M2" office:value-type="string">
            <text:p text:style-name="P196">D3</text:p>
          </table:table-cell>
          <table:table-cell table:style-name="Table6.N2" office:value-type="string">
            <text:p text:style-name="P196">D2</text:p>
          </table:table-cell>
          <table:table-cell table:style-name="Table6.O2" office:value-type="string">
            <text:p text:style-name="P196">D1</text:p>
          </table:table-cell>
          <table:table-cell table:style-name="Table6.P2" office:value-type="string">
            <text:p text:style-name="P193"><text:span text:style-name="T73">D</text:span>0</text:p>
          </table:table-cell>
          <table:table-cell table:style-name="Table6.A1" office:value-type="string">
            <text:p text:style-name="P200">0</text:p>
          </table:table-cell>
          <table:table-cell table:style-name="Table6.A1" office:value-type="string">
            <text:p text:style-name="P200">0</text:p>
          </table:table-cell>
          <table:table-cell table:style-name="Table6.A1" office:value-type="string">
            <text:p text:style-name="P200">0</text:p>
          </table:table-cell>
          <table:table-cell table:style-name="Table6.A1" office:value-type="string">
            <text:p text:style-name="P200">0</text:p>
          </table:table-cell>
          <table:table-cell table:style-name="Table6.U2" office:value-type="string">
            <text:p text:style-name="P200">0</text:p>
          </table:table-cell>
          <table:table-cell table:style-name="Table6.V2" office:value-type="string">
            <text:p text:style-name="P200">0</text:p>
          </table:table-cell>
          <table:table-cell table:style-name="Table6.W2" office:value-type="string">
            <text:p text:style-name="P200">0</text:p>
          </table:table-cell>
          <table:table-cell table:style-name="Table6.X2" office:value-type="string">
            <text:p text:style-name="P200">0</text:p>
          </table:table-cell>
          <table:table-cell table:style-name="Table6.A1" office:value-type="string">
            <text:p text:style-name="P186">1</text:p>
          </table:table-cell>
          <table:table-cell table:style-name="Table6.A1" office:value-type="string">
            <text:p text:style-name="P186">1</text:p>
          </table:table-cell>
          <table:table-cell table:style-name="Table6.A1" office:value-type="string">
            <text:p text:style-name="P186">1</text:p>
          </table:table-cell>
          <table:table-cell table:style-name="Table6.A1" office:value-type="string">
            <text:p text:style-name="P186">1</text:p>
          </table:table-cell>
          <table:table-cell table:style-name="Table6.c2" office:value-type="string">
            <text:p text:style-name="P186">1</text:p>
          </table:table-cell>
          <table:table-cell table:style-name="Table6.d2" office:value-type="string">
            <text:p text:style-name="P186">1</text:p>
          </table:table-cell>
          <table:table-cell table:style-name="Table6.e2" office:value-type="string">
            <text:p text:style-name="P186">1</text:p>
          </table:table-cell>
          <table:table-cell table:style-name="Table6.f2" office:value-type="string">
            <text:p text:style-name="P186">1</text:p>
          </table:table-cell>
        </table:table-row>
      </table:table>
      <text:p text:style-name="P87">Note: 4-Bit Nibble Groups are shown <text:span text:style-name="T229">in these diagrams </text:span>for easier Hexadecimal Coding.</text:p>
      <text:p text:style-name="P64"/>
      <text:p text:style-name="P15"><text:s/><text:span text:style-name="T74">Th</text:span><text:span text:style-name="T89">is</text:span><text:span text:style-name="T74"> Digital Attenuator Command Word has the Data embedded </text:span><text:span text:style-name="T89">for attenuator control.</text:span></text:p>
      <text:p text:style-name="P29"><text:span text:style-name="T263">From this 32-bit word, b</text:span>its &lt;<text:span text:style-name="T90">22</text:span>:1<text:span text:style-name="T90">6</text:span>&gt; map <text:span text:style-name="T111">by Arduino </text:span><text:span text:style-name="T263">in</text:span><text:span text:style-name="T78">to </text:span>the <text:span text:style-name="T263">D</text:span>igital Attenuator Data bits &lt;D6:D0&gt; <text:span text:style-name="T263">as </text:span>per the pSemi PE43711 Datasheet. <text:span text:style-name="T263">The PE43711 is a 0-31.75dB D</text:span>igital Attenuator <text:span text:style-name="T263">with 0.25dB steps.</text:span></text:p>
      <text:p text:style-name="P30">Ex: 0x 00 00 00 FF is 0dB; <text:s/>0x <text:span text:style-name="T93">00</text:span> <text:span text:style-name="T93">01</text:span> 00 FF <text:span text:style-name="T93">is 0.25dB…..</text:span>0x <text:span text:style-name="T93">00</text:span> <text:span text:style-name="T93">7F</text:span> 00 FF <text:span text:style-name="T91">is </text:span><text:span text:style-name="T92">31.25 </text:span><text:span text:style-name="T91">dB, etc</text:span></text:p>
      <text:p text:style-name="P28"><text:s/></text:p>
      <text:p text:style-name="P8"/>
      <text:p text:style-name="P162"><text:span text:style-name="T11">2.</text:span><text:span text:style-name="T12">2</text:span><text:span text:style-name="T11"> LO1 </text:span><text:span text:style-name="T24">ADF4356 </text:span><text:span text:style-name="T25">U100</text:span><text:span text:style-name="T144"> </text:span><text:span text:style-name="T95">Single Word </text:span><text:span text:style-name="T80">Embedded Data </text:span><text:span text:style-name="T95">and Command for Large Steps </text:span><text:span text:style-name="T97">(faster).</text:span></text:p>
      <text:p text:style-name="P111"><text:span text:style-name="T80">For </text:span><text:span text:style-name="T261">implementing</text:span><text:span text:style-name="T80"> Integer-N operation; </text:span><text:span text:style-name="T261">which </text:span><text:span text:style-name="T80">allows </text:span><text:span text:style-name="T82">large</text:span><text:span text:style-name="T80"> steps at Fpfd spacing (typically </text:span>≥ <text:span text:style-name="T80">30 MHz),</text:span></text:p>
      <text:p text:style-name="P73"><text:span text:style-name="T264">using</text:span> only one 32-bit word. <text:span text:style-name="T83">The value of Fpfd depends on Fref, the Ref</text:span><text:span text:style-name="T84">erence</text:span><text:span text:style-name="T83"> Clock Frequency (60 or 100 MHz) and the </text:span><text:span text:style-name="T112">overall </text:span><text:span text:style-name="T83">R divide value, </text:span><text:span text:style-name="T84">typically set at 2</text:span><text:span text:style-name="T83">. </text:span><text:span text:style-name="T45">This method provides a faster method of programming LO1 after the initialization procedure at power-up by Arduino or by use of General <text:s/>LO Commands in section 3.</text:span></text:p>
      <text:p text:style-name="P42"/>
      <text:p text:style-name="P114"><text:span text:style-name="T45">N</text:span><text:span text:style-name="T241">OTE</text:span><text:span text:style-name="T45">: For LO1 Programming, there is no data word returned automatically from the ADC’s. That is done after LO2 or LO3 is programmed. </text:span><text:span text:style-name="T247">See Section 2.3.</text:span></text:p>
      <text:p text:style-name="P72"/>
      <text:p text:style-name="P74">Integer Mode:</text:p>
      <text:p text:style-name="P258"><text:span text:style-name="T47">LO1 [MHz] = (Fref</text:span><text:span text:style-name="T48">[MHz]</text:span><text:span text:style-name="T47"> /R)* (N) <text:s text:c="2"/></text:span><text:span text:style-name="T49">(Valid for 3</text:span><text:span text:style-name="T50">4</text:span><text:span text:style-name="T49">00 </text:span>≤ <text:span text:style-name="T49">LO1[MHz] ≤ 6</text:span><text:span text:style-name="T50">8</text:span><text:span text:style-name="T49">00)</text:span></text:p>
      <text:p text:style-name="P259">then: <text:s text:c="2"/>N= LO1[MHz] *R / Fref[MHz]</text:p>
      <text:p text:style-name="P32"/>
      <text:p text:style-name="P32">So for LO1= 3600 MHz (the low end of our <text:span text:style-name="T265">LO1 band</text:span>) with Fref=60MHz, R=2, then N=120</text:p>
      <text:p text:style-name="P32"/>
      <text:p text:style-name="P32">For LO1=3630 then N=121 and so on... to LO1=6630MHz N=221 MHz.</text:p>
      <text:p text:style-name="P32">If the Reference Frequency is changed to 100 MHz, then <text:span text:style-name="T265">with R=2,</text:span> N needs to be recalculated.</text:p>
      <text:p text:style-name="P32"/>
      <text:p text:style-name="P32">The Full use of the <text:span text:style-name="T113">ADF4356 </text:span><text:span text:style-name="T114">16-bit wide </text:span><text:span text:style-name="T113">Integer </text:span><text:span text:style-name="T203">counter</text:span><text:span text:style-name="T113"> is allowed in this Specific <text:s/>Command, </text:span><text:span text:style-name="T114">although for our </text:span><text:span text:style-name="T265">purpose</text:span><text:span text:style-name="T114">s values of N=72d <text:s/>(48h) to N=221d (DDh) are all that will be needed.</text:span></text:p>
      <text:p text:style-name="P32"/>
      <text:p text:style-name="P36"><text:span text:style-name="T119">LO1: <text:s/></text:span>Address =1h Command=<text:span text:style-name="T230">(see Spreadsheet List)</text:span></text:p>
      <text:p text:style-name="P35"/>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36">Embedded Data (<text:span text:style-name="T88">as required</text:span>)</text:p>
          </table:table-cell>
          <table:table-cell table:style-name="Table16.A1" office:value-type="string">
            <text:p text:style-name="P236">Command</text:p>
          </table:table-cell>
          <table:table-cell table:style-name="Table16.A1" office:value-type="string">
            <text:p text:style-name="P236">Address</text:p>
          </table:table-cell>
          <table:table-cell table:style-name="Table16.D1" office:value-type="string">
            <text:p text:style-name="P236">Command Flag <text:span text:style-name="T98">0x</text:span>FF </text:p>
          </table:table-cell>
        </table:table-row>
      </table:table>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A"/>
        <table:table-column table:style-name="Table7.B" table:number-columns-repeated="2"/>
        <table:table-column table:style-name="Table7.A"/>
        <table:table-column table:style-name="Table7.B"/>
        <table:table-column table:style-name="Table7.A"/>
        <table:table-column table:style-name="Table7.B" table:number-columns-repeated="2"/>
        <table:table-column table:style-name="Table7.A"/>
        <table:table-column table:style-name="Table7.B" table:number-columns-repeated="2"/>
        <table:table-column table:style-name="Table7.A"/>
        <table:table-column table:style-name="Table7.B"/>
        <table:table-column table:style-name="Table7.A"/>
        <table:table-column table:style-name="Table7.B" table:number-columns-repeated="2"/>
        <table:table-column table:style-name="Table7.A"/>
        <table:table-column table:style-name="Table7.B" table:number-columns-repeated="2"/>
        <table:table-column table:style-name="Table7.A"/>
        <table:table-column table:style-name="Table7.B"/>
        <table:table-column table:style-name="Table7.A"/>
        <table:table-column table:style-name="Table7.B" table:number-columns-repeated="2"/>
        <table:table-column table:style-name="Table7.A"/>
        <table:table-column table:style-name="Table7.B"/>
        <table:table-column table:style-name="Table7.f"/>
        <table:table-row table:style-name="Table7.1">
          <table:table-cell table:style-name="Table7.A1" office:value-type="string">
            <text:p text:style-name="P176">31</text:p>
          </table:table-cell>
          <table:table-cell table:style-name="Table7.A1" office:value-type="string">
            <text:p text:style-name="P176">30</text:p>
          </table:table-cell>
          <table:table-cell table:style-name="Table7.A1" office:value-type="string">
            <text:p text:style-name="P176">29</text:p>
          </table:table-cell>
          <table:table-cell table:style-name="Table7.A1" office:value-type="string">
            <text:p text:style-name="P176">28</text:p>
          </table:table-cell>
          <table:table-cell table:style-name="Table7.E1" office:value-type="string">
            <text:p text:style-name="P176">27</text:p>
          </table:table-cell>
          <table:table-cell table:style-name="Table7.F1" office:value-type="string">
            <text:p text:style-name="P176">26</text:p>
          </table:table-cell>
          <table:table-cell table:style-name="Table7.G1" office:value-type="string">
            <text:p text:style-name="P176">25</text:p>
          </table:table-cell>
          <table:table-cell table:style-name="Table7.H1" office:value-type="string">
            <text:p text:style-name="P176">24</text:p>
          </table:table-cell>
          <table:table-cell table:style-name="Table7.A1" office:value-type="string">
            <text:p text:style-name="P176">23</text:p>
          </table:table-cell>
          <table:table-cell table:style-name="Table7.A1" office:value-type="string">
            <text:p text:style-name="P176">22</text:p>
          </table:table-cell>
          <table:table-cell table:style-name="Table7.A1" office:value-type="string">
            <text:p text:style-name="P176">21</text:p>
          </table:table-cell>
          <table:table-cell table:style-name="Table7.A1" office:value-type="string">
            <text:p text:style-name="P176">20</text:p>
          </table:table-cell>
          <table:table-cell table:style-name="Table7.M1" office:value-type="string">
            <text:p text:style-name="P176">19</text:p>
          </table:table-cell>
          <table:table-cell table:style-name="Table7.N1" office:value-type="string">
            <text:p text:style-name="P176">18</text:p>
          </table:table-cell>
          <table:table-cell table:style-name="Table7.O1" office:value-type="string">
            <text:p text:style-name="P176">17</text:p>
          </table:table-cell>
          <table:table-cell table:style-name="Table7.P1" office:value-type="string">
            <text:p text:style-name="P176">16</text:p>
          </table:table-cell>
          <table:table-cell table:style-name="Table7.A1" office:value-type="string">
            <text:p text:style-name="P176">15</text:p>
          </table:table-cell>
          <table:table-cell table:style-name="Table7.A1" office:value-type="string">
            <text:p text:style-name="P176">14</text:p>
          </table:table-cell>
          <table:table-cell table:style-name="Table7.A1" office:value-type="string">
            <text:p text:style-name="P176">13</text:p>
          </table:table-cell>
          <table:table-cell table:style-name="Table7.A1" office:value-type="string">
            <text:p text:style-name="P176">12</text:p>
          </table:table-cell>
          <table:table-cell table:style-name="Table7.U1" office:value-type="string">
            <text:p text:style-name="P176">11</text:p>
          </table:table-cell>
          <table:table-cell table:style-name="Table7.V1" office:value-type="string">
            <text:p text:style-name="P176">10</text:p>
          </table:table-cell>
          <table:table-cell table:style-name="Table7.W1" office:value-type="string">
            <text:p text:style-name="P176">9</text:p>
          </table:table-cell>
          <table:table-cell table:style-name="Table7.X1" office:value-type="string">
            <text:p text:style-name="P176">8</text:p>
          </table:table-cell>
          <table:table-cell table:style-name="Table7.A1" office:value-type="string">
            <text:p text:style-name="P176">7</text:p>
          </table:table-cell>
          <table:table-cell table:style-name="Table7.A1" office:value-type="string">
            <text:p text:style-name="P176">6</text:p>
          </table:table-cell>
          <table:table-cell table:style-name="Table7.A1" office:value-type="string">
            <text:p text:style-name="P176">5</text:p>
          </table:table-cell>
          <table:table-cell table:style-name="Table7.A1" office:value-type="string">
            <text:p text:style-name="P176">4</text:p>
          </table:table-cell>
          <table:table-cell table:style-name="Table7.c1" office:value-type="string">
            <text:p text:style-name="P176">3</text:p>
          </table:table-cell>
          <table:table-cell table:style-name="Table7.d1" office:value-type="string">
            <text:p text:style-name="P176">2</text:p>
          </table:table-cell>
          <table:table-cell table:style-name="Table7.e1" office:value-type="string">
            <text:p text:style-name="P176">1</text:p>
          </table:table-cell>
          <table:table-cell table:style-name="Table7.f1" office:value-type="string">
            <text:p text:style-name="P176">0</text:p>
          </table:table-cell>
        </table:table-row>
        <table:table-row table:style-name="Table7.1">
          <table:table-cell table:style-name="Table7.A1" office:value-type="string">
            <text:p text:style-name="P211">N</text:p>
            <text:p text:style-name="P211">16</text:p>
          </table:table-cell>
          <table:table-cell table:style-name="Table7.A1" office:value-type="string">
            <text:p text:style-name="P211">N</text:p>
            <text:p text:style-name="P211">15</text:p>
          </table:table-cell>
          <table:table-cell table:style-name="Table7.A1" office:value-type="string">
            <text:p text:style-name="P211">N</text:p>
            <text:p text:style-name="P211">14</text:p>
          </table:table-cell>
          <table:table-cell table:style-name="Table7.A1" office:value-type="string">
            <text:p text:style-name="P211">N</text:p>
            <text:p text:style-name="P211">13</text:p>
          </table:table-cell>
          <table:table-cell table:style-name="Table7.E2" office:value-type="string">
            <text:p text:style-name="P211">N</text:p>
            <text:p text:style-name="P211">12</text:p>
          </table:table-cell>
          <table:table-cell table:style-name="Table7.F2" office:value-type="string">
            <text:p text:style-name="P211">N</text:p>
            <text:p text:style-name="P211">11</text:p>
          </table:table-cell>
          <table:table-cell table:style-name="Table7.G2" office:value-type="string">
            <text:p text:style-name="P211">N</text:p>
            <text:p text:style-name="P211">10</text:p>
          </table:table-cell>
          <table:table-cell table:style-name="Table7.H2" office:value-type="string">
            <text:p text:style-name="P211">N</text:p>
            <text:p text:style-name="P211">9</text:p>
          </table:table-cell>
          <table:table-cell table:style-name="Table7.A1" office:value-type="string">
            <text:p text:style-name="P211">N</text:p>
            <text:p text:style-name="P211">8</text:p>
          </table:table-cell>
          <table:table-cell table:style-name="Table7.A1" office:value-type="string">
            <text:p text:style-name="P211">N</text:p>
            <text:p text:style-name="P211">7</text:p>
          </table:table-cell>
          <table:table-cell table:style-name="Table7.A1" office:value-type="string">
            <text:p text:style-name="P211">N</text:p>
            <text:p text:style-name="P211">6</text:p>
          </table:table-cell>
          <table:table-cell table:style-name="Table7.A1" office:value-type="string">
            <text:p text:style-name="P211">N</text:p>
            <text:p text:style-name="P211">5</text:p>
          </table:table-cell>
          <table:table-cell table:style-name="Table7.M2" office:value-type="string">
            <text:p text:style-name="P211">N</text:p>
            <text:p text:style-name="P211">4</text:p>
          </table:table-cell>
          <table:table-cell table:style-name="Table7.N2" office:value-type="string">
            <text:p text:style-name="P211">N</text:p>
            <text:p text:style-name="P211">3</text:p>
          </table:table-cell>
          <table:table-cell table:style-name="Table7.O2" office:value-type="string">
            <text:p text:style-name="P211">N</text:p>
            <text:p text:style-name="P211">2</text:p>
          </table:table-cell>
          <table:table-cell table:style-name="Table7.P2" office:value-type="string">
            <text:p text:style-name="P211">N</text:p>
            <text:p text:style-name="P211">1</text:p>
          </table:table-cell>
          <table:table-cell table:style-name="Table7.A1" office:value-type="string">
            <text:p text:style-name="P220">C</text:p>
          </table:table-cell>
          <table:table-cell table:style-name="Table7.A1" office:value-type="string">
            <text:p text:style-name="P220">C</text:p>
          </table:table-cell>
          <table:table-cell table:style-name="Table7.A1" office:value-type="string">
            <text:p text:style-name="P220">C</text:p>
          </table:table-cell>
          <table:table-cell table:style-name="Table7.A1" office:value-type="string">
            <text:p text:style-name="P220">C</text:p>
          </table:table-cell>
          <table:table-cell table:style-name="Table7.U2" office:value-type="string">
            <text:p text:style-name="P220">C</text:p>
          </table:table-cell>
          <table:table-cell table:style-name="Table7.V2" office:value-type="string">
            <text:p text:style-name="P201">0</text:p>
          </table:table-cell>
          <table:table-cell table:style-name="Table7.W2" office:value-type="string">
            <text:p text:style-name="P201">0</text:p>
          </table:table-cell>
          <table:table-cell table:style-name="Table7.X2" office:value-type="string">
            <text:p text:style-name="P210">1</text:p>
          </table:table-cell>
          <table:table-cell table:style-name="Table7.A1" office:value-type="string">
            <text:p text:style-name="P188">1</text:p>
          </table:table-cell>
          <table:table-cell table:style-name="Table7.A1" office:value-type="string">
            <text:p text:style-name="P188">1</text:p>
          </table:table-cell>
          <table:table-cell table:style-name="Table7.A1" office:value-type="string">
            <text:p text:style-name="P188">1</text:p>
          </table:table-cell>
          <table:table-cell table:style-name="Table7.A1" office:value-type="string">
            <text:p text:style-name="P188">1</text:p>
          </table:table-cell>
          <table:table-cell table:style-name="Table7.c2" office:value-type="string">
            <text:p text:style-name="P188">1</text:p>
          </table:table-cell>
          <table:table-cell table:style-name="Table7.d2" office:value-type="string">
            <text:p text:style-name="P188">1</text:p>
          </table:table-cell>
          <table:table-cell table:style-name="Table7.e2" office:value-type="string">
            <text:p text:style-name="P188">1</text:p>
          </table:table-cell>
          <table:table-cell table:style-name="Table7.f2" office:value-type="string">
            <text:p text:style-name="P188">1</text:p>
          </table:table-cell>
        </table:table-row>
      </table:table>
      <text:p text:style-name="P18"/>
      <text:p text:style-name="P38">The values in &lt;31:16&gt; are directly mapped by Arduino in LO1’s <text:span text:style-name="T265">(ADF4356) </text:span>Register 0 at &lt;N16:N1&gt;. </text:p>
      <text:p text:style-name="P151">Note: <text:span text:style-name="T104">For reasons I cannot comprehend</text:span>, <text:s/>ADI uses sub-register bits as N16:N1 which is starts at N1, but all the register bits are DB31:DB0 which start at DB0. <text:s/><text:span text:style-name="T104">Fortunately, Maxim </text:span><text:span text:style-name="T106">is consistent</text:span><text:span text:style-name="T104">. </text:span></text:p>
      <text:p text:style-name="P38"/>
      <text:p text:style-name="P39">Ex<text:span text:style-name="T117">ample 1</text:span>: <text:s/>Fref=60 MHz R=2(default) we want LO1=3600MHz, from above <text:span text:style-name="T117">equation</text:span> N=120d <text:span text:style-name="T117">=78h</text:span></text:p>
      <text:p text:style-name="P40"><text:s text:c="2"/><text:span text:style-name="T117">Then the Specific Command for LO1 is 0x 00 78 11 FF</text:span></text:p>
      <text:p text:style-name="P61"><text:s text:c="3"/></text:p>
      <text:p text:style-name="P40"><text:s/>Ex<text:span text:style-name="T117">ample 2</text:span>: <text:s/>Fref=60 MHz R=2(default) we want LO1=<text:span text:style-name="T117">54</text:span>00MHz, from above <text:span text:style-name="T117">equation</text:span> N=1<text:span text:style-name="T117">8</text:span>0d <text:span text:style-name="T117">=B4h</text:span></text:p>
      <text:p text:style-name="P40"><text:s text:c="2"/><text:span text:style-name="T117">Then the Specific Command for LO1 is 0x 00 B4 11 FF</text:span></text:p>
      <text:p text:style-name="P40"/>
      <text:p text:style-name="P40">Ex<text:span text:style-name="T117">ample 3</text:span>: <text:s/>Fref=<text:span text:style-name="T117">10</text:span>0 MHz R=2(default) we want LO1=<text:span text:style-name="T117">4</text:span><text:span text:style-name="T118">7</text:span>00MHz, from above <text:span text:style-name="T117">equation</text:span> N=<text:span text:style-name="T118">94</text:span>d <text:span text:style-name="T117">=</text:span><text:span text:style-name="T118">5E</text:span><text:span text:style-name="T117">h</text:span></text:p>
      <text:p text:style-name="P41"><text:s text:c="2"/><text:span text:style-name="T117">Then the Specific Command for LO1 is 0x 00 </text:span><text:span text:style-name="T118">5E</text:span><text:span text:style-name="T117"> 11 FF. </text:span></text:p>
      <text:p text:style-name="P260"/>
      <text:p text:style-name="P246"><text:span text:style-name="T133">N</text:span><text:span text:style-name="T121">OTE: Refer to Section 2.4 for proper use of the reference clock.</text:span></text:p>
      <text:p text:style-name="P11"/>
      <text:p text:style-name="P167"><text:span text:style-name="T21">2.3</text:span><text:span text:style-name="T3"> LO2 (U203) and LO3 (U307)</text:span> <text:span text:style-name="T24">MAX2871</text:span></text:p>
      <text:p text:style-name="P10"><text:span text:style-name="T272">2.3 a) </text:span><text:span text:style-name="T95">Single Word </text:span><text:span text:style-name="T80">Embedded Data </text:span><text:span text:style-name="T95">and </text:span><text:span text:style-name="T242">Specific </text:span><text:span text:style-name="T95">Command for </text:span>Frequency Control.</text:p>
      <text:p text:style-name="P70"><text:s text:c="6"/>Refer to MAX2871 Datasheet for all register details.</text:p>
      <text:p text:style-name="P42"><text:span text:style-name="T242">Medium and </text:span>Fine frequency control with full control of integer, fractional and modulus <text:span text:style-name="T203">counter</text:span>s can be done by programming LO2 (and LO3 for 45 MHz) which can also provide much better sweep rates. </text:p>
      <text:p text:style-name="P42">This method provides a faster method of programming LO2 and LO3 after the initialization procedure at power-up by Arduino or by use of General LO Commands in section 3. </text:p>
      <text:p text:style-name="P68">NOTE:<text:span text:style-name="T119"> A single </text:span><text:span text:style-name="T249">Specific C</text:span><text:span text:style-name="T119">ommand word is issued to instruct the Arduino as to which LO <text:s/>(LO2 or LO3) </text:span><text:span text:style-name="T242">is </text:span><text:span text:style-name="T250">to be </text:span><text:span text:style-name="T242">programmed.</text:span></text:p>
      <text:p text:style-name="P42"/>
      <text:p text:style-name="P34"><text:span text:style-name="T119">LO2: <text:s/></text:span>Address =<text:span text:style-name="T119">2</text:span>h <text:span text:style-name="T251">For </text:span>Command <text:span text:style-name="T230">see Spreadsheet List </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39">Embedded Data (<text:span text:style-name="T88">as required</text:span>)</text:p>
          </table:table-cell>
          <table:table-cell table:style-name="Table14.A1" office:value-type="string">
            <text:p text:style-name="P236">Command</text:p>
          </table:table-cell>
          <table:table-cell table:style-name="Table14.A1" office:value-type="string">
            <text:p text:style-name="P236">Address</text:p>
          </table:table-cell>
          <table:table-cell table:style-name="Table14.D1" office:value-type="string">
            <text:p text:style-name="P236">Command Flag <text:span text:style-name="T98">0x</text:span>FF </text:p>
          </table:table-cell>
        </table:table-row>
      </table:table>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A"/>
        <table:table-column table:style-name="Table8.B" table:number-columns-repeated="2"/>
        <table:table-column table:style-name="Table8.A"/>
        <table:table-column table:style-name="Table8.B"/>
        <table:table-column table:style-name="Table8.A"/>
        <table:table-column table:style-name="Table8.B" table:number-columns-repeated="2"/>
        <table:table-column table:style-name="Table8.A"/>
        <table:table-column table:style-name="Table8.B" table:number-columns-repeated="2"/>
        <table:table-column table:style-name="Table8.A"/>
        <table:table-column table:style-name="Table8.B"/>
        <table:table-column table:style-name="Table8.A"/>
        <table:table-column table:style-name="Table8.B" table:number-columns-repeated="2"/>
        <table:table-column table:style-name="Table8.A"/>
        <table:table-column table:style-name="Table8.B" table:number-columns-repeated="2"/>
        <table:table-column table:style-name="Table8.A"/>
        <table:table-column table:style-name="Table8.B"/>
        <table:table-column table:style-name="Table8.A"/>
        <table:table-column table:style-name="Table8.B" table:number-columns-repeated="2"/>
        <table:table-column table:style-name="Table8.A"/>
        <table:table-column table:style-name="Table8.B"/>
        <table:table-column table:style-name="Table8.f"/>
        <table:table-row table:style-name="Table8.1">
          <table:table-cell table:style-name="Table8.A1" office:value-type="string">
            <text:p text:style-name="P177">31</text:p>
          </table:table-cell>
          <table:table-cell table:style-name="Table8.A1" office:value-type="string">
            <text:p text:style-name="P177">30</text:p>
          </table:table-cell>
          <table:table-cell table:style-name="Table8.A1" office:value-type="string">
            <text:p text:style-name="P177">29</text:p>
          </table:table-cell>
          <table:table-cell table:style-name="Table8.A1" office:value-type="string">
            <text:p text:style-name="P177">28</text:p>
          </table:table-cell>
          <table:table-cell table:style-name="Table8.E1" office:value-type="string">
            <text:p text:style-name="P177">27</text:p>
          </table:table-cell>
          <table:table-cell table:style-name="Table8.F1" office:value-type="string">
            <text:p text:style-name="P177">26</text:p>
          </table:table-cell>
          <table:table-cell table:style-name="Table8.G1" office:value-type="string">
            <text:p text:style-name="P177">25</text:p>
          </table:table-cell>
          <table:table-cell table:style-name="Table8.H1" office:value-type="string">
            <text:p text:style-name="P177">24</text:p>
          </table:table-cell>
          <table:table-cell table:style-name="Table8.A1" office:value-type="string">
            <text:p text:style-name="P177">23</text:p>
          </table:table-cell>
          <table:table-cell table:style-name="Table8.A1" office:value-type="string">
            <text:p text:style-name="P177">22</text:p>
          </table:table-cell>
          <table:table-cell table:style-name="Table8.A1" office:value-type="string">
            <text:p text:style-name="P177">21</text:p>
          </table:table-cell>
          <table:table-cell table:style-name="Table8.A1" office:value-type="string">
            <text:p text:style-name="P177">20</text:p>
          </table:table-cell>
          <table:table-cell table:style-name="Table8.M1" office:value-type="string">
            <text:p text:style-name="P177">19</text:p>
          </table:table-cell>
          <table:table-cell table:style-name="Table8.N1" office:value-type="string">
            <text:p text:style-name="P177">18</text:p>
          </table:table-cell>
          <table:table-cell table:style-name="Table8.O1" office:value-type="string">
            <text:p text:style-name="P177">17</text:p>
          </table:table-cell>
          <table:table-cell table:style-name="Table8.P1" office:value-type="string">
            <text:p text:style-name="P177">16</text:p>
          </table:table-cell>
          <table:table-cell table:style-name="Table8.A1" office:value-type="string">
            <text:p text:style-name="P177">15</text:p>
          </table:table-cell>
          <table:table-cell table:style-name="Table8.A1" office:value-type="string">
            <text:p text:style-name="P177">14</text:p>
          </table:table-cell>
          <table:table-cell table:style-name="Table8.A1" office:value-type="string">
            <text:p text:style-name="P177">13</text:p>
          </table:table-cell>
          <table:table-cell table:style-name="Table8.A1" office:value-type="string">
            <text:p text:style-name="P177">12</text:p>
          </table:table-cell>
          <table:table-cell table:style-name="Table8.U1" office:value-type="string">
            <text:p text:style-name="P177">11</text:p>
          </table:table-cell>
          <table:table-cell table:style-name="Table8.V1" office:value-type="string">
            <text:p text:style-name="P177">10</text:p>
          </table:table-cell>
          <table:table-cell table:style-name="Table8.W1" office:value-type="string">
            <text:p text:style-name="P177">9</text:p>
          </table:table-cell>
          <table:table-cell table:style-name="Table8.X1" office:value-type="string">
            <text:p text:style-name="P177">8</text:p>
          </table:table-cell>
          <table:table-cell table:style-name="Table8.A1" office:value-type="string">
            <text:p text:style-name="P177">7</text:p>
          </table:table-cell>
          <table:table-cell table:style-name="Table8.A1" office:value-type="string">
            <text:p text:style-name="P177">6</text:p>
          </table:table-cell>
          <table:table-cell table:style-name="Table8.A1" office:value-type="string">
            <text:p text:style-name="P177">5</text:p>
          </table:table-cell>
          <table:table-cell table:style-name="Table8.A1" office:value-type="string">
            <text:p text:style-name="P177">4</text:p>
          </table:table-cell>
          <table:table-cell table:style-name="Table8.c1" office:value-type="string">
            <text:p text:style-name="P177">3</text:p>
          </table:table-cell>
          <table:table-cell table:style-name="Table8.d1" office:value-type="string">
            <text:p text:style-name="P177">2</text:p>
          </table:table-cell>
          <table:table-cell table:style-name="Table8.e1" office:value-type="string">
            <text:p text:style-name="P177">1</text:p>
          </table:table-cell>
          <table:table-cell table:style-name="Table8.f1" office:value-type="string">
            <text:p text:style-name="P177">0</text:p>
          </table:table-cell>
        </table:table-row>
        <table:table-row table:style-name="Table8.1">
          <table:table-cell table:style-name="Table8.A1" office:value-type="string">
            <text:p text:style-name="P200">-</text:p>
          </table:table-cell>
          <table:table-cell table:style-name="Table8.A1" office:value-type="string">
            <text:p text:style-name="P200">-</text:p>
          </table:table-cell>
          <table:table-cell table:style-name="Table8.A1" office:value-type="string">
            <text:p text:style-name="P200">-</text:p>
          </table:table-cell>
          <table:table-cell table:style-name="Table8.A1" office:value-type="string">
            <text:p text:style-name="P200">-</text:p>
          </table:table-cell>
          <table:table-cell table:style-name="Table8.E2" office:value-type="string">
            <text:p text:style-name="P200">-</text:p>
          </table:table-cell>
          <table:table-cell table:style-name="Table8.F2" office:value-type="string">
            <text:p text:style-name="P200">-</text:p>
          </table:table-cell>
          <table:table-cell table:style-name="Table8.G2" office:value-type="string">
            <text:p text:style-name="P206">-</text:p>
          </table:table-cell>
          <table:table-cell table:style-name="Table8.H2" office:value-type="string">
            <text:p text:style-name="P200">-</text:p>
          </table:table-cell>
          <table:table-cell table:style-name="Table8.A1" office:value-type="string">
            <text:p text:style-name="P200">-</text:p>
          </table:table-cell>
          <table:table-cell table:style-name="Table8.A1" office:value-type="string">
            <text:p text:style-name="P200">-</text:p>
          </table:table-cell>
          <table:table-cell table:style-name="Table8.A1" office:value-type="string">
            <text:p text:style-name="P200">-</text:p>
          </table:table-cell>
          <table:table-cell table:style-name="Table8.A1" office:value-type="string">
            <text:p text:style-name="P285">BT4</text:p>
          </table:table-cell>
          <table:table-cell table:style-name="Table8.M2" office:value-type="string">
            <text:p text:style-name="P243">BT3</text:p>
          </table:table-cell>
          <table:table-cell table:style-name="Table8.N2" office:value-type="string">
            <text:p text:style-name="P243">BT2</text:p>
          </table:table-cell>
          <table:table-cell table:style-name="Table8.O2" office:value-type="string">
            <text:p text:style-name="P243">BT1</text:p>
          </table:table-cell>
          <table:table-cell table:style-name="Table8.P2" office:value-type="string">
            <text:p text:style-name="P243">BT0</text:p>
          </table:table-cell>
          <table:table-cell table:style-name="Table8.A1" office:value-type="string">
            <text:p text:style-name="P220">C</text:p>
          </table:table-cell>
          <table:table-cell table:style-name="Table8.A1" office:value-type="string">
            <text:p text:style-name="P220">C</text:p>
          </table:table-cell>
          <table:table-cell table:style-name="Table8.A1" office:value-type="string">
            <text:p text:style-name="P220">C</text:p>
          </table:table-cell>
          <table:table-cell table:style-name="Table8.A1" office:value-type="string">
            <text:p text:style-name="P220">C</text:p>
          </table:table-cell>
          <table:table-cell table:style-name="Table8.U2" office:value-type="string">
            <text:p text:style-name="P220">C</text:p>
          </table:table-cell>
          <table:table-cell table:style-name="Table8.V2" office:value-type="string">
            <text:p text:style-name="P202">0</text:p>
          </table:table-cell>
          <table:table-cell table:style-name="Table8.W2" office:value-type="string">
            <text:p text:style-name="P212">1</text:p>
          </table:table-cell>
          <table:table-cell table:style-name="Table8.X2" office:value-type="string">
            <text:p text:style-name="P212">0</text:p>
          </table:table-cell>
          <table:table-cell table:style-name="Table8.A1" office:value-type="string">
            <text:p text:style-name="P189">1</text:p>
          </table:table-cell>
          <table:table-cell table:style-name="Table8.A1" office:value-type="string">
            <text:p text:style-name="P189">1</text:p>
          </table:table-cell>
          <table:table-cell table:style-name="Table8.A1" office:value-type="string">
            <text:p text:style-name="P189">1</text:p>
          </table:table-cell>
          <table:table-cell table:style-name="Table8.A1" office:value-type="string">
            <text:p text:style-name="P189">1</text:p>
          </table:table-cell>
          <table:table-cell table:style-name="Table8.c2" office:value-type="string">
            <text:p text:style-name="P189">1</text:p>
          </table:table-cell>
          <table:table-cell table:style-name="Table8.d2" office:value-type="string">
            <text:p text:style-name="P189">1</text:p>
          </table:table-cell>
          <table:table-cell table:style-name="Table8.e2" office:value-type="string">
            <text:p text:style-name="P189">1</text:p>
          </table:table-cell>
          <table:table-cell table:style-name="Table8.f2" office:value-type="string">
            <text:p text:style-name="P189">1</text:p>
          </table:table-cell>
        </table:table-row>
      </table:table>
      <text:p text:style-name="P19"/>
      <text:p text:style-name="P37"><text:span text:style-name="T119">LO</text:span><text:span text:style-name="T120">3</text:span><text:span text:style-name="T119">: <text:s/></text:span>Address =<text:span text:style-name="T120">3</text:span>h <text:span text:style-name="T251">For </text:span>Command <text:span text:style-name="T230">see Spreadsheet List</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39">Embedded Data (<text:span text:style-name="T88">as required</text:span>)</text:p>
          </table:table-cell>
          <table:table-cell table:style-name="Table15.A1" office:value-type="string">
            <text:p text:style-name="P236">Command</text:p>
          </table:table-cell>
          <table:table-cell table:style-name="Table15.A1" office:value-type="string">
            <text:p text:style-name="P236">Address</text:p>
          </table:table-cell>
          <table:table-cell table:style-name="Table15.D1" office:value-type="string">
            <text:p text:style-name="P236">Command Flag <text:span text:style-name="T98">0x</text:span>FF </text:p>
          </table:table-cell>
        </table:table-row>
      </table:table>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A"/>
        <table:table-column table:style-name="Table9.B" table:number-columns-repeated="2"/>
        <table:table-column table:style-name="Table9.A"/>
        <table:table-column table:style-name="Table9.B"/>
        <table:table-column table:style-name="Table9.A"/>
        <table:table-column table:style-name="Table9.B" table:number-columns-repeated="2"/>
        <table:table-column table:style-name="Table9.A"/>
        <table:table-column table:style-name="Table9.B" table:number-columns-repeated="2"/>
        <table:table-column table:style-name="Table9.A"/>
        <table:table-column table:style-name="Table9.B"/>
        <table:table-column table:style-name="Table9.A"/>
        <table:table-column table:style-name="Table9.B" table:number-columns-repeated="2"/>
        <table:table-column table:style-name="Table9.A"/>
        <table:table-column table:style-name="Table9.B" table:number-columns-repeated="2"/>
        <table:table-column table:style-name="Table9.A"/>
        <table:table-column table:style-name="Table9.B"/>
        <table:table-column table:style-name="Table9.A"/>
        <table:table-column table:style-name="Table9.B" table:number-columns-repeated="2"/>
        <table:table-column table:style-name="Table9.A"/>
        <table:table-column table:style-name="Table9.B"/>
        <table:table-column table:style-name="Table9.f"/>
        <table:table-row table:style-name="Table9.1">
          <table:table-cell table:style-name="Table9.A1" office:value-type="string">
            <text:p text:style-name="P178">31</text:p>
          </table:table-cell>
          <table:table-cell table:style-name="Table9.A1" office:value-type="string">
            <text:p text:style-name="P178">30</text:p>
          </table:table-cell>
          <table:table-cell table:style-name="Table9.A1" office:value-type="string">
            <text:p text:style-name="P178">29</text:p>
          </table:table-cell>
          <table:table-cell table:style-name="Table9.A1" office:value-type="string">
            <text:p text:style-name="P178">28</text:p>
          </table:table-cell>
          <table:table-cell table:style-name="Table9.E1" office:value-type="string">
            <text:p text:style-name="P178">27</text:p>
          </table:table-cell>
          <table:table-cell table:style-name="Table9.F1" office:value-type="string">
            <text:p text:style-name="P178">26</text:p>
          </table:table-cell>
          <table:table-cell table:style-name="Table9.G1" office:value-type="string">
            <text:p text:style-name="P178">25</text:p>
          </table:table-cell>
          <table:table-cell table:style-name="Table9.H1" office:value-type="string">
            <text:p text:style-name="P178">24</text:p>
          </table:table-cell>
          <table:table-cell table:style-name="Table9.A1" office:value-type="string">
            <text:p text:style-name="P178">23</text:p>
          </table:table-cell>
          <table:table-cell table:style-name="Table9.A1" office:value-type="string">
            <text:p text:style-name="P178">22</text:p>
          </table:table-cell>
          <table:table-cell table:style-name="Table9.A1" office:value-type="string">
            <text:p text:style-name="P178">21</text:p>
          </table:table-cell>
          <table:table-cell table:style-name="Table9.A1" office:value-type="string">
            <text:p text:style-name="P178">20</text:p>
          </table:table-cell>
          <table:table-cell table:style-name="Table9.M1" office:value-type="string">
            <text:p text:style-name="P178">19</text:p>
          </table:table-cell>
          <table:table-cell table:style-name="Table9.N1" office:value-type="string">
            <text:p text:style-name="P178">18</text:p>
          </table:table-cell>
          <table:table-cell table:style-name="Table9.O1" office:value-type="string">
            <text:p text:style-name="P178">17</text:p>
          </table:table-cell>
          <table:table-cell table:style-name="Table9.P1" office:value-type="string">
            <text:p text:style-name="P178">16</text:p>
          </table:table-cell>
          <table:table-cell table:style-name="Table9.A1" office:value-type="string">
            <text:p text:style-name="P178">15</text:p>
          </table:table-cell>
          <table:table-cell table:style-name="Table9.A1" office:value-type="string">
            <text:p text:style-name="P178">14</text:p>
          </table:table-cell>
          <table:table-cell table:style-name="Table9.A1" office:value-type="string">
            <text:p text:style-name="P178">13</text:p>
          </table:table-cell>
          <table:table-cell table:style-name="Table9.A1" office:value-type="string">
            <text:p text:style-name="P178">12</text:p>
          </table:table-cell>
          <table:table-cell table:style-name="Table9.U1" office:value-type="string">
            <text:p text:style-name="P178">11</text:p>
          </table:table-cell>
          <table:table-cell table:style-name="Table9.V1" office:value-type="string">
            <text:p text:style-name="P178">10</text:p>
          </table:table-cell>
          <table:table-cell table:style-name="Table9.W1" office:value-type="string">
            <text:p text:style-name="P178">9</text:p>
          </table:table-cell>
          <table:table-cell table:style-name="Table9.X1" office:value-type="string">
            <text:p text:style-name="P178">8</text:p>
          </table:table-cell>
          <table:table-cell table:style-name="Table9.A1" office:value-type="string">
            <text:p text:style-name="P178">7</text:p>
          </table:table-cell>
          <table:table-cell table:style-name="Table9.A1" office:value-type="string">
            <text:p text:style-name="P178">6</text:p>
          </table:table-cell>
          <table:table-cell table:style-name="Table9.A1" office:value-type="string">
            <text:p text:style-name="P178">5</text:p>
          </table:table-cell>
          <table:table-cell table:style-name="Table9.A1" office:value-type="string">
            <text:p text:style-name="P178">4</text:p>
          </table:table-cell>
          <table:table-cell table:style-name="Table9.c1" office:value-type="string">
            <text:p text:style-name="P178">3</text:p>
          </table:table-cell>
          <table:table-cell table:style-name="Table9.d1" office:value-type="string">
            <text:p text:style-name="P178">2</text:p>
          </table:table-cell>
          <table:table-cell table:style-name="Table9.e1" office:value-type="string">
            <text:p text:style-name="P178">1</text:p>
          </table:table-cell>
          <table:table-cell table:style-name="Table9.f1" office:value-type="string">
            <text:p text:style-name="P178">0</text:p>
          </table:table-cell>
        </table:table-row>
        <table:table-row table:style-name="Table9.1">
          <table:table-cell table:style-name="Table9.A1" office:value-type="string">
            <text:p text:style-name="P200">-</text:p>
          </table:table-cell>
          <table:table-cell table:style-name="Table9.A1" office:value-type="string">
            <text:p text:style-name="P200">-</text:p>
          </table:table-cell>
          <table:table-cell table:style-name="Table9.A1" office:value-type="string">
            <text:p text:style-name="P200">-</text:p>
          </table:table-cell>
          <table:table-cell table:style-name="Table9.A1" office:value-type="string">
            <text:p text:style-name="P200">-</text:p>
          </table:table-cell>
          <table:table-cell table:style-name="Table9.E2" office:value-type="string">
            <text:p text:style-name="P200">-</text:p>
          </table:table-cell>
          <table:table-cell table:style-name="Table9.F2" office:value-type="string">
            <text:p text:style-name="P200">-</text:p>
          </table:table-cell>
          <table:table-cell table:style-name="Table9.G2" office:value-type="string">
            <text:p text:style-name="P206">-</text:p>
          </table:table-cell>
          <table:table-cell table:style-name="Table9.H2" office:value-type="string">
            <text:p text:style-name="P200">-</text:p>
          </table:table-cell>
          <table:table-cell table:style-name="Table9.A1" office:value-type="string">
            <text:p text:style-name="P200">-</text:p>
          </table:table-cell>
          <table:table-cell table:style-name="Table9.A1" office:value-type="string">
            <text:p text:style-name="P200">-</text:p>
          </table:table-cell>
          <table:table-cell table:style-name="Table9.A1" office:value-type="string">
            <text:p text:style-name="P200">-</text:p>
          </table:table-cell>
          <table:table-cell table:style-name="Table9.A1" office:value-type="string">
            <text:p text:style-name="P285">BT4</text:p>
          </table:table-cell>
          <table:table-cell table:style-name="Table9.M2" office:value-type="string">
            <text:p text:style-name="P243">BT3</text:p>
          </table:table-cell>
          <table:table-cell table:style-name="Table9.N2" office:value-type="string">
            <text:p text:style-name="P243">BT2</text:p>
          </table:table-cell>
          <table:table-cell table:style-name="Table9.O2" office:value-type="string">
            <text:p text:style-name="P243">BT1</text:p>
          </table:table-cell>
          <table:table-cell table:style-name="Table9.P2" office:value-type="string">
            <text:p text:style-name="P243">BT0</text:p>
          </table:table-cell>
          <table:table-cell table:style-name="Table9.A1" office:value-type="string">
            <text:p text:style-name="P220">C</text:p>
          </table:table-cell>
          <table:table-cell table:style-name="Table9.A1" office:value-type="string">
            <text:p text:style-name="P220">C</text:p>
          </table:table-cell>
          <table:table-cell table:style-name="Table9.A1" office:value-type="string">
            <text:p text:style-name="P220">C</text:p>
          </table:table-cell>
          <table:table-cell table:style-name="Table9.A1" office:value-type="string">
            <text:p text:style-name="P220">C</text:p>
          </table:table-cell>
          <table:table-cell table:style-name="Table9.U2" office:value-type="string">
            <text:p text:style-name="P220">C</text:p>
          </table:table-cell>
          <table:table-cell table:style-name="Table9.V2" office:value-type="string">
            <text:p text:style-name="P203">0</text:p>
          </table:table-cell>
          <table:table-cell table:style-name="Table9.W2" office:value-type="string">
            <text:p text:style-name="P213">1</text:p>
          </table:table-cell>
          <table:table-cell table:style-name="Table9.X2" office:value-type="string">
            <text:p text:style-name="P219">1</text:p>
          </table:table-cell>
          <table:table-cell table:style-name="Table9.A1" office:value-type="string">
            <text:p text:style-name="P190">1</text:p>
          </table:table-cell>
          <table:table-cell table:style-name="Table9.A1" office:value-type="string">
            <text:p text:style-name="P190">1</text:p>
          </table:table-cell>
          <table:table-cell table:style-name="Table9.A1" office:value-type="string">
            <text:p text:style-name="P190">1</text:p>
          </table:table-cell>
          <table:table-cell table:style-name="Table9.A1" office:value-type="string">
            <text:p text:style-name="P190">1</text:p>
          </table:table-cell>
          <table:table-cell table:style-name="Table9.c2" office:value-type="string">
            <text:p text:style-name="P190">1</text:p>
          </table:table-cell>
          <table:table-cell table:style-name="Table9.d2" office:value-type="string">
            <text:p text:style-name="P190">1</text:p>
          </table:table-cell>
          <table:table-cell table:style-name="Table9.e2" office:value-type="string">
            <text:p text:style-name="P190">1</text:p>
          </table:table-cell>
          <table:table-cell table:style-name="Table9.f2" office:value-type="string">
            <text:p text:style-name="P190">1</text:p>
          </table:table-cell>
        </table:table-row>
      </table:table>
      <text:p text:style-name="P69"/>
      <text:p text:style-name="P69"><text:span text:style-name="T22">2.3 </text:span><text:span text:style-name="T21">b</text:span><text:span text:style-name="T20">) Block Transfers</text:span><text:span text:style-name="T266">. </text:span>Th<text:span text:style-name="T266">is word’s </text:span>bits &lt;<text:span text:style-name="T252">19:16&gt; or &lt;BT3:BT0&gt;</text:span> denote the number of Data Words to be sent to the Arduino <text:span text:style-name="T104">per Block Transfer</text:span><text:span text:style-name="T108">s</text:span>. For example 1h denotes 1 32-bit Data Word sent to the Arduino which then invokes the 16-bit return of ADC data (refer to section 2.5). Likewise, 8h will denote (8) successive 32-bit contiguous Data Words sent to the Arduino, followed by (8) 16-bit ADC Data Words returned. This has been observed as a very efficient<text:span text:style-name="T246"> method of data transfer at 1 </text:span><text:span text:style-name="T280">M</text:span><text:span text:style-name="T246">eg</text:span><text:span text:style-name="T249">a</text:span><text:span text:style-name="T279">b</text:span><text:span text:style-name="T266">au</text:span><text:span text:style-name="T246">d rates. </text:span><text:span text:style-name="T249">Only (1) Specific Command Word is needed to invoke as many block transfers as desired, as long as each block has the same number of 32-bit Data Words/ 16-bit ADC words as any other block.</text:span></text:p>
      <text:p text:style-name="P21"/>
      <text:p text:style-name="P43"><text:span text:style-name="T22">2.3 </text:span><text:span text:style-name="T21">c</text:span><text:span text:style-name="T3">) Data Words. </text:span><text:span text:style-name="T266">Data Words</text:span> are sent <text:span text:style-name="T145">to LO</text:span><text:span text:style-name="T266">2 or LO3</text:span>. There is <text:span text:style-name="T104">no</text:span> limit on the number of these Data Words, as long as they are preceded by the appropriate command from a). This can allow for rapid sweeping of LO2 (and LO3 for 45 MHz fine steps), while allow LO1 to stay mostly stationary. <text:span text:style-name="T124">Direct Word &lt;31:0&gt; maps directly into </text:span><text:span text:style-name="T125">any of the </text:span><text:span text:style-name="T124">LO’s &lt;DB31:DB0&gt; </text:span><text:span text:style-name="T125">registers, </text:span><text:span text:style-name="T122">as directed by the command word. </text:span><text:span text:style-name="T126">The value of &lt;7:0&gt; must never equal 0xFF, as this signifies a command word, and the LO’s don’t see this as a valid value.</text:span></text:p>
      <text:p text:style-name="P33"/>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A"/>
        <table:table-column table:style-name="Table10.B" table:number-columns-repeated="2"/>
        <table:table-column table:style-name="Table10.A"/>
        <table:table-column table:style-name="Table10.B"/>
        <table:table-column table:style-name="Table10.A"/>
        <table:table-column table:style-name="Table10.B" table:number-columns-repeated="2"/>
        <table:table-column table:style-name="Table10.A"/>
        <table:table-column table:style-name="Table10.B" table:number-columns-repeated="2"/>
        <table:table-column table:style-name="Table10.A"/>
        <table:table-column table:style-name="Table10.B"/>
        <table:table-column table:style-name="Table10.A"/>
        <table:table-column table:style-name="Table10.B" table:number-columns-repeated="2"/>
        <table:table-column table:style-name="Table10.A"/>
        <table:table-column table:style-name="Table10.B" table:number-columns-repeated="2"/>
        <table:table-column table:style-name="Table10.A"/>
        <table:table-column table:style-name="Table10.B"/>
        <table:table-column table:style-name="Table10.A"/>
        <table:table-column table:style-name="Table10.B" table:number-columns-repeated="2"/>
        <table:table-column table:style-name="Table10.A"/>
        <table:table-column table:style-name="Table10.B"/>
        <table:table-column table:style-name="Table10.f"/>
        <table:table-row table:style-name="Table10.1">
          <table:table-cell table:style-name="Table10.A1" table:number-columns-spanned="12" office:value-type="string">
            <text:p text:style-name="P233">FRACTIONAL <text:span text:style-name="T203">COUNTER</text:span><text:span text:style-name="T146">(F)</text:span> 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0.A1" table:number-columns-spanned="12" office:value-type="string">
            <text:p text:style-name="P233">MODULUS <text:span text:style-name="T146">(M) </text:span><text:span text:style-name="T203">COUNTER </text:span>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0.Y1" table:number-columns-spanned="8" office:value-type="string">
            <text:p text:style-name="P233"><text:span text:style-name="T146">N </text:span><text:span text:style-name="T203">COUNTER</text:span> 8 BITS</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79">31</text:p>
          </table:table-cell>
          <table:table-cell table:style-name="Table10.A2" office:value-type="string">
            <text:p text:style-name="P179">30</text:p>
          </table:table-cell>
          <table:table-cell table:style-name="Table10.A2" office:value-type="string">
            <text:p text:style-name="P179">29</text:p>
          </table:table-cell>
          <table:table-cell table:style-name="Table10.A2" office:value-type="string">
            <text:p text:style-name="P179">28</text:p>
          </table:table-cell>
          <table:table-cell table:style-name="Table10.E2" office:value-type="string">
            <text:p text:style-name="P179">27</text:p>
          </table:table-cell>
          <table:table-cell table:style-name="Table10.F2" office:value-type="string">
            <text:p text:style-name="P179">26</text:p>
          </table:table-cell>
          <table:table-cell table:style-name="Table10.G2" office:value-type="string">
            <text:p text:style-name="P179">25</text:p>
          </table:table-cell>
          <table:table-cell table:style-name="Table10.H2" office:value-type="string">
            <text:p text:style-name="P179">24</text:p>
          </table:table-cell>
          <table:table-cell table:style-name="Table10.A2" office:value-type="string">
            <text:p text:style-name="P179">23</text:p>
          </table:table-cell>
          <table:table-cell table:style-name="Table10.A2" office:value-type="string">
            <text:p text:style-name="P179">22</text:p>
          </table:table-cell>
          <table:table-cell table:style-name="Table10.A2" office:value-type="string">
            <text:p text:style-name="P179">21</text:p>
          </table:table-cell>
          <table:table-cell table:style-name="Table10.A2" office:value-type="string">
            <text:p text:style-name="P179">20</text:p>
          </table:table-cell>
          <table:table-cell table:style-name="Table10.M2" office:value-type="string">
            <text:p text:style-name="P179">19</text:p>
          </table:table-cell>
          <table:table-cell table:style-name="Table10.N2" office:value-type="string">
            <text:p text:style-name="P179">18</text:p>
          </table:table-cell>
          <table:table-cell table:style-name="Table10.O2" office:value-type="string">
            <text:p text:style-name="P179">17</text:p>
          </table:table-cell>
          <table:table-cell table:style-name="Table10.P2" office:value-type="string">
            <text:p text:style-name="P179">16</text:p>
          </table:table-cell>
          <table:table-cell table:style-name="Table10.A2" office:value-type="string">
            <text:p text:style-name="P179">15</text:p>
          </table:table-cell>
          <table:table-cell table:style-name="Table10.A2" office:value-type="string">
            <text:p text:style-name="P179">14</text:p>
          </table:table-cell>
          <table:table-cell table:style-name="Table10.A2" office:value-type="string">
            <text:p text:style-name="P179">13</text:p>
          </table:table-cell>
          <table:table-cell table:style-name="Table10.A2" office:value-type="string">
            <text:p text:style-name="P179">12</text:p>
          </table:table-cell>
          <table:table-cell table:style-name="Table10.U2" office:value-type="string">
            <text:p text:style-name="P179">11</text:p>
          </table:table-cell>
          <table:table-cell table:style-name="Table10.V2" office:value-type="string">
            <text:p text:style-name="P179">10</text:p>
          </table:table-cell>
          <table:table-cell table:style-name="Table10.W2" office:value-type="string">
            <text:p text:style-name="P179">9</text:p>
          </table:table-cell>
          <table:table-cell table:style-name="Table10.X2" office:value-type="string">
            <text:p text:style-name="P179">8</text:p>
          </table:table-cell>
          <table:table-cell table:style-name="Table10.A2" office:value-type="string">
            <text:p text:style-name="P179">7</text:p>
          </table:table-cell>
          <table:table-cell table:style-name="Table10.A2" office:value-type="string">
            <text:p text:style-name="P179">6</text:p>
          </table:table-cell>
          <table:table-cell table:style-name="Table10.A2" office:value-type="string">
            <text:p text:style-name="P179">5</text:p>
          </table:table-cell>
          <table:table-cell table:style-name="Table10.A2" office:value-type="string">
            <text:p text:style-name="P179">4</text:p>
          </table:table-cell>
          <table:table-cell table:style-name="Table10.c2" office:value-type="string">
            <text:p text:style-name="P179">3</text:p>
          </table:table-cell>
          <table:table-cell table:style-name="Table10.d2" office:value-type="string">
            <text:p text:style-name="P179">2</text:p>
          </table:table-cell>
          <table:table-cell table:style-name="Table10.e2" office:value-type="string">
            <text:p text:style-name="P179">1</text:p>
          </table:table-cell>
          <table:table-cell table:style-name="Table10.f2" office:value-type="string">
            <text:p text:style-name="P179">0</text:p>
          </table:table-cell>
        </table:table-row>
        <table:table-row table:style-name="Table10.1">
          <table:table-cell table:style-name="Table10.A2" office:value-type="string">
            <text:p text:style-name="P214">F</text:p>
            <text:p text:style-name="P214">11</text:p>
          </table:table-cell>
          <table:table-cell table:style-name="Table10.A2" office:value-type="string">
            <text:p text:style-name="P214">F</text:p>
            <text:p text:style-name="P214">10</text:p>
          </table:table-cell>
          <table:table-cell table:style-name="Table10.A2" office:value-type="string">
            <text:p text:style-name="P214">F</text:p>
            <text:p text:style-name="P214">9</text:p>
          </table:table-cell>
          <table:table-cell table:style-name="Table10.A2" office:value-type="string">
            <text:p text:style-name="P214">F</text:p>
            <text:p text:style-name="P214">8</text:p>
          </table:table-cell>
          <table:table-cell table:style-name="Table10.E3" office:value-type="string">
            <text:p text:style-name="P214">F</text:p>
            <text:p text:style-name="P214">7</text:p>
          </table:table-cell>
          <table:table-cell table:style-name="Table10.F3" office:value-type="string">
            <text:p text:style-name="P214">F</text:p>
            <text:p text:style-name="P214">6</text:p>
          </table:table-cell>
          <table:table-cell table:style-name="Table10.G3" office:value-type="string">
            <text:p text:style-name="P214">F</text:p>
            <text:p text:style-name="P214">5</text:p>
          </table:table-cell>
          <table:table-cell table:style-name="Table10.H3" office:value-type="string">
            <text:p text:style-name="P214">F</text:p>
            <text:p text:style-name="P214">4</text:p>
          </table:table-cell>
          <table:table-cell table:style-name="Table10.A2" office:value-type="string">
            <text:p text:style-name="P214">F</text:p>
            <text:p text:style-name="P214">3</text:p>
          </table:table-cell>
          <table:table-cell table:style-name="Table10.A2" office:value-type="string">
            <text:p text:style-name="P214">F</text:p>
            <text:p text:style-name="P214">2</text:p>
          </table:table-cell>
          <table:table-cell table:style-name="Table10.A2" office:value-type="string">
            <text:p text:style-name="P214">F</text:p>
            <text:p text:style-name="P214">1</text:p>
          </table:table-cell>
          <table:table-cell table:style-name="Table10.A2" office:value-type="string">
            <text:p text:style-name="P214">F</text:p>
            <text:p text:style-name="P214">0</text:p>
          </table:table-cell>
          <table:table-cell table:style-name="Table10.M3" office:value-type="string">
            <text:p text:style-name="P214">M</text:p>
            <text:p text:style-name="P214">11</text:p>
          </table:table-cell>
          <table:table-cell table:style-name="Table10.N3" office:value-type="string">
            <text:p text:style-name="P214">M</text:p>
            <text:p text:style-name="P214">10</text:p>
          </table:table-cell>
          <table:table-cell table:style-name="Table10.O3" office:value-type="string">
            <text:p text:style-name="P214">M</text:p>
            <text:p text:style-name="P214">9</text:p>
          </table:table-cell>
          <table:table-cell table:style-name="Table10.P3" office:value-type="string">
            <text:p text:style-name="P214">M</text:p>
            <text:p text:style-name="P214">8</text:p>
          </table:table-cell>
          <table:table-cell table:style-name="Table10.A2" office:value-type="string">
            <text:p text:style-name="P214">M</text:p>
            <text:p text:style-name="P214">7</text:p>
          </table:table-cell>
          <table:table-cell table:style-name="Table10.A2" office:value-type="string">
            <text:p text:style-name="P214">M</text:p>
            <text:p text:style-name="P214">6</text:p>
          </table:table-cell>
          <table:table-cell table:style-name="Table10.A2" office:value-type="string">
            <text:p text:style-name="P214">M</text:p>
            <text:p text:style-name="P214">5</text:p>
          </table:table-cell>
          <table:table-cell table:style-name="Table10.A2" office:value-type="string">
            <text:p text:style-name="P214">M</text:p>
            <text:p text:style-name="P214">4</text:p>
          </table:table-cell>
          <table:table-cell table:style-name="Table10.U3" office:value-type="string">
            <text:p text:style-name="P214">M</text:p>
            <text:p text:style-name="P214">3</text:p>
          </table:table-cell>
          <table:table-cell table:style-name="Table10.V3" office:value-type="string">
            <text:p text:style-name="P214">M</text:p>
            <text:p text:style-name="P214">2</text:p>
          </table:table-cell>
          <table:table-cell table:style-name="Table10.W3" office:value-type="string">
            <text:p text:style-name="P214">M</text:p>
            <text:p text:style-name="P214">1</text:p>
          </table:table-cell>
          <table:table-cell table:style-name="Table10.X3" office:value-type="string">
            <text:p text:style-name="P214">M</text:p>
            <text:p text:style-name="P214">0</text:p>
          </table:table-cell>
          <table:table-cell table:style-name="Table10.A2" office:value-type="string">
            <text:p text:style-name="P214">N</text:p>
            <text:p text:style-name="P214">7</text:p>
          </table:table-cell>
          <table:table-cell table:style-name="Table10.A2" office:value-type="string">
            <text:p text:style-name="P211">N</text:p>
            <text:p text:style-name="P211">6</text:p>
          </table:table-cell>
          <table:table-cell table:style-name="Table10.A2" office:value-type="string">
            <text:p text:style-name="P211">N</text:p>
            <text:p text:style-name="P211">5</text:p>
          </table:table-cell>
          <table:table-cell table:style-name="Table10.A2" office:value-type="string">
            <text:p text:style-name="P211">N</text:p>
            <text:p text:style-name="P211">4</text:p>
          </table:table-cell>
          <table:table-cell table:style-name="Table10.c3" office:value-type="string">
            <text:p text:style-name="P211">N</text:p>
            <text:p text:style-name="P211">3</text:p>
          </table:table-cell>
          <table:table-cell table:style-name="Table10.d3" office:value-type="string">
            <text:p text:style-name="P211">N</text:p>
            <text:p text:style-name="P211">2</text:p>
          </table:table-cell>
          <table:table-cell table:style-name="Table10.e3" office:value-type="string">
            <text:p text:style-name="P211">N</text:p>
            <text:p text:style-name="P211">1</text:p>
          </table:table-cell>
          <table:table-cell table:style-name="Table10.f3" office:value-type="string">
            <text:p text:style-name="P214">N</text:p>
            <text:p text:style-name="P214">0</text:p>
          </table:table-cell>
        </table:table-row>
      </table:table>
      <text:p text:style-name="P20"/>
      <text:p text:style-name="P44">The LO2 output frequency now is defined by the equation <text:span text:style-name="T190">in Fractional Mode</text:span>:</text:p>
      <text:p text:style-name="P45">LO<text:span text:style-name="T152">2</text:span><text:span text:style-name="T149">[MHz]</text:span>= (Fref[MHz]/R)*<text:span text:style-name="T147">(N+F/M)</text:span><text:span text:style-name="T155">. </text:span><text:span text:style-name="T162">The MAX2871 output divider is set to 1, so it does not affect </text:span></text:p>
      <text:p text:style-name="P112"><text:span text:style-name="T155">Refer to</text:span><text:span text:style-name="T152"> algorithm in Appendix A </text:span><text:span text:style-name="T155">for N, F and M values</text:span><text:span text:style-name="T152">.</text:span></text:p>
      <text:p text:style-name="P116"/>
      <text:p text:style-name="P169"/>
      <text:p text:style-name="P48"><text:span text:style-name="T190">LO2 </text:span><text:span text:style-name="T188">Example 1: </text:span><text:s/>L<text:span text:style-name="T189">O2</text:span><text:span text:style-name="T150"> </text:span><text:span text:style-name="T151">[MHz] </text:span><text:span text:style-name="T153">to be </text:span><text:span text:style-name="T152">3915 MHz. Calculate N, F and M.</text:span></text:p>
      <text:p text:style-name="P49"><text:span text:style-name="T152">R</text:span><text:span text:style-name="T148">esults are N=130</text:span><text:span text:style-name="T153">d </text:span><text:span text:style-name="T162">=82h <text:s text:c="3"/></text:span><text:span text:style-name="T148"><text:s text:c="2"/>F=1</text:span><text:span text:style-name="T153">d</text:span><text:span text:style-name="T162">=1h <text:s text:c="5"/></text:span><text:span text:style-name="T148"><text:s/>M=2</text:span><text:span text:style-name="T153">d</text:span><text:span text:style-name="T162">=2h</text:span></text:p>
      <text:p text:style-name="P46"><text:span text:style-name="T152"><text:s/>LO2</text:span><text:span text:style-name="T149">[MHz]</text:span><text:span text:style-name="T152">=(60MHz/2)(130+1/2)=3915 MHz</text:span></text:p>
      <text:p text:style-name="P117"/>
      <text:p text:style-name="P50"><text:span text:style-name="T155">LO2 </text:span><text:span text:style-name="T148">Example 2: </text:span><text:span text:style-name="T153">LO2 [MHz] to be 4099.55 MHz. </text:span><text:span text:style-name="T148">Calculate N, F and M.</text:span></text:p>
      <text:p text:style-name="P51"><text:span text:style-name="T153">R</text:span><text:span text:style-name="T148">esults are N=136d</text:span><text:span text:style-name="T162">= 88h <text:s text:c="4"/></text:span><text:span text:style-name="T148"><text:s text:c="3"/>F=391d</text:span><text:span text:style-name="T162">=187h <text:s text:c="5"/></text:span><text:span text:style-name="T148"><text:s text:c="2"/>M=600d</text:span><text:span text:style-name="T162">=258h</text:span></text:p>
      <text:p text:style-name="P47"><text:span text:style-name="T152"><text:s/>LO2</text:span><text:span text:style-name="T149">[MHz]</text:span><text:span text:style-name="T152">=(60MHz/2)(13</text:span><text:span text:style-name="T153">6</text:span><text:span text:style-name="T152">+</text:span><text:span text:style-name="T153">391/600</text:span><text:span text:style-name="T152">)=</text:span><text:span text:style-name="T153">4099.55</text:span><text:span text:style-name="T152"> MHz</text:span></text:p>
      <text:p text:style-name="P50"><text:span text:style-name="T155">LO2 </text:span><text:span text:style-name="T148">Example </text:span><text:span text:style-name="T153">3</text:span><text:span text:style-name="T148">: </text:span><text:span text:style-name="T153">LO2 [MHz] to be 4112.345 MHz. </text:span><text:span text:style-name="T148">Calculate N, F and M.</text:span></text:p>
      <text:p text:style-name="P51"><text:span text:style-name="T148">Results are N=137d</text:span><text:span text:style-name="T162">=89h </text:span><text:span text:style-name="T148"><text:s text:c="6"/>F=295d</text:span><text:span text:style-name="T162">=127h <text:s text:c="6"/></text:span><text:span text:style-name="T148"><text:s/>M=3774d</text:span><text:span text:style-name="T162">=EBEh</text:span></text:p>
      <text:p text:style-name="P47"><text:span text:style-name="T163">What??</text:span><text:span text:style-name="T152"> <text:s/>LO2</text:span><text:span text:style-name="T149">[MHz]</text:span><text:span text:style-name="T152">=(60MHz/2)(13</text:span><text:span text:style-name="T153">7</text:span><text:span text:style-name="T152">+</text:span><text:span text:style-name="T153">295/3774</text:span><text:span text:style-name="T152">)=</text:span><text:span text:style-name="T153">4112.344992</text:span><text:span text:style-name="T152"> MHz!! </text:span><text:span text:style-name="T153">An Error of 8 Hz! </text:span></text:p>
      <text:p text:style-name="P52"><text:span text:style-name="T148">Relax, it’s fractional synthesis, not perfectly exact, </text:span><text:span text:style-name="T155">but close enoug</text:span><text:span text:style-name="T160">h!</text:span><text:span text:style-name="T148">. If </text:span><text:span text:style-name="T154">less error is required, which could be necessary for the 45 MHz channel, </text:span><text:span text:style-name="T155">then</text:span><text:span text:style-name="T154"> do the very fine steps with LO3, </text:span><text:span text:style-name="T155">with </text:span><text:span text:style-name="T152">LO2 </text:span><text:span text:style-name="T155">held fixed.</text:span></text:p>
      <text:p text:style-name="P115"/>
      <text:p text:style-name="P56"><text:span text:style-name="T155"><text:s/></text:span><text:span text:style-name="T159">Now what to do with N, F and M?</text:span><text:span text:style-name="T155"> They can be easily mapped into the Data Words as the diagram shows. Convert values to Hexadecimal and map them as shown for </text:span><text:span text:style-name="T161">LO2 Example 3.</text:span></text:p>
      <text:p text:style-name="P119"/>
      <text:p text:style-name="P57"><text:s text:c="26"/>F=127h <text:s text:c="45"/>M=EBEh <text:s text:c="35"/>N=89h <text:s text:c="14"/></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A"/>
        <table:table-column table:style-name="Table12.B" table:number-columns-repeated="2"/>
        <table:table-column table:style-name="Table12.A"/>
        <table:table-column table:style-name="Table12.B"/>
        <table:table-column table:style-name="Table12.A"/>
        <table:table-column table:style-name="Table12.B" table:number-columns-repeated="2"/>
        <table:table-column table:style-name="Table12.A"/>
        <table:table-column table:style-name="Table12.B" table:number-columns-repeated="2"/>
        <table:table-column table:style-name="Table12.A"/>
        <table:table-column table:style-name="Table12.B"/>
        <table:table-column table:style-name="Table12.A"/>
        <table:table-column table:style-name="Table12.B" table:number-columns-repeated="2"/>
        <table:table-column table:style-name="Table12.A"/>
        <table:table-column table:style-name="Table12.B" table:number-columns-repeated="2"/>
        <table:table-column table:style-name="Table12.A"/>
        <table:table-column table:style-name="Table12.B"/>
        <table:table-column table:style-name="Table12.A"/>
        <table:table-column table:style-name="Table12.B" table:number-columns-repeated="2"/>
        <table:table-column table:style-name="Table12.A"/>
        <table:table-column table:style-name="Table12.B"/>
        <table:table-column table:style-name="Table12.f"/>
        <table:table-row table:style-name="Table12.1">
          <table:table-cell table:style-name="Table12.A1" table:number-columns-spanned="12" office:value-type="string">
            <text:p text:style-name="P233">FRACTIONAL <text:span text:style-name="T203">COUNTER</text:span><text:span text:style-name="T146">(F)</text:span> 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A1" table:number-columns-spanned="12" office:value-type="string">
            <text:p text:style-name="P233">MODULUS <text:span text:style-name="T146">(M) </text:span><text:span text:style-name="T203">COUNTER </text:span>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Y1" table:number-columns-spanned="8" office:value-type="string">
            <text:p text:style-name="P233"><text:span text:style-name="T146">N </text:span><text:span text:style-name="T203">COUNTER</text:span> 8 BITS</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1">31</text:p>
          </table:table-cell>
          <table:table-cell table:style-name="Table12.A2" office:value-type="string">
            <text:p text:style-name="P181">30</text:p>
          </table:table-cell>
          <table:table-cell table:style-name="Table12.A2" office:value-type="string">
            <text:p text:style-name="P181">29</text:p>
          </table:table-cell>
          <table:table-cell table:style-name="Table12.A2" office:value-type="string">
            <text:p text:style-name="P181">28</text:p>
          </table:table-cell>
          <table:table-cell table:style-name="Table12.E2" office:value-type="string">
            <text:p text:style-name="P181">27</text:p>
          </table:table-cell>
          <table:table-cell table:style-name="Table12.F2" office:value-type="string">
            <text:p text:style-name="P181">26</text:p>
          </table:table-cell>
          <table:table-cell table:style-name="Table12.G2" office:value-type="string">
            <text:p text:style-name="P181">25</text:p>
          </table:table-cell>
          <table:table-cell table:style-name="Table12.H2" office:value-type="string">
            <text:p text:style-name="P181">24</text:p>
          </table:table-cell>
          <table:table-cell table:style-name="Table12.A2" office:value-type="string">
            <text:p text:style-name="P181">23</text:p>
          </table:table-cell>
          <table:table-cell table:style-name="Table12.A2" office:value-type="string">
            <text:p text:style-name="P181">22</text:p>
          </table:table-cell>
          <table:table-cell table:style-name="Table12.A2" office:value-type="string">
            <text:p text:style-name="P181">21</text:p>
          </table:table-cell>
          <table:table-cell table:style-name="Table12.A2" office:value-type="string">
            <text:p text:style-name="P181">20</text:p>
          </table:table-cell>
          <table:table-cell table:style-name="Table12.M2" office:value-type="string">
            <text:p text:style-name="P181">19</text:p>
          </table:table-cell>
          <table:table-cell table:style-name="Table12.N2" office:value-type="string">
            <text:p text:style-name="P181">18</text:p>
          </table:table-cell>
          <table:table-cell table:style-name="Table12.O2" office:value-type="string">
            <text:p text:style-name="P181">17</text:p>
          </table:table-cell>
          <table:table-cell table:style-name="Table12.P2" office:value-type="string">
            <text:p text:style-name="P181">16</text:p>
          </table:table-cell>
          <table:table-cell table:style-name="Table12.A2" office:value-type="string">
            <text:p text:style-name="P181">15</text:p>
          </table:table-cell>
          <table:table-cell table:style-name="Table12.A2" office:value-type="string">
            <text:p text:style-name="P181">14</text:p>
          </table:table-cell>
          <table:table-cell table:style-name="Table12.A2" office:value-type="string">
            <text:p text:style-name="P181">13</text:p>
          </table:table-cell>
          <table:table-cell table:style-name="Table12.A2" office:value-type="string">
            <text:p text:style-name="P181">12</text:p>
          </table:table-cell>
          <table:table-cell table:style-name="Table12.U2" office:value-type="string">
            <text:p text:style-name="P181">11</text:p>
          </table:table-cell>
          <table:table-cell table:style-name="Table12.V2" office:value-type="string">
            <text:p text:style-name="P181">10</text:p>
          </table:table-cell>
          <table:table-cell table:style-name="Table12.W2" office:value-type="string">
            <text:p text:style-name="P181">9</text:p>
          </table:table-cell>
          <table:table-cell table:style-name="Table12.X2" office:value-type="string">
            <text:p text:style-name="P181">8</text:p>
          </table:table-cell>
          <table:table-cell table:style-name="Table12.A2" office:value-type="string">
            <text:p text:style-name="P181">7</text:p>
          </table:table-cell>
          <table:table-cell table:style-name="Table12.A2" office:value-type="string">
            <text:p text:style-name="P181">6</text:p>
          </table:table-cell>
          <table:table-cell table:style-name="Table12.A2" office:value-type="string">
            <text:p text:style-name="P181">5</text:p>
          </table:table-cell>
          <table:table-cell table:style-name="Table12.A2" office:value-type="string">
            <text:p text:style-name="P181">4</text:p>
          </table:table-cell>
          <table:table-cell table:style-name="Table12.c2" office:value-type="string">
            <text:p text:style-name="P181">3</text:p>
          </table:table-cell>
          <table:table-cell table:style-name="Table12.d2" office:value-type="string">
            <text:p text:style-name="P181">2</text:p>
          </table:table-cell>
          <table:table-cell table:style-name="Table12.e2" office:value-type="string">
            <text:p text:style-name="P181">1</text:p>
          </table:table-cell>
          <table:table-cell table:style-name="Table12.f2" office:value-type="string">
            <text:p text:style-name="P181">0</text:p>
          </table:table-cell>
        </table:table-row>
        <table:table-row table:style-name="Table12.1">
          <table:table-cell table:style-name="Table12.A2" office:value-type="string">
            <text:p text:style-name="P215">0</text:p>
          </table:table-cell>
          <table:table-cell table:style-name="Table12.A2" office:value-type="string">
            <text:p text:style-name="P215">0</text:p>
          </table:table-cell>
          <table:table-cell table:style-name="Table12.A2" office:value-type="string">
            <text:p text:style-name="P215">0</text:p>
          </table:table-cell>
          <table:table-cell table:style-name="Table12.A2" office:value-type="string">
            <text:p text:style-name="P215">1</text:p>
          </table:table-cell>
          <table:table-cell table:style-name="Table12.E3" office:value-type="string">
            <text:p text:style-name="P215">0</text:p>
          </table:table-cell>
          <table:table-cell table:style-name="Table12.F3" office:value-type="string">
            <text:p text:style-name="P215">0</text:p>
          </table:table-cell>
          <table:table-cell table:style-name="Table12.G3" office:value-type="string">
            <text:p text:style-name="P215">1</text:p>
          </table:table-cell>
          <table:table-cell table:style-name="Table12.H3" office:value-type="string">
            <text:p text:style-name="P215">0</text:p>
          </table:table-cell>
          <table:table-cell table:style-name="Table12.A2" office:value-type="string">
            <text:p text:style-name="P215">0</text:p>
          </table:table-cell>
          <table:table-cell table:style-name="Table12.A2" office:value-type="string">
            <text:p text:style-name="P215">1</text:p>
          </table:table-cell>
          <table:table-cell table:style-name="Table12.A2" office:value-type="string">
            <text:p text:style-name="P215">1</text:p>
          </table:table-cell>
          <table:table-cell table:style-name="Table12.A2" office:value-type="string">
            <text:p text:style-name="P215">1</text:p>
          </table:table-cell>
          <table:table-cell table:style-name="Table12.M3" office:value-type="string">
            <text:p text:style-name="P215">1</text:p>
          </table:table-cell>
          <table:table-cell table:style-name="Table12.N3" office:value-type="string">
            <text:p text:style-name="P215">1</text:p>
          </table:table-cell>
          <table:table-cell table:style-name="Table12.O3" office:value-type="string">
            <text:p text:style-name="P215">1</text:p>
          </table:table-cell>
          <table:table-cell table:style-name="Table12.P3" office:value-type="string">
            <text:p text:style-name="P215">0</text:p>
          </table:table-cell>
          <table:table-cell table:style-name="Table12.A2" office:value-type="string">
            <text:p text:style-name="P216">1</text:p>
          </table:table-cell>
          <table:table-cell table:style-name="Table12.A2" office:value-type="string">
            <text:p text:style-name="P216">0</text:p>
          </table:table-cell>
          <table:table-cell table:style-name="Table12.A2" office:value-type="string">
            <text:p text:style-name="P216">1</text:p>
          </table:table-cell>
          <table:table-cell table:style-name="Table12.A2" office:value-type="string">
            <text:p text:style-name="P216">1</text:p>
          </table:table-cell>
          <table:table-cell table:style-name="Table12.U3" office:value-type="string">
            <text:p text:style-name="P215">1</text:p>
          </table:table-cell>
          <table:table-cell table:style-name="Table12.V3" office:value-type="string">
            <text:p text:style-name="P216">1</text:p>
          </table:table-cell>
          <table:table-cell table:style-name="Table12.W3" office:value-type="string">
            <text:p text:style-name="P216">1</text:p>
          </table:table-cell>
          <table:table-cell table:style-name="Table12.X3" office:value-type="string">
            <text:p text:style-name="P216">0</text:p>
          </table:table-cell>
          <table:table-cell table:style-name="Table12.A2" office:value-type="string">
            <text:p text:style-name="P215">1</text:p>
          </table:table-cell>
          <table:table-cell table:style-name="Table12.A2" office:value-type="string">
            <text:p text:style-name="P215">0</text:p>
          </table:table-cell>
          <table:table-cell table:style-name="Table12.A2" office:value-type="string">
            <text:p text:style-name="P215">0</text:p>
          </table:table-cell>
          <table:table-cell table:style-name="Table12.A2" office:value-type="string">
            <text:p text:style-name="P215">0</text:p>
          </table:table-cell>
          <table:table-cell table:style-name="Table12.c3" office:value-type="string">
            <text:p text:style-name="P215">1</text:p>
          </table:table-cell>
          <table:table-cell table:style-name="Table12.d3" office:value-type="string">
            <text:p text:style-name="P215">0</text:p>
          </table:table-cell>
          <table:table-cell table:style-name="Table12.e3" office:value-type="string">
            <text:p text:style-name="P215">0</text:p>
          </table:table-cell>
          <table:table-cell table:style-name="Table12.f3" office:value-type="string">
            <text:p text:style-name="P215">1</text:p>
          </table:table-cell>
        </table:table-row>
      </table:table>
      <text:p text:style-name="P123"/>
      <text:p text:style-name="P45"><text:span text:style-name="T161">c) </text:span><text:span text:style-name="T154">The LO</text:span><text:span text:style-name="T155">3</text:span><text:span text:style-name="T154"> output frequency </text:span><text:span text:style-name="T162">also</text:span><text:span text:style-name="T154"> is defined by th</text:span><text:span text:style-name="T162">is</text:span><text:span text:style-name="T154"> equation </text:span><text:span text:style-name="T155">in Fractional Mode</text:span><text:span text:style-name="T154">:</text:span></text:p>
      <text:p text:style-name="P45"><text:span text:style-name="T154">LO</text:span><text:span text:style-name="T152">3</text:span><text:span text:style-name="T149">[MHz]</text:span><text:span text:style-name="T154">= </text:span><text:span text:style-name="T152">(</text:span><text:span text:style-name="T154">(Fref[MHz]/R)*</text:span><text:span text:style-name="T149">(N+F/M)</text:span><text:span text:style-name="T152">)/16 <text:s text:c="2"/>(the value 16 is due to the MAX2871 output divider)</text:span></text:p>
      <text:p text:style-name="P113"><text:span text:style-name="T155">Refer to</text:span><text:span text:style-name="T152"> algorithm in Appendix A </text:span><text:span text:style-name="T155">for N, F and M values</text:span><text:span text:style-name="T152">.</text:span></text:p>
      <text:p text:style-name="P118"/>
      <text:p text:style-name="P54"><text:span text:style-name="T155">LO3 </text:span><text:span text:style-name="T148">Example </text:span><text:span text:style-name="T155">1</text:span><text:span text:style-name="T148">: LO3 </text:span><text:span text:style-name="T153"><text:s/>[MHz] to be </text:span><text:span text:style-name="T148">270 MHz </text:span></text:p>
      <text:p text:style-name="P53"><text:span text:style-name="T148">Results are N=144</text:span><text:span text:style-name="T163">d=90h <text:s text:c="8"/></text:span><text:span text:style-name="T148"><text:s text:c="2"/>F=0</text:span><text:span text:style-name="T163">d=0h <text:s text:c="7"/></text:span><text:span text:style-name="T148">M=2</text:span><text:span text:style-name="T163">d=2h</text:span></text:p>
      <text:p text:style-name="P53"><text:span text:style-name="T152">L</text:span><text:span text:style-name="T148">O3[MHz]= </text:span><text:span text:style-name="T152">(60MHz/2)(1</text:span><text:span text:style-name="T148">44</text:span><text:span text:style-name="T152">+</text:span><text:span text:style-name="T148">0</text:span><text:span text:style-name="T153">/</text:span><text:span text:style-name="T148">2</text:span><text:span text:style-name="T152">)/</text:span><text:span text:style-name="T148">16 =270.00000MHz</text:span></text:p>
      <text:p text:style-name="P120"/>
      <text:p text:style-name="P54"><text:span text:style-name="T155">LO3 </text:span><text:span text:style-name="T148">Example </text:span><text:span text:style-name="T155">2</text:span><text:span text:style-name="T148">: LO3 </text:span><text:span text:style-name="T153"><text:s/>[MHz] to be </text:span><text:span text:style-name="T155">360</text:span><text:span text:style-name="T148"> MHz </text:span></text:p>
      <text:p text:style-name="P54"><text:span text:style-name="T148">Results are N=1</text:span><text:span text:style-name="T156">92</text:span><text:span text:style-name="T163">d</text:span><text:span text:style-name="T164">=C0h</text:span><text:span text:style-name="T163"> <text:s text:c="15"/></text:span><text:span text:style-name="T148"><text:s text:c="2"/>F=0</text:span><text:span text:style-name="T163">d=0h <text:s text:c="7"/></text:span><text:span text:style-name="T148">M=2</text:span><text:span text:style-name="T163">d=2h</text:span></text:p>
      <text:p text:style-name="P54"><text:span text:style-name="T152">L</text:span><text:span text:style-name="T148">O3[MHz]= </text:span><text:span text:style-name="T152">(60MHz/2)(1</text:span><text:span text:style-name="T156">92</text:span><text:span text:style-name="T152">+</text:span><text:span text:style-name="T148">0</text:span><text:span text:style-name="T153">/</text:span><text:span text:style-name="T148">2</text:span><text:span text:style-name="T152">)/</text:span><text:span text:style-name="T148">16 =</text:span><text:span text:style-name="T156">36</text:span><text:span text:style-name="T148">0.00000MHz</text:span></text:p>
      <text:p text:style-name="P121"/>
      <text:p text:style-name="P55"><text:span text:style-name="T155">LO3 </text:span><text:span text:style-name="T148">Example </text:span><text:span text:style-name="T156">3</text:span><text:span text:style-name="T148">: LO3 </text:span><text:span text:style-name="T153"><text:s/>[MHz] to be </text:span><text:span text:style-name="T156">27</text:span><text:span text:style-name="T155">0.</text:span><text:span text:style-name="T156">001 </text:span><text:span text:style-name="T157">MHz</text:span></text:p>
      <text:p text:style-name="P55"><text:span text:style-name="T148">Results are N=1</text:span><text:span text:style-name="T157">44</text:span><text:span text:style-name="T163">d=90h <text:s text:c="8"/></text:span><text:span text:style-name="T148"><text:s text:c="2"/>F=</text:span><text:span text:style-name="T157">1</text:span><text:span text:style-name="T163">d=1h </text:span><text:span text:style-name="T148"><text:s text:c="9"/>M=</text:span><text:span text:style-name="T157">1875</text:span><text:span text:style-name="T163">d</text:span><text:span text:style-name="T164">=753h</text:span></text:p>
      <text:p text:style-name="P55"><text:span text:style-name="T152">L</text:span><text:span text:style-name="T148">O3[MHz]= </text:span><text:span text:style-name="T152">(60MHz/2)(1</text:span><text:span text:style-name="T157">44</text:span><text:span text:style-name="T152">+</text:span><text:span text:style-name="T157">1</text:span><text:span text:style-name="T153">/</text:span><text:span text:style-name="T157">1875</text:span><text:span text:style-name="T152">)/</text:span><text:span text:style-name="T148">16 =</text:span><text:span text:style-name="T157">27</text:span><text:span text:style-name="T148">0.00</text:span><text:span text:style-name="T157">100</text:span><text:span text:style-name="T148">MHz</text:span></text:p>
      <text:p text:style-name="P122"/>
      <text:p text:style-name="P56"><text:span text:style-name="T148"><text:s/></text:span><text:span text:style-name="T158">Now what to do with N, F and M?</text:span><text:span text:style-name="T148"> They can be easily mapped into the Data Words as the diagram shows. Convert values to Hexadecimal and map them as shown for </text:span><text:span text:style-name="T161">LO3 Example 3.</text:span></text:p>
      <text:p text:style-name="P124"/>
      <text:p text:style-name="P58"><text:s text:c="20"/>F=<text:span text:style-name="T197">1</text:span>h <text:s text:c="45"/>M=<text:span text:style-name="T197">753</text:span>h <text:s text:c="35"/>N=<text:span text:style-name="T195">90</text:span>h <text:s/></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A"/>
        <table:table-column table:style-name="Table11.B" table:number-columns-repeated="2"/>
        <table:table-column table:style-name="Table11.A"/>
        <table:table-column table:style-name="Table11.B"/>
        <table:table-column table:style-name="Table11.A"/>
        <table:table-column table:style-name="Table11.B" table:number-columns-repeated="2"/>
        <table:table-column table:style-name="Table11.A"/>
        <table:table-column table:style-name="Table11.B" table:number-columns-repeated="2"/>
        <table:table-column table:style-name="Table11.A"/>
        <table:table-column table:style-name="Table11.B"/>
        <table:table-column table:style-name="Table11.A"/>
        <table:table-column table:style-name="Table11.B" table:number-columns-repeated="2"/>
        <table:table-column table:style-name="Table11.A"/>
        <table:table-column table:style-name="Table11.B" table:number-columns-repeated="2"/>
        <table:table-column table:style-name="Table11.A"/>
        <table:table-column table:style-name="Table11.B"/>
        <table:table-column table:style-name="Table11.A"/>
        <table:table-column table:style-name="Table11.B" table:number-columns-repeated="2"/>
        <table:table-column table:style-name="Table11.A"/>
        <table:table-column table:style-name="Table11.B"/>
        <table:table-column table:style-name="Table11.f"/>
        <table:table-row table:style-name="Table11.1">
          <table:table-cell table:style-name="Table11.A1" table:number-columns-spanned="12" office:value-type="string">
            <text:p text:style-name="P233">FRACTIONAL <text:span text:style-name="T203">COUNTER</text:span><text:span text:style-name="T146">(F)</text:span> 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1.A1" table:number-columns-spanned="12" office:value-type="string">
            <text:p text:style-name="P233">MODULUS <text:span text:style-name="T146">(M) </text:span><text:span text:style-name="T203">COUNTER </text:span>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1.Y1" table:number-columns-spanned="8" office:value-type="string">
            <text:p text:style-name="P233"><text:span text:style-name="T146">N </text:span><text:span text:style-name="T203">COUNTER</text:span> 8 BITS</text:p>
          </table: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P180">31</text:p>
          </table:table-cell>
          <table:table-cell table:style-name="Table11.A2" office:value-type="string">
            <text:p text:style-name="P180">30</text:p>
          </table:table-cell>
          <table:table-cell table:style-name="Table11.A2" office:value-type="string">
            <text:p text:style-name="P180">29</text:p>
          </table:table-cell>
          <table:table-cell table:style-name="Table11.A2" office:value-type="string">
            <text:p text:style-name="P180">28</text:p>
          </table:table-cell>
          <table:table-cell table:style-name="Table11.E2" office:value-type="string">
            <text:p text:style-name="P180">27</text:p>
          </table:table-cell>
          <table:table-cell table:style-name="Table11.F2" office:value-type="string">
            <text:p text:style-name="P180">26</text:p>
          </table:table-cell>
          <table:table-cell table:style-name="Table11.G2" office:value-type="string">
            <text:p text:style-name="P180">25</text:p>
          </table:table-cell>
          <table:table-cell table:style-name="Table11.H2" office:value-type="string">
            <text:p text:style-name="P180">24</text:p>
          </table:table-cell>
          <table:table-cell table:style-name="Table11.A2" office:value-type="string">
            <text:p text:style-name="P180">23</text:p>
          </table:table-cell>
          <table:table-cell table:style-name="Table11.A2" office:value-type="string">
            <text:p text:style-name="P180">22</text:p>
          </table:table-cell>
          <table:table-cell table:style-name="Table11.A2" office:value-type="string">
            <text:p text:style-name="P180">21</text:p>
          </table:table-cell>
          <table:table-cell table:style-name="Table11.A2" office:value-type="string">
            <text:p text:style-name="P180">20</text:p>
          </table:table-cell>
          <table:table-cell table:style-name="Table11.M2" office:value-type="string">
            <text:p text:style-name="P180">19</text:p>
          </table:table-cell>
          <table:table-cell table:style-name="Table11.N2" office:value-type="string">
            <text:p text:style-name="P180">18</text:p>
          </table:table-cell>
          <table:table-cell table:style-name="Table11.O2" office:value-type="string">
            <text:p text:style-name="P180">17</text:p>
          </table:table-cell>
          <table:table-cell table:style-name="Table11.P2" office:value-type="string">
            <text:p text:style-name="P180">16</text:p>
          </table:table-cell>
          <table:table-cell table:style-name="Table11.A2" office:value-type="string">
            <text:p text:style-name="P180">15</text:p>
          </table:table-cell>
          <table:table-cell table:style-name="Table11.A2" office:value-type="string">
            <text:p text:style-name="P180">14</text:p>
          </table:table-cell>
          <table:table-cell table:style-name="Table11.A2" office:value-type="string">
            <text:p text:style-name="P180">13</text:p>
          </table:table-cell>
          <table:table-cell table:style-name="Table11.A2" office:value-type="string">
            <text:p text:style-name="P180">12</text:p>
          </table:table-cell>
          <table:table-cell table:style-name="Table11.U2" office:value-type="string">
            <text:p text:style-name="P180">11</text:p>
          </table:table-cell>
          <table:table-cell table:style-name="Table11.V2" office:value-type="string">
            <text:p text:style-name="P180">10</text:p>
          </table:table-cell>
          <table:table-cell table:style-name="Table11.W2" office:value-type="string">
            <text:p text:style-name="P180">9</text:p>
          </table:table-cell>
          <table:table-cell table:style-name="Table11.X2" office:value-type="string">
            <text:p text:style-name="P180">8</text:p>
          </table:table-cell>
          <table:table-cell table:style-name="Table11.A2" office:value-type="string">
            <text:p text:style-name="P180">7</text:p>
          </table:table-cell>
          <table:table-cell table:style-name="Table11.A2" office:value-type="string">
            <text:p text:style-name="P180">6</text:p>
          </table:table-cell>
          <table:table-cell table:style-name="Table11.A2" office:value-type="string">
            <text:p text:style-name="P180">5</text:p>
          </table:table-cell>
          <table:table-cell table:style-name="Table11.A2" office:value-type="string">
            <text:p text:style-name="P180">4</text:p>
          </table:table-cell>
          <table:table-cell table:style-name="Table11.c2" office:value-type="string">
            <text:p text:style-name="P180">3</text:p>
          </table:table-cell>
          <table:table-cell table:style-name="Table11.d2" office:value-type="string">
            <text:p text:style-name="P180">2</text:p>
          </table:table-cell>
          <table:table-cell table:style-name="Table11.e2" office:value-type="string">
            <text:p text:style-name="P180">1</text:p>
          </table:table-cell>
          <table:table-cell table:style-name="Table11.f2" office:value-type="string">
            <text:p text:style-name="P180">0</text:p>
          </table:table-cell>
        </table:table-row>
        <table:table-row table:style-name="Table11.1">
          <table:table-cell table:style-name="Table11.A2" office:value-type="string">
            <text:p text:style-name="P218">0</text:p>
          </table:table-cell>
          <table:table-cell table:style-name="Table11.A2" office:value-type="string">
            <text:p text:style-name="P218">0</text:p>
          </table:table-cell>
          <table:table-cell table:style-name="Table11.A2" office:value-type="string">
            <text:p text:style-name="P218">0</text:p>
          </table:table-cell>
          <table:table-cell table:style-name="Table11.A2" office:value-type="string">
            <text:p text:style-name="P218">0</text:p>
          </table:table-cell>
          <table:table-cell table:style-name="Table11.E3" office:value-type="string">
            <text:p text:style-name="P218">0</text:p>
          </table:table-cell>
          <table:table-cell table:style-name="Table11.F3" office:value-type="string">
            <text:p text:style-name="P218">0</text:p>
          </table:table-cell>
          <table:table-cell table:style-name="Table11.G3" office:value-type="string">
            <text:p text:style-name="P218">0</text:p>
          </table:table-cell>
          <table:table-cell table:style-name="Table11.H3" office:value-type="string">
            <text:p text:style-name="P218">0</text:p>
          </table:table-cell>
          <table:table-cell table:style-name="Table11.A2" office:value-type="string">
            <text:p text:style-name="P218">0</text:p>
          </table:table-cell>
          <table:table-cell table:style-name="Table11.A2" office:value-type="string">
            <text:p text:style-name="P218">0</text:p>
          </table:table-cell>
          <table:table-cell table:style-name="Table11.A2" office:value-type="string">
            <text:p text:style-name="P218">0</text:p>
          </table:table-cell>
          <table:table-cell table:style-name="Table11.A2" office:value-type="string">
            <text:p text:style-name="P218">1</text:p>
          </table:table-cell>
          <table:table-cell table:style-name="Table11.M3" office:value-type="string">
            <text:p text:style-name="P218">0</text:p>
          </table:table-cell>
          <table:table-cell table:style-name="Table11.N3" office:value-type="string">
            <text:p text:style-name="P218">1</text:p>
          </table:table-cell>
          <table:table-cell table:style-name="Table11.O3" office:value-type="string">
            <text:p text:style-name="P218">1</text:p>
          </table:table-cell>
          <table:table-cell table:style-name="Table11.P3" office:value-type="string">
            <text:p text:style-name="P218">1</text:p>
          </table:table-cell>
          <table:table-cell table:style-name="Table11.A2" office:value-type="string">
            <text:p text:style-name="P218">0</text:p>
          </table:table-cell>
          <table:table-cell table:style-name="Table11.A2" office:value-type="string">
            <text:p text:style-name="P218">1</text:p>
          </table:table-cell>
          <table:table-cell table:style-name="Table11.A2" office:value-type="string">
            <text:p text:style-name="P218">0</text:p>
          </table:table-cell>
          <table:table-cell table:style-name="Table11.A2" office:value-type="string">
            <text:p text:style-name="P218">1</text:p>
          </table:table-cell>
          <table:table-cell table:style-name="Table11.U3" office:value-type="string">
            <text:p text:style-name="P218">0</text:p>
          </table:table-cell>
          <table:table-cell table:style-name="Table11.V3" office:value-type="string">
            <text:p text:style-name="P218">0</text:p>
          </table:table-cell>
          <table:table-cell table:style-name="Table11.W3" office:value-type="string">
            <text:p text:style-name="P218">1</text:p>
          </table:table-cell>
          <table:table-cell table:style-name="Table11.X3" office:value-type="string">
            <text:p text:style-name="P218">1</text:p>
          </table:table-cell>
          <table:table-cell table:style-name="Table11.A2" office:value-type="string">
            <text:p text:style-name="P217">1</text:p>
          </table:table-cell>
          <table:table-cell table:style-name="Table11.A2" office:value-type="string">
            <text:p text:style-name="P217">0</text:p>
          </table:table-cell>
          <table:table-cell table:style-name="Table11.A2" office:value-type="string">
            <text:p text:style-name="P217">0</text:p>
          </table:table-cell>
          <table:table-cell table:style-name="Table11.A2" office:value-type="string">
            <text:p text:style-name="P217">1</text:p>
          </table:table-cell>
          <table:table-cell table:style-name="Table11.c3" office:value-type="string">
            <text:p text:style-name="P217">0</text:p>
          </table:table-cell>
          <table:table-cell table:style-name="Table11.d3" office:value-type="string">
            <text:p text:style-name="P217">0</text:p>
          </table:table-cell>
          <table:table-cell table:style-name="Table11.e3" office:value-type="string">
            <text:p text:style-name="P217">0</text:p>
          </table:table-cell>
          <table:table-cell table:style-name="Table11.f3" office:value-type="string">
            <text:p text:style-name="P217">0</text:p>
          </table:table-cell>
        </table:table-row>
      </table:table>
      <text:p text:style-name="P126"/>
      <text:p text:style-name="P163"><text:span text:style-name="T148">2.4 Reference </text:span><text:span text:style-name="T171">Clock</text:span><text:span text:style-name="T148"> Control. <text:s text:c="4"/></text:span><text:span text:style-name="T63">Address=</text:span><text:span text:style-name="T65">4</text:span><text:span text:style-name="T63">h, Command=</text:span><text:span text:style-name="T65">(see Spreadsheet List)</text:span></text:p>
      <text:p text:style-name="P27"/>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38">Embedded Data (<text:span text:style-name="T88">as required</text:span>)</text:p>
          </table:table-cell>
          <table:table-cell table:style-name="Table20.A1" office:value-type="string">
            <text:p text:style-name="P238">Command</text:p>
          </table:table-cell>
          <table:table-cell table:style-name="Table20.A1" office:value-type="string">
            <text:p text:style-name="P238">Address</text:p>
          </table:table-cell>
          <table:table-cell table:style-name="Table20.D1" office:value-type="string">
            <text:p text:style-name="P238">Command Flag <text:span text:style-name="T98">0x</text:span>FF </text:p>
          </table:table-cell>
        </table:table-row>
      </table:table>
      <table:table table:name="Table21" table:style-name="Table21">
        <table:table-column table:style-name="Table21.A"/>
        <table:table-column table:style-name="Table21.B"/>
        <table:table-column table:style-name="Table21.A"/>
        <table:table-column table:style-name="Table21.B" table:number-columns-repeated="2"/>
        <table:table-column table:style-name="Table21.A"/>
        <table:table-column table:style-name="Table21.B" table:number-columns-repeated="2"/>
        <table:table-column table:style-name="Table21.A"/>
        <table:table-column table:style-name="Table21.B"/>
        <table:table-column table:style-name="Table21.A"/>
        <table:table-column table:style-name="Table21.B" table:number-columns-repeated="2"/>
        <table:table-column table:style-name="Table21.A"/>
        <table:table-column table:style-name="Table21.B" table:number-columns-repeated="2"/>
        <table:table-column table:style-name="Table21.A"/>
        <table:table-column table:style-name="Table21.B"/>
        <table:table-column table:style-name="Table21.A"/>
        <table:table-column table:style-name="Table21.B" table:number-columns-repeated="2"/>
        <table:table-column table:style-name="Table21.A"/>
        <table:table-column table:style-name="Table21.B" table:number-columns-repeated="2"/>
        <table:table-column table:style-name="Table21.A"/>
        <table:table-column table:style-name="Table21.B"/>
        <table:table-column table:style-name="Table21.A"/>
        <table:table-column table:style-name="Table21.B" table:number-columns-repeated="2"/>
        <table:table-column table:style-name="Table21.A"/>
        <table:table-column table:style-name="Table21.B"/>
        <table:table-column table:style-name="Table21.f"/>
        <table:table-row table:style-name="Table21.1">
          <table:table-cell table:style-name="Table21.A1" office:value-type="string">
            <text:p text:style-name="P182">31</text:p>
          </table:table-cell>
          <table:table-cell table:style-name="Table21.A1" office:value-type="string">
            <text:p text:style-name="P182">30</text:p>
          </table:table-cell>
          <table:table-cell table:style-name="Table21.A1" office:value-type="string">
            <text:p text:style-name="P182">29</text:p>
          </table:table-cell>
          <table:table-cell table:style-name="Table21.A1" office:value-type="string">
            <text:p text:style-name="P182">28</text:p>
          </table:table-cell>
          <table:table-cell table:style-name="Table21.E1" office:value-type="string">
            <text:p text:style-name="P182">27</text:p>
          </table:table-cell>
          <table:table-cell table:style-name="Table21.F1" office:value-type="string">
            <text:p text:style-name="P182">26</text:p>
          </table:table-cell>
          <table:table-cell table:style-name="Table21.G1" office:value-type="string">
            <text:p text:style-name="P182">25</text:p>
          </table:table-cell>
          <table:table-cell table:style-name="Table21.H1" office:value-type="string">
            <text:p text:style-name="P182">24</text:p>
          </table:table-cell>
          <table:table-cell table:style-name="Table21.A1" office:value-type="string">
            <text:p text:style-name="P182">23</text:p>
          </table:table-cell>
          <table:table-cell table:style-name="Table21.A1" office:value-type="string">
            <text:p text:style-name="P182">22</text:p>
          </table:table-cell>
          <table:table-cell table:style-name="Table21.A1" office:value-type="string">
            <text:p text:style-name="P182">21</text:p>
          </table:table-cell>
          <table:table-cell table:style-name="Table21.A1" office:value-type="string">
            <text:p text:style-name="P182">20</text:p>
          </table:table-cell>
          <table:table-cell table:style-name="Table21.M1" office:value-type="string">
            <text:p text:style-name="P182">19</text:p>
          </table:table-cell>
          <table:table-cell table:style-name="Table21.N1" office:value-type="string">
            <text:p text:style-name="P182">18</text:p>
          </table:table-cell>
          <table:table-cell table:style-name="Table21.O1" office:value-type="string">
            <text:p text:style-name="P182">17</text:p>
          </table:table-cell>
          <table:table-cell table:style-name="Table21.P1" office:value-type="string">
            <text:p text:style-name="P182">16</text:p>
          </table:table-cell>
          <table:table-cell table:style-name="Table21.A1" office:value-type="string">
            <text:p text:style-name="P182">15</text:p>
          </table:table-cell>
          <table:table-cell table:style-name="Table21.A1" office:value-type="string">
            <text:p text:style-name="P182">14</text:p>
          </table:table-cell>
          <table:table-cell table:style-name="Table21.A1" office:value-type="string">
            <text:p text:style-name="P182">13</text:p>
          </table:table-cell>
          <table:table-cell table:style-name="Table21.A1" office:value-type="string">
            <text:p text:style-name="P182">12</text:p>
          </table:table-cell>
          <table:table-cell table:style-name="Table21.U1" office:value-type="string">
            <text:p text:style-name="P182">11</text:p>
          </table:table-cell>
          <table:table-cell table:style-name="Table21.V1" office:value-type="string">
            <text:p text:style-name="P182">10</text:p>
          </table:table-cell>
          <table:table-cell table:style-name="Table21.W1" office:value-type="string">
            <text:p text:style-name="P182">9</text:p>
          </table:table-cell>
          <table:table-cell table:style-name="Table21.X1" office:value-type="string">
            <text:p text:style-name="P182">8</text:p>
          </table:table-cell>
          <table:table-cell table:style-name="Table21.A1" office:value-type="string">
            <text:p text:style-name="P182">7</text:p>
          </table:table-cell>
          <table:table-cell table:style-name="Table21.A1" office:value-type="string">
            <text:p text:style-name="P182">6</text:p>
          </table:table-cell>
          <table:table-cell table:style-name="Table21.A1" office:value-type="string">
            <text:p text:style-name="P182">5</text:p>
          </table:table-cell>
          <table:table-cell table:style-name="Table21.A1" office:value-type="string">
            <text:p text:style-name="P182">4</text:p>
          </table:table-cell>
          <table:table-cell table:style-name="Table21.c1" office:value-type="string">
            <text:p text:style-name="P182">3</text:p>
          </table:table-cell>
          <table:table-cell table:style-name="Table21.d1" office:value-type="string">
            <text:p text:style-name="P182">2</text:p>
          </table:table-cell>
          <table:table-cell table:style-name="Table21.e1" office:value-type="string">
            <text:p text:style-name="P182">1</text:p>
          </table:table-cell>
          <table:table-cell table:style-name="Table21.f1" office:value-type="string">
            <text:p text:style-name="P182">0</text:p>
          </table:table-cell>
        </table:table-row>
        <table:table-row table:style-name="Table21.1">
          <table:table-cell table:style-name="Table21.A1" office:value-type="string">
            <text:p text:style-name="P204">-</text:p>
          </table:table-cell>
          <table:table-cell table:style-name="Table21.A1" office:value-type="string">
            <text:p text:style-name="P204">-</text:p>
          </table:table-cell>
          <table:table-cell table:style-name="Table21.A1" office:value-type="string">
            <text:p text:style-name="P204">-</text:p>
          </table:table-cell>
          <table:table-cell table:style-name="Table21.A1" office:value-type="string">
            <text:p text:style-name="P204">-</text:p>
          </table:table-cell>
          <table:table-cell table:style-name="Table21.E2" office:value-type="string">
            <text:p text:style-name="P204">-</text:p>
          </table:table-cell>
          <table:table-cell table:style-name="Table21.F2" office:value-type="string">
            <text:p text:style-name="P204">-</text:p>
          </table:table-cell>
          <table:table-cell table:style-name="Table21.G2" office:value-type="string">
            <text:p text:style-name="P207">-</text:p>
          </table:table-cell>
          <table:table-cell table:style-name="Table21.H2" office:value-type="string">
            <text:p text:style-name="P204">-</text:p>
          </table:table-cell>
          <table:table-cell table:style-name="Table21.A1" office:value-type="string">
            <text:p text:style-name="P204">-</text:p>
          </table:table-cell>
          <table:table-cell table:style-name="Table21.A1" office:value-type="string">
            <text:p text:style-name="P204">-</text:p>
          </table:table-cell>
          <table:table-cell table:style-name="Table21.A1" office:value-type="string">
            <text:p text:style-name="P204">-</text:p>
          </table:table-cell>
          <table:table-cell table:style-name="Table21.A1" office:value-type="string">
            <text:p text:style-name="P204">-</text:p>
          </table:table-cell>
          <table:table-cell table:style-name="Table21.M2" office:value-type="string">
            <text:p text:style-name="P204">-</text:p>
          </table:table-cell>
          <table:table-cell table:style-name="Table21.N2" office:value-type="string">
            <text:p text:style-name="P204">-</text:p>
          </table:table-cell>
          <table:table-cell table:style-name="Table21.O2" office:value-type="string">
            <text:p text:style-name="P204">-</text:p>
          </table:table-cell>
          <table:table-cell table:style-name="Table21.P2" office:value-type="string">
            <text:p text:style-name="P207">-</text:p>
          </table:table-cell>
          <table:table-cell table:style-name="Table21.A1" office:value-type="string">
            <text:p text:style-name="P222">C</text:p>
          </table:table-cell>
          <table:table-cell table:style-name="Table21.A1" office:value-type="string">
            <text:p text:style-name="P220">C</text:p>
          </table:table-cell>
          <table:table-cell table:style-name="Table21.A1" office:value-type="string">
            <text:p text:style-name="P220">C</text:p>
          </table:table-cell>
          <table:table-cell table:style-name="Table21.A1" office:value-type="string">
            <text:p text:style-name="P220">C</text:p>
          </table:table-cell>
          <table:table-cell table:style-name="Table21.U2" office:value-type="string">
            <text:p text:style-name="P220">C</text:p>
          </table:table-cell>
          <table:table-cell table:style-name="Table21.V2" office:value-type="string">
            <text:p text:style-name="P220">1</text:p>
          </table:table-cell>
          <table:table-cell table:style-name="Table21.W2" office:value-type="string">
            <text:p text:style-name="P204">0</text:p>
          </table:table-cell>
          <table:table-cell table:style-name="Table21.X2" office:value-type="string">
            <text:p text:style-name="P204">0</text:p>
          </table:table-cell>
          <table:table-cell table:style-name="Table21.A1" office:value-type="string">
            <text:p text:style-name="P191">1</text:p>
          </table:table-cell>
          <table:table-cell table:style-name="Table21.A1" office:value-type="string">
            <text:p text:style-name="P191">1</text:p>
          </table:table-cell>
          <table:table-cell table:style-name="Table21.A1" office:value-type="string">
            <text:p text:style-name="P191">1</text:p>
          </table:table-cell>
          <table:table-cell table:style-name="Table21.A1" office:value-type="string">
            <text:p text:style-name="P191">1</text:p>
          </table:table-cell>
          <table:table-cell table:style-name="Table21.c2" office:value-type="string">
            <text:p text:style-name="P191">1</text:p>
          </table:table-cell>
          <table:table-cell table:style-name="Table21.d2" office:value-type="string">
            <text:p text:style-name="P191">1</text:p>
          </table:table-cell>
          <table:table-cell table:style-name="Table21.e2" office:value-type="string">
            <text:p text:style-name="P191">1</text:p>
          </table:table-cell>
          <table:table-cell table:style-name="Table21.f2" office:value-type="string">
            <text:p text:style-name="P191">1</text:p>
          </table:table-cell>
        </table:table-row>
      </table:table>
      <text:p text:style-name="P127">Note: 4-Bit Nibble Groups are shown <text:span text:style-name="T229">in these diagrams </text:span>for easier Hexadecimal Coding.</text:p>
      <text:p text:style-name="P132"/>
      <text:p text:style-name="P128">The Spreadsheet has the listing for how to command REF 1, REF 2 or No Reference. <text:span text:style-name="T234">Th</text:span><text:span text:style-name="T235">e selected </text:span><text:span text:style-name="T234">reference is used by all 3 LO’s (2 LO’s if 45 MHz is disabled).</text:span></text:p>
      <text:p text:style-name="P129">Default Reference is 60 MHz (U500). Alternate Reference of 100 MHz (U501) is used primarily when the RF frequency being received is 60 MHz or a harmonic of 60 MHz, <text:span text:style-name="T231">or if the RF frequency results in a signal that falls within the spectrum analyzer’s IF bandwidth.</text:span></text:p>
      <text:p text:style-name="P131">A “B.I.T.E.” Test can be achieved by disabling both references and look for “UNLOCK” on all three LO’s. This could be useful at power-up. See PLL_MUX command.</text:p>
      <text:p text:style-name="P131"/>
      <text:p text:style-name="P250"><text:span text:style-name="T130">T</text:span><text:span text:style-name="T131">o a</text:span><text:span text:style-name="T130">void 30 MHz </text:span><text:span text:style-name="T131">Phase-Frequency Detector (PFD)</text:span><text:span text:style-name="T130"> Harmonics </text:span><text:span text:style-name="T131">that are present with the 60 MHz reference clock</text:span><text:span text:style-name="T130">, </text:span><text:span text:style-name="T131">use the </text:span><text:span text:style-name="T130">100MHz </text:span><text:span text:style-name="T131">reference clock which has 50MHz (PFD)</text:span><text:span text:style-name="T130"> </text:span><text:span text:style-name="T134">h</text:span><text:span text:style-name="T130">armonics. </text:span><text:span text:style-name="T132">Likewise, </text:span><text:span text:style-name="T131">the reverse </text:span><text:span text:style-name="T132">is true. </text:span><text:span text:style-name="T133">Try to use the 60 MHz reference clock </text:span><text:span text:style-name="T135">since</text:span><text:span text:style-name="T133"> its phase jitter is &gt;3 times better than the 100 MHz reference clock.</text:span></text:p>
      <text:p text:style-name="P132"/>
      <text:p text:style-name="P125"><text:span text:style-name="T15">2.</text:span><text:span text:style-name="T17">5</text:span><text:span text:style-name="T15"> Analog to Digital </text:span><text:span text:style-name="T23">(ADC) </text:span><text:span text:style-name="T15">Converter </text:span><text:span text:style-name="T18">Data Return</text:span><text:span text:style-name="T15">. </text:span><text:span text:style-name="T244">(No Command Word </text:span><text:span text:style-name="T253">required</text:span><text:span text:style-name="T244">) </text:span></text:p>
      <text:p text:style-name="P130"><text:span text:style-name="T204">T</text:span>he ADC value from the log amps do not require a separate command word to invoke. Rather, the <text:s text:c="5"/>type of <text:span text:style-name="T253">an </text:span>LO<text:span text:style-name="T253">2 or LO3</text:span> Specific Command invokes the return of a 16-bit integer(s) automatically. </text:p>
      <text:p text:style-name="P133"><text:span text:style-name="T204">T</text:span>o command the Arduino to automatically send back either a 315 MHz ADC value or a 45 MHz ADC </text:p>
      <text:p text:style-name="P134">value after <text:span text:style-name="T256">either </text:span>LO<text:span text:style-name="T256">2or LO3</text:span> is commanded by a Specific <text:span text:style-name="T268">C</text:span>ommand. <text:s/></text:p>
      <text:p text:style-name="P134"/>
      <text:p text:style-name="P247"><text:span text:style-name="T234">a) If LO3 is enabled </text:span><text:span text:style-name="T107">at any power level</text:span><text:span text:style-name="T234">, the 45 MHz Log amp ADC </text:span>Value is <text:span text:style-name="T234">returned.</text:span></text:p>
      <text:p text:style-name="P248">b) If LO3 is disabled, then the 315 MHz Log Amp ADC Value is returned.</text:p>
      <text:p text:style-name="P249">The Arduino always <text:span text:style-name="T104">knows</text:span> the status of LO3. For example if Command 1h was sent to <text:span text:style-name="T268">LO3’s</text:span> <text:span text:style-name="T268">a</text:span>ddress (3h) then <text:span text:style-name="T268">Arduino</text:span> knows LO3 is disabled. Otherwise LO3 is enabled. Also, reading 315 MHz ADC data when LO3 is enabled is not <text:span text:style-name="T268">optimal</text:span> due to LO3 signal blocking.</text:p>
      <text:p text:style-name="P247"/>
      <text:p text:style-name="P134"><text:span text:style-name="T234">The resolution could be an</text:span> integer <text:span text:style-name="T234">word </text:span>(16 bit), which could originate from either the 10-bit Arduino Analog inputs or the 12-bit <text:span text:style-name="T269">D</text:span>igitizer <text:span text:style-name="T269">board</text:span>. The Arduino program is to be written for either -type of input (i.e. an Arduino program could handle its own 10-bit Analog inputs or be written to handle the 12-bit <text:span text:style-name="T269">D</text:span>igitizer which need<text:span text:style-name="T269">s</text:span> additional commands to function). <text:span text:style-name="T232">A more elaborate Arduino program could handle either input by querying the AD7887, if desired </text:span><text:span text:style-name="T233">via the SPI_MISO line and /SEL_ADC, </text:span><text:span text:style-name="T234">then </text:span><text:span text:style-name="T269">knowing that the Digitizer board is functional, the Arduino program can </text:span><text:span text:style-name="T234">us</text:span><text:span text:style-name="T269">e</text:span><text:span text:style-name="T234"> the AD7887 values in place of its own Analog Inputs.</text:span></text:p>
      <text:p text:style-name="P137"/>
      <text:p text:style-name="P138"/>
      <text:p text:style-name="P168">2.6 PLL_MUX <text:span text:style-name="T236">Specific </text:span>Command. <text:span text:style-name="T63">Address=</text:span><text:span text:style-name="T64">5</text:span><text:span text:style-name="T63">h</text:span></text:p>
      <text:p text:style-name="P136">Even though it is not a physical device, the PLL_MUX <text:span text:style-name="T243">Specific </text:span><text:span text:style-name="T270">C</text:span>ommand will invoke the return of a 16-bit word which has the PLL Lock status. It require<text:span text:style-name="T238">s</text:span> the Arduino to program the respective register <text:span text:style-name="T238">that enables that PLL_MUX line </text:span>of <text:span text:style-name="T238">that</text:span> LO, <text:span text:style-name="T104">one at a time</text:span>, sense the state whether high(lock) or low(unlock) and then disable that LO’s PLL_MUX line. <text:span text:style-name="T237">A simple 16 bit (unsigned integer) word is returned </text:span><text:span text:style-name="T239">after the Arduino polls all three LO’s. </text:span><text:span text:style-name="T240">A logic ‘0’ indicates UNLOCK, a logic ‘1’ indicates LOCK for that </text:span><text:span text:style-name="T245">specific </text:span><text:span text:style-name="T240">LO: </text:span></text:p>
      <text:p text:style-name="P136"/>
      <text:p text:style-name="P108"><text:span text:style-name="T170">Specific </text:span><text:span text:style-name="T169">Command Word:</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40">Embedded Data (<text:span text:style-name="T88">as required</text:span>)</text:p>
          </table:table-cell>
          <table:table-cell table:style-name="Table25.A1" office:value-type="string">
            <text:p text:style-name="P240">Command</text:p>
          </table:table-cell>
          <table:table-cell table:style-name="Table25.A1" office:value-type="string">
            <text:p text:style-name="P240">Address</text:p>
          </table:table-cell>
          <table:table-cell table:style-name="Table25.D1" office:value-type="string">
            <text:p text:style-name="P240">Command Flag <text:span text:style-name="T98">0x</text:span>FF </text:p>
          </table:table-cell>
        </table:table-row>
      </table:table>
      <table:table table:name="Table26" table:style-name="Table26">
        <table:table-column table:style-name="Table26.A"/>
        <table:table-column table:style-name="Table26.B"/>
        <table:table-column table:style-name="Table26.A"/>
        <table:table-column table:style-name="Table26.B" table:number-columns-repeated="2"/>
        <table:table-column table:style-name="Table26.A"/>
        <table:table-column table:style-name="Table26.B" table:number-columns-repeated="2"/>
        <table:table-column table:style-name="Table26.A"/>
        <table:table-column table:style-name="Table26.B"/>
        <table:table-column table:style-name="Table26.A"/>
        <table:table-column table:style-name="Table26.B" table:number-columns-repeated="2"/>
        <table:table-column table:style-name="Table26.A"/>
        <table:table-column table:style-name="Table26.B" table:number-columns-repeated="2"/>
        <table:table-column table:style-name="Table26.A"/>
        <table:table-column table:style-name="Table26.B"/>
        <table:table-column table:style-name="Table26.A"/>
        <table:table-column table:style-name="Table26.B" table:number-columns-repeated="2"/>
        <table:table-column table:style-name="Table26.A"/>
        <table:table-column table:style-name="Table26.B" table:number-columns-repeated="2"/>
        <table:table-column table:style-name="Table26.A"/>
        <table:table-column table:style-name="Table26.B"/>
        <table:table-column table:style-name="Table26.A"/>
        <table:table-column table:style-name="Table26.B" table:number-columns-repeated="2"/>
        <table:table-column table:style-name="Table26.A"/>
        <table:table-column table:style-name="Table26.B"/>
        <table:table-column table:style-name="Table26.f"/>
        <table:table-row table:style-name="Table26.1">
          <table:table-cell table:style-name="Table26.A1" office:value-type="string">
            <text:p text:style-name="P183">31</text:p>
          </table:table-cell>
          <table:table-cell table:style-name="Table26.A1" office:value-type="string">
            <text:p text:style-name="P183">30</text:p>
          </table:table-cell>
          <table:table-cell table:style-name="Table26.A1" office:value-type="string">
            <text:p text:style-name="P183">29</text:p>
          </table:table-cell>
          <table:table-cell table:style-name="Table26.A1" office:value-type="string">
            <text:p text:style-name="P183">28</text:p>
          </table:table-cell>
          <table:table-cell table:style-name="Table26.E1" office:value-type="string">
            <text:p text:style-name="P183">27</text:p>
          </table:table-cell>
          <table:table-cell table:style-name="Table26.F1" office:value-type="string">
            <text:p text:style-name="P183">26</text:p>
          </table:table-cell>
          <table:table-cell table:style-name="Table26.G1" office:value-type="string">
            <text:p text:style-name="P183">25</text:p>
          </table:table-cell>
          <table:table-cell table:style-name="Table26.H1" office:value-type="string">
            <text:p text:style-name="P183">24</text:p>
          </table:table-cell>
          <table:table-cell table:style-name="Table26.A1" office:value-type="string">
            <text:p text:style-name="P183">23</text:p>
          </table:table-cell>
          <table:table-cell table:style-name="Table26.A1" office:value-type="string">
            <text:p text:style-name="P183">22</text:p>
          </table:table-cell>
          <table:table-cell table:style-name="Table26.A1" office:value-type="string">
            <text:p text:style-name="P183">21</text:p>
          </table:table-cell>
          <table:table-cell table:style-name="Table26.A1" office:value-type="string">
            <text:p text:style-name="P183">20</text:p>
          </table:table-cell>
          <table:table-cell table:style-name="Table26.M1" office:value-type="string">
            <text:p text:style-name="P183">19</text:p>
          </table:table-cell>
          <table:table-cell table:style-name="Table26.N1" office:value-type="string">
            <text:p text:style-name="P183">18</text:p>
          </table:table-cell>
          <table:table-cell table:style-name="Table26.O1" office:value-type="string">
            <text:p text:style-name="P183">17</text:p>
          </table:table-cell>
          <table:table-cell table:style-name="Table26.P1" office:value-type="string">
            <text:p text:style-name="P183">16</text:p>
          </table:table-cell>
          <table:table-cell table:style-name="Table26.A1" office:value-type="string">
            <text:p text:style-name="P183">15</text:p>
          </table:table-cell>
          <table:table-cell table:style-name="Table26.A1" office:value-type="string">
            <text:p text:style-name="P183">14</text:p>
          </table:table-cell>
          <table:table-cell table:style-name="Table26.A1" office:value-type="string">
            <text:p text:style-name="P183">13</text:p>
          </table:table-cell>
          <table:table-cell table:style-name="Table26.A1" office:value-type="string">
            <text:p text:style-name="P183">12</text:p>
          </table:table-cell>
          <table:table-cell table:style-name="Table26.U1" office:value-type="string">
            <text:p text:style-name="P183">11</text:p>
          </table:table-cell>
          <table:table-cell table:style-name="Table26.V1" office:value-type="string">
            <text:p text:style-name="P183">10</text:p>
          </table:table-cell>
          <table:table-cell table:style-name="Table26.W1" office:value-type="string">
            <text:p text:style-name="P183">9</text:p>
          </table:table-cell>
          <table:table-cell table:style-name="Table26.X1" office:value-type="string">
            <text:p text:style-name="P183">8</text:p>
          </table:table-cell>
          <table:table-cell table:style-name="Table26.A1" office:value-type="string">
            <text:p text:style-name="P183">7</text:p>
          </table:table-cell>
          <table:table-cell table:style-name="Table26.A1" office:value-type="string">
            <text:p text:style-name="P183">6</text:p>
          </table:table-cell>
          <table:table-cell table:style-name="Table26.A1" office:value-type="string">
            <text:p text:style-name="P183">5</text:p>
          </table:table-cell>
          <table:table-cell table:style-name="Table26.A1" office:value-type="string">
            <text:p text:style-name="P183">4</text:p>
          </table:table-cell>
          <table:table-cell table:style-name="Table26.c1" office:value-type="string">
            <text:p text:style-name="P183">3</text:p>
          </table:table-cell>
          <table:table-cell table:style-name="Table26.d1" office:value-type="string">
            <text:p text:style-name="P183">2</text:p>
          </table:table-cell>
          <table:table-cell table:style-name="Table26.e1" office:value-type="string">
            <text:p text:style-name="P183">1</text:p>
          </table:table-cell>
          <table:table-cell table:style-name="Table26.f1" office:value-type="string">
            <text:p text:style-name="P183">0</text:p>
          </table:table-cell>
        </table:table-row>
        <table:table-row table:style-name="Table26.1">
          <table:table-cell table:style-name="Table26.A1" office:value-type="string">
            <text:p text:style-name="P205">-</text:p>
          </table:table-cell>
          <table:table-cell table:style-name="Table26.A1" office:value-type="string">
            <text:p text:style-name="P205">-</text:p>
          </table:table-cell>
          <table:table-cell table:style-name="Table26.A1" office:value-type="string">
            <text:p text:style-name="P205">-</text:p>
          </table:table-cell>
          <table:table-cell table:style-name="Table26.A1" office:value-type="string">
            <text:p text:style-name="P205">-</text:p>
          </table:table-cell>
          <table:table-cell table:style-name="Table26.E2" office:value-type="string">
            <text:p text:style-name="P205">-</text:p>
          </table:table-cell>
          <table:table-cell table:style-name="Table26.F2" office:value-type="string">
            <text:p text:style-name="P205">-</text:p>
          </table:table-cell>
          <table:table-cell table:style-name="Table26.G2" office:value-type="string">
            <text:p text:style-name="P208">-</text:p>
          </table:table-cell>
          <table:table-cell table:style-name="Table26.H2" office:value-type="string">
            <text:p text:style-name="P205">-</text:p>
          </table:table-cell>
          <table:table-cell table:style-name="Table26.A1" office:value-type="string">
            <text:p text:style-name="P205">-</text:p>
          </table:table-cell>
          <table:table-cell table:style-name="Table26.A1" office:value-type="string">
            <text:p text:style-name="P205">-</text:p>
          </table:table-cell>
          <table:table-cell table:style-name="Table26.A1" office:value-type="string">
            <text:p text:style-name="P205">-</text:p>
          </table:table-cell>
          <table:table-cell table:style-name="Table26.A1" office:value-type="string">
            <text:p text:style-name="P205">-</text:p>
          </table:table-cell>
          <table:table-cell table:style-name="Table26.M2" office:value-type="string">
            <text:p text:style-name="P205">-</text:p>
          </table:table-cell>
          <table:table-cell table:style-name="Table26.N2" office:value-type="string">
            <text:p text:style-name="P205">-</text:p>
          </table:table-cell>
          <table:table-cell table:style-name="Table26.O2" office:value-type="string">
            <text:p text:style-name="P205">-</text:p>
          </table:table-cell>
          <table:table-cell table:style-name="Table26.P2" office:value-type="string">
            <text:p text:style-name="P208">-</text:p>
          </table:table-cell>
          <table:table-cell table:style-name="Table26.A1" office:value-type="string">
            <text:p text:style-name="P223">C</text:p>
          </table:table-cell>
          <table:table-cell table:style-name="Table26.A1" office:value-type="string">
            <text:p text:style-name="P221">C</text:p>
          </table:table-cell>
          <table:table-cell table:style-name="Table26.A1" office:value-type="string">
            <text:p text:style-name="P221">C</text:p>
          </table:table-cell>
          <table:table-cell table:style-name="Table26.A1" office:value-type="string">
            <text:p text:style-name="P221">C</text:p>
          </table:table-cell>
          <table:table-cell table:style-name="Table26.U2" office:value-type="string">
            <text:p text:style-name="P221">C</text:p>
          </table:table-cell>
          <table:table-cell table:style-name="Table26.V2" office:value-type="string">
            <text:p text:style-name="P221">1</text:p>
          </table:table-cell>
          <table:table-cell table:style-name="Table26.W2" office:value-type="string">
            <text:p text:style-name="P226">0</text:p>
          </table:table-cell>
          <table:table-cell table:style-name="Table26.X2" office:value-type="string">
            <text:p text:style-name="P225">1</text:p>
          </table:table-cell>
          <table:table-cell table:style-name="Table26.A1" office:value-type="string">
            <text:p text:style-name="P192">1</text:p>
          </table:table-cell>
          <table:table-cell table:style-name="Table26.A1" office:value-type="string">
            <text:p text:style-name="P192">1</text:p>
          </table:table-cell>
          <table:table-cell table:style-name="Table26.A1" office:value-type="string">
            <text:p text:style-name="P192">1</text:p>
          </table:table-cell>
          <table:table-cell table:style-name="Table26.A1" office:value-type="string">
            <text:p text:style-name="P192">1</text:p>
          </table:table-cell>
          <table:table-cell table:style-name="Table26.c2" office:value-type="string">
            <text:p text:style-name="P192">1</text:p>
          </table:table-cell>
          <table:table-cell table:style-name="Table26.d2" office:value-type="string">
            <text:p text:style-name="P192">1</text:p>
          </table:table-cell>
          <table:table-cell table:style-name="Table26.e2" office:value-type="string">
            <text:p text:style-name="P192">1</text:p>
          </table:table-cell>
          <table:table-cell table:style-name="Table26.f2" office:value-type="string">
            <text:p text:style-name="P192">1</text:p>
          </table:table-cell>
        </table:table-row>
      </table:table>
      <text:p text:style-name="P140">Note: 4-Bit Nibble Groups are shown <text:span text:style-name="T229">in these diagrams </text:span>for easier Hexadecimal Coding.</text:p>
      <text:p text:style-name="P135"/>
      <table:table table:name="Table22" table:style-name="Table22">
        <table:table-column table:style-name="Table22.A" table:number-columns-repeated="15"/>
        <table:table-column table:style-name="Table22.P"/>
        <table:table-row table:style-name="Table22.1">
          <table:table-cell table:style-name="Table22.A1" office:value-type="string">
            <text:p text:style-name="P242">15</text:p>
          </table:table-cell>
          <table:table-cell table:style-name="Table22.A1" office:value-type="string">
            <text:p text:style-name="P242">14</text:p>
          </table:table-cell>
          <table:table-cell table:style-name="Table22.A1" office:value-type="string">
            <text:p text:style-name="P242">13</text:p>
          </table:table-cell>
          <table:table-cell table:style-name="Table22.A1" office:value-type="string">
            <text:p text:style-name="P242">12</text:p>
          </table:table-cell>
          <table:table-cell table:style-name="Table22.O1" office:value-type="string">
            <text:p text:style-name="P242">11</text:p>
          </table:table-cell>
          <table:table-cell table:style-name="Table22.N1" office:value-type="string">
            <text:p text:style-name="P242">10</text:p>
          </table:table-cell>
          <table:table-cell table:style-name="Table22.O1" office:value-type="string">
            <text:p text:style-name="P242">9</text:p>
          </table:table-cell>
          <table:table-cell table:style-name="Table22.N1" office:value-type="string">
            <text:p text:style-name="P242">8</text:p>
          </table:table-cell>
          <table:table-cell table:style-name="Table22.I1" office:value-type="string">
            <text:p text:style-name="P242">7</text:p>
          </table:table-cell>
          <table:table-cell table:style-name="Table22.I1" office:value-type="string">
            <text:p text:style-name="P242">6</text:p>
          </table:table-cell>
          <table:table-cell table:style-name="Table22.I1" office:value-type="string">
            <text:p text:style-name="P242">5</text:p>
          </table:table-cell>
          <table:table-cell table:style-name="Table22.I1" office:value-type="string">
            <text:p text:style-name="P242">4</text:p>
          </table:table-cell>
          <table:table-cell table:style-name="Table22.O1" office:value-type="string">
            <text:p text:style-name="P242">3</text:p>
          </table:table-cell>
          <table:table-cell table:style-name="Table22.N1" office:value-type="string">
            <text:p text:style-name="P242">2</text:p>
          </table:table-cell>
          <table:table-cell table:style-name="Table22.O1" office:value-type="string">
            <text:p text:style-name="P242">1</text:p>
          </table:table-cell>
          <table:table-cell table:style-name="Table22.P1" office:value-type="string">
            <text:p text:style-name="P242">0</text:p>
          </table:table-cell>
        </table:table-row>
        <table:table-row table:style-name="Table22.1">
          <table:table-cell table:style-name="Table22.A2" office:value-type="string">
            <text:p text:style-name="P242">P</text:p>
          </table:table-cell>
          <table:table-cell table:style-name="Table22.A2" office:value-type="string">
            <text:p text:style-name="P242">P</text:p>
          </table:table-cell>
          <table:table-cell table:style-name="Table22.A2" office:value-type="string">
            <text:p text:style-name="P242">P</text:p>
          </table:table-cell>
          <table:table-cell table:style-name="Table22.A2" office:value-type="string">
            <text:p text:style-name="P242">P</text:p>
          </table:table-cell>
          <table:table-cell table:style-name="Table22.O2" office:value-type="string">
            <text:p text:style-name="P242">P</text:p>
          </table:table-cell>
          <table:table-cell table:style-name="Table22.N2" office:value-type="string">
            <text:p text:style-name="P242">P</text:p>
          </table:table-cell>
          <table:table-cell table:style-name="Table22.O2" office:value-type="string">
            <text:p text:style-name="P242">P</text:p>
          </table:table-cell>
          <table:table-cell table:style-name="Table22.N2" office:value-type="string">
            <text:p text:style-name="P242">P</text:p>
          </table:table-cell>
          <table:table-cell table:style-name="Table22.I2" office:value-type="string">
            <text:p text:style-name="P242">P</text:p>
          </table:table-cell>
          <table:table-cell table:style-name="Table22.I2" office:value-type="string">
            <text:p text:style-name="P242">P</text:p>
          </table:table-cell>
          <table:table-cell table:style-name="Table22.I2" office:value-type="string">
            <text:p text:style-name="P242">P</text:p>
          </table:table-cell>
          <table:table-cell table:style-name="Table22.I2" office:value-type="string">
            <text:p text:style-name="P242">P</text:p>
          </table:table-cell>
          <table:table-cell table:style-name="Table22.O2" office:value-type="string">
            <text:p text:style-name="P242">LO3</text:p>
          </table:table-cell>
          <table:table-cell table:style-name="Table22.N2" office:value-type="string">
            <text:p text:style-name="P242">LO2</text:p>
          </table:table-cell>
          <table:table-cell table:style-name="Table22.O2" office:value-type="string">
            <text:p text:style-name="P242">LO1</text:p>
          </table:table-cell>
          <table:table-cell table:style-name="Table22.P2" office:value-type="string">
            <text:p text:style-name="P242">P</text:p>
          </table:table-cell>
        </table:table-row>
      </table:table>
      <text:p text:style-name="P89"><text:span text:style-name="T166">N</text:span><text:span text:style-name="T165">ote: P=Provisional; </text:span><text:span text:style-name="T168"><text:s/>4-Bit Nibble Groups are shown </text:span><text:span text:style-name="T167">in these diagrams </text:span><text:span text:style-name="T168">for easier Hexadecimal Coding.</text:span></text:p>
      <text:p text:style-name="P140"/>
      <text:p text:style-name="P282"/>
      <text:p text:style-name="P108"><text:span text:style-name="T168">2.</text:span><text:span text:style-name="T165">7 LED and Miscellaneous Command. </text:span><text:span text:style-name="T169">Address= 7h</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40">Embedded Data (<text:span text:style-name="T88">as required</text:span>)</text:p>
          </table:table-cell>
          <table:table-cell table:style-name="Table23.A1" office:value-type="string">
            <text:p text:style-name="P240">Command</text:p>
          </table:table-cell>
          <table:table-cell table:style-name="Table23.A1" office:value-type="string">
            <text:p text:style-name="P240">Address</text:p>
          </table:table-cell>
          <table:table-cell table:style-name="Table23.D1" office:value-type="string">
            <text:p text:style-name="P240">Command Flag <text:span text:style-name="T98">0x</text:span>FF </text:p>
          </table:table-cell>
        </table:table-row>
      </table:table>
      <table:table table:name="Table24" table:style-name="Table24">
        <table:table-column table:style-name="Table24.A"/>
        <table:table-column table:style-name="Table24.B"/>
        <table:table-column table:style-name="Table24.A"/>
        <table:table-column table:style-name="Table24.B" table:number-columns-repeated="2"/>
        <table:table-column table:style-name="Table24.A"/>
        <table:table-column table:style-name="Table24.B" table:number-columns-repeated="2"/>
        <table:table-column table:style-name="Table24.A"/>
        <table:table-column table:style-name="Table24.B"/>
        <table:table-column table:style-name="Table24.A"/>
        <table:table-column table:style-name="Table24.B" table:number-columns-repeated="2"/>
        <table:table-column table:style-name="Table24.A"/>
        <table:table-column table:style-name="Table24.B" table:number-columns-repeated="2"/>
        <table:table-column table:style-name="Table24.A"/>
        <table:table-column table:style-name="Table24.B"/>
        <table:table-column table:style-name="Table24.A"/>
        <table:table-column table:style-name="Table24.B" table:number-columns-repeated="2"/>
        <table:table-column table:style-name="Table24.A"/>
        <table:table-column table:style-name="Table24.B" table:number-columns-repeated="2"/>
        <table:table-column table:style-name="Table24.A"/>
        <table:table-column table:style-name="Table24.B"/>
        <table:table-column table:style-name="Table24.A"/>
        <table:table-column table:style-name="Table24.B" table:number-columns-repeated="2"/>
        <table:table-column table:style-name="Table24.A"/>
        <table:table-column table:style-name="Table24.B"/>
        <table:table-column table:style-name="Table24.f"/>
        <table:table-row table:style-name="Table24.1">
          <table:table-cell table:style-name="Table24.A1" office:value-type="string">
            <text:p text:style-name="P183">31</text:p>
          </table:table-cell>
          <table:table-cell table:style-name="Table24.A1" office:value-type="string">
            <text:p text:style-name="P183">30</text:p>
          </table:table-cell>
          <table:table-cell table:style-name="Table24.A1" office:value-type="string">
            <text:p text:style-name="P183">29</text:p>
          </table:table-cell>
          <table:table-cell table:style-name="Table24.A1" office:value-type="string">
            <text:p text:style-name="P183">28</text:p>
          </table:table-cell>
          <table:table-cell table:style-name="Table24.E1" office:value-type="string">
            <text:p text:style-name="P183">27</text:p>
          </table:table-cell>
          <table:table-cell table:style-name="Table24.F1" office:value-type="string">
            <text:p text:style-name="P183">26</text:p>
          </table:table-cell>
          <table:table-cell table:style-name="Table24.G1" office:value-type="string">
            <text:p text:style-name="P183">25</text:p>
          </table:table-cell>
          <table:table-cell table:style-name="Table24.H1" office:value-type="string">
            <text:p text:style-name="P183">24</text:p>
          </table:table-cell>
          <table:table-cell table:style-name="Table24.A1" office:value-type="string">
            <text:p text:style-name="P183">23</text:p>
          </table:table-cell>
          <table:table-cell table:style-name="Table24.A1" office:value-type="string">
            <text:p text:style-name="P183">22</text:p>
          </table:table-cell>
          <table:table-cell table:style-name="Table24.A1" office:value-type="string">
            <text:p text:style-name="P183">21</text:p>
          </table:table-cell>
          <table:table-cell table:style-name="Table24.A1" office:value-type="string">
            <text:p text:style-name="P183">20</text:p>
          </table:table-cell>
          <table:table-cell table:style-name="Table24.M1" office:value-type="string">
            <text:p text:style-name="P183">19</text:p>
          </table:table-cell>
          <table:table-cell table:style-name="Table24.N1" office:value-type="string">
            <text:p text:style-name="P183">18</text:p>
          </table:table-cell>
          <table:table-cell table:style-name="Table24.O1" office:value-type="string">
            <text:p text:style-name="P183">17</text:p>
          </table:table-cell>
          <table:table-cell table:style-name="Table24.P1" office:value-type="string">
            <text:p text:style-name="P183">16</text:p>
          </table:table-cell>
          <table:table-cell table:style-name="Table24.A1" office:value-type="string">
            <text:p text:style-name="P183">15</text:p>
          </table:table-cell>
          <table:table-cell table:style-name="Table24.A1" office:value-type="string">
            <text:p text:style-name="P183">14</text:p>
          </table:table-cell>
          <table:table-cell table:style-name="Table24.A1" office:value-type="string">
            <text:p text:style-name="P183">13</text:p>
          </table:table-cell>
          <table:table-cell table:style-name="Table24.A1" office:value-type="string">
            <text:p text:style-name="P183">12</text:p>
          </table:table-cell>
          <table:table-cell table:style-name="Table24.U1" office:value-type="string">
            <text:p text:style-name="P183">11</text:p>
          </table:table-cell>
          <table:table-cell table:style-name="Table24.V1" office:value-type="string">
            <text:p text:style-name="P183">10</text:p>
          </table:table-cell>
          <table:table-cell table:style-name="Table24.W1" office:value-type="string">
            <text:p text:style-name="P183">9</text:p>
          </table:table-cell>
          <table:table-cell table:style-name="Table24.X1" office:value-type="string">
            <text:p text:style-name="P183">8</text:p>
          </table:table-cell>
          <table:table-cell table:style-name="Table24.A1" office:value-type="string">
            <text:p text:style-name="P183">7</text:p>
          </table:table-cell>
          <table:table-cell table:style-name="Table24.A1" office:value-type="string">
            <text:p text:style-name="P183">6</text:p>
          </table:table-cell>
          <table:table-cell table:style-name="Table24.A1" office:value-type="string">
            <text:p text:style-name="P183">5</text:p>
          </table:table-cell>
          <table:table-cell table:style-name="Table24.A1" office:value-type="string">
            <text:p text:style-name="P183">4</text:p>
          </table:table-cell>
          <table:table-cell table:style-name="Table24.c1" office:value-type="string">
            <text:p text:style-name="P183">3</text:p>
          </table:table-cell>
          <table:table-cell table:style-name="Table24.d1" office:value-type="string">
            <text:p text:style-name="P183">2</text:p>
          </table:table-cell>
          <table:table-cell table:style-name="Table24.e1" office:value-type="string">
            <text:p text:style-name="P183">1</text:p>
          </table:table-cell>
          <table:table-cell table:style-name="Table24.f1" office:value-type="string">
            <text:p text:style-name="P183">0</text:p>
          </table:table-cell>
        </table:table-row>
        <table:table-row table:style-name="Table24.1">
          <table:table-cell table:style-name="Table24.A1" office:value-type="string">
            <text:p text:style-name="P205">-</text:p>
          </table:table-cell>
          <table:table-cell table:style-name="Table24.A1" office:value-type="string">
            <text:p text:style-name="P205">-</text:p>
          </table:table-cell>
          <table:table-cell table:style-name="Table24.A1" office:value-type="string">
            <text:p text:style-name="P205">-</text:p>
          </table:table-cell>
          <table:table-cell table:style-name="Table24.A1" office:value-type="string">
            <text:p text:style-name="P205">-</text:p>
          </table:table-cell>
          <table:table-cell table:style-name="Table24.E2" office:value-type="string">
            <text:p text:style-name="P205">-</text:p>
          </table:table-cell>
          <table:table-cell table:style-name="Table24.F2" office:value-type="string">
            <text:p text:style-name="P205">-</text:p>
          </table:table-cell>
          <table:table-cell table:style-name="Table24.G2" office:value-type="string">
            <text:p text:style-name="P208">-</text:p>
          </table:table-cell>
          <table:table-cell table:style-name="Table24.H2" office:value-type="string">
            <text:p text:style-name="P205">-</text:p>
          </table:table-cell>
          <table:table-cell table:style-name="Table24.A1" office:value-type="string">
            <text:p text:style-name="P205">-</text:p>
          </table:table-cell>
          <table:table-cell table:style-name="Table24.A1" office:value-type="string">
            <text:p text:style-name="P205">-</text:p>
          </table:table-cell>
          <table:table-cell table:style-name="Table24.A1" office:value-type="string">
            <text:p text:style-name="P205">-</text:p>
          </table:table-cell>
          <table:table-cell table:style-name="Table24.A1" office:value-type="string">
            <text:p text:style-name="P205">-</text:p>
          </table:table-cell>
          <table:table-cell table:style-name="Table24.M2" office:value-type="string">
            <text:p text:style-name="P205">-</text:p>
          </table:table-cell>
          <table:table-cell table:style-name="Table24.N2" office:value-type="string">
            <text:p text:style-name="P205">-</text:p>
          </table:table-cell>
          <table:table-cell table:style-name="Table24.O2" office:value-type="string">
            <text:p text:style-name="P205">-</text:p>
          </table:table-cell>
          <table:table-cell table:style-name="Table24.P2" office:value-type="string">
            <text:p text:style-name="P208">-</text:p>
          </table:table-cell>
          <table:table-cell table:style-name="Table24.A1" office:value-type="string">
            <text:p text:style-name="P223">C</text:p>
          </table:table-cell>
          <table:table-cell table:style-name="Table24.A1" office:value-type="string">
            <text:p text:style-name="P221">C</text:p>
          </table:table-cell>
          <table:table-cell table:style-name="Table24.A1" office:value-type="string">
            <text:p text:style-name="P221">C</text:p>
          </table:table-cell>
          <table:table-cell table:style-name="Table24.A1" office:value-type="string">
            <text:p text:style-name="P221">C</text:p>
          </table:table-cell>
          <table:table-cell table:style-name="Table24.U2" office:value-type="string">
            <text:p text:style-name="P221">C</text:p>
          </table:table-cell>
          <table:table-cell table:style-name="Table24.V2" office:value-type="string">
            <text:p text:style-name="P221">1</text:p>
          </table:table-cell>
          <table:table-cell table:style-name="Table24.W2" office:value-type="string">
            <text:p text:style-name="P225">1</text:p>
          </table:table-cell>
          <table:table-cell table:style-name="Table24.X2" office:value-type="string">
            <text:p text:style-name="P225">1</text:p>
          </table:table-cell>
          <table:table-cell table:style-name="Table24.A1" office:value-type="string">
            <text:p text:style-name="P192">1</text:p>
          </table:table-cell>
          <table:table-cell table:style-name="Table24.A1" office:value-type="string">
            <text:p text:style-name="P192">1</text:p>
          </table:table-cell>
          <table:table-cell table:style-name="Table24.A1" office:value-type="string">
            <text:p text:style-name="P192">1</text:p>
          </table:table-cell>
          <table:table-cell table:style-name="Table24.A1" office:value-type="string">
            <text:p text:style-name="P192">1</text:p>
          </table:table-cell>
          <table:table-cell table:style-name="Table24.c2" office:value-type="string">
            <text:p text:style-name="P192">1</text:p>
          </table:table-cell>
          <table:table-cell table:style-name="Table24.d2" office:value-type="string">
            <text:p text:style-name="P192">1</text:p>
          </table:table-cell>
          <table:table-cell table:style-name="Table24.e2" office:value-type="string">
            <text:p text:style-name="P192">1</text:p>
          </table:table-cell>
          <table:table-cell table:style-name="Table24.f2" office:value-type="string">
            <text:p text:style-name="P192">1</text:p>
          </table:table-cell>
        </table:table-row>
      </table:table>
      <text:p text:style-name="P141"><text:span text:style-name="T274">Note: 4-Bit Nibble Groups are shown </text:span><text:span text:style-name="T276">in these diagrams </text:span><text:span text:style-name="T274">for easier Hexadecimal Coding.</text:span></text:p>
      <text:p text:style-name="P281">See </text:p>
      <text:p text:style-name="P139"/>
      <text:p text:style-name="P283"/>
      <text:p text:style-name="P283"/>
      <text:p text:style-name="P23"><text:span text:style-name="T10">3.</text:span><text:span text:style-name="T6"> </text:span><text:span text:style-name="T7">General LO Command</text:span><text:span text:style-name="T8">s</text:span><text:span text:style-name="T97"> </text:span><text:span text:style-name="T105">(Provisional)</text:span><text:span text:style-name="T102"> </text:span><text:span text:style-name="T97">for </text:span><text:span text:style-name="T75">LO1, </text:span><text:span text:style-name="T97">LO2 or LO3. This permits </text:span><text:span text:style-name="T258">total and direct </text:span><text:span text:style-name="T97">control of any LO, any register at the price of speed. Specific </text:span><text:span text:style-name="T273">C</text:span><text:span text:style-name="T97">ommand</text:span><text:span text:style-name="T273">s</text:span><text:span text:style-name="T97"> in section 2 are faster at cost of flexibility. </text:span><text:span text:style-name="T98">These Command Words are used to direct the Arduino on what to do with the following Direct Data Words. After a Command word is issued (with the Command Flag 0</text:span><text:span text:style-name="T101">xFF) any number of Direct Data Words can follow. </text:span><text:span text:style-name="T254">They are to be directed to the specific LO until a different Command Flag is seen.</text:span></text:p>
      <text:p text:style-name="P23"/>
      <text:p text:style-name="P65"><text:span text:style-name="T97">LO1 </text:span>Command Word. <text:s text:c="2"/><text:span text:style-name="T98">Note: Address &lt;11:8&gt; =1h, </text:span><text:span text:style-name="T115">Command=0h</text:span></text:p>
      <text:p text:style-name="P66"/>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37">Embedded Data (<text:span text:style-name="T88">as required</text:span>)</text:p>
          </table:table-cell>
          <table:table-cell table:style-name="Table17.A1" office:value-type="string">
            <text:p text:style-name="P237">Command</text:p>
          </table:table-cell>
          <table:table-cell table:style-name="Table17.A1" office:value-type="string">
            <text:p text:style-name="P237">Address</text:p>
          </table:table-cell>
          <table:table-cell table:style-name="Table17.D1" office:value-type="string">
            <text:p text:style-name="P237">Command Flag <text:span text:style-name="T98">0x</text:span>FF </text:p>
          </table:table-cell>
        </table:table-row>
      </table:table>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table-column table:style-name="Table2.f"/>
        <table:table-row table:style-name="Table2.1">
          <table:table-cell table:style-name="Table2.A1" office:value-type="string">
            <text:p text:style-name="P174">31</text:p>
          </table:table-cell>
          <table:table-cell table:style-name="Table2.A1" office:value-type="string">
            <text:p text:style-name="P174">30</text:p>
          </table:table-cell>
          <table:table-cell table:style-name="Table2.A1" office:value-type="string">
            <text:p text:style-name="P174">29</text:p>
          </table:table-cell>
          <table:table-cell table:style-name="Table2.A1" office:value-type="string">
            <text:p text:style-name="P174">28</text:p>
          </table:table-cell>
          <table:table-cell table:style-name="Table2.E1" office:value-type="string">
            <text:p text:style-name="P174">27</text:p>
          </table:table-cell>
          <table:table-cell table:style-name="Table2.F1" office:value-type="string">
            <text:p text:style-name="P174">26</text:p>
          </table:table-cell>
          <table:table-cell table:style-name="Table2.G1" office:value-type="string">
            <text:p text:style-name="P174">25</text:p>
          </table:table-cell>
          <table:table-cell table:style-name="Table2.H1" office:value-type="string">
            <text:p text:style-name="P174">24</text:p>
          </table:table-cell>
          <table:table-cell table:style-name="Table2.A1" office:value-type="string">
            <text:p text:style-name="P174">23</text:p>
          </table:table-cell>
          <table:table-cell table:style-name="Table2.A1" office:value-type="string">
            <text:p text:style-name="P174">22</text:p>
          </table:table-cell>
          <table:table-cell table:style-name="Table2.A1" office:value-type="string">
            <text:p text:style-name="P174">21</text:p>
          </table:table-cell>
          <table:table-cell table:style-name="Table2.A1" office:value-type="string">
            <text:p text:style-name="P174">20</text:p>
          </table:table-cell>
          <table:table-cell table:style-name="Table2.M1" office:value-type="string">
            <text:p text:style-name="P174">19</text:p>
          </table:table-cell>
          <table:table-cell table:style-name="Table2.N1" office:value-type="string">
            <text:p text:style-name="P174">18</text:p>
          </table:table-cell>
          <table:table-cell table:style-name="Table2.O1" office:value-type="string">
            <text:p text:style-name="P174">17</text:p>
          </table:table-cell>
          <table:table-cell table:style-name="Table2.P1" office:value-type="string">
            <text:p text:style-name="P174">16</text:p>
          </table:table-cell>
          <table:table-cell table:style-name="Table2.A1" office:value-type="string">
            <text:p text:style-name="P174">15</text:p>
          </table:table-cell>
          <table:table-cell table:style-name="Table2.A1" office:value-type="string">
            <text:p text:style-name="P174">14</text:p>
          </table:table-cell>
          <table:table-cell table:style-name="Table2.A1" office:value-type="string">
            <text:p text:style-name="P174">13</text:p>
          </table:table-cell>
          <table:table-cell table:style-name="Table2.A1" office:value-type="string">
            <text:p text:style-name="P174">12</text:p>
          </table:table-cell>
          <table:table-cell table:style-name="Table2.U1" office:value-type="string">
            <text:p text:style-name="P174">11</text:p>
          </table:table-cell>
          <table:table-cell table:style-name="Table2.V1" office:value-type="string">
            <text:p text:style-name="P174">10</text:p>
          </table:table-cell>
          <table:table-cell table:style-name="Table2.W1" office:value-type="string">
            <text:p text:style-name="P174">9</text:p>
          </table:table-cell>
          <table:table-cell table:style-name="Table2.X1" office:value-type="string">
            <text:p text:style-name="P174">8</text:p>
          </table:table-cell>
          <table:table-cell table:style-name="Table2.A1" office:value-type="string">
            <text:p text:style-name="P174">7</text:p>
          </table:table-cell>
          <table:table-cell table:style-name="Table2.A1" office:value-type="string">
            <text:p text:style-name="P174">6</text:p>
          </table:table-cell>
          <table:table-cell table:style-name="Table2.A1" office:value-type="string">
            <text:p text:style-name="P174">5</text:p>
          </table:table-cell>
          <table:table-cell table:style-name="Table2.A1" office:value-type="string">
            <text:p text:style-name="P174">4</text:p>
          </table:table-cell>
          <table:table-cell table:style-name="Table2.c1" office:value-type="string">
            <text:p text:style-name="P174">3</text:p>
          </table:table-cell>
          <table:table-cell table:style-name="Table2.d1" office:value-type="string">
            <text:p text:style-name="P174">2</text:p>
          </table:table-cell>
          <table:table-cell table:style-name="Table2.e1" office:value-type="string">
            <text:p text:style-name="P174">1</text:p>
          </table:table-cell>
          <table:table-cell table:style-name="Table2.f1" office:value-type="string">
            <text:p text:style-name="P174">0</text:p>
          </table:table-cell>
        </table:table-row>
        <table:table-row table:style-name="Table2.1">
          <table:table-cell table:style-name="Table2.A1" office:value-type="string">
            <text:p text:style-name="P224">-</text:p>
          </table:table-cell>
          <table:table-cell table:style-name="Table2.A1" office:value-type="string">
            <text:p text:style-name="P194">-</text:p>
          </table:table-cell>
          <table:table-cell table:style-name="Table2.A1" office:value-type="string">
            <text:p text:style-name="P194">-</text:p>
          </table:table-cell>
          <table:table-cell table:style-name="Table2.A1" office:value-type="string">
            <text:p text:style-name="P194">-</text:p>
          </table:table-cell>
          <table:table-cell table:style-name="Table2.E2" office:value-type="string">
            <text:p text:style-name="P194">-</text:p>
          </table:table-cell>
          <table:table-cell table:style-name="Table2.F2" office:value-type="string">
            <text:p text:style-name="P194">-</text:p>
          </table:table-cell>
          <table:table-cell table:style-name="Table2.G2" office:value-type="string">
            <text:p text:style-name="P194">-</text:p>
          </table:table-cell>
          <table:table-cell table:style-name="Table2.H2" office:value-type="string">
            <text:p text:style-name="P194">-</text:p>
          </table:table-cell>
          <table:table-cell table:style-name="Table2.A1" office:value-type="string">
            <text:p text:style-name="P197">-</text:p>
          </table:table-cell>
          <table:table-cell table:style-name="Table2.A1" office:value-type="string">
            <text:p text:style-name="P197">-</text:p>
          </table:table-cell>
          <table:table-cell table:style-name="Table2.A1" office:value-type="string">
            <text:p text:style-name="P197">-</text:p>
          </table:table-cell>
          <table:table-cell table:style-name="Table2.A1" office:value-type="string">
            <text:p text:style-name="P197">-</text:p>
          </table:table-cell>
          <table:table-cell table:style-name="Table2.M2" office:value-type="string">
            <text:p text:style-name="P197">-</text:p>
          </table:table-cell>
          <table:table-cell table:style-name="Table2.N2" office:value-type="string">
            <text:p text:style-name="P198">-</text:p>
          </table:table-cell>
          <table:table-cell table:style-name="Table2.O2" office:value-type="string">
            <text:p text:style-name="P198">-</text:p>
          </table:table-cell>
          <table:table-cell table:style-name="Table2.P2" office:value-type="string">
            <text:p text:style-name="P198">-</text:p>
          </table:table-cell>
          <table:table-cell table:style-name="Table2.A1" office:value-type="string">
            <text:p text:style-name="P198">0</text:p>
          </table:table-cell>
          <table:table-cell table:style-name="Table2.A1" office:value-type="string">
            <text:p text:style-name="P198">0</text:p>
          </table:table-cell>
          <table:table-cell table:style-name="Table2.A1" office:value-type="string">
            <text:p text:style-name="P198">0</text:p>
          </table:table-cell>
          <table:table-cell table:style-name="Table2.A1" office:value-type="string">
            <text:p text:style-name="P198">0</text:p>
          </table:table-cell>
          <table:table-cell table:style-name="Table2.U2" office:value-type="string">
            <text:p text:style-name="P194">0</text:p>
          </table:table-cell>
          <table:table-cell table:style-name="Table2.V2" office:value-type="string">
            <text:p text:style-name="P194">0</text:p>
          </table:table-cell>
          <table:table-cell table:style-name="Table2.W2" office:value-type="string">
            <text:p text:style-name="P194">0</text:p>
          </table:table-cell>
          <table:table-cell table:style-name="Table2.X2" office:value-type="string">
            <text:p text:style-name="P198">1</text:p>
          </table:table-cell>
          <table:table-cell table:style-name="Table2.A1" office:value-type="string">
            <text:p text:style-name="P185">1</text:p>
          </table:table-cell>
          <table:table-cell table:style-name="Table2.A1" office:value-type="string">
            <text:p text:style-name="P185">1</text:p>
          </table:table-cell>
          <table:table-cell table:style-name="Table2.A1" office:value-type="string">
            <text:p text:style-name="P185">1</text:p>
          </table:table-cell>
          <table:table-cell table:style-name="Table2.A1" office:value-type="string">
            <text:p text:style-name="P185">1</text:p>
          </table:table-cell>
          <table:table-cell table:style-name="Table2.c2" office:value-type="string">
            <text:p text:style-name="P185">1</text:p>
          </table:table-cell>
          <table:table-cell table:style-name="Table2.d2" office:value-type="string">
            <text:p text:style-name="P185">1</text:p>
          </table:table-cell>
          <table:table-cell table:style-name="Table2.e2" office:value-type="string">
            <text:p text:style-name="P185">1</text:p>
          </table:table-cell>
          <table:table-cell table:style-name="Table2.f2" office:value-type="string">
            <text:p text:style-name="P185">1</text:p>
          </table:table-cell>
        </table:table-row>
      </table:table>
      <text:p text:style-name="P16"/>
      <text:p text:style-name="P67"><text:span text:style-name="T97">LO</text:span><text:span text:style-name="T98">2</text:span><text:span text:style-name="T97"> </text:span>Command Word. <text:s text:c="2"/><text:span text:style-name="T98">Note: Address &lt;11:8&gt; =2h, </text:span><text:span text:style-name="T115">Command=0h</text:span></text:p>
      <text:p text:style-name="P66"/>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37">Embedded Data (<text:span text:style-name="T88">as required</text:span>)</text:p>
          </table:table-cell>
          <table:table-cell table:style-name="Table18.A1" office:value-type="string">
            <text:p text:style-name="P237">Command</text:p>
          </table:table-cell>
          <table:table-cell table:style-name="Table18.A1" office:value-type="string">
            <text:p text:style-name="P237">Address</text:p>
          </table:table-cell>
          <table:table-cell table:style-name="Table18.D1" office:value-type="string">
            <text:p text:style-name="P237">Command Flag <text:span text:style-name="T98">0x</text:span>FF </text:p>
          </table:table-cell>
        </table:table-row>
      </table:table>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table-column table:style-name="Table3.f"/>
        <table:table-row table:style-name="Table3.1">
          <table:table-cell table:style-name="Table3.A1" office:value-type="string">
            <text:p text:style-name="P175">31</text:p>
          </table:table-cell>
          <table:table-cell table:style-name="Table3.A1" office:value-type="string">
            <text:p text:style-name="P175">30</text:p>
          </table:table-cell>
          <table:table-cell table:style-name="Table3.A1" office:value-type="string">
            <text:p text:style-name="P175">29</text:p>
          </table:table-cell>
          <table:table-cell table:style-name="Table3.A1" office:value-type="string">
            <text:p text:style-name="P175">28</text:p>
          </table:table-cell>
          <table:table-cell table:style-name="Table3.E1" office:value-type="string">
            <text:p text:style-name="P175">27</text:p>
          </table:table-cell>
          <table:table-cell table:style-name="Table3.F1" office:value-type="string">
            <text:p text:style-name="P175">26</text:p>
          </table:table-cell>
          <table:table-cell table:style-name="Table3.G1" office:value-type="string">
            <text:p text:style-name="P175">25</text:p>
          </table:table-cell>
          <table:table-cell table:style-name="Table3.H1" office:value-type="string">
            <text:p text:style-name="P175">24</text:p>
          </table:table-cell>
          <table:table-cell table:style-name="Table3.A1" office:value-type="string">
            <text:p text:style-name="P175">23</text:p>
          </table:table-cell>
          <table:table-cell table:style-name="Table3.A1" office:value-type="string">
            <text:p text:style-name="P175">22</text:p>
          </table:table-cell>
          <table:table-cell table:style-name="Table3.A1" office:value-type="string">
            <text:p text:style-name="P175">21</text:p>
          </table:table-cell>
          <table:table-cell table:style-name="Table3.A1" office:value-type="string">
            <text:p text:style-name="P175">20</text:p>
          </table:table-cell>
          <table:table-cell table:style-name="Table3.M1" office:value-type="string">
            <text:p text:style-name="P175">19</text:p>
          </table:table-cell>
          <table:table-cell table:style-name="Table3.N1" office:value-type="string">
            <text:p text:style-name="P175">18</text:p>
          </table:table-cell>
          <table:table-cell table:style-name="Table3.O1" office:value-type="string">
            <text:p text:style-name="P175">17</text:p>
          </table:table-cell>
          <table:table-cell table:style-name="Table3.P1" office:value-type="string">
            <text:p text:style-name="P175">16</text:p>
          </table:table-cell>
          <table:table-cell table:style-name="Table3.A1" office:value-type="string">
            <text:p text:style-name="P175">15</text:p>
          </table:table-cell>
          <table:table-cell table:style-name="Table3.A1" office:value-type="string">
            <text:p text:style-name="P175">14</text:p>
          </table:table-cell>
          <table:table-cell table:style-name="Table3.A1" office:value-type="string">
            <text:p text:style-name="P175">13</text:p>
          </table:table-cell>
          <table:table-cell table:style-name="Table3.A1" office:value-type="string">
            <text:p text:style-name="P175">12</text:p>
          </table:table-cell>
          <table:table-cell table:style-name="Table3.U1" office:value-type="string">
            <text:p text:style-name="P175">11</text:p>
          </table:table-cell>
          <table:table-cell table:style-name="Table3.V1" office:value-type="string">
            <text:p text:style-name="P175">10</text:p>
          </table:table-cell>
          <table:table-cell table:style-name="Table3.W1" office:value-type="string">
            <text:p text:style-name="P175">9</text:p>
          </table:table-cell>
          <table:table-cell table:style-name="Table3.X1" office:value-type="string">
            <text:p text:style-name="P175">8</text:p>
          </table:table-cell>
          <table:table-cell table:style-name="Table3.A1" office:value-type="string">
            <text:p text:style-name="P175">7</text:p>
          </table:table-cell>
          <table:table-cell table:style-name="Table3.A1" office:value-type="string">
            <text:p text:style-name="P175">6</text:p>
          </table:table-cell>
          <table:table-cell table:style-name="Table3.A1" office:value-type="string">
            <text:p text:style-name="P175">5</text:p>
          </table:table-cell>
          <table:table-cell table:style-name="Table3.A1" office:value-type="string">
            <text:p text:style-name="P175">4</text:p>
          </table:table-cell>
          <table:table-cell table:style-name="Table3.c1" office:value-type="string">
            <text:p text:style-name="P175">3</text:p>
          </table:table-cell>
          <table:table-cell table:style-name="Table3.d1" office:value-type="string">
            <text:p text:style-name="P175">2</text:p>
          </table:table-cell>
          <table:table-cell table:style-name="Table3.e1" office:value-type="string">
            <text:p text:style-name="P175">1</text:p>
          </table:table-cell>
          <table:table-cell table:style-name="Table3.f1" office:value-type="string">
            <text:p text:style-name="P175">0</text:p>
          </table:table-cell>
        </table:table-row>
        <text:soft-page-break/>
        <table:table-row table:style-name="Table3.1">
          <table:table-cell table:style-name="Table3.A1" office:value-type="string">
            <text:p text:style-name="P224">-</text:p>
          </table:table-cell>
          <table:table-cell table:style-name="Table3.A1" office:value-type="string">
            <text:p text:style-name="P194">-</text:p>
          </table:table-cell>
          <table:table-cell table:style-name="Table3.A1" office:value-type="string">
            <text:p text:style-name="P194">-</text:p>
          </table:table-cell>
          <table:table-cell table:style-name="Table3.A1" office:value-type="string">
            <text:p text:style-name="P194">-</text:p>
          </table:table-cell>
          <table:table-cell table:style-name="Table3.E2" office:value-type="string">
            <text:p text:style-name="P194">-</text:p>
          </table:table-cell>
          <table:table-cell table:style-name="Table3.F2" office:value-type="string">
            <text:p text:style-name="P194">-</text:p>
          </table:table-cell>
          <table:table-cell table:style-name="Table3.G2" office:value-type="string">
            <text:p text:style-name="P194">-</text:p>
          </table:table-cell>
          <table:table-cell table:style-name="Table3.H2" office:value-type="string">
            <text:p text:style-name="P194">-</text:p>
          </table:table-cell>
          <table:table-cell table:style-name="Table3.A1" office:value-type="string">
            <text:p text:style-name="P197">-</text:p>
          </table:table-cell>
          <table:table-cell table:style-name="Table3.A1" office:value-type="string">
            <text:p text:style-name="P197">-</text:p>
          </table:table-cell>
          <table:table-cell table:style-name="Table3.A1" office:value-type="string">
            <text:p text:style-name="P197">-</text:p>
          </table:table-cell>
          <table:table-cell table:style-name="Table3.A1" office:value-type="string">
            <text:p text:style-name="P197">-</text:p>
          </table:table-cell>
          <table:table-cell table:style-name="Table3.M2" office:value-type="string">
            <text:p text:style-name="P197">-</text:p>
          </table:table-cell>
          <table:table-cell table:style-name="Table3.N2" office:value-type="string">
            <text:p text:style-name="P198">-</text:p>
          </table:table-cell>
          <table:table-cell table:style-name="Table3.O2" office:value-type="string">
            <text:p text:style-name="P198">-</text:p>
          </table:table-cell>
          <table:table-cell table:style-name="Table3.P2" office:value-type="string">
            <text:p text:style-name="P198">-</text:p>
          </table:table-cell>
          <table:table-cell table:style-name="Table3.A1" office:value-type="string">
            <text:p text:style-name="P199">0</text:p>
          </table:table-cell>
          <table:table-cell table:style-name="Table3.A1" office:value-type="string">
            <text:p text:style-name="P199">0</text:p>
          </table:table-cell>
          <table:table-cell table:style-name="Table3.A1" office:value-type="string">
            <text:p text:style-name="P199">0</text:p>
          </table:table-cell>
          <table:table-cell table:style-name="Table3.A1" office:value-type="string">
            <text:p text:style-name="P199">0</text:p>
          </table:table-cell>
          <table:table-cell table:style-name="Table3.U2" office:value-type="string">
            <text:p text:style-name="P195">0</text:p>
          </table:table-cell>
          <table:table-cell table:style-name="Table3.V2" office:value-type="string">
            <text:p text:style-name="P195">0</text:p>
          </table:table-cell>
          <table:table-cell table:style-name="Table3.W2" office:value-type="string">
            <text:p text:style-name="P209">1</text:p>
          </table:table-cell>
          <table:table-cell table:style-name="Table3.X2" office:value-type="string">
            <text:p text:style-name="P209">0</text:p>
          </table:table-cell>
          <table:table-cell table:style-name="Table3.A1" office:value-type="string">
            <text:p text:style-name="P187">1</text:p>
          </table:table-cell>
          <table:table-cell table:style-name="Table3.A1" office:value-type="string">
            <text:p text:style-name="P187">1</text:p>
          </table:table-cell>
          <table:table-cell table:style-name="Table3.A1" office:value-type="string">
            <text:p text:style-name="P187">1</text:p>
          </table:table-cell>
          <table:table-cell table:style-name="Table3.A1" office:value-type="string">
            <text:p text:style-name="P187">1</text:p>
          </table:table-cell>
          <table:table-cell table:style-name="Table3.c2" office:value-type="string">
            <text:p text:style-name="P187">1</text:p>
          </table:table-cell>
          <table:table-cell table:style-name="Table3.d2" office:value-type="string">
            <text:p text:style-name="P187">1</text:p>
          </table:table-cell>
          <table:table-cell table:style-name="Table3.e2" office:value-type="string">
            <text:p text:style-name="P187">1</text:p>
          </table:table-cell>
          <table:table-cell table:style-name="Table3.f2" office:value-type="string">
            <text:p text:style-name="P187">1</text:p>
          </table:table-cell>
        </table:table-row>
      </table:table>
      <text:p text:style-name="P17"/>
      <text:p text:style-name="P67"><text:span text:style-name="T97">LO</text:span><text:span text:style-name="T98">3</text:span><text:span text:style-name="T97"> </text:span>Command Word. <text:s text:c="2"/><text:span text:style-name="T98">Note: Address &lt;11:8&gt; =3h, </text:span><text:span text:style-name="T115">Command=0h</text:span></text:p>
      <text:p text:style-name="P66"/>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37">Embedded Data (<text:span text:style-name="T88">as required</text:span>)</text:p>
          </table:table-cell>
          <table:table-cell table:style-name="Table19.A1" office:value-type="string">
            <text:p text:style-name="P237">Command</text:p>
          </table:table-cell>
          <table:table-cell table:style-name="Table19.A1" office:value-type="string">
            <text:p text:style-name="P237">Address</text:p>
          </table:table-cell>
          <table:table-cell table:style-name="Table19.D1" office:value-type="string">
            <text:p text:style-name="P237">Command Flag <text:span text:style-name="T98">0x</text:span>FF </text:p>
          </table:table-cell>
        </table:table-row>
      </table:table>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B" table:number-columns-repeated="2"/>
        <table:table-column table:style-name="Table5.A"/>
        <table:table-column table:style-name="Table5.B"/>
        <table:table-column table:style-name="Table5.A"/>
        <table:table-column table:style-name="Table5.B" table:number-columns-repeated="2"/>
        <table:table-column table:style-name="Table5.A"/>
        <table:table-column table:style-name="Table5.B" table:number-columns-repeated="2"/>
        <table:table-column table:style-name="Table5.A"/>
        <table:table-column table:style-name="Table5.B"/>
        <table:table-column table:style-name="Table5.A"/>
        <table:table-column table:style-name="Table5.B" table:number-columns-repeated="2"/>
        <table:table-column table:style-name="Table5.A"/>
        <table:table-column table:style-name="Table5.B" table:number-columns-repeated="2"/>
        <table:table-column table:style-name="Table5.A"/>
        <table:table-column table:style-name="Table5.B"/>
        <table:table-column table:style-name="Table5.A"/>
        <table:table-column table:style-name="Table5.B" table:number-columns-repeated="2"/>
        <table:table-column table:style-name="Table5.A"/>
        <table:table-column table:style-name="Table5.B"/>
        <table:table-column table:style-name="Table5.f"/>
        <table:table-row table:style-name="Table5.1">
          <table:table-cell table:style-name="Table5.A1" office:value-type="string">
            <text:p text:style-name="P175">31</text:p>
          </table:table-cell>
          <table:table-cell table:style-name="Table5.A1" office:value-type="string">
            <text:p text:style-name="P175">30</text:p>
          </table:table-cell>
          <table:table-cell table:style-name="Table5.A1" office:value-type="string">
            <text:p text:style-name="P175">29</text:p>
          </table:table-cell>
          <table:table-cell table:style-name="Table5.A1" office:value-type="string">
            <text:p text:style-name="P175">28</text:p>
          </table:table-cell>
          <table:table-cell table:style-name="Table5.E1" office:value-type="string">
            <text:p text:style-name="P175">27</text:p>
          </table:table-cell>
          <table:table-cell table:style-name="Table5.F1" office:value-type="string">
            <text:p text:style-name="P175">26</text:p>
          </table:table-cell>
          <table:table-cell table:style-name="Table5.G1" office:value-type="string">
            <text:p text:style-name="P175">25</text:p>
          </table:table-cell>
          <table:table-cell table:style-name="Table5.H1" office:value-type="string">
            <text:p text:style-name="P175">24</text:p>
          </table:table-cell>
          <table:table-cell table:style-name="Table5.A1" office:value-type="string">
            <text:p text:style-name="P175">23</text:p>
          </table:table-cell>
          <table:table-cell table:style-name="Table5.A1" office:value-type="string">
            <text:p text:style-name="P175">22</text:p>
          </table:table-cell>
          <table:table-cell table:style-name="Table5.A1" office:value-type="string">
            <text:p text:style-name="P175">21</text:p>
          </table:table-cell>
          <table:table-cell table:style-name="Table5.A1" office:value-type="string">
            <text:p text:style-name="P175">20</text:p>
          </table:table-cell>
          <table:table-cell table:style-name="Table5.M1" office:value-type="string">
            <text:p text:style-name="P175">19</text:p>
          </table:table-cell>
          <table:table-cell table:style-name="Table5.N1" office:value-type="string">
            <text:p text:style-name="P175">18</text:p>
          </table:table-cell>
          <table:table-cell table:style-name="Table5.O1" office:value-type="string">
            <text:p text:style-name="P175">17</text:p>
          </table:table-cell>
          <table:table-cell table:style-name="Table5.P1" office:value-type="string">
            <text:p text:style-name="P175">16</text:p>
          </table:table-cell>
          <table:table-cell table:style-name="Table5.A1" office:value-type="string">
            <text:p text:style-name="P175">15</text:p>
          </table:table-cell>
          <table:table-cell table:style-name="Table5.A1" office:value-type="string">
            <text:p text:style-name="P175">14</text:p>
          </table:table-cell>
          <table:table-cell table:style-name="Table5.A1" office:value-type="string">
            <text:p text:style-name="P175">13</text:p>
          </table:table-cell>
          <table:table-cell table:style-name="Table5.A1" office:value-type="string">
            <text:p text:style-name="P175">12</text:p>
          </table:table-cell>
          <table:table-cell table:style-name="Table5.U1" office:value-type="string">
            <text:p text:style-name="P175">11</text:p>
          </table:table-cell>
          <table:table-cell table:style-name="Table5.V1" office:value-type="string">
            <text:p text:style-name="P175">10</text:p>
          </table:table-cell>
          <table:table-cell table:style-name="Table5.W1" office:value-type="string">
            <text:p text:style-name="P175">9</text:p>
          </table:table-cell>
          <table:table-cell table:style-name="Table5.X1" office:value-type="string">
            <text:p text:style-name="P175">8</text:p>
          </table:table-cell>
          <table:table-cell table:style-name="Table5.A1" office:value-type="string">
            <text:p text:style-name="P175">7</text:p>
          </table:table-cell>
          <table:table-cell table:style-name="Table5.A1" office:value-type="string">
            <text:p text:style-name="P175">6</text:p>
          </table:table-cell>
          <table:table-cell table:style-name="Table5.A1" office:value-type="string">
            <text:p text:style-name="P175">5</text:p>
          </table:table-cell>
          <table:table-cell table:style-name="Table5.A1" office:value-type="string">
            <text:p text:style-name="P175">4</text:p>
          </table:table-cell>
          <table:table-cell table:style-name="Table5.c1" office:value-type="string">
            <text:p text:style-name="P175">3</text:p>
          </table:table-cell>
          <table:table-cell table:style-name="Table5.d1" office:value-type="string">
            <text:p text:style-name="P175">2</text:p>
          </table:table-cell>
          <table:table-cell table:style-name="Table5.e1" office:value-type="string">
            <text:p text:style-name="P175">1</text:p>
          </table:table-cell>
          <table:table-cell table:style-name="Table5.f1" office:value-type="string">
            <text:p text:style-name="P175">0</text:p>
          </table:table-cell>
        </table:table-row>
        <table:table-row table:style-name="Table5.1">
          <table:table-cell table:style-name="Table5.A1" office:value-type="string">
            <text:p text:style-name="P224">-</text:p>
          </table:table-cell>
          <table:table-cell table:style-name="Table5.A1" office:value-type="string">
            <text:p text:style-name="P194">-</text:p>
          </table:table-cell>
          <table:table-cell table:style-name="Table5.A1" office:value-type="string">
            <text:p text:style-name="P194">-</text:p>
          </table:table-cell>
          <table:table-cell table:style-name="Table5.A1" office:value-type="string">
            <text:p text:style-name="P194">-</text:p>
          </table:table-cell>
          <table:table-cell table:style-name="Table5.E2" office:value-type="string">
            <text:p text:style-name="P194">-</text:p>
          </table:table-cell>
          <table:table-cell table:style-name="Table5.F2" office:value-type="string">
            <text:p text:style-name="P194">-</text:p>
          </table:table-cell>
          <table:table-cell table:style-name="Table5.G2" office:value-type="string">
            <text:p text:style-name="P194">-</text:p>
          </table:table-cell>
          <table:table-cell table:style-name="Table5.H2" office:value-type="string">
            <text:p text:style-name="P194">-</text:p>
          </table:table-cell>
          <table:table-cell table:style-name="Table5.A1" office:value-type="string">
            <text:p text:style-name="P197">-</text:p>
          </table:table-cell>
          <table:table-cell table:style-name="Table5.A1" office:value-type="string">
            <text:p text:style-name="P197">-</text:p>
          </table:table-cell>
          <table:table-cell table:style-name="Table5.A1" office:value-type="string">
            <text:p text:style-name="P197">-</text:p>
          </table:table-cell>
          <table:table-cell table:style-name="Table5.A1" office:value-type="string">
            <text:p text:style-name="P197">-</text:p>
          </table:table-cell>
          <table:table-cell table:style-name="Table5.M2" office:value-type="string">
            <text:p text:style-name="P197">-</text:p>
          </table:table-cell>
          <table:table-cell table:style-name="Table5.N2" office:value-type="string">
            <text:p text:style-name="P198">-</text:p>
          </table:table-cell>
          <table:table-cell table:style-name="Table5.O2" office:value-type="string">
            <text:p text:style-name="P198">-</text:p>
          </table:table-cell>
          <table:table-cell table:style-name="Table5.P2" office:value-type="string">
            <text:p text:style-name="P198">-</text:p>
          </table:table-cell>
          <table:table-cell table:style-name="Table5.A1" office:value-type="string">
            <text:p text:style-name="P199">0</text:p>
          </table:table-cell>
          <table:table-cell table:style-name="Table5.A1" office:value-type="string">
            <text:p text:style-name="P199">0</text:p>
          </table:table-cell>
          <table:table-cell table:style-name="Table5.A1" office:value-type="string">
            <text:p text:style-name="P199">0</text:p>
          </table:table-cell>
          <table:table-cell table:style-name="Table5.A1" office:value-type="string">
            <text:p text:style-name="P199">0</text:p>
          </table:table-cell>
          <table:table-cell table:style-name="Table5.U2" office:value-type="string">
            <text:p text:style-name="P195">0</text:p>
          </table:table-cell>
          <table:table-cell table:style-name="Table5.V2" office:value-type="string">
            <text:p text:style-name="P195">0</text:p>
          </table:table-cell>
          <table:table-cell table:style-name="Table5.W2" office:value-type="string">
            <text:p text:style-name="P209">1</text:p>
          </table:table-cell>
          <table:table-cell table:style-name="Table5.X2" office:value-type="string">
            <text:p text:style-name="P199">1</text:p>
          </table:table-cell>
          <table:table-cell table:style-name="Table5.A1" office:value-type="string">
            <text:p text:style-name="P187">1</text:p>
          </table:table-cell>
          <table:table-cell table:style-name="Table5.A1" office:value-type="string">
            <text:p text:style-name="P187">1</text:p>
          </table:table-cell>
          <table:table-cell table:style-name="Table5.A1" office:value-type="string">
            <text:p text:style-name="P187">1</text:p>
          </table:table-cell>
          <table:table-cell table:style-name="Table5.A1" office:value-type="string">
            <text:p text:style-name="P187">1</text:p>
          </table:table-cell>
          <table:table-cell table:style-name="Table5.c2" office:value-type="string">
            <text:p text:style-name="P187">1</text:p>
          </table:table-cell>
          <table:table-cell table:style-name="Table5.d2" office:value-type="string">
            <text:p text:style-name="P187">1</text:p>
          </table:table-cell>
          <table:table-cell table:style-name="Table5.e2" office:value-type="string">
            <text:p text:style-name="P187">1</text:p>
          </table:table-cell>
          <table:table-cell table:style-name="Table5.f2" office:value-type="string">
            <text:p text:style-name="P187">1</text:p>
          </table:table-cell>
        </table:table-row>
      </table:table>
      <text:p text:style-name="P24"><text:span text:style-name="T76">Follow </text:span><text:span text:style-name="T98">the</text:span><text:span text:style-name="T76"> Command Word </text:span><text:span text:style-name="T98">for the LO being programmed </text:span><text:span text:style-name="T76">with (N) Direct </text:span><text:span text:style-name="T98">Data </text:span><text:span text:style-name="T76">Words:</text:span></text:p>
      <text:p text:style-name="P75"><text:span text:style-name="T100">There is n</text:span><text:span text:style-name="T76">o limit on </text:span><text:span text:style-name="T98">number of direct data words</text:span><text:span text:style-name="T76">. </text:span><text:span text:style-name="T100">This s</text:span><text:span text:style-name="T76">equence is terminated at the next command word.</text:span></text:p>
      <table:table table:name="Table4" table:style-name="Table4">
        <table:table-column table:style-name="Table4.A"/>
        <table:table-column table:style-name="Table4.B"/>
        <table:table-column table:style-name="Table4.C"/>
        <table:table-column table:style-name="Table4.B"/>
        <table:table-column table:style-name="Table4.C"/>
        <table:table-column table:style-name="Table4.B"/>
        <table:table-column table:style-name="Table4.A"/>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A"/>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f"/>
        <table:table-row table:style-name="Table4.1">
          <table:table-cell table:style-name="Table4.A1" table:number-columns-spanned="32" office:value-type="string">
            <text:p text:style-name="P184"><text:span text:style-name="T85">LO1/</text:span><text:span text:style-name="T97">LO2/LO3</text:span><text:span text:style-name="T72"> </text:span><text:span text:style-name="T85">DIRECT DATA</text:span> BI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office:value-type="string">
            <text:p text:style-name="P231"><text:span text:style-name="T78">3</text:span>1</text:p>
          </table:table-cell>
          <table:table-cell table:style-name="Table4.B2" office:value-type="string">
            <text:p text:style-name="P231">30</text:p>
          </table:table-cell>
          <table:table-cell table:style-name="Table4.C2" office:value-type="string">
            <text:p text:style-name="P231">29</text:p>
          </table:table-cell>
          <table:table-cell table:style-name="Table4.D2" office:value-type="string">
            <text:p text:style-name="P231">28</text:p>
          </table:table-cell>
          <table:table-cell table:style-name="Table4.E2" office:value-type="string">
            <text:p text:style-name="P231">27</text:p>
          </table:table-cell>
          <table:table-cell table:style-name="Table4.F2" office:value-type="string">
            <text:p text:style-name="P231">26</text:p>
          </table:table-cell>
          <table:table-cell table:style-name="Table4.G2" office:value-type="string">
            <text:p text:style-name="P231">25</text:p>
          </table:table-cell>
          <table:table-cell table:style-name="Table4.H2" office:value-type="string">
            <text:p text:style-name="P231">24</text:p>
          </table:table-cell>
          <table:table-cell table:style-name="Table4.I2" office:value-type="string">
            <text:p text:style-name="P231">23</text:p>
          </table:table-cell>
          <table:table-cell table:style-name="Table4.J2" office:value-type="string">
            <text:p text:style-name="P231">22</text:p>
          </table:table-cell>
          <table:table-cell table:style-name="Table4.K2" office:value-type="string">
            <text:p text:style-name="P231">21</text:p>
          </table:table-cell>
          <table:table-cell table:style-name="Table4.L2" office:value-type="string">
            <text:p text:style-name="P231">20</text:p>
          </table:table-cell>
          <table:table-cell table:style-name="Table4.M2" office:value-type="string">
            <text:p text:style-name="P231">19</text:p>
          </table:table-cell>
          <table:table-cell table:style-name="Table4.N2" office:value-type="string">
            <text:p text:style-name="P231">18</text:p>
          </table:table-cell>
          <table:table-cell table:style-name="Table4.O2" office:value-type="string">
            <text:p text:style-name="P231">17</text:p>
          </table:table-cell>
          <table:table-cell table:style-name="Table4.P2" office:value-type="string">
            <text:p text:style-name="P231">16</text:p>
          </table:table-cell>
          <table:table-cell table:style-name="Table4.Q2" office:value-type="string">
            <text:p text:style-name="P231">15</text:p>
          </table:table-cell>
          <table:table-cell table:style-name="Table4.R2" office:value-type="string">
            <text:p text:style-name="P231">14</text:p>
          </table:table-cell>
          <table:table-cell table:style-name="Table4.S2" office:value-type="string">
            <text:p text:style-name="P231">13</text:p>
          </table:table-cell>
          <table:table-cell table:style-name="Table4.T2" office:value-type="string">
            <text:p text:style-name="P231">12</text:p>
          </table:table-cell>
          <table:table-cell table:style-name="Table4.U2" office:value-type="string">
            <text:p text:style-name="P231">11</text:p>
          </table:table-cell>
          <table:table-cell table:style-name="Table4.V2" office:value-type="string">
            <text:p text:style-name="P231">10</text:p>
          </table:table-cell>
          <table:table-cell table:style-name="Table4.W2" office:value-type="string">
            <text:p text:style-name="P231">9</text:p>
          </table:table-cell>
          <table:table-cell table:style-name="Table4.X2" office:value-type="string">
            <text:p text:style-name="P231">8</text:p>
          </table:table-cell>
          <table:table-cell table:style-name="Table4.Y2" office:value-type="string">
            <text:p text:style-name="P231">7</text:p>
          </table:table-cell>
          <table:table-cell table:style-name="Table4.Z2" office:value-type="string">
            <text:p text:style-name="P231">6</text:p>
          </table:table-cell>
          <table:table-cell table:style-name="Table4.a2" office:value-type="string">
            <text:p text:style-name="P231">5</text:p>
          </table:table-cell>
          <table:table-cell table:style-name="Table4.b2" office:value-type="string">
            <text:p text:style-name="P231">4</text:p>
          </table:table-cell>
          <table:table-cell table:style-name="Table4.c2" office:value-type="string">
            <text:p text:style-name="P231">3</text:p>
          </table:table-cell>
          <table:table-cell table:style-name="Table4.d2" office:value-type="string">
            <text:p text:style-name="P231">2</text:p>
          </table:table-cell>
          <table:table-cell table:style-name="Table4.e2" office:value-type="string">
            <text:p text:style-name="P231">1</text:p>
          </table:table-cell>
          <table:table-cell table:style-name="Table4.f2" office:value-type="string">
            <text:p text:style-name="P231">0</text:p>
          </table:table-cell>
        </table:table-row>
        <table:table-row table:style-name="Table4.3">
          <table:table-cell table:style-name="Table4.A3" office:value-type="string">
            <text:p text:style-name="P230">DB</text:p>
            <text:p text:style-name="P228">31</text:p>
          </table:table-cell>
          <table:table-cell table:style-name="Table4.B3" office:value-type="string">
            <text:p text:style-name="P229">DB</text:p>
            <text:p text:style-name="P229"><text:span text:style-name="T78">3</text:span>0</text:p>
          </table:table-cell>
          <table:table-cell table:style-name="Table4.C3" office:value-type="string">
            <text:p text:style-name="P230">DB</text:p>
            <text:p text:style-name="P228">29</text:p>
          </table:table-cell>
          <table:table-cell table:style-name="Table4.D3" office:value-type="string">
            <text:p text:style-name="P227"><text:span text:style-name="T78">D</text:span><text:span text:style-name="T77">B</text:span></text:p>
            <text:p text:style-name="P228">28</text:p>
          </table:table-cell>
          <table:table-cell table:style-name="Table4.E3" office:value-type="string">
            <text:p text:style-name="P230">DB</text:p>
            <text:p text:style-name="P228">27</text:p>
          </table:table-cell>
          <table:table-cell table:style-name="Table4.F3" office:value-type="string">
            <text:p text:style-name="P230">DB</text:p>
            <text:p text:style-name="P228">26</text:p>
          </table:table-cell>
          <table:table-cell table:style-name="Table4.G3" office:value-type="string">
            <text:p text:style-name="P230">DB</text:p>
            <text:p text:style-name="P228">25</text:p>
          </table:table-cell>
          <table:table-cell table:style-name="Table4.H3" office:value-type="string">
            <text:p text:style-name="P230">DB</text:p>
            <text:p text:style-name="P228">24</text:p>
          </table:table-cell>
          <table:table-cell table:style-name="Table4.I3" office:value-type="string">
            <text:p text:style-name="P230">DB</text:p>
            <text:p text:style-name="P228">23</text:p>
          </table:table-cell>
          <table:table-cell table:style-name="Table4.J3" office:value-type="string">
            <text:p text:style-name="P230">DB</text:p>
            <text:p text:style-name="P228">22</text:p>
          </table:table-cell>
          <table:table-cell table:style-name="Table4.K3" office:value-type="string">
            <text:p text:style-name="P230">DB</text:p>
            <text:p text:style-name="P228">21</text:p>
          </table:table-cell>
          <table:table-cell table:style-name="Table4.L3" office:value-type="string">
            <text:p text:style-name="P229">DB</text:p>
            <text:p text:style-name="P229"><text:span text:style-name="T78">2</text:span>0</text:p>
          </table:table-cell>
          <table:table-cell table:style-name="Table4.M3" office:value-type="string">
            <text:p text:style-name="P230">DB</text:p>
            <text:p text:style-name="P228">19</text:p>
          </table:table-cell>
          <table:table-cell table:style-name="Table4.N3" office:value-type="string">
            <text:p text:style-name="P227"><text:span text:style-name="T78">D</text:span><text:span text:style-name="T77">B</text:span></text:p>
            <text:p text:style-name="P228">18</text:p>
          </table:table-cell>
          <table:table-cell table:style-name="Table4.O3" office:value-type="string">
            <text:p text:style-name="P230">DB</text:p>
            <text:p text:style-name="P228">17</text:p>
          </table:table-cell>
          <table:table-cell table:style-name="Table4.P3" office:value-type="string">
            <text:p text:style-name="P230">DB</text:p>
            <text:p text:style-name="P228">16</text:p>
          </table:table-cell>
          <table:table-cell table:style-name="Table4.Q3" office:value-type="string">
            <text:p text:style-name="P230">DB</text:p>
            <text:p text:style-name="P228">15</text:p>
          </table:table-cell>
          <table:table-cell table:style-name="Table4.R3" office:value-type="string">
            <text:p text:style-name="P230">DB</text:p>
            <text:p text:style-name="P228">14</text:p>
          </table:table-cell>
          <table:table-cell table:style-name="Table4.S3" office:value-type="string">
            <text:p text:style-name="P230">DB</text:p>
            <text:p text:style-name="P228">13</text:p>
          </table:table-cell>
          <table:table-cell table:style-name="Table4.T3" office:value-type="string">
            <text:p text:style-name="P230">DB</text:p>
            <text:p text:style-name="P228">12</text:p>
          </table:table-cell>
          <table:table-cell table:style-name="Table4.U3" office:value-type="string">
            <text:p text:style-name="P230">DB</text:p>
            <text:p text:style-name="P228">1<text:span text:style-name="T79">1</text:span></text:p>
          </table:table-cell>
          <table:table-cell table:style-name="Table4.V3" office:value-type="string">
            <text:p text:style-name="P229">DB</text:p>
            <text:p text:style-name="P229"><text:span text:style-name="T78">1</text:span>0</text:p>
          </table:table-cell>
          <table:table-cell table:style-name="Table4.W3" office:value-type="string">
            <text:p text:style-name="P230">DB</text:p>
            <text:p text:style-name="P228">9</text:p>
          </table:table-cell>
          <table:table-cell table:style-name="Table4.X3" office:value-type="string">
            <text:p text:style-name="P227"><text:span text:style-name="T78">D</text:span><text:span text:style-name="T77">B</text:span></text:p>
            <text:p text:style-name="P228">8</text:p>
          </table:table-cell>
          <table:table-cell table:style-name="Table4.Y3" office:value-type="string">
            <text:p text:style-name="P230">DB</text:p>
            <text:p text:style-name="P228">7</text:p>
          </table:table-cell>
          <table:table-cell table:style-name="Table4.Z3" office:value-type="string">
            <text:p text:style-name="P230">DB</text:p>
            <text:p text:style-name="P228">6</text:p>
          </table:table-cell>
          <table:table-cell table:style-name="Table4.a3" office:value-type="string">
            <text:p text:style-name="P230">DB</text:p>
            <text:p text:style-name="P228">5</text:p>
          </table:table-cell>
          <table:table-cell table:style-name="Table4.b3" office:value-type="string">
            <text:p text:style-name="P230">DB</text:p>
            <text:p text:style-name="P228">4</text:p>
          </table:table-cell>
          <table:table-cell table:style-name="Table4.c3" office:value-type="string">
            <text:p text:style-name="P230">DB</text:p>
            <text:p text:style-name="P228">3</text:p>
          </table:table-cell>
          <table:table-cell table:style-name="Table4.d3" office:value-type="string">
            <text:p text:style-name="P230">DB</text:p>
            <text:p text:style-name="P228">2</text:p>
          </table:table-cell>
          <table:table-cell table:style-name="Table4.e3" office:value-type="string">
            <text:p text:style-name="P230">DB</text:p>
            <text:p text:style-name="P228">1</text:p>
          </table:table-cell>
          <table:table-cell table:style-name="Table4.f3" office:value-type="string">
            <text:p text:style-name="P229">DB</text:p>
            <text:p text:style-name="P229">0</text:p>
          </table:table-cell>
        </table:table-row>
      </table:table>
      <text:p text:style-name="P71"><text:s/></text:p>
      <text:p text:style-name="P90">Direct Word &lt;31:0&gt; maps directly into <text:span text:style-name="T99">any of the </text:span>LO’s &lt;DB31:DB0&gt; <text:span text:style-name="T99">registers, </text:span><text:span text:style-name="T100">as directed by the command word. </text:span><text:span text:style-name="T194">The value of &lt;7:0&gt; must never equal 0x FF, as this signifies a command word, and the LO’s don’t see this as a valid value.</text:span></text:p>
      <text:p text:style-name="P90"/>
      <text:p text:style-name="P91"><text:span text:style-name="T99">a) For LO1 </text:span>per the ADI ADF4356 <text:span text:style-name="T100">datasheet</text:span>, <text:span text:style-name="T96">program all registers twice from Register 13&gt;&gt;Register 0 with </text:span><text:span text:style-name="T100">the specified </text:span><text:span text:style-name="T96">time delays between words.</text:span></text:p>
      <text:p text:style-name="P91"/>
      <text:p text:style-name="P91"><text:span text:style-name="T100">b) F</text:span><text:span text:style-name="T98">or </text:span><text:span text:style-name="T100">LO2 and LO3, per </text:span><text:span text:style-name="T98">the Maxim MAX2871 </text:span>datasheet, <text:span text:style-name="T96">program all registers twice from </text:span></text:p>
      <text:p text:style-name="P91"><text:span text:style-name="T96">Register </text:span><text:span text:style-name="T100">5</text:span><text:span text:style-name="T96">&gt;&gt;Register 0 with </text:span><text:span text:style-name="T100">the specified </text:span><text:span text:style-name="T96">time delays between words.</text:span></text:p>
      <text:p text:style-name="P91"/>
      <text:p text:style-name="P91"><text:s/><text:span text:style-name="T94">This </text:span><text:span text:style-name="T100">command with direct data words </text:span><text:span text:style-name="T94">allows complete control of any and all of the ADF4356 </text:span><text:span text:style-name="T97">or MAX285</text:span><text:span text:style-name="T98">1</text:span><text:span text:style-name="T94"> registers. </text:span><text:span text:style-name="T100">H</text:span><text:span text:style-name="T96">owever</text:span><text:span text:style-name="T100">, the price </text:span><text:span text:style-name="T96">is the </text:span><text:span text:style-name="T100">increased </text:span><text:span text:style-name="T96">time to program all registers </text:span><text:span text:style-name="T100">(twice) with all the delays required. </text:span><text:span text:style-name="T110">As the Arduino is only passing along the direct data words to the LO registers, in the order that is directed by the PC/Laptop, it is incumbent upon the PC/Laptop to provide the correct order, but the Arduino can easily provide the delays.</text:span></text:p>
      <text:p text:style-name="P110"><text:span text:style-name="T122">The Arduino sketches can program the attenuator and all three LO’s with default values upon power-up and make the use of the General <text:s/>LO commands necessary less frequent. The Specific <text:s/>Commands in section 2 greatly reduces the use of General <text:s/>LO commands </text:span><text:span text:style-name="T123">to when only necessary.</text:span></text:p>
      <text:p text:style-name="P103"/>
      <text:p text:style-name="P105"/>
      <text:p text:style-name="P166"><text:span text:style-name="T3">APPENDIX A. Fractional Synthesis Calculation with MAX2871: </text:span><text:span text:style-name="T19">Simplified </text:span><text:span text:style-name="T14">Iterative Algorithm.</text:span></text:p>
      <text:p text:style-name="P77"><text:span text:style-name="T248">As Double-Precision </text:span>Floating Point Math <text:span text:style-name="T248">is used, the PC or Laptop is tasked with this function</text:span>. <text:span text:style-name="T191">Some </text:span><text:span text:style-name="T201">basic “</text:span><text:span text:style-name="T191">Pseudo-Code” </text:span><text:span text:style-name="T201">f</text:span><text:span text:style-name="T191">ollows. <text:s text:c="2"/></text:span><text:span text:style-name="T192">This </text:span><text:span text:style-name="T199">algorithm </text:span><text:span text:style-name="T192">can be implemented in any suitable programming language.</text:span></text:p>
      <text:p text:style-name="P92"/>
      <text:p text:style-name="P92"><text:span text:style-name="T3">For LO2:</text:span> <text:s/>Given That LO2[MHz]=<text:span text:style-name="T46"> (Fref[MHz]/R)*</text:span><text:span text:style-name="T51">(N+F/M) </text:span><text:span text:style-name="T28">with Fref[MHz]=60 or 100MHz</text:span></text:p>
      <text:p text:style-name="P78">and R=2 as our default, and the output divider is set to 1. So Fvco=LO2[MHz] </text:p>
      <text:p text:style-name="P95"><text:span text:style-name="T28">3000MHz </text:span><text:span text:style-name="T52">≤ <text:s/></text:span><text:span text:style-name="T28">Fvco </text:span><text:span text:style-name="T52">≤ </text:span><text:span text:style-name="T28">6000MHz</text:span><text:span text:style-name="T52">. </text:span><text:span text:style-name="T53">Fvco is Double or Extended Precision variable.</text:span></text:p>
      <text:p text:style-name="P79">Integer N Valid Values: <text:s/>19 ≤ N≤ 4091</text:p>
      <text:p text:style-name="P79">Integer F Valid Values: <text:s text:c="2"/>0 ≤ F ≤ 4095</text:p>
      <text:p text:style-name="P79">Integer M Valid Values: <text:s/>2 ≤ M≤ 4095 </text:p>
      <text:p text:style-name="P100"><text:span text:style-name="T28">Other Variables: </text:span><text:span text:style-name="T53">Double or Extended Precision: </text:span><text:span text:style-name="T28">Fract, BestErr, Err</text:span></text:p>
      <text:p text:style-name="P80"/>
      <text:p text:style-name="P94"><text:span text:style-name="T28">S</text:span><text:span text:style-name="T53">tep</text:span><text:span text:style-name="T28"> 1: Calculate Fpfd=Fref/R</text:span></text:p>
      <text:p text:style-name="P95"><text:span text:style-name="T28">Step </text:span><text:span text:style-name="T53">2</text:span><text:span text:style-name="T28">: Calculate N= </text:span><text:span text:style-name="T53">INT </text:span><text:span text:style-name="T28">(Fvco/Fpfd) <text:s text:c="5"/></text:span><text:span text:style-name="T55">INT is Integer Function, Converts to Floor()</text:span></text:p>
      <text:p text:style-name="P95"><text:span text:style-name="T28">Step </text:span><text:span text:style-name="T53">3</text:span><text:span text:style-name="T28">: Calculate </text:span><text:span text:style-name="T53">Fract</text:span><text:span text:style-name="T28">=(Fvco/Fpfd)-</text:span><text:span text:style-name="T53">N <text:s text:c="5"/></text:span></text:p>
      <text:p text:style-name="P97"><text:span text:style-name="T28">Step 4: </text:span><text:span text:style-name="T57">Initialize</text:span><text:span text:style-name="T28"> </text:span><text:span text:style-name="T55">Best</text:span><text:span text:style-name="T28">Err=2^24 <text:s/>or any very high value. </text:span></text:p>
      <text:p text:style-name="P76"/>
      <text:p text:style-name="P76">Step 5: <text:s/>Start a For (or a For-Next Loop) to step M from 2 to 4095 </text:p>
      <text:p text:style-name="P97"><text:span text:style-name="T28">Step 6: Calculate F=CINT </text:span><text:span text:style-name="T54">(Fract*M) </text:span><text:span text:style-name="T55"><text:s text:c="4"/>CINT is round to even function.</text:span></text:p>
      <text:p text:style-name="P97"><text:span text:style-name="T54">S</text:span><text:span text:style-name="T28">tep 7: Calculate </text:span><text:span text:style-name="T54">Err=</text:span><text:span text:style-name="T55">ABS</text:span><text:span text:style-name="T54">(Fvco-(Fpfd*(N+F/M))) <text:s text:c="2"/></text:span><text:span text:style-name="T55">Determines Absolute Value of frequency error.</text:span></text:p>
      <text:p text:style-name="P82"/>
      <text:p text:style-name="P98"><text:span text:style-name="T28">Step 8: IF Err&lt;BestErr then </text:span><text:span text:style-name="T56">{</text:span></text:p>
      <text:p text:style-name="P83"><text:s text:c="34"/>BestErr=Err</text:p>
      <text:p text:style-name="P83"><text:s text:c="34"/>BestF=F</text:p>
      <text:p text:style-name="P84"><text:s text:c="34"/>BestM=M</text:p>
      <text:p text:style-name="P99"><text:span text:style-name="T28"><text:s text:c="35"/></text:span><text:span text:style-name="T56">}</text:span></text:p>
      <text:p text:style-name="P80">Step 9. Back to Step 5 unless M=4095, in which case proceed to Step 10.</text:p>
      <text:p text:style-name="P80"/>
      <text:p text:style-name="P80">Step 10 IF F=M then {</text:p>
      <text:p text:style-name="P80"><text:s text:c="24"/>F= BestF= Best M then {</text:p>
      <text:p text:style-name="P80"><text:s text:c="30"/>BestF=0</text:p>
      <text:p text:style-name="P80"><text:s text:c="30"/>BestM=4095</text:p>
      <text:p text:style-name="P80"><text:s text:c="30"/>N=N+1</text:p>
      <text:p text:style-name="P80"><text:s text:c="28"/>}</text:p>
      <text:p text:style-name="P85">Step 11 <text:s text:c="2"/>F=BestF</text:p>
      <text:p text:style-name="P85"><text:s text:c="15"/>M=BestM</text:p>
      <text:p text:style-name="P101"><text:span text:style-name="T28"><text:s text:c="15"/>N (</text:span><text:span text:style-name="T59">N is </text:span><text:span text:style-name="T28">correct as is).</text:span></text:p>
      <text:p text:style-name="P101"/>
      <text:p text:style-name="P101"/>
      <text:p text:style-name="P104"/>
      <text:p text:style-name="P93"><text:span text:style-name="T3">For LO</text:span><text:span text:style-name="T13">3</text:span><text:span text:style-name="T3">:</text:span> <text:s/>Given That LO<text:span text:style-name="T193">3</text:span>[MHz]=<text:span text:style-name="T46"> (Fref[MHz]/R)*</text:span><text:span text:style-name="T51">(N+F/M)/</text:span><text:span text:style-name="T58">16</text:span><text:span text:style-name="T51"> </text:span><text:span text:style-name="T28">with Fref[MHz]=60 or 100MHz</text:span></text:p>
      <text:p text:style-name="P96"><text:span text:style-name="T28">and R=2 as our default, and the output divider is set to 1</text:span><text:span text:style-name="T58">6</text:span><text:span text:style-name="T28">. So Fvco=LO</text:span><text:span text:style-name="T58">3</text:span><text:span text:style-name="T28">[MHz] * </text:span><text:span text:style-name="T58">16</text:span></text:p>
      <text:p text:style-name="P96"><text:span text:style-name="T28">3000MHz </text:span><text:span text:style-name="T52">≤ <text:s/></text:span><text:span text:style-name="T28">Fvco </text:span><text:span text:style-name="T52">≤ </text:span><text:span text:style-name="T28">6000MHz</text:span><text:span text:style-name="T52">. </text:span><text:span text:style-name="T53">Fvco is Double or Extended Precision variable.</text:span></text:p>
      <text:p text:style-name="P102"><text:span text:style-name="T53">T</text:span><text:span text:style-name="T28">he steps follow exactly same as LO2.</text:span></text:p>
      <text:p text:style-name="P86">Go through Steps 1 through 11 same as for LO2.</text:p>
      <text:p text:style-name="P106"/>
      <text:p text:style-name="P170"><text:span text:style-name="T137">APPENDIX </text:span><text:span text:style-name="T138">B. <text:s text:c="2"/></text:span><text:span text:style-name="T16">Sample Program in FreeBasic. </text:span></text:p>
      <text:p text:style-name="P144"/>
      <text:p text:style-name="P143"><text:span text:style-name="T199">T</text:span>he following program calculates the N,F,M and Output Counter settings for your <text:span text:style-name="T215">R</text:span>eference frequency &lt;<text:span text:style-name="T215">60&gt; MHz default for our s</text:span>, R counter setting &lt;<text:span text:style-name="T215">2&gt; default for our </text:span><text:span text:style-name="T267">purpose</text:span><text:span text:style-name="T215">s,</text:span> and desired RF output frequency. <text:span text:style-name="T214">The user takes these </text:span><text:span text:style-name="T215">counter settings, then</text:span><text:span text:style-name="T214"> inserts them into the appropriate MAX2871 register, </text:span><text:span text:style-name="T215">usually as hexadecimal or binary values</text:span><text:span text:style-name="T214">. </text:span><text:span text:style-name="T216">This program can be used in a more complete program to program a MAX2871 for single or stepped frequencies. </text:span><text:span text:style-name="T214">See MAX2871 datasheet for more information.</text:span></text:p>
      <text:p text:style-name="P142"/>
      <text:p text:style-name="P161"><text:s text:c="2"/><text:span text:style-name="T206">'MAX2871_Counter_1.bas for calculating N,F,M and Output Counter Settings</text:span></text:p>
      <text:p text:style-name="P160">' <text:s text:c="3"/>This program is free software: you can redistribute it and/or modify</text:p>
      <text:p text:style-name="P160">' <text:s text:c="3"/>it under the terms of the GNU General Public License as published by</text:p>
      <text:p text:style-name="P160">' <text:s text:c="3"/>the Free Software Foundation, either version 3 of the License, or</text:p>
      <text:p text:style-name="P160">' <text:s text:c="3"/>(at your option) any later version.</text:p>
      <text:p text:style-name="P160">'</text:p>
      <text:p text:style-name="P160">' <text:s text:c="3"/>This program is distributed in the hope that it will be useful,</text:p>
      <text:p text:style-name="P160">' <text:s text:c="3"/>but WITHOUT ANY WARRANTY; without even the implied warranty of</text:p>
      <text:p text:style-name="P160">' <text:s text:c="3"/>MERCHANTABILITY or FITNESS FOR A PARTICULAR . <text:s/>See the</text:p>
      <text:p text:style-name="P160">' <text:s text:c="3"/>GNU General Public License for more details.</text:p>
      <text:p text:style-name="P160">'</text:p>
      <text:p text:style-name="P160">' <text:s text:c="3"/>You should have received a copy of the GNU General Public License</text:p>
      <text:p text:style-name="P160">' <text:s text:c="3"/>along with this program. <text:s/>If not, see &lt;https://www.gnu.org/licenses/&gt;.</text:p>
      <text:p text:style-name="P160">' <text:s text:c="3"/>Absolutely NO liability is assumed by the author for its use or misuse.</text:p>
      <text:p text:style-name="P152"/>
      <text:p text:style-name="P152"><text:span text:style-name="T207">dim shared as integer</text:span> F,M,R,N,BestM,BestF,Div,DivRange,maxErrHz</text:p>
      <text:p text:style-name="P152"><text:span text:style-name="T207">dim shared as double</text:span> Fvco,Fref,Fpfd,Fract,maxErr,Err1,Frf</text:p>
      <text:p text:style-name="P152"><text:span text:style-name="T207">dim shared as string</text:span> Ans</text:p>
      <text:p text:style-name="P152"><text:span text:style-name="T207">declare sub</text:span> outDiv</text:p>
      <text:p text:style-name="P154">Start:</text:p>
      <text:p text:style-name="P152"><text:span text:style-name="T207">screen</text:span> <text:span text:style-name="T212">19 </text:span>:cls : <text:span text:style-name="T207">print </text:span><text:span text:style-name="T209">"FreeBasic Program MAX2871_Counter_1.bas" </text:span></text:p>
      <text:p text:style-name="P152"><text:span text:style-name="T207">print </text:span><text:span text:style-name="T209">"Counter Settings for Fractional Mode"</text:span> : <text:span text:style-name="T207">print</text:span></text:p>
      <text:p text:style-name="P152"><text:span text:style-name="T207">input</text:span> <text:span text:style-name="T209">"Enter Desired RF output frequency &lt;23.5~6000&gt; MHz <text:s/>"</text:span>;Frf</text:p>
      <text:p text:style-name="P152">outDiv</text:p>
      <text:p text:style-name="P152"><text:span text:style-name="T207">input </text:span><text:span text:style-name="T209">"Enter Fref &lt;60&gt; default [MHz] <text:s/>"</text:span>;Fref : <text:span text:style-name="T207">if</text:span> Fref=<text:span text:style-name="T212">0</text:span> <text:span text:style-name="T207">then</text:span> Fref=<text:span text:style-name="T212">60</text:span></text:p>
      <text:p text:style-name="P152"><text:span text:style-name="T207">input</text:span> <text:span text:style-name="T209">"Enter overall R Counter Setting <text:s/>&lt;2&gt; default "</text:span>;R : <text:span text:style-name="T207">if </text:span>R=<text:span text:style-name="T212">0</text:span> <text:span text:style-name="T207">then</text:span> R=<text:span text:style-name="T212">2</text:span></text:p>
      <text:p text:style-name="P152">Fpfd=Fref/R : N=<text:span text:style-name="T207">INT</text:span> ((Fvco)/Fpfd) : Fract=(Fvco/Fpfd)-N</text:p>
      <text:p text:style-name="P152"/>
      <text:p text:style-name="P158">' Loop tries to find best F and M with least frequency error</text:p>
      <text:p text:style-name="P152">maxErr=<text:span text:style-name="T212">2^24</text:span></text:p>
      <text:p text:style-name="P152"><text:span text:style-name="T207">for</text:span> M=<text:span text:style-name="T212">2 </text:span><text:span text:style-name="T207">to</text:span> <text:span text:style-name="T212">4095</text:span></text:p>
      <text:p text:style-name="P152">F=<text:span text:style-name="T207">cint</text:span>(Fract*M) : Err1=abs( Fvco-(Fpfd*(N+F/M)))</text:p>
      <text:p text:style-name="P152"/>
      <text:p text:style-name="P152"><text:span text:style-name="T207">if </text:span>Err1&lt;maxErr <text:span text:style-name="T207">then</text:span></text:p>
      <text:p text:style-name="P152"><text:s text:c="2"/>maxErr=Err1</text:p>
      <text:p text:style-name="P152"><text:s text:c="2"/>BestM=M</text:p>
      <text:p text:style-name="P152"><text:s text:c="2"/>BestF=F</text:p>
      <text:p text:style-name="P155"><text:s text:c="2"/>end if</text:p>
      <text:p text:style-name="P155">next M</text:p>
      <text:p text:style-name="P159">'if BestF=BestM, clear BestF, Make BestM=4095,Increment N</text:p>
      <text:p text:style-name="P153"><text:span text:style-name="T207">if </text:span><text:s/>BestF=BestM <text:span text:style-name="T207">then </text:span></text:p>
      <text:p text:style-name="P153"><text:s text:c="3"/>BestF=<text:span text:style-name="T212">0</text:span></text:p>
      <text:p text:style-name="P153"><text:s text:c="3"/>BestM=<text:span text:style-name="T212">4095</text:span></text:p>
      <text:p text:style-name="P153"><text:s text:c="3"/>N=N+<text:span text:style-name="T212">1</text:span></text:p>
      <text:p text:style-name="P156"><text:s text:c="3"/>end if</text:p>
      <text:p text:style-name="P145"/>
      <text:p text:style-name="P171"><text:span text:style-name="T199">Sample Program in FreeBasic.</text:span><text:span text:style-name="T205">(Continued)</text:span></text:p>
      <text:p text:style-name="P157"/>
      <text:p text:style-name="P81"><text:span text:style-name="T223">maxErrHz=</text:span><text:span text:style-name="T208">cint</text:span><text:span text:style-name="T223">(maxErr*(</text:span><text:span text:style-name="T213">1e6</text:span><text:span text:style-name="T223">)/Div)</text:span></text:p>
      <text:p text:style-name="P152"><text:span text:style-name="T207">print: print </text:span><text:span text:style-name="T209">"Fvco [MHz]= <text:s/>"</text:span>;Fvco ;<text:span text:style-name="T209">" <text:s text:c="2"/>Output Divider= "</text:span>;div</text:p>
      <text:p text:style-name="P152"><text:span text:style-name="T207">print </text:span><text:span text:style-name="T209">"Fpfd[MHz]= "</text:span>;Fpfd;<text:span text:style-name="T209">" <text:s text:c="3"/>N= "</text:span>;N;<text:span text:style-name="T209">" <text:s text:c="2"/>BestF= "</text:span>;BestF;<text:span text:style-name="T209">" <text:s text:c="3"/>BestM= "</text:span>;BestM </text:p>
      <text:p text:style-name="P152"><text:span text:style-name="T207">print </text:span><text:span text:style-name="T209">"RF Output Frequency Error [Hz]</text:span><text:span text:style-name="T210">= </text:span><text:span text:style-name="T209">"</text:span>;maxErrHz</text:p>
      <text:p text:style-name="P152"><text:span text:style-name="T207">input</text:span> <text:span text:style-name="T209">"To do another press Enter. To quit enter &lt;q&gt; Enter "</text:span>;Ans</text:p>
      <text:p text:style-name="P152"><text:span text:style-name="T207">if</text:span> Ans="" <text:span text:style-name="T207">then</text:span> <text:span text:style-name="T207">goto </text:span>Start</text:p>
      <text:p text:style-name="P152"><text:span text:style-name="T207">print</text:span> <text:span text:style-name="T209">"Goo</text:span><text:span text:style-name="T211">d</text:span><text:span text:style-name="T209">bye,73!"</text:span> :<text:span text:style-name="T207"> sleep</text:span> <text:span text:style-name="T212">2000</text:span></text:p>
      <text:p text:style-name="P155"/>
      <text:p text:style-name="P152">sub outDiv <text:s text:c="2"/>'Enter with Frf leave with Div,Fvco</text:p>
      <text:p text:style-name="P152"><text:s/><text:span text:style-name="T207"><text:s/>for</text:span> DivRange = <text:span text:style-name="T212">0</text:span> <text:span text:style-name="T207">to </text:span><text:span text:style-name="T212">7</text:span> <text:s/><text:span text:style-name="T206">'Determine divider range</text:span></text:p>
      <text:p text:style-name="P152"><text:s text:c="4"/>Div=(2^DivRange) : Fvco=Div*Frf</text:p>
      <text:p text:style-name="P152"><text:s text:c="4"/><text:span text:style-name="T207">if</text:span> (Frf * Div) &gt;= <text:span text:style-name="T212">3000</text:span> <text:span text:style-name="T207">then goto</text:span> FoundDiv</text:p>
      <text:p text:style-name="P155"><text:s text:c="2"/>next</text:p>
      <text:p text:style-name="P154">FoundDiv: </text:p>
      <text:p text:style-name="P155">end sub</text:p>
      <text:p text:style-name="P155"/>
      <text:p text:style-name="P146"><text:span text:style-name="T127">APPENDIX </text:span><text:span text:style-name="T129">C</text:span><text:span text:style-name="T128">. </text:span><text:span text:style-name="T219"><text:s/></text:span><text:span text:style-name="T226">Table of Default Settings</text:span><text:span text:style-name="T222"> (TBD)</text:span></text:p>
      <text:p text:style-name="P150"/>
      <text:p text:style-name="P150"/>
      <text:p text:style-name="P147"><text:span text:style-name="T127">APPENDIX </text:span><text:span text:style-name="T136">D</text:span><text:span text:style-name="T128">. </text:span><text:span text:style-name="T224">Default </text:span><text:span text:style-name="T225">Arduino Code:</text:span><text:span text:style-name="T220"> Default Register values </text:span><text:span text:style-name="T221">that can be used prior to issuing </text:span><text:span text:style-name="T222">General or Specific </text:span><text:span text:style-name="T221"><text:s/>Commands.</text:span></text:p>
      <text:p text:style-name="P148"><text:span text:style-name="T221">T</text:span><text:span text:style-name="T218">hese are Pre-Loaded by the Arduino into the Spectrum Analyzer RF Assembly at power-up or reset.</text:span></text:p>
      <text:p text:style-name="P149"/>
      <text:p text:style-name="P244">int ByteA = {0x40}; //16 dB <text:s/>Attenuation Examples: <text:s/>0x00=0dB <text:s text:c="2"/>0x40=16dB <text:s text:c="2"/>0x7F=31.75dB</text:p>
      <text:p text:style-name="P244">// Fixed Frequency=MHz, 60 MHz Reference. Codes for 6 total registers</text:p>
      <text:p text:style-name="P244">//Digital Lock Detect Enabled, 3.2mA Charge Pump,10 sec Code Refresh</text:p>
      <text:p text:style-name="P244"/>
      <text:p text:style-name="P244">// RF = 146.52 MHz <text:s text:c="3"/>LO1 = 3776.52MHz</text:p>
      <text:p text:style-name="P244">unsigned long WordLO1[] = {0x002007E0, 0x0E24DD21, 0x00000002, 0x00000003, 0x32008984, 0x00800025, 0x35012076, 0x060000E7, 0x15596568, 0x0F09FCC9, 0x00C00EBA, 0x0061200B, 0x000015FC, 0x0000000D, 0x02008984}; // R4=0x32008984 Dig Lockdet <text:s/>or <text:s/>R14=0x02008984 TriState</text:p>
      <text:p text:style-name="P244"/>
      <text:p text:style-name="P244">// LO2=3945 MHz Opt Fract Opt; Dig Lockdet MuxOut Fpfd=30 MHz</text:p>
      <text:p text:style-name="P244">unsigned long WordLO2[] = {0x00418008, 0x20008011, 0x58009242, 0xF8008003, 0x638FF1DC, 0x80400005, 0x40009242}; //3945MHz PFD=30MHz PowerMax B</text:p>
      <text:p text:style-name="P244">// R2=0x58009242 Dig Lockdet <text:s/>or R6=0x40009242 TriState</text:p>
      <text:p text:style-name="P244"/>
      <text:p text:style-name="P244">// LO3=270 MHz Opt Fract Opt; Dig Lockdet MuxOut Fpfd=30 MHz</text:p>
      <text:p text:style-name="P244">unsigned long WordLO3[] = {0x00480000, 0x20008011, 0x58009242, 0xF8008003, 0x63CFF104, 0x00400005, 0x40009242};</text:p>
      <text:p text:style-name="P244">// R2=0x58009242 Dig Lockdet <text:s/>or R6=0x40009242 TriState</text:p>
      <text:p text:style-name="P284"/>
      <text:p text:style-name="P284"/>
      <text:p text:style-name="P284"/>
      <text:p text:style-name="P245"><text:span text:style-name="T185">APPENDIX E. <text:s text:c="2"/>LO F</text:span><text:span text:style-name="T186">requency Formulas (TB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0201in" style:num-format="I" style:print-orientation="portrait" fo:margin-top="1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09:07:55.812468129</meta:creation-date>
    <meta:generator>LibreOffice/7.1.5.2$Linux_X86_64 LibreOffice_project/85f04e9f809797b8199d13c421bd8a2b025d52b5</meta:generator>
    <dc:date>2021-10-02T23:21:36.239439119</dc:date>
    <meta:editing-duration>P1DT51M1S</meta:editing-duration>
    <meta:editing-cycles>244</meta:editing-cycles>
    <meta:document-statistic meta:table-count="26" meta:image-count="0" meta:object-count="0" meta:page-count="12" meta:paragraph-count="1378" meta:word-count="4960" meta:character-count="25775" meta:non-whitespace-character-count="21268"/>
  </office:meta>
</office:document-meta>
</file>